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微软雅黑1" svg:font-family="微软雅黑"/>
    <style:font-face style:name="Liberation Sans" svg:font-family="'Liberation Sans'" style:font-family-generic="swiss" style:font-pitch="variable"/>
    <style:font-face style:name="微软雅黑" svg:font-family="微软雅黑" style:font-adornments="标准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34.18mm"/>
    </style:style>
    <style:style style:name="co17" style:family="table-column">
      <style:table-column-properties fo:break-before="auto" style:column-width="22.52mm"/>
    </style:style>
    <style:style style:name="co18" style:family="table-column">
      <style:table-column-properties fo:break-before="auto" style:column-width="103.63mm"/>
    </style:style>
    <style:style style:name="co15" style:family="table-column">
      <style:table-column-properties fo:break-before="auto" style:column-width="19.09mm"/>
    </style:style>
    <style:style style:name="co5" style:family="table-column">
      <style:table-column-properties fo:break-before="auto" style:column-width="40.55mm"/>
    </style:style>
    <style:style style:name="co6" style:family="table-column">
      <style:table-column-properties fo:break-before="auto" style:column-width="33.39mm"/>
    </style:style>
    <style:style style:name="co7" style:family="table-column">
      <style:table-column-properties fo:break-before="auto" style:column-width="21.2mm"/>
    </style:style>
    <style:style style:name="co8" style:family="table-column">
      <style:table-column-properties fo:break-before="auto" style:column-width="22.79mm"/>
    </style:style>
    <style:style style:name="co9" style:family="table-column">
      <style:table-column-properties fo:break-before="auto" style:column-width="23.85mm"/>
    </style:style>
    <style:style style:name="co10" style:family="table-column">
      <style:table-column-properties fo:break-before="auto" style:column-width="14.59mm"/>
    </style:style>
    <style:style style:name="co11" style:family="table-column">
      <style:table-column-properties fo:break-before="auto" style:column-width="21.73mm"/>
    </style:style>
    <style:style style:name="co12" style:family="table-column">
      <style:table-column-properties fo:break-before="auto" style:column-width="43.73mm"/>
    </style:style>
    <style:style style:name="co13" style:family="table-column">
      <style:table-column-properties fo:break-before="auto" style:column-width="19.61mm"/>
    </style:style>
    <style:style style:name="co14" style:family="table-column">
      <style:table-column-properties fo:break-before="auto" style:column-width="12.52mm"/>
    </style:style>
    <style:style style:name="co19" style:family="table-column">
      <style:table-column-properties fo:break-before="auto" style:column-width="41.87mm"/>
    </style:style>
    <style:style style:name="co20" style:family="table-column">
      <style:table-column-properties fo:break-before="auto" style:column-width="20mm"/>
    </style:style>
    <style:style style:name="co21" style:family="table-column">
      <style:table-column-properties fo:break-before="auto" style:column-width="126.95mm"/>
    </style:style>
    <style:style style:name="co22" style:family="table-column">
      <style:table-column-properties fo:break-before="auto" style:column-width="29.56mm"/>
    </style:style>
    <style:style style:name="ro7" style:family="table-row">
      <style:table-row-properties style:row-height="6.95mm" fo:break-before="auto" style:use-optimal-row-height="true"/>
    </style:style>
    <style:style style:name="ro8" style:family="table-row">
      <style:table-row-properties style:row-height="7.62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1" style:family="table-row">
      <style:table-row-properties style:row-height="5.79mm" fo:break-before="auto" style:use-optimal-row-height="true"/>
    </style:style>
    <style:style style:name="ro5" style:family="table-row">
      <style:table-row-properties style:row-height="6.09mm" fo:break-before="auto" style:use-optimal-row-height="false"/>
    </style:style>
    <style:style style:name="ro9" style:family="table-row">
      <style:table-row-properties style:row-height="5.8mm" fo:break-before="auto" style:use-optimal-row-height="true"/>
    </style:style>
    <style:style style:name="ro10" style:family="table-row">
      <style:table-row-properties style:row-height="5.64mm" fo:break-before="auto" style:use-optimal-row-height="false"/>
    </style:style>
    <style:style style:name="ro11" style:family="table-row">
      <style:table-row-properties style:row-height="6.35mm" fo:break-before="auto" style:use-optimal-row-height="false"/>
    </style:style>
    <style:style style:name="ta2" style:family="table" style:master-page-name="PageStyle_5f_其他">
      <style:table-properties table:display="true" style:writing-mode="lr-tb"/>
    </style:style>
    <style:style style:name="ta3" style:family="table" style:master-page-name="PageStyle_5f_竞技场优先级">
      <style:table-properties table:display="true" style:writing-mode="lr-tb"/>
    </style:style>
    <style:style style:name="ta4" style:family="table" style:master-page-name="PageStyle_5f_当前标准天梯主流">
      <style:table-properties table:display="true" style:writing-mode="lr-tb"/>
    </style:style>
    <style:style style:name="ta5" style:family="table" style:master-page-name="PageStyle_5f_卡牌">
      <style:table-properties table:display="true" style:writing-mode="lr-tb" tableooo:tab-color="#c0c0c0"/>
    </style:style>
    <number:boolean-style style:name="N99">
      <number:boolean/>
    </number:boolean-style>
    <style:style style:name="ce30" style:family="table-cell" style:parent-style-name="Default">
      <style:table-cell-properties fo:background-color="#99cc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31" style:family="table-cell" style:parent-style-name="Default">
      <style:table-cell-properties fo:background-color="#3366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32" style:family="table-cell" style:parent-style-name="Default">
      <style:table-cell-properties fo:background-color="#9933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33" style:family="table-cell" style:parent-style-name="Default">
      <style:table-cell-properties fo:background-color="#ffcc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34" style:family="table-cell" style:parent-style-name="Default">
      <style:table-cell-properties fo:background-color="#cc99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35" style:family="table-cell" style:parent-style-name="Default">
      <style:table-cell-properties fo:background-color="#008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36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37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3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40" style:family="table-cell" style:parent-style-name="Default">
      <style:table-cell-properties fo:background-color="#99cc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993300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43" style:family="table-cell" style:parent-style-name="Default">
      <style:table-cell-properties fo:background-color="#ff99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4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70" style:family="table-cell" style:parent-style-name="Default">
      <style:table-cell-properties fo:background-color="#ff99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 style:data-style-name="N13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1" style:family="table-cell" style:parent-style-name="Default" style:data-style-name="N13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2"/>
      <style:map style:condition="cell-content()=&quot;术士&quot;" style:apply-style-name="术士" style:base-cell-address="卡牌.C2"/>
      <style:map style:condition="cell-content()=&quot;法师&quot;" style:apply-style-name="法师" style:base-cell-address="卡牌.C2"/>
      <style:map style:condition="cell-content()=&quot;潜行者&quot;" style:apply-style-name="潜行者" style:base-cell-address="卡牌.C2"/>
      <style:map style:condition="cell-content()=&quot;猎人&quot;" style:apply-style-name="猎人" style:base-cell-address="卡牌.C2"/>
      <style:map style:condition="cell-content()=&quot;德鲁伊&quot;" style:apply-style-name="德鲁伊" style:base-cell-address="卡牌.C2"/>
      <style:map style:condition="cell-content()=&quot;萨满祭司&quot;" style:apply-style-name="萨满祭司" style:base-cell-address="卡牌.C2"/>
    </style:style>
    <style:style style:name="ce48" style:family="table-cell" style:parent-style-name="卡牌类型">
      <style:table-cell-properties style:text-align-source="fix" style:repeat-content="false" fo:background-color="transparent" fo:wrap-option="no-wrap" style:direction="ltr" style:rotation-angle="0" style:shrink-to-fit="fals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  <style:map style:condition="cell-content()=&quot;战士&quot;" style:apply-style-name="战士" style:base-cell-address="卡牌.C2"/>
      <style:map style:condition="cell-content()=&quot;术士&quot;" style:apply-style-name="术士" style:base-cell-address="卡牌.C2"/>
      <style:map style:condition="cell-content()=&quot;法师&quot;" style:apply-style-name="法师" style:base-cell-address="卡牌.C2"/>
      <style:map style:condition="cell-content()=&quot;潜行者&quot;" style:apply-style-name="潜行者" style:base-cell-address="卡牌.C2"/>
      <style:map style:condition="cell-content()=&quot;猎人&quot;" style:apply-style-name="猎人" style:base-cell-address="卡牌.C2"/>
      <style:map style:condition="cell-content()=&quot;德鲁伊&quot;" style:apply-style-name="德鲁伊" style:base-cell-address="卡牌.C2"/>
      <style:map style:condition="cell-content()=&quot;萨满祭司&quot;" style:apply-style-name="萨满祭司" style:base-cell-address="卡牌.C2"/>
    </style:style>
    <style:style style:name="ce2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2"/>
      <style:map style:condition="cell-content()=&quot;术士&quot;" style:apply-style-name="术士" style:base-cell-address="卡牌.C2"/>
      <style:map style:condition="cell-content()=&quot;法师&quot;" style:apply-style-name="法师" style:base-cell-address="卡牌.C2"/>
      <style:map style:condition="cell-content()=&quot;潜行者&quot;" style:apply-style-name="潜行者" style:base-cell-address="卡牌.C2"/>
      <style:map style:condition="cell-content()=&quot;猎人&quot;" style:apply-style-name="猎人" style:base-cell-address="卡牌.C2"/>
      <style:map style:condition="cell-content()=&quot;德鲁伊&quot;" style:apply-style-name="德鲁伊" style:base-cell-address="卡牌.C2"/>
      <style:map style:condition="cell-content()=&quot;萨满祭司&quot;" style:apply-style-name="萨满祭司" style:base-cell-address="卡牌.C2"/>
    </style:style>
    <style:style style:name="ce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ackground-color="#c0c0c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is-true-formula(EXACT([.H2]; &quot;法术&quot;))" style:apply-style-name="法术" style:base-cell-address="卡牌.I2"/>
      <style:map style:condition="is-true-formula(EXACT([.H2]; &quot;武器&quot;))" style:apply-style-name="武器" style:base-cell-address="卡牌.I2"/>
    </style:style>
    <style:style style:name="ce69" style:family="table-cell" style:parent-style-name="Default">
      <style:map style:condition="is-true-formula(EXACT([.H2]; &quot;法术&quot;))" style:apply-style-name="法术" style:base-cell-address="卡牌.I2"/>
      <style:map style:condition="is-true-formula(EXACT([.H2]; &quot;武器&quot;))" style:apply-style-name="武器" style:base-cell-address="卡牌.I2"/>
    </style:style>
    <style:style style:name="ce7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is-true-formula(EXACT([.H2]; &quot;法术&quot;))" style:apply-style-name="法术" style:base-cell-address="卡牌.I2"/>
      <style:map style:condition="is-true-formula(EXACT([.H2]; &quot;武器&quot;))" style:apply-style-name="武器" style:base-cell-address="卡牌.I2"/>
    </style:style>
    <style:style style:name="ce7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is-true-formula(EXACT([.H112]; &quot;法术&quot;))" style:apply-style-name="法术" style:base-cell-address="卡牌.I112"/>
      <style:map style:condition="is-true-formula(EXACT([.H112]; &quot;武器&quot;))" style:apply-style-name="武器" style:base-cell-address="卡牌.I112"/>
    </style:style>
    <style:style style:name="ce74" style:family="table-cell" style:parent-style-name="狂野卡牌">
      <style:table-cell-properties style:text-align-source="fix" style:repeat-content="false" fo:background-color="transparent" fo:wrap-option="no-wrap" style:direction="ltr" style:rotation-angle="0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  <style:map style:condition="is-true-formula(EXACT([.H2]; &quot;法术&quot;))" style:apply-style-name="法术" style:base-cell-address="卡牌.I2"/>
      <style:map style:condition="is-true-formula(EXACT([.H2]; &quot;武器&quot;))" style:apply-style-name="武器" style:base-cell-address="卡牌.I2"/>
    </style:style>
    <style:style style:name="ce75" style:family="table-cell" style:parent-style-name="良好">
      <style:table-cell-properties fo:wrap-option="no-wrap" style:direction="ltr" style:rotation-angle="0" style:shrink-to-fit="false"/>
      <style:paragraph-properties fo:margin-left="0mm" style:writing-mode="pag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  <style:map style:condition="is-true-formula(EXACT([.H2]; &quot;法术&quot;))" style:apply-style-name="法术" style:base-cell-address="卡牌.I2"/>
      <style:map style:condition="is-true-formula(EXACT([.H2]; &quot;武器&quot;))" style:apply-style-name="武器" style:base-cell-address="卡牌.I2"/>
    </style:style>
    <style:style style:name="ce7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is-true-formula(EXACT([.H2]; &quot;法术&quot;))" style:apply-style-name="法术" style:base-cell-address="卡牌.I2"/>
      <style:map style:condition="is-true-formula(EXACT([.H2]; &quot;武器&quot;))" style:apply-style-name="武器" style:base-cell-address="卡牌.I2"/>
    </style:style>
    <style:style style:name="ce7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优秀&quot;" style:apply-style-name="优秀" style:base-cell-address="卡牌.Q1"/>
      <style:map style:condition="cell-content()=&quot;良好&quot;" style:apply-style-name="良好" style:base-cell-address="卡牌.Q1"/>
      <style:map style:condition="cell-content()=&quot;普通&quot;" style:apply-style-name="普通" style:base-cell-address="卡牌.Q1"/>
    </style:style>
    <style:style style:name="ce53" style:family="table-cell" style:parent-style-name="Default">
      <style:map style:condition="cell-content()=&quot;优秀&quot;" style:apply-style-name="优秀" style:base-cell-address="卡牌.Q1"/>
      <style:map style:condition="cell-content()=&quot;良好&quot;" style:apply-style-name="良好" style:base-cell-address="卡牌.Q1"/>
      <style:map style:condition="cell-content()=&quot;普通&quot;" style:apply-style-name="普通" style:base-cell-address="卡牌.Q1"/>
    </style:style>
    <style:style style:name="ce81" style:family="table-cell" style:parent-style-name="评分">
      <style:map style:condition="cell-content()=&quot;优秀&quot;" style:apply-style-name="优秀" style:base-cell-address="卡牌.Q1"/>
      <style:map style:condition="cell-content()=&quot;良好&quot;" style:apply-style-name="良好" style:base-cell-address="卡牌.Q1"/>
      <style:map style:condition="cell-content()=&quot;普通&quot;" style:apply-style-name="普通" style:base-cell-address="卡牌.Q1"/>
    </style:style>
    <style:style style:name="ce82" style:family="table-cell" style:parent-style-name="职业">
      <style:map style:condition="cell-content()=&quot;优秀&quot;" style:apply-style-name="优秀" style:base-cell-address="卡牌.Q1"/>
      <style:map style:condition="cell-content()=&quot;良好&quot;" style:apply-style-name="良好" style:base-cell-address="卡牌.Q1"/>
      <style:map style:condition="cell-content()=&quot;普通&quot;" style:apply-style-name="普通" style:base-cell-address="卡牌.Q1"/>
    </style:style>
    <style:style style:name="ce8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 style:data-style-name="N99">
      <style:table-cell-properties style:text-align-source="fix" style:repeat-content="false" fo:wrap-option="no-wrap" style:direction="ltr" style:rotation-angle="0" style:shrink-to-fit="false"/>
      <style:paragraph-properties fo:text-align="center" fo:margin-left="0mm" style:writing-mode="pag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27" style:family="table-cell" style:parent-style-name="Default" style:data-style-name="N1012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 style:data-style-name="N136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92" style:family="table-cell" style:parent-style-name="Default">
      <style:table-cell-properties fo:background-color="#99cc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93" style:family="table-cell" style:parent-style-name="Default">
      <style:table-cell-properties fo:background-color="#3366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94" style:family="table-cell" style:parent-style-name="Default">
      <style:table-cell-properties fo:background-color="#9933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95" style:family="table-cell" style:parent-style-name="Default">
      <style:table-cell-properties fo:background-color="#ffcc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96" style:family="table-cell" style:parent-style-name="Default">
      <style:table-cell-properties fo:background-color="#cc99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97" style:family="table-cell" style:parent-style-name="Default">
      <style:table-cell-properties fo:background-color="#008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9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99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10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102" style:family="table-cell" style:parent-style-name="Default">
      <style:table-cell-properties fo:background-color="#99cc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993300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Default">
      <style:table-cell-properties fo:background-color="#ff99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107" style:family="table-cell" style:parent-style-name="Default">
      <style:table-cell-properties fo:background-color="#ff99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10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base-cell-address="当前标准天梯主流.A1">
          <table:help-message table:display="true"/>
          <table:error-message table:message-type="stop" table:display="true"/>
        </table:content-validation>
        <table:content-validation table:name="val2" table:condition="of:cell-content-is-date() and cell-content-is-between(41709,TODAY())" table:allow-empty-cell="true" table:base-cell-address="当前标准天梯主流.A156">
          <table:help-message table:display="true"/>
          <table:error-message table:message-type="stop" table:display="true"/>
        </table:content-validation>
        <table:content-validation table:name="val3" table:condition="of:cell-content-is-in-list(&quot;基本&quot;;&quot;经典&quot;;&quot;奖励&quot;;&quot;纳克萨玛斯&quot;;&quot;地精大战侏儒&quot;;&quot;黑石山的火焰&quot;;&quot;冠军的试练&quot;;&quot;探险者协会&quot;;&quot;上古之神&quot;;&quot;卡拉赞&quot;;&quot;加基森&quot;)" table:allow-empty-cell="true" table:display-list="unsorted" table:base-cell-address="当前标准天梯主流.B984">
          <table:help-message table:display="true"/>
          <table:error-message table:message-type="stop" table:display="true"/>
        </table:content-validation>
        <table:content-validation table:name="val4" table:condition="of:cell-content-is-in-list(&quot;德鲁伊&quot;;&quot;猎人&quot;;&quot;法师&quot;;&quot;圣骑士&quot;;&quot;牧师&quot;;&quot;潜行者&quot;;&quot;萨满祭司&quot;;&quot;术士&quot;;&quot;战士&quot;;&quot;中立&quot;)" table:allow-empty-cell="true" table:display-list="unsorted" table:base-cell-address="当前标准天梯主流.C830">
          <table:help-message table:display="true"/>
          <table:error-message table:message-type="stop" table:display="true"/>
        </table:content-validation>
        <table:content-validation table:name="val5" table:condition="of:cell-content-is-in-list(&quot;随从&quot;;&quot;法术&quot;;&quot;武器&quot;)" table:allow-empty-cell="true" table:display-list="unsorted" table:base-cell-address="当前标准天梯主流.G292">
          <table:help-message table:display="true"/>
          <table:error-message table:message-type="stop" table:display="true"/>
        </table:content-validation>
        <table:content-validation table:name="val6" table:base-cell-address="当前标准天梯主流.H1">
          <table:help-message table:display="true"/>
          <table:error-message table:message-type="stop" table:display="true">
            <text:p>已有此项</text:p>
          </table:error-message>
        </table:content-validation>
        <table:content-validation table:name="val7" table:condition="of:cell-content-is-in-list(&quot;野兽&quot;;&quot;机械&quot;;&quot;龙&quot;;&quot;鱼人&quot;;&quot;恶魔&quot;;&quot;海盗&quot;)" table:allow-empty-cell="true" table:display-list="unsorted" table:base-cell-address="当前标准天梯主流.I149">
          <table:help-message table:display="true"/>
          <table:error-message table:message-type="stop" table:display="true"/>
        </table:content-validation>
        <table:content-validation table:name="val8" table:condition="of:cell-content-is-in-list(&quot;战吼;&quot;;&quot;激怒;&quot;;&quot;亡语;&quot;;&quot;潜行;&quot;;&quot;冲锋;&quot;;&quot;法术伤害;&quot;;&quot;风怒;&quot;;&quot;圣盾;&quot;;&quot;嘲讽;&quot;;&quot;激励;&quot;;&quot;过载;&quot;;&quot;连击;&quot;;&quot;免疫;&quot;;&quot;传说;&quot;;&quot;奥秘;&quot;;&quot;冻结;&quot;;&quot;抉择;&quot;;&quot;发现;&quot;;&quot;沉默;&quot;;&quot;零件;&quot;;&quot;青玉魔像;&quot;)" table:allow-empty-cell="true" table:display-list="unsorted" table:base-cell-address="当前标准天梯主流.J176">
          <table:help-message table:display="true"/>
          <table:error-message table:message-type="stop" table:display="true"/>
        </table:content-validation>
        <table:content-validation table:name="val9" table:condition="of:cell-content-is-in-list(&quot;优秀&quot;;&quot;良好&quot;;&quot;普通&quot;)" table:allow-empty-cell="true" table:display-list="unsorted" table:base-cell-address="卡牌.T87">
          <table:error-message table:message-type="stop" table:display="true"/>
        </table:content-validation>
      </table:content-validations>
      <table:table table:name="卡牌" table:style-name="ta5">
        <office:forms form:automatic-focus="false" form:apply-design-mode="false"/>
        <table:shapes>
          <draw:frame draw:z-index="0" draw:style-name="gr1" draw:text-style-name="P1" svg:width="2mm" svg:height="4.66mm" svg:x="162.73mm" svg:y="17.35m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-group table:display="false">
          <table:table-column-group table:display="false">
            <table:table-column table:style-name="co5" table:visibility="collapse" table:default-cell-style-name="ce51"/>
            <table:table-column table:style-name="co6" table:visibility="collapse" table:default-cell-style-name="ce2"/>
          </table:table-column-group>
        </table:table-column-group>
        <table:table-column table:style-name="co7" table:default-cell-style-name="ce28"/>
        <table:table-column-group table:display="false">
          <table:table-column-group table:display="false">
            <table:table-column table:style-name="co8" table:visibility="collapse" table:default-cell-style-name="ce2"/>
            <table:table-column table:style-name="co9" table:visibility="collapse" table:default-cell-style-name="ce2"/>
          </table:table-column-group>
        </table:table-column-group>
        <table:table-column table:style-name="co10" table:default-cell-style-name="ce3"/>
        <table:table-column-group table:display="false">
          <table:table-column table:style-name="co11" table:visibility="collapse" table:default-cell-style-name="ce58"/>
          <table:table-column table:style-name="co10" table:visibility="collapse" table:default-cell-style-name="ce2"/>
        </table:table-column-group>
        <table:table-column table:style-name="co12" table:default-cell-style-name="ce76"/>
        <table:table-column table:style-name="co13" table:default-cell-style-name="ce2"/>
        <table:table-column-group table:display="false">
          <table:table-column-group table:display="false">
            <table:table-column table:style-name="co14" table:visibility="collapse" table:number-columns-repeated="5" table:default-cell-style-name="ce2"/>
          </table:table-column-group>
        </table:table-column-group>
        <table:table-column table:style-name="co19" table:default-cell-style-name="ce78"/>
        <table:table-column table:style-name="co20" table:number-columns-repeated="4" table:default-cell-style-name="ce53"/>
        <table:table-column table:style-name="co21" table:default-cell-style-name="ce22"/>
        <table:table-column table:style-name="co22" table:default-cell-style-name="Default"/>
        <table:table-column table:style-name="co15" table:number-columns-repeated="1002" table:default-cell-style-name="Default"/>
        <table:table-row table:style-name="ro1">
          <table:table-cell table:content-validation-name="val1" office:value-type="string" calcext:value-type="string">
            <text:p>发布时间</text:p>
          </table:table-cell>
          <table:table-cell table:style-name="ce58" table:content-validation-name="val3" office:value-type="string" calcext:value-type="string">
            <text:p>系列</text:p>
          </table:table-cell>
          <table:table-cell table:style-name="ce60" table:content-validation-name="val1" office:value-type="string" calcext:value-type="string">
            <text:p>职业</text:p>
          </table:table-cell>
          <table:table-cell table:style-name="ce58" office:value-type="string" calcext:value-type="string">
            <text:p>攻击力 </text:p>
          </table:table-cell>
          <table:table-cell table:style-name="ce58" office:value-type="string" calcext:value-type="string">
            <text:p>生命值</text:p>
          </table:table-cell>
          <table:table-cell table:style-name="ce60" office:value-type="string" calcext:value-type="string">
            <text:p>费用</text:p>
          </table:table-cell>
          <table:table-cell table:content-validation-name="val1" office:value-type="string" calcext:value-type="string">
            <text:p>卡池</text:p>
          </table:table-cell>
          <table:table-cell table:style-name="ce58" table:content-validation-name="val5" office:value-type="string" calcext:value-type="string">
            <text:p>类型</text:p>
          </table:table-cell>
          <table:table-cell table:style-name="ce60" table:content-validation-name="val6" office:value-type="string" calcext:value-type="string">
            <text:p>卡牌名称</text:p>
          </table:table-cell>
          <table:table-cell table:style-name="ce58" table:content-validation-name="val7" office:value-type="string" calcext:value-type="string">
            <text:p>种族</text:p>
          </table:table-cell>
          <table:table-cell table:style-name="Default" office:value-type="string" calcext:value-type="string">
            <text:p>字段1</text:p>
          </table:table-cell>
          <table:table-cell table:style-name="Default" office:value-type="string" calcext:value-type="string">
            <text:p>字段2</text:p>
          </table:table-cell>
          <table:table-cell table:style-name="Default" office:value-type="string" calcext:value-type="string">
            <text:p>字段3</text:p>
          </table:table-cell>
          <table:table-cell table:style-name="Default" office:value-type="string" calcext:value-type="string">
            <text:p>字段4</text:p>
          </table:table-cell>
          <table:table-cell table:style-name="Default" office:value-type="string" calcext:value-type="string">
            <text:p>字段5</text:p>
          </table:table-cell>
          <table:table-cell table:style-name="ce77" table:content-validation-name="val8" office:value-type="string" calcext:value-type="string">
            <text:p>字段</text:p>
          </table:table-cell>
          <table:table-cell table:style-name="ce79" table:content-validation-name="val9" office:value-type="string" calcext:value-type="string">
            <text:p>速攻</text:p>
          </table:table-cell>
          <table:table-cell table:style-name="ce79" table:content-validation-name="val9" office:value-type="string" calcext:value-type="string">
            <text:p>中速</text:p>
          </table:table-cell>
          <table:table-cell table:style-name="ce79" table:content-validation-name="val9" office:value-type="string" calcext:value-type="string">
            <text:p>控制</text:p>
          </table:table-cell>
          <table:table-cell table:style-name="ce79" table:content-validation-name="val9" office:value-type="string" calcext:value-type="string">
            <text:p>奇迹</text:p>
          </table:table-cell>
          <table:table-cell table:style-name="ce83" office:value-type="string" calcext:value-type="string">
            <text:p>搭配</text:p>
          </table:table-cell>
          <table:table-cell table:style-name="ce58" office:value-type="string" calcext:value-type="string">
            <text:p>相近卡</text:p>
          </table:table-cell>
          <table:table-cell table:style-name="ce54" table:number-columns-repeated="976"/>
          <table:table-cell table:number-columns-repeated="26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content-validation-name="val1" table:formula="of:=IF(AND(NOT(ISBLANK([.A2]));YEAR(MAX([.$A$1:.$A$1048576]))-YEAR([.A2])&gt;=2;[.$B2]&lt;&gt;&quot;基本&quot;;[.$B2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激活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2:.O2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牌(特殊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content-validation-name="val1" table:formula="of:=IF(AND(NOT(ISBLANK([.A3]));YEAR(MAX([.$A$1:.$A$1048576]))-YEAR([.A3])&gt;=2;[.$B3]&lt;&gt;&quot;基本&quot;;[.$B3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月火术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3:.O3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content-validation-name="val1" table:formula="of:=IF(AND(NOT(ISBLANK([.A4]));YEAR(MAX([.$A$1:.$A$1048576]))-YEAR([.A4])&gt;=2;[.$B4]&lt;&gt;&quot;基本&quot;;[.$B4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冰冻药水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冻结;</text:p>
          </table:table-cell>
          <table:table-cell table:style-name="ce58" table:content-validation-name="val8" table:number-columns-repeated="4"/>
          <table:table-cell table:content-validation-name="val1" table:formula="of:=COM.MICROSOFT.CONCAT([.K4:.O4])" office:value-type="string" office:string-value="冻结;" calcext:value-type="string">
            <text:p>冻结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content-validation-name="val1" table:formula="of:=IF(AND(NOT(ISBLANK([.A5]));YEAR(MAX([.$A$1:.$A$1048576]))-YEAR([.A5])&gt;=2;[.$B5]&lt;&gt;&quot;基本&quot;;[.$B5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禁忌烈焰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5:.O5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86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content-validation-name="val1" table:formula="of:=IF(AND(NOT(ISBLANK([.A6]));YEAR(MAX([.$A$1:.$A$1048576]))-YEAR([.A6])&gt;=2;[.$B6]&lt;&gt;&quot;基本&quot;;[.$B6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沉默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6:.O6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86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content-validation-name="val1" table:formula="of:=IF(AND(NOT(ISBLANK([.A7]));YEAR(MAX([.$A$1:.$A$1048576]))-YEAR([.A7])&gt;=2;[.$B7]&lt;&gt;&quot;基本&quot;;[.$B7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禁忌畸变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7:.O7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" office:value-type="string" calcext:value-type="string">
            <text:p>人品（召唤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content-validation-name="val1" table:formula="of:=IF(AND(NOT(ISBLANK([.A8]));YEAR(MAX([.$A$1:.$A$1048576]))-YEAR([.A8])&gt;=2;[.$B8]&lt;&gt;&quot;基本&quot;;[.$B8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治疗之环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8:.O8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2" office:value-type="string" calcext:value-type="string">
            <text:p>奥金尼灵魂祭司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content-validation-name="val1" table:formula="of:=IF(AND(NOT(ISBLANK([.A9]));YEAR(MAX([.$A$1:.$A$1048576]))-YEAR([.A9])&gt;=2;[.$B9]&lt;&gt;&quot;基本&quot;;[.$B9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暗影步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9:.O9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减费目标(减费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content-validation-name="val1" table:formula="of:=IF(AND(NOT(ISBLANK([.A10]));YEAR(MAX([.$A$1:.$A$1048576]))-YEAR([.A10])&gt;=2;[.$B10]&lt;&gt;&quot;基本&quot;;[.$B10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背刺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10:.O10])">
            <text:p/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content-validation-name="val1" table:formula="of:=IF(AND(NOT(ISBLANK([.A11]));YEAR(MAX([.$A$1:.$A$1048576]))-YEAR([.A11])&gt;=2;[.$B11]&lt;&gt;&quot;基本&quot;;[.$B11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伺机待发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11:.O11])">
            <text:p/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/>
          <table:table-cell table:style-name="ce2" office:value-type="string" calcext:value-type="string">
            <text:p>法术(减费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content-validation-name="val1" table:formula="of:=IF(AND(NOT(ISBLANK([.A12]));YEAR(MAX([.$A$1:.$A$1048576]))-YEAR([.A12])&gt;=2;[.$B12]&lt;&gt;&quot;基本&quot;;[.$B12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伪造的幸运币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12:.O12])">
            <text:p/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/>
          <table:table-cell table:number-columns-repeated="3"/>
          <table:table-cell table:style-name="狂野卡牌"/>
          <table:table-cell table:number-columns-repeated="1000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content-validation-name="val1" table:formula="of:=IF(AND(NOT(ISBLANK([.A13]));YEAR(MAX([.$A$1:.$A$1048576]))-YEAR([.A13])&gt;=2;[.$B13]&lt;&gt;&quot;基本&quot;;[.$B13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图腾之力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13:.O13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有攻击的图腾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content-validation-name="val1" table:formula="of:=IF(AND(NOT(ISBLANK([.A14]));YEAR(MAX([.$A$1:.$A$1048576]))-YEAR([.A14])&gt;=2;[.$B14]&lt;&gt;&quot;基本&quot;;[.$B14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先祖治疗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嘲讽;</text:p>
          </table:table-cell>
          <table:table-cell table:style-name="ce58" table:content-validation-name="val8" table:number-columns-repeated="4"/>
          <table:table-cell table:content-validation-name="val1" table:formula="of:=COM.MICROSOFT.CONCAT([.K14:.O14])" office:value-type="string" office:string-value="嘲讽;" calcext:value-type="string">
            <text:p>嘲讽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搭配牌(增益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content-validation-name="val1" table:formula="of:=IF(AND(NOT(ISBLANK([.A15]));YEAR(MAX([.$A$1:.$A$1048576]))-YEAR([.A15])&gt;=2;[.$B15]&lt;&gt;&quot;基本&quot;;[.$B15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禁忌治疗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15:.O15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content-validation-name="val1" table:formula="of:=IF(AND(NOT(ISBLANK([.A16]));YEAR(MAX([.$A$1:.$A$1048576]))-YEAR([.A16])&gt;=2;[.$B16]&lt;&gt;&quot;基本&quot;;[.$B16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禁忌仪式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16:.O16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content-validation-name="val1" table:formula="of:=IF(AND(NOT(ISBLANK([.A17]));YEAR(MAX([.$A$1:.$A$1048576]))-YEAR([.A17])&gt;=2;[.$B17]&lt;&gt;&quot;基本&quot;;[.$B17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牺牲契约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17:.O17])">
            <text:p/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style-name="ce81" table:content-validation-name="val9"/>
          <table:table-cell table:style-name="ce2" office:value-type="string" calcext:value-type="string">
            <text:p>恶魔(恢复需求):空灵召唤者;环境(消灭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content-validation-name="val1" table:formula="of:=IF(AND(NOT(ISBLANK([.A18]));YEAR(MAX([.$A$1:.$A$1048576]))-YEAR([.A18])&gt;=2;[.$B18]&lt;&gt;&quot;基本&quot;;[.$B18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怒火中烧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18:.O18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恐怖的奴隶主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content-validation-name="val1" table:formula="of:=IF(AND(NOT(ISBLANK([.A19]));YEAR(MAX([.$A$1:.$A$1048576]))-YEAR([.A19])&gt;=2;[.$B19]&lt;&gt;&quot;基本&quot;;[.$B19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活动假人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嘲讽;</text:p>
          </table:table-cell>
          <table:table-cell table:style-name="ce51" table:content-validation-name="val8" table:number-columns-repeated="4"/>
          <table:table-cell table:content-validation-name="val1" table:formula="of:=COM.MICROSOFT.CONCAT([.K19:.O19])" office:value-type="string" office:string-value="嘲讽;" calcext:value-type="string">
            <text:p>嘲讽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content-validation-name="val1" table:formula="of:=IF(AND(NOT(ISBLANK([.A20]));YEAR(MAX([.$A$1:.$A$1048576]))-YEAR([.A20])&gt;=2;[.$B20]&lt;&gt;&quot;基本&quot;;[.$B20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小精灵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20:.O20])">
            <text:p/>
          </table:table-cell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58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content-validation-name="val1" table:formula="of:=IF(AND(NOT(ISBLANK([.A21]));YEAR(MAX([.$A$1:.$A$1048576]))-YEAR([.A21])&gt;=2;[.$B21]&lt;&gt;&quot;基本&quot;;[.$B21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鱼人宝宝</text:p>
          </table:table-cell>
          <table:table-cell table:style-name="ce58" table:content-validation-name="val7" office:value-type="string" calcext:value-type="string">
            <text:p>鱼人</text:p>
          </table:table-cell>
          <table:table-cell table:style-name="ce58" table:content-validation-name="val8" table:number-columns-repeated="5"/>
          <table:table-cell table:content-validation-name="val1" table:formula="of:=COM.MICROSOFT.CONCAT([.K21:.O21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1"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22]));YEAR(MAX([.$A$1:.$A$1048576]))-YEAR([.A22])&gt;=2;[.$B22]&lt;&gt;&quot;基本&quot;;[.$B22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活体根须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22:.O22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23]));YEAR(MAX([.$A$1:.$A$1048576]))-YEAR([.A23])&gt;=2;[.$B23]&lt;&gt;&quot;基本&quot;;[.$B23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禁忌古树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table:number-columns-repeated="4"/>
          <table:table-cell table:content-validation-name="val1" table:formula="of:=COM.MICROSOFT.CONCAT([.K23:.O23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58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24]));YEAR(MAX([.$A$1:.$A$1048576]))-YEAR([.A24])&gt;=2;[.$B24]&lt;&gt;&quot;基本&quot;;[.$B24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魔法乌鸦</text:p>
          </table:table-cell>
          <table:table-cell table:style-name="ce58" table:content-validation-name="val7" office:value-type="string" calcext:value-type="string">
            <text:p>野兽</text:p>
          </table:table-cell>
          <table:table-cell table:style-name="ce58" table:content-validation-name="val8" table:number-columns-repeated="5"/>
          <table:table-cell table:content-validation-name="val1" table:formula="of:=COM.MICROSOFT.CONCAT([.K24:.O24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25]));YEAR(MAX([.$A$1:.$A$1048576]))-YEAR([.A25])&gt;=2;[.$B25]&lt;&gt;&quot;基本&quot;;[.$B25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青玉护符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青玉魔像;</text:p>
          </table:table-cell>
          <table:table-cell table:style-name="ce58" table:content-validation-name="val8" table:number-columns-repeated="4"/>
          <table:table-cell table:content-validation-name="val1" table:formula="of:=COM.MICROSOFT.CONCAT([.K25:.O25])" office:value-type="string" office:string-value="青玉魔像;" calcext:value-type="string">
            <text:p>青玉魔像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office:value-type="string" calcext:value-type="string">
            <text:p>青玉魔像（召唤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58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26]));YEAR(MAX([.$A$1:.$A$1048576]))-YEAR([.A26])&gt;=2;[.$B26]&lt;&gt;&quot;基本&quot;;[.$B26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乌鸦神像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抉择;</text:p>
          </table:table-cell>
          <table:table-cell table:style-name="ce58" table:content-validation-name="val8" table:number-columns-repeated="4"/>
          <table:table-cell table:content-validation-name="val1" table:formula="of:=COM.MICROSOFT.CONCAT([.K26:.O26])" office:value-type="string" office:string-value="抉择;" calcext:value-type="string">
            <text:p>抉择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27]));YEAR(MAX([.$A$1:.$A$1048576]))-YEAR([.A27])&gt;=2;[.$B27]&lt;&gt;&quot;基本&quot;;[.$B27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野蛮之击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27:.O27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攻击增益（法伤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28]));YEAR(MAX([.$A$1:.$A$1048576]))-YEAR([.A28])&gt;=2;[.$B28]&lt;&gt;&quot;基本&quot;;[.$B28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玉莲印记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28:.O28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29]));YEAR(MAX([.$A$1:.$A$1048576]))-YEAR([.A29])&gt;=2;[.$B29]&lt;&gt;&quot;基本&quot;;[.$B29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爪击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29:.O29])">
            <text:p/>
          </table:table-cell>
          <table:table-cell table:content-validation-name="val9" office:value-type="string" calcext:value-type="string">
            <text:p>优秀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30]));YEAR(MAX([.$A$1:.$A$1048576]))-YEAR([.A30])&gt;=2;[.$B30]&lt;&gt;&quot;基本&quot;;[.$B30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自然平衡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30:.O30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82"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搭配牌(法伤需求):爪击;撕咬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31]));YEAR(MAX([.$A$1:.$A$1048576]))-YEAR([.A31])&gt;=2;[.$B31]&lt;&gt;&quot;基本&quot;;[.$B31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金教侍从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office:value-type="string" calcext:value-type="string">
            <text:p>奥秘;</text:p>
          </table:table-cell>
          <table:table-cell table:style-name="ce58" table:content-validation-name="val8" table:number-columns-repeated="3"/>
          <table:table-cell table:content-validation-name="val1" table:formula="of:=COM.MICROSOFT.CONCAT([.K31:.O31])" office:value-type="string" office:string-value="战吼;奥秘;" calcext:value-type="string">
            <text:p>战吼;奥秘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32]));YEAR(MAX([.$A$1:.$A$1048576]))-YEAR([.A32])&gt;=2;[.$B32]&lt;&gt;&quot;基本&quot;;[.$B32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奥术冲击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法术伤害;</text:p>
          </table:table-cell>
          <table:table-cell table:style-name="ce58" table:content-validation-name="val8" table:number-columns-repeated="4"/>
          <table:table-cell table:content-validation-name="val1" table:formula="of:=COM.MICROSOFT.CONCAT([.K32:.O32])" office:value-type="string" office:string-value="法术伤害;" calcext:value-type="string">
            <text:p>法术伤害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法强(触发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33]));YEAR(MAX([.$A$1:.$A$1048576]))-YEAR([.A33])&gt;=2;[.$B33]&lt;&gt;&quot;基本&quot;;[.$B33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奥术飞弹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33:.O33])">
            <text:p/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34]));YEAR(MAX([.$A$1:.$A$1048576]))-YEAR([.A34])&gt;=2;[.$B34]&lt;&gt;&quot;基本&quot;;[.$B34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冰枪术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冻结;</text:p>
          </table:table-cell>
          <table:table-cell table:style-name="ce58" table:content-validation-name="val8" table:number-columns-repeated="4"/>
          <table:table-cell table:content-validation-name="val1" table:formula="of:=COM.MICROSOFT.CONCAT([.K34:.O34])" office:value-type="string" office:string-value="冻结;" calcext:value-type="string">
            <text:p>冻结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冻结(法伤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35]));YEAR(MAX([.$A$1:.$A$1048576]))-YEAR([.A35])&gt;=2;[.$B35]&lt;&gt;&quot;基本&quot;;[.$B35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法力浮龙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35:.O35])">
            <text:p/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搭配法术(触发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36]));YEAR(MAX([.$A$1:.$A$1048576]))-YEAR([.A36])&gt;=2;[.$B36]&lt;&gt;&quot;基本&quot;;[.$B36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镜像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嘲讽;</text:p>
          </table:table-cell>
          <table:table-cell table:style-name="ce58" table:content-validation-name="val8" table:number-columns-repeated="4"/>
          <table:table-cell table:content-validation-name="val1" table:formula="of:=COM.MICROSOFT.CONCAT([.K36:.O36])" office:value-type="string" office:string-value="嘲讽;" calcext:value-type="string">
            <text:p>嘲讽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2" office:value-type="string" calcext:value-type="string">
            <text:p>麦迪文的残影;飞刀杂耍者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58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37]));YEAR(MAX([.$A$1:.$A$1048576]))-YEAR([.A37])&gt;=2;[.$B37]&lt;&gt;&quot;基本&quot;;[.$B37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呓语魔典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table:number-columns-repeated="4"/>
          <table:table-cell table:content-validation-name="val1" table:formula="of:=COM.MICROSOFT.CONCAT([.K37:.O37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38]));YEAR(MAX([.$A$1:.$A$1048576]))-YEAR([.A38])&gt;=2;[.$B38]&lt;&gt;&quot;基本&quot;;[.$B38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奥术射击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38:.O38])">
            <text:p/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39]));YEAR(MAX([.$A$1:.$A$1048576]))-YEAR([.A39])&gt;=2;[.$B39]&lt;&gt;&quot;基本&quot;;[.$B39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炽炎蝙蝠</text:p>
          </table:table-cell>
          <table:table-cell table:style-name="ce58" table:content-validation-name="val7" office:value-type="string" calcext:value-type="string">
            <text:p>野兽</text:p>
          </table:table-cell>
          <table:table-cell table:style-name="ce58" table:content-validation-name="val8" office:value-type="string" calcext:value-type="string">
            <text:p>亡语;</text:p>
          </table:table-cell>
          <table:table-cell table:style-name="ce58" table:content-validation-name="val8" table:number-columns-repeated="4"/>
          <table:table-cell table:content-validation-name="val1" table:formula="of:=COM.MICROSOFT.CONCAT([.K39:.O39])" office:value-type="string" office:string-value="亡语;" calcext:value-type="string">
            <text:p>亡语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不带第二张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58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40]));YEAR(MAX([.$A$1:.$A$1048576]))-YEAR([.A40])&gt;=2;[.$B40]&lt;&gt;&quot;基本&quot;;[.$B40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结网蛛</text:p>
          </table:table-cell>
          <table:table-cell table:style-name="ce58" table:content-validation-name="val7" office:value-type="string" calcext:value-type="string">
            <text:p>野兽</text:p>
          </table:table-cell>
          <table:table-cell table:style-name="ce58" table:content-validation-name="val8" office:value-type="string" calcext:value-type="string">
            <text:p>亡语;</text:p>
          </table:table-cell>
          <table:table-cell table:style-name="ce58" table:content-validation-name="val8" table:number-columns-repeated="4"/>
          <table:table-cell table:content-validation-name="val1" table:formula="of:=COM.MICROSOFT.CONCAT([.K40:.O40])" office:value-type="string" office:string-value="亡语;" calcext:value-type="string">
            <text:p>亡语;</text:p>
          </table:table-cell>
          <table:table-cell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41]));YEAR(MAX([.$A$1:.$A$1048576]))-YEAR([.A41])&gt;=2;[.$B41]&lt;&gt;&quot;基本&quot;;[.$B41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狂野怒火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免疫;</text:p>
          </table:table-cell>
          <table:table-cell table:style-name="ce58" table:content-validation-name="val8" table:number-columns-repeated="4"/>
          <table:table-cell table:content-validation-name="val1" table:formula="of:=COM.MICROSOFT.CONCAT([.K41:.O41])" office:value-type="string" office:string-value="免疫;" calcext:value-type="string">
            <text:p>免疫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野兽(增益目标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42]));YEAR(MAX([.$A$1:.$A$1048576]))-YEAR([.A42])&gt;=2;[.$B42]&lt;&gt;&quot;基本&quot;;[.$B42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猎人印记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42:.O42])">
            <text:p/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1"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43]));YEAR(MAX([.$A$1:.$A$1048576]))-YEAR([.A43])&gt;=2;[.$B43]&lt;&gt;&quot;基本&quot;;[.$B43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森林狼</text:p>
          </table:table-cell>
          <table:table-cell table:style-name="ce51" table:content-validation-name="val7" office:value-type="string" calcext:value-type="string">
            <text:p>野兽</text:p>
          </table:table-cell>
          <table:table-cell table:style-name="ce51" table:content-validation-name="val8" table:number-columns-repeated="5"/>
          <table:table-cell table:content-validation-name="val1" table:formula="of:=COM.MICROSOFT.CONCAT([.K43:.O43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野兽(光环目标)</text:p>
          </table:table-cell>
          <table:table-cell table:style-name="ce51"/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1"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44]));YEAR(MAX([.$A$1:.$A$1048576]))-YEAR([.A44])&gt;=2;[.$B44]&lt;&gt;&quot;基本&quot;;[.$B44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神勇弓箭手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44:.O44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2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45]));YEAR(MAX([.$A$1:.$A$1048576]))-YEAR([.A45])&gt;=2;[.$B45]&lt;&gt;&quot;基本&quot;;[.$B45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搜寻猎物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45:.O45])">
            <text:p/>
          </table:table-cell>
          <table:table-cell table:number-columns-repeated="4"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46]));YEAR(MAX([.$A$1:.$A$1048576]))-YEAR([.A46])&gt;=2;[.$B46]&lt;&gt;&quot;基本&quot;;[.$B46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雄斑虎</text:p>
          </table:table-cell>
          <table:table-cell table:style-name="ce58" table:content-validation-name="val7" office:value-type="string" calcext:value-type="string">
            <text:p>野兽</text:p>
          </table:table-cell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table:number-columns-repeated="4"/>
          <table:table-cell table:content-validation-name="val1" table:formula="of:=COM.MICROSOFT.CONCAT([.K46:.O46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47]));YEAR(MAX([.$A$1:.$A$1048576]))-YEAR([.A47])&gt;=2;[.$B47]&lt;&gt;&quot;基本&quot;;[.$B47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追踪术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47:.O47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牌(特殊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48]));YEAR(MAX([.$A$1:.$A$1048576]))-YEAR([.A48])&gt;=2;[.$B48]&lt;&gt;&quot;基本&quot;;[.$B48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走私货物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48:.O48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野兽（增益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牧师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49]));YEAR(MAX([.$A$1:.$A$1048576]))-YEAR([.A49])&gt;=2;[.$B49]&lt;&gt;&quot;基本&quot;;[.$B49]&lt;&gt;&quot;经典&quot;); &quot;狂野&quot;; &quot;标准&quot;)" office:value-type="string" office:string-value="狂野" calcext:value-type="string">
            <text:p>狂野</text:p>
          </table:table-cell>
          <table:table-cell table:style-name="ce5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影投弹手</text:p>
          </table:table-cell>
          <table:table-cell table:style-name="ce58" table:content-validation-name="val7"/>
          <table:table-cell table:style-name="ce51" table:content-validation-name="val8" office:value-type="string" calcext:value-type="string">
            <text:p>战吼;</text:p>
          </table:table-cell>
          <table:table-cell table:style-name="ce58" table:content-validation-name="val8" table:number-columns-repeated="4"/>
          <table:table-cell table:content-validation-name="val1" table:formula="of:=COM.MICROSOFT.CONCAT([.K49:.O49])" office:value-type="string" office:string-value="战吼;" calcext:value-type="string">
            <text:p>战吼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牧师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50]));YEAR(MAX([.$A$1:.$A$1048576]))-YEAR([.A50])&gt;=2;[.$B50]&lt;&gt;&quot;基本&quot;;[.$B50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北郡牧师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50:.O50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恢复（触发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51]));YEAR(MAX([.$A$1:.$A$1048576]))-YEAR([.A51])&gt;=2;[.$B51]&lt;&gt;&quot;基本&quot;;[.$B51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疯狂药水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51:.O51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52]));YEAR(MAX([.$A$1:.$A$1048576]))-YEAR([.A52])&gt;=2;[.$B52]&lt;&gt;&quot;基本&quot;;[.$B52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快速治疗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52:.O52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58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牧师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53]));YEAR(MAX([.$A$1:.$A$1048576]))-YEAR([.A53])&gt;=2;[.$B53]&lt;&gt;&quot;基本&quot;;[.$B53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暮光雏龙</text:p>
          </table:table-cell>
          <table:table-cell table:style-name="ce58" table:content-validation-name="val7" office:value-type="string" calcext:value-type="string">
            <text:p>龙</text:p>
          </table:table-cell>
          <table:table-cell table:style-name="ce51" table:content-validation-name="val8" office:value-type="string" calcext:value-type="string">
            <text:p>战吼;</text:p>
          </table:table-cell>
          <table:table-cell table:style-name="ce58" table:content-validation-name="val8" table:number-columns-repeated="4"/>
          <table:table-cell table:content-validation-name="val1" table:formula="of:=COM.MICROSOFT.CONCAT([.K53:.O53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" office:value-type="string" calcext:value-type="string">
            <text:p>龙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54]));YEAR(MAX([.$A$1:.$A$1048576]))-YEAR([.A54])&gt;=2;[.$B54]&lt;&gt;&quot;基本&quot;;[.$B54]&lt;&gt;&quot;经典&quot;); &quot;狂野&quot;; &quot;标准&quot;)" office:value-type="string" office:string-value="狂野" calcext:value-type="string">
            <text:p>狂野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纳鲁之光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54:.O54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" office:value-type="string" calcext:value-type="string">
            <text:p>奥金尼灵魂祭司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style-name="ce51"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55]));YEAR(MAX([.$A$1:.$A$1048576]))-YEAR([.A55])&gt;=2;[.$B55]&lt;&gt;&quot;基本&quot;;[.$B55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神圣惩击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55:.O55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51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56]));YEAR(MAX([.$A$1:.$A$1048576]))-YEAR([.A56])&gt;=2;[.$B56]&lt;&gt;&quot;基本&quot;;[.$B56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缩小药水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56:.O56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office:value-type="string" calcext:value-type="string">
            <text:p>搭配卡（特殊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57]));YEAR(MAX([.$A$1:.$A$1048576]))-YEAR([.A57])&gt;=2;[.$B57]&lt;&gt;&quot;基本&quot;;[.$B57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心灵视界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57:.O57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58]));YEAR(MAX([.$A$1:.$A$1048576]))-YEAR([.A58])&gt;=2;[.$B58]&lt;&gt;&quot;基本&quot;;[.$B58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心灵之火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58:.O58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血攻差2点及以上的牌;神圣之灵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59]));YEAR(MAX([.$A$1:.$A$1048576]))-YEAR([.A59])&gt;=2;[.$B59]&lt;&gt;&quot;基本&quot;;[.$B59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真言术：盾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59:.O59])">
            <text:p/>
          </table:table-cell>
          <table:table-cell table:content-validation-name="val9"/>
          <table:table-cell table:number-columns-repeated="3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炎术士（法术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60]));YEAR(MAX([.$A$1:.$A$1048576]))-YEAR([.A60])&gt;=2;[.$B60]&lt;&gt;&quot;基本&quot;;[.$B60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真言术：耀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60:.O60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58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61]));YEAR(MAX([.$A$1:.$A$1048576]))-YEAR([.A61])&gt;=2;[.$B61]&lt;&gt;&quot;基本&quot;;[.$B61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吹嘘海盗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table:number-columns-repeated="4"/>
          <table:table-cell table:content-validation-name="val1" table:formula="of:=COM.MICROSOFT.CONCAT([.K61:.O61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62]));YEAR(MAX([.$A$1:.$A$1048576]))-YEAR([.A62])&gt;=2;[.$B62]&lt;&gt;&quot;基本&quot;;[.$B62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冷血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连击;</text:p>
          </table:table-cell>
          <table:table-cell table:style-name="ce58" table:content-validation-name="val8" table:number-columns-repeated="4"/>
          <table:table-cell table:content-validation-name="val1" table:formula="of:=COM.MICROSOFT.CONCAT([.K62:.O62])" office:value-type="string" office:string-value="连击;" calcext:value-type="string">
            <text:p>连击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增益目标(增益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58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1"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63]));YEAR(MAX([.$A$1:.$A$1048576]))-YEAR([.A63])&gt;=2;[.$B63]&lt;&gt;&quot;基本&quot;;[.$B63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深渊巨蟒</text:p>
          </table:table-cell>
          <table:table-cell table:style-name="ce51" table:content-validation-name="val7" office:value-type="string" calcext:value-type="string">
            <text:p>野兽</text:p>
          </table:table-cell>
          <table:table-cell table:style-name="ce51" table:content-validation-name="val8" table:number-columns-repeated="5"/>
          <table:table-cell table:content-validation-name="val1" table:formula="of:=COM.MICROSOFT.CONCAT([.K63:.O63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51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1"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64]));YEAR(MAX([.$A$1:.$A$1048576]))-YEAR([.A64])&gt;=2;[.$B64]&lt;&gt;&quot;基本&quot;;[.$B64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深渊探险</text:p>
          </table:table-cell>
          <table:table-cell table:style-name="ce51" table:content-validation-name="val7"/>
          <table:table-cell table:style-name="ce51" table:content-validation-name="val8" office:value-type="string" calcext:value-type="string">
            <text:p>发现;</text:p>
          </table:table-cell>
          <table:table-cell table:style-name="ce51" table:content-validation-name="val8" office:value-type="string" calcext:value-type="string">
            <text:p>亡语;</text:p>
          </table:table-cell>
          <table:table-cell table:style-name="ce51" table:content-validation-name="val8" table:number-columns-repeated="3"/>
          <table:table-cell table:content-validation-name="val1" table:formula="of:=COM.MICROSOFT.CONCAT([.K64:.O64])" office:value-type="string" office:string-value="发现;亡语;" calcext:value-type="string">
            <text:p>发现;亡语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51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1"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65]));YEAR(MAX([.$A$1:.$A$1048576]))-YEAR([.A65])&gt;=2;[.$B65]&lt;&gt;&quot;基本&quot;;[.$B65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锈水海盗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65:.O65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51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66]));YEAR(MAX([.$A$1:.$A$1048576]))-YEAR([.A66])&gt;=2;[.$B66]&lt;&gt;&quot;基本&quot;;[.$B66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隐藏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66:.O66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隐藏目标(特殊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67]));YEAR(MAX([.$A$1:.$A$1048576]))-YEAR([.A67])&gt;=2;[.$B67]&lt;&gt;&quot;基本&quot;;[.$B67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影袭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67:.O67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68]));YEAR(MAX([.$A$1:.$A$1048576]))-YEAR([.A68])&gt;=2;[.$B68]&lt;&gt;&quot;基本&quot;;[.$B68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执刀教徒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连击;</text:p>
          </table:table-cell>
          <table:table-cell table:style-name="ce58" table:content-validation-name="val8" table:number-columns-repeated="4"/>
          <table:table-cell table:content-validation-name="val1" table:formula="of:=COM.MICROSOFT.CONCAT([.K68:.O68])" office:value-type="string" office:string-value="连击;" calcext:value-type="string">
            <text:p>连击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69]));YEAR(MAX([.$A$1:.$A$1048576]))-YEAR([.A69])&gt;=2;[.$B69]&lt;&gt;&quot;基本&quot;;[.$B69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致命药膏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69:.O69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70]));YEAR(MAX([.$A$1:.$A$1048576]))-YEAR([.A70])&gt;=2;[.$B70]&lt;&gt;&quot;基本&quot;;[.$B70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冰霜震击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冻结;</text:p>
          </table:table-cell>
          <table:table-cell table:style-name="ce58" table:content-validation-name="val8" table:number-columns-repeated="4"/>
          <table:table-cell table:content-validation-name="val1" table:formula="of:=COM.MICROSOFT.CONCAT([.K70:.O70])" office:value-type="string" office:string-value="冻结;" calcext:value-type="string">
            <text:p>冻结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71]));YEAR(MAX([.$A$1:.$A$1048576]))-YEAR([.A71])&gt;=2;[.$B71]&lt;&gt;&quot;基本&quot;;[.$B71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叉状闪电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过载;</text:p>
          </table:table-cell>
          <table:table-cell table:style-name="ce58" table:content-validation-name="val8" table:number-columns-repeated="4"/>
          <table:table-cell table:content-validation-name="val1" table:formula="of:=COM.MICROSOFT.CONCAT([.K71:.O71])" office:value-type="string" office:string-value="过载;" calcext:value-type="string">
            <text:p>过载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1"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72]));YEAR(MAX([.$A$1:.$A$1048576]))-YEAR([.A72])&gt;=2;[.$B72]&lt;&gt;&quot;基本&quot;;[.$B72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尘魔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过载;</text:p>
          </table:table-cell>
          <table:table-cell table:style-name="ce51" table:content-validation-name="val8" table:number-columns-repeated="4"/>
          <table:table-cell table:content-validation-name="val1" table:formula="of:=COM.MICROSOFT.CONCAT([.K72:.O72])" office:value-type="string" office:string-value="过载;" calcext:value-type="string">
            <text:p>过载;</text:p>
          </table:table-cell>
          <table:table-cell table:content-validation-name="val9" table:number-columns-repeated="4"/>
          <table:table-cell table:style-name="ce2" office:value-type="string" calcext:value-type="string">
            <text:p>需求场面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1"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73]));YEAR(MAX([.$A$1:.$A$1048576]))-YEAR([.A73])&gt;=2;[.$B73]&lt;&gt;&quot;基本&quot;;[.$B73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大地震击</text:p>
          </table:table-cell>
          <table:table-cell table:style-name="ce51" table:content-validation-name="val7"/>
          <table:table-cell table:style-name="ce51" table:content-validation-name="val8" office:value-type="string" calcext:value-type="string">
            <text:p>沉默;</text:p>
          </table:table-cell>
          <table:table-cell table:style-name="ce51" table:content-validation-name="val8" table:number-columns-repeated="4"/>
          <table:table-cell table:content-validation-name="val1" table:formula="of:=COM.MICROSOFT.CONCAT([.K73:.O73])" office:value-type="string" office:string-value="沉默;" calcext:value-type="string">
            <text:p>沉默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51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74]));YEAR(MAX([.$A$1:.$A$1048576]))-YEAR([.A74])&gt;=2;[.$B74]&lt;&gt;&quot;基本&quot;;[.$B74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进化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74:.O74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人品(特殊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58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75]));YEAR(MAX([.$A$1:.$A$1048576]))-YEAR([.A75])&gt;=2;[.$B75]&lt;&gt;&quot;基本&quot;;[.$B75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坑道穴居人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过载;</text:p>
          </table:table-cell>
          <table:table-cell table:style-name="ce58" table:content-validation-name="val8" table:number-columns-repeated="4"/>
          <table:table-cell table:content-validation-name="val1" table:formula="of:=COM.MICROSOFT.CONCAT([.K75:.O75])" office:value-type="string" office:string-value="过载;" calcext:value-type="string">
            <text:p>过载;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过载(触发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76]));YEAR(MAX([.$A$1:.$A$1048576]))-YEAR([.A76])&gt;=2;[.$B76]&lt;&gt;&quot;基本&quot;;[.$B76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闪电箭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过载;</text:p>
          </table:table-cell>
          <table:table-cell table:style-name="ce58" table:content-validation-name="val8" table:number-columns-repeated="4"/>
          <table:table-cell table:content-validation-name="val1" table:formula="of:=COM.MICROSOFT.CONCAT([.K76:.O76])" office:value-type="string" office:string-value="过载;" calcext:value-type="string">
            <text:p>过载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77]));YEAR(MAX([.$A$1:.$A$1048576]))-YEAR([.A77])&gt;=2;[.$B77]&lt;&gt;&quot;基本&quot;;[.$B77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先到先得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发现;</text:p>
          </table:table-cell>
          <table:table-cell table:style-name="ce58" table:content-validation-name="val8" table:number-columns-repeated="4"/>
          <table:table-cell table:content-validation-name="val1" table:formula="of:=COM.MICROSOFT.CONCAT([.K77:.O77])" office:value-type="string" office:string-value="发现;" calcext:value-type="string">
            <text:p>发现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58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78]));YEAR(MAX([.$A$1:.$A$1048576]))-YEAR([.A78])&gt;=2;[.$B78]&lt;&gt;&quot;基本&quot;;[.$B78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幽灵之爪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法术伤害;</text:p>
          </table:table-cell>
          <table:table-cell table:style-name="ce58" table:content-validation-name="val8" table:number-columns-repeated="4"/>
          <table:table-cell table:content-validation-name="val1" table:formula="of:=COM.MICROSOFT.CONCAT([.K78:.O78])" office:value-type="string" office:string-value="法术伤害;" calcext:value-type="string">
            <text:p>法术伤害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法术伤害（触发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79]));YEAR(MAX([.$A$1:.$A$1048576]))-YEAR([.A79])&gt;=2;[.$B79]&lt;&gt;&quot;基本&quot;;[.$B79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原始融合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79:.O79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80]));YEAR(MAX([.$A$1:.$A$1048576]))-YEAR([.A80])&gt;=2;[.$B80]&lt;&gt;&quot;基本&quot;;[.$B80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保护之手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圣盾;</text:p>
          </table:table-cell>
          <table:table-cell table:style-name="ce58" table:content-validation-name="val8" table:number-columns-repeated="4"/>
          <table:table-cell table:content-validation-name="val1" table:formula="of:=COM.MICROSOFT.CONCAT([.K80:.O80])" office:value-type="string" office:string-value="圣盾;" calcext:value-type="string">
            <text:p>圣盾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增益目标(增益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81]));YEAR(MAX([.$A$1:.$A$1048576]))-YEAR([.A81])&gt;=2;[.$B81]&lt;&gt;&quot;基本&quot;;[.$B81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忏悔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81:.O81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82]));YEAR(MAX([.$A$1:.$A$1048576]))-YEAR([.A82])&gt;=2;[.$B82]&lt;&gt;&quot;基本&quot;;[.$B82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崇高牺牲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82:.O82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83]));YEAR(MAX([.$A$1:.$A$1048576]))-YEAR([.A83])&gt;=2;[.$B83]&lt;&gt;&quot;基本&quot;;[.$B83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风驰电掣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83:.O83])">
            <text:p/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office:value-type="string" calcext:value-type="string">
            <text:p>搭配卡组（增益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58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84]));YEAR(MAX([.$A$1:.$A$1048576]))-YEAR([.A84])&gt;=2;[.$B84]&lt;&gt;&quot;基本&quot;;[.$B84]&lt;&gt;&quot;经典&quot;); &quot;狂野&quot;; &quot;标准&quot;)" office:value-type="string" office:string-value="狂野" calcext:value-type="string">
            <text:p>狂野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复仇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84:.O84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圣盾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85]));YEAR(MAX([.$A$1:.$A$1048576]))-YEAR([.A85])&gt;=2;[.$B85]&lt;&gt;&quot;基本&quot;;[.$B85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海象人执法官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亡语;</text:p>
          </table:table-cell>
          <table:table-cell table:style-name="ce58" table:content-validation-name="val8" table:number-columns-repeated="4"/>
          <table:table-cell table:content-validation-name="val1" table:formula="of:=COM.MICROSOFT.CONCAT([.K85:.O85])" office:value-type="string" office:string-value="亡语;" calcext:value-type="string">
            <text:p>亡语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增益（亡语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86]));YEAR(MAX([.$A$1:.$A$1048576]))-YEAR([.A86])&gt;=2;[.$B86]&lt;&gt;&quot;基本&quot;;[.$B86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救赎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86:.O86])">
            <text:p/>
          </table:table-cell>
          <table:table-cell table:number-columns-repeated="4"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召唤目标(召唤需求)</text:p>
          </table:table-cell>
          <table:table-cell table:number-columns-repeated="1003"/>
        </table:table-row>
        <table:table-row table:style-name="ro9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87]));YEAR(MAX([.$A$1:.$A$1048576]))-YEAR([.A87])&gt;=2;[.$B87]&lt;&gt;&quot;基本&quot;;[.$B87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9" table:content-validation-name="val6" office:value-type="string" calcext:value-type="string">
            <text:p>力量祝福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87:.O87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增益目标(增益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88]));YEAR(MAX([.$A$1:.$A$1048576]))-YEAR([.A88])&gt;=2;[.$B88]&lt;&gt;&quot;基本&quot;;[.$B88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谦逊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88:.O88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狂奔科多兽;生命不小于3的牌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1"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89]));YEAR(MAX([.$A$1:.$A$1048576]))-YEAR([.A89])&gt;=2;[.$B89]&lt;&gt;&quot;基本&quot;;[.$B89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神圣之力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89:.O89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51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58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1"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90]));YEAR(MAX([.$A$1:.$A$1048576]))-YEAR([.A90])&gt;=2;[.$B90]&lt;&gt;&quot;基本&quot;;[.$B90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审判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90:.O90])">
            <text:p/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/>
          <table:table-cell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1"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91]));YEAR(MAX([.$A$1:.$A$1048576]))-YEAR([.A91])&gt;=2;[.$B91]&lt;&gt;&quot;基本&quot;;[.$B91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圣光的正义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91:.O91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92]));YEAR(MAX([.$A$1:.$A$1048576]))-YEAR([.A92])&gt;=2;[.$B92]&lt;&gt;&quot;基本&quot;;[.$B92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污鳞劫掠者</text:p>
          </table:table-cell>
          <table:table-cell table:style-name="ce58" table:content-validation-name="val7" office:value-type="string" calcext:value-type="string">
            <text:p>鱼人</text:p>
          </table:table-cell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table:number-columns-repeated="4"/>
          <table:table-cell table:content-validation-name="val1" table:formula="of:=COM.MICROSOFT.CONCAT([.K92:.O92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鱼人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93]));YEAR(MAX([.$A$1:.$A$1048576]))-YEAR([.A93])&gt;=2;[.$B93]&lt;&gt;&quot;基本&quot;;[.$B93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无私的英雄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亡语;</text:p>
          </table:table-cell>
          <table:table-cell table:style-name="ce58" table:content-validation-name="val8" office:value-type="string" calcext:value-type="string">
            <text:p>圣盾;</text:p>
          </table:table-cell>
          <table:table-cell table:style-name="ce58" table:content-validation-name="val8" table:number-columns-repeated="3"/>
          <table:table-cell table:content-validation-name="val1" table:formula="of:=COM.MICROSOFT.CONCAT([.K93:.O93])" office:value-type="string" office:string-value="亡语;圣盾;" calcext:value-type="string">
            <text:p>亡语;圣盾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94]));YEAR(MAX([.$A$1:.$A$1048576]))-YEAR([.A94])&gt;=2;[.$B94]&lt;&gt;&quot;基本&quot;;[.$B94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邪鳍审判者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table:number-columns-repeated="4"/>
          <table:table-cell table:content-validation-name="val1" table:formula="of:=COM.MICROSOFT.CONCAT([.K94:.O94])" office:value-type="string" office:string-value="战吼;" calcext:value-type="string">
            <text:p>战吼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table:style-name="ce27" office:value-type="string" calcext:value-type="string">
            <text:p>搭配卡组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95]));YEAR(MAX([.$A$1:.$A$1048576]))-YEAR([.A95])&gt;=2;[.$B95]&lt;&gt;&quot;基本&quot;;[.$B95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以眼还眼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95:.O95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96]));YEAR(MAX([.$A$1:.$A$1048576]))-YEAR([.A96])&gt;=2;[.$B96]&lt;&gt;&quot;基本&quot;;[.$B96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战术撤离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奥秘;</text:p>
          </table:table-cell>
          <table:table-cell table:style-name="ce58" table:content-validation-name="val8" table:number-columns-repeated="4"/>
          <table:table-cell table:content-validation-name="val1" table:formula="of:=COM.MICROSOFT.CONCAT([.K96:.O96])" office:value-type="string" office:string-value="奥秘;" calcext:value-type="string">
            <text:p>奥秘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1"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97]));YEAR(MAX([.$A$1:.$A$1048576]))-YEAR([.A97])&gt;=2;[.$B97]&lt;&gt;&quot;基本&quot;;[.$B97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争强好胜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97:.O97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51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98]));YEAR(MAX([.$A$1:.$A$1048576]))-YEAR([.A98])&gt;=2;[.$B98]&lt;&gt;&quot;基本&quot;;[.$B98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智慧祝福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98:.O98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增益目标(增益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99]));YEAR(MAX([.$A$1:.$A$1048576]))-YEAR([.A99])&gt;=2;[.$B99]&lt;&gt;&quot;基本&quot;;[.$B99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腐蚀术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99:.O99])">
            <text:p/>
          </table:table-cell>
          <table:table-cell table:number-columns-repeated="3"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00]));YEAR(MAX([.$A$1:.$A$1048576]))-YEAR([.A100])&gt;=2;[.$B100]&lt;&gt;&quot;基本&quot;;[.$B100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力量的代价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100:.O100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增益目标(增益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01]));YEAR(MAX([.$A$1:.$A$1048576]))-YEAR([.A101])&gt;=2;[.$B101]&lt;&gt;&quot;基本&quot;;[.$B101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烈焰小鬼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table:number-columns-repeated="4"/>
          <table:table-cell table:content-validation-name="val1" table:formula="of:=COM.MICROSOFT.CONCAT([.K101:.O101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02]));YEAR(MAX([.$A$1:.$A$1048576]))-YEAR([.A102])&gt;=2;[.$B102]&lt;&gt;&quot;基本&quot;;[.$B102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灵魂之火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102:.O102])">
            <text:p/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58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103]));YEAR(MAX([.$A$1:.$A$1048576]))-YEAR([.A103])&gt;=2;[.$B103]&lt;&gt;&quot;基本&quot;;[.$B103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马克扎尔的小鬼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103:.O103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弃牌效果（触发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04]));YEAR(MAX([.$A$1:.$A$1048576]))-YEAR([.A104])&gt;=2;[.$B104]&lt;&gt;&quot;基本&quot;;[.$B104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死亡缠绕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104:.O104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05]));YEAR(MAX([.$A$1:.$A$1048576]))-YEAR([.A105])&gt;=2;[.$B105]&lt;&gt;&quot;基本&quot;;[.$B105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鲜血小鬼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105:.O105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06]));YEAR(MAX([.$A$1:.$A$1048576]))-YEAR([.A106])&gt;=2;[.$B106]&lt;&gt;&quot;基本&quot;;[.$B106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虚空行者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嘲讽;</text:p>
          </table:table-cell>
          <table:table-cell table:style-name="ce58" table:content-validation-name="val8" table:number-columns-repeated="4"/>
          <table:table-cell table:content-validation-name="val1" table:formula="of:=COM.MICROSOFT.CONCAT([.K106:.O106])" office:value-type="string" office:string-value="嘲讽;" calcext:value-type="string">
            <text:p>嘲讽;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58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07]));YEAR(MAX([.$A$1:.$A$1048576]))-YEAR([.A107])&gt;=2;[.$B107]&lt;&gt;&quot;基本&quot;;[.$B107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遗物搜寻者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table:number-columns-repeated="4"/>
          <table:table-cell table:content-validation-name="val1" table:formula="of:=COM.MICROSOFT.CONCAT([.K107:.O107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卡组(战吼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108]));YEAR(MAX([.$A$1:.$A$1048576]))-YEAR([.A108])&gt;=2;[.$B108]&lt;&gt;&quot;基本&quot;;[.$B108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着魔村民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亡语;</text:p>
          </table:table-cell>
          <table:table-cell table:style-name="ce58" table:content-validation-name="val8" table:number-columns-repeated="4"/>
          <table:table-cell table:content-validation-name="val1" table:formula="of:=COM.MICROSOFT.CONCAT([.K108:.O108])" office:value-type="string" office:string-value="亡语;" calcext:value-type="string">
            <text:p>亡语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09]));YEAR(MAX([.$A$1:.$A$1048576]))-YEAR([.A109])&gt;=2;[.$B109]&lt;&gt;&quot;基本&quot;;[.$B109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冲锋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109:.O109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10]));YEAR(MAX([.$A$1:.$A$1048576]))-YEAR([.A110])&gt;=2;[.$B110]&lt;&gt;&quot;基本&quot;;[.$B110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盾牌猛击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110:.O110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护甲(法伤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11]));YEAR(MAX([.$A$1:.$A$1048576]))-YEAR([.A111])&gt;=2;[.$B111]&lt;&gt;&quot;基本&quot;;[.$B111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恩佐斯的副官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table:number-columns-repeated="4"/>
          <table:table-cell table:content-validation-name="val1" table:formula="of:=COM.MICROSOFT.CONCAT([.K111:.O111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9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48" table:content-validation-name="val4" office:value-type="string" calcext:value-type="string">
            <text:p>战士</text:p>
          </table:table-cell>
          <table:table-cell table:style-name="ce51"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12]));YEAR(MAX([.$A$1:.$A$1048576]))-YEAR([.A112])&gt;=2;[.$B112]&lt;&gt;&quot;基本&quot;;[.$B112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71" table:content-validation-name="val6" office:value-type="string" calcext:value-type="string">
            <text:p>化血为脓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112:.O112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/>
          <table:table-cell table:style-name="ce51"/>
          <table:table-cell table:number-columns-repeated="1002"/>
        </table:table-row>
        <table:table-row table:style-name="ro9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1"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13]));YEAR(MAX([.$A$1:.$A$1048576]))-YEAR([.A113])&gt;=2;[.$B113]&lt;&gt;&quot;基本&quot;;[.$B113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71" table:content-validation-name="val6" office:value-type="string" calcext:value-type="string">
            <text:p>升级！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113:.O113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武器(特殊需求)</text:p>
          </table:table-cell>
          <table:table-cell table:style-name="ce51"/>
          <table:table-cell table:number-columns-repeated="1002"/>
        </table:table-row>
        <table:table-row table:style-name="ro9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114]));YEAR(MAX([.$A$1:.$A$1048576]))-YEAR([.A114])&gt;=2;[.$B114]&lt;&gt;&quot;基本&quot;;[.$B114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71" table:content-validation-name="val6" office:value-type="string" calcext:value-type="string">
            <text:p>盛气凌人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发现;</text:p>
          </table:table-cell>
          <table:table-cell table:style-name="ce58" table:content-validation-name="val8" office:value-type="string" calcext:value-type="string">
            <text:p>嘲讽;</text:p>
          </table:table-cell>
          <table:table-cell table:style-name="ce58" table:content-validation-name="val8" table:number-columns-repeated="3"/>
          <table:table-cell table:content-validation-name="val1" table:formula="of:=COM.MICROSOFT.CONCAT([.K114:.O114])" office:value-type="string" office:string-value="发现;嘲讽;" calcext:value-type="string">
            <text:p>发现;嘲讽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9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15]));YEAR(MAX([.$A$1:.$A$1048576]))-YEAR([.A115])&gt;=2;[.$B115]&lt;&gt;&quot;基本&quot;;[.$B115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71" table:content-validation-name="val6" office:value-type="string" calcext:value-type="string">
            <text:p>旋风斩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115:.O115])">
            <text:p/>
          </table:table-cell>
          <table:table-cell table:content-validation-name="val9"/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恐怖的奴隶主;暴乱狂战士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16]));YEAR(MAX([.$A$1:.$A$1048576]))-YEAR([.A116])&gt;=2;[.$B116]&lt;&gt;&quot;基本&quot;;[.$B116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71" table:content-validation-name="val6" office:value-type="string" calcext:value-type="string">
            <text:p>战斗机器人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激怒;</text:p>
          </table:table-cell>
          <table:table-cell table:style-name="ce58" table:content-validation-name="val8" table:number-columns-repeated="4"/>
          <table:table-cell table:content-validation-name="val1" table:formula="of:=COM.MICROSOFT.CONCAT([.K116:.O116])" office:value-type="string" office:string-value="激怒;" calcext:value-type="string">
            <text:p>激怒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激怒相关:严酷的监工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58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17]));YEAR(MAX([.$A$1:.$A$1048576]))-YEAR([.A117])&gt;=2;[.$B117]&lt;&gt;&quot;基本&quot;;[.$B117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武器</text:p>
          </table:table-cell>
          <table:table-cell table:style-name="ce73" table:content-validation-name="val6" office:value-type="string" calcext:value-type="string">
            <text:p>诅咒之刃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117:.O117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3"/>
          <table:table-cell table:number-columns-repeated="1004"/>
        </table:table-row>
        <table:table-row table:style-name="ro9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18]));YEAR(MAX([.$A$1:.$A$1048576]))-YEAR([.A118])&gt;=2;[.$B118]&lt;&gt;&quot;基本&quot;;[.$B118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71" table:content-validation-name="val6" office:value-type="string" calcext:value-type="string">
            <text:p>暗鳞先知</text:p>
          </table:table-cell>
          <table:table-cell table:style-name="ce58" table:content-validation-name="val7" office:value-type="string" calcext:value-type="string">
            <text:p>鱼人</text:p>
          </table:table-cell>
          <table:table-cell table:style-name="ce58" table:content-validation-name="val8" table:number-columns-repeated="5"/>
          <table:table-cell table:content-validation-name="val1" table:formula="of:=COM.MICROSOFT.CONCAT([.K118:.O118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office:value-type="string" calcext:value-type="string">
            <text:p>鱼人（光环需求）</text:p>
          </table:table-cell>
          <table:table-cell table:number-columns-repeated="1003"/>
        </table:table-row>
        <table:table-row table:style-name="ro9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19]));YEAR(MAX([.$A$1:.$A$1048576]))-YEAR([.A119])&gt;=2;[.$B119]&lt;&gt;&quot;基本&quot;;[.$B119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71" table:content-validation-name="val6" office:value-type="string" calcext:value-type="string">
            <text:p>奥秘守护者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119:.O119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奥秘（触发需求）</text:p>
          </table:table-cell>
          <table:table-cell table:number-columns-repeated="1003"/>
        </table:table-row>
        <table:table-row table:style-name="ro9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58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20]));YEAR(MAX([.$A$1:.$A$1048576]))-YEAR([.A120])&gt;=2;[.$B120]&lt;&gt;&quot;基本&quot;;[.$B120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71" table:content-validation-name="val6" office:value-type="string" calcext:value-type="string">
            <text:p>奥术畸体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120:.O120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搭配卡组（持续需求）</text:p>
          </table:table-cell>
          <table:table-cell table:number-columns-repeated="1003"/>
        </table:table-row>
        <table:table-row table:style-name="ro9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121]));YEAR(MAX([.$A$1:.$A$1048576]))-YEAR([.A121])&gt;=2;[.$B121]&lt;&gt;&quot;基本&quot;;[.$B121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71" table:content-validation-name="val6" office:value-type="string" calcext:value-type="string">
            <text:p>百变泽鲁斯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121:.O121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office:value-type="string" calcext:value-type="string">
            <text:p>人品（特殊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22]));YEAR(MAX([.$A$1:.$A$1048576]))-YEAR([.A122])&gt;=2;[.$B122]&lt;&gt;&quot;基本&quot;;[.$B122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蹩脚海盗</text:p>
          </table:table-cell>
          <table:table-cell table:style-name="ce58" table:content-validation-name="val7" office:value-type="string" calcext:value-type="string">
            <text:p>海盗</text:p>
          </table:table-cell>
          <table:table-cell table:style-name="ce58" table:content-validation-name="val8" table:number-columns-repeated="5"/>
          <table:table-cell table:content-validation-name="val1" table:formula="of:=COM.MICROSOFT.CONCAT([.K122:.O122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 office:value-type="string" calcext:value-type="string">
            <text:p>武器（触发需求）</text:p>
          </table:table-cell>
          <table:table-cell table:number-columns-repeated="1003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23]));YEAR(MAX([.$A$1:.$A$1048576]))-YEAR([.A123])&gt;=2;[.$B123]&lt;&gt;&quot;基本&quot;;[.$B123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持盾卫士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嘲讽;</text:p>
          </table:table-cell>
          <table:table-cell table:style-name="ce58" table:content-validation-name="val8" table:number-columns-repeated="4"/>
          <table:table-cell table:content-validation-name="val1" table:formula="of:=COM.MICROSOFT.CONCAT([.K123:.O123])" office:value-type="string" office:string-value="嘲讽;" calcext:value-type="string">
            <text:p>嘲讽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office:value-type="string" calcext:value-type="string">
            <text:p>永续增益</text:p>
          </table:table-cell>
          <table:table-cell table:number-columns-repeated="1003"/>
        </table:table-row>
        <table:table-row table:style-name="ro5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24]));YEAR(MAX([.$A$1:.$A$1048576]))-YEAR([.A124])&gt;=2;[.$B124]&lt;&gt;&quot;基本&quot;;[.$B124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齿轮大师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124:.O124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机械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25]));YEAR(MAX([.$A$1:.$A$1048576]))-YEAR([.A125])&gt;=2;[.$B125]&lt;&gt;&quot;基本&quot;;[.$B125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74" table:content-validation-name="val6" office:value-type="string" calcext:value-type="string">
            <text:p>低阶侍从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激励;</text:p>
          </table:table-cell>
          <table:table-cell table:style-name="ce51" table:content-validation-name="val8" table:number-columns-repeated="4"/>
          <table:table-cell table:content-validation-name="val1" table:formula="of:=COM.MICROSOFT.CONCAT([.K125:.O125])" office:value-type="string" office:string-value="激励;" calcext:value-type="string">
            <text:p>激励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table:number-columns-repeated="2"/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26]));YEAR(MAX([.$A$1:.$A$1048576]))-YEAR([.A126])&gt;=2;[.$B126]&lt;&gt;&quot;基本&quot;;[.$B126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恩佐斯的触须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亡语;</text:p>
          </table:table-cell>
          <table:table-cell table:style-name="ce58" table:content-validation-name="val8" table:number-columns-repeated="4"/>
          <table:table-cell table:content-validation-name="val1" table:formula="of:=COM.MICROSOFT.CONCAT([.K126:.O126])" office:value-type="string" office:string-value="亡语;" calcext:value-type="string">
            <text:p>亡语;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27]));YEAR(MAX([.$A$1:.$A$1048576]))-YEAR([.A127])&gt;=2;[.$B127]&lt;&gt;&quot;基本&quot;;[.$B127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发条侏儒</text:p>
          </table:table-cell>
          <table:table-cell table:style-name="ce58" table:content-validation-name="val7" office:value-type="string" calcext:value-type="string">
            <text:p>机械</text:p>
          </table:table-cell>
          <table:table-cell table:style-name="ce58" table:content-validation-name="val8" office:value-type="string" calcext:value-type="string">
            <text:p>亡语;</text:p>
          </table:table-cell>
          <table:table-cell table:style-name="ce58" table:content-validation-name="val8" table:number-columns-repeated="4"/>
          <table:table-cell table:content-validation-name="val1" table:formula="of:=COM.MICROSOFT.CONCAT([.K127:.O127])" office:value-type="string" office:string-value="亡语;" calcext:value-type="string">
            <text:p>亡语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58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28]));YEAR(MAX([.$A$1:.$A$1048576]))-YEAR([.A128])&gt;=2;[.$B128]&lt;&gt;&quot;基本&quot;;[.$B128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芬利·莫格顿爵士</text:p>
          </table:table-cell>
          <table:table-cell table:style-name="ce58" table:content-validation-name="val7" office:value-type="string" calcext:value-type="string">
            <text:p>鱼人</text:p>
          </table:table-cell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office:value-type="string" calcext:value-type="string">
            <text:p>发现;</text:p>
          </table:table-cell>
          <table:table-cell table:style-name="ce58" table:content-validation-name="val8" table:number-columns-repeated="3"/>
          <table:table-cell table:content-validation-name="val1" table:formula="of:=COM.MICROSOFT.CONCAT([.K128:.O128])" office:value-type="string" office:string-value="战吼;发现;" calcext:value-type="string">
            <text:p>战吼;发现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搭配卡组（特殊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29]));YEAR(MAX([.$A$1:.$A$1048576]))-YEAR([.A129])&gt;=2;[.$B129]&lt;&gt;&quot;基本&quot;;[.$B129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愤怒的小鸡</text:p>
          </table:table-cell>
          <table:table-cell table:style-name="ce58" table:content-validation-name="val7" office:value-type="string" calcext:value-type="string">
            <text:p>野兽</text:p>
          </table:table-cell>
          <table:table-cell table:style-name="ce58" table:content-validation-name="val8" office:value-type="string" calcext:value-type="string">
            <text:p>激怒;</text:p>
          </table:table-cell>
          <table:table-cell table:style-name="ce58" table:content-validation-name="val8" table:number-columns-repeated="4"/>
          <table:table-cell table:content-validation-name="val1" table:formula="of:=COM.MICROSOFT.CONCAT([.K129:.O129])" office:value-type="string" office:string-value="激怒;" calcext:value-type="string">
            <text:p>激怒;</text:p>
          </table:table-cell>
          <table:table-cell table:content-validation-name="val9" table:number-columns-repeated="4"/>
          <table:table-cell office:value-type="string" calcext:value-type="string">
            <text:p>大胖;战歌指挥官+阿古斯防御者+怒火中烧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58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30]));YEAR(MAX([.$A$1:.$A$1048576]))-YEAR([.A130])&gt;=2;[.$B130]&lt;&gt;&quot;基本&quot;;[.$B130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符文蛋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亡语;</text:p>
          </table:table-cell>
          <table:table-cell table:style-name="ce58" table:content-validation-name="val8" table:number-columns-repeated="4"/>
          <table:table-cell table:content-validation-name="val1" table:formula="of:=COM.MICROSOFT.CONCAT([.K130:.O130])" office:value-type="string" office:string-value="亡语;" calcext:value-type="string">
            <text:p>亡语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31]));YEAR(MAX([.$A$1:.$A$1048576]))-YEAR([.A131])&gt;=2;[.$B131]&lt;&gt;&quot;基本&quot;;[.$B131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海盗帕奇斯</text:p>
          </table:table-cell>
          <table:table-cell table:style-name="ce58" table:content-validation-name="val7" office:value-type="string" calcext:value-type="string">
            <text:p>海盗</text:p>
          </table:table-cell>
          <table:table-cell table:style-name="ce58" table:content-validation-name="val8" office:value-type="string" calcext:value-type="string">
            <text:p>冲锋;</text:p>
          </table:table-cell>
          <table:table-cell table:style-name="ce58" table:content-validation-name="val8" table:number-columns-repeated="4"/>
          <table:table-cell table:content-validation-name="val1" table:formula="of:=COM.MICROSOFT.CONCAT([.K131:.O131])" office:value-type="string" office:string-value="冲锋;" calcext:value-type="string">
            <text:p>冲锋;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海盗（特殊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32]));YEAR(MAX([.$A$1:.$A$1048576]))-YEAR([.A132])&gt;=2;[.$B132]&lt;&gt;&quot;基本&quot;;[.$B132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加基森枪骑士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table:number-columns-repeated="4"/>
          <table:table-cell table:content-validation-name="val1" table:formula="of:=COM.MICROSOFT.CONCAT([.K132:.O132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office:value-type="string" calcext:value-type="string">
            <text:p>人品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33]));YEAR(MAX([.$A$1:.$A$1048576]))-YEAR([.A133])&gt;=2;[.$B133]&lt;&gt;&quot;基本&quot;;[.$B133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叫嚣的中士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table:number-columns-repeated="4"/>
          <table:table-cell table:content-validation-name="val1" table:formula="of:=COM.MICROSOFT.CONCAT([.K133:.O133])" office:value-type="string" office:string-value="战吼;" calcext:value-type="string">
            <text:p>战吼;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增益目标（战吼需求）;风怒;0攻随从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34]));YEAR(MAX([.$A$1:.$A$1048576]))-YEAR([.A134])&gt;=2;[.$B134]&lt;&gt;&quot;基本&quot;;[.$B134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精灵弓箭手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table:number-columns-repeated="4"/>
          <table:table-cell table:content-validation-name="val1" table:formula="of:=COM.MICROSOFT.CONCAT([.K134:.O134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office:value-type="string" calcext:value-type="string">
            <text:p>激怒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35]));YEAR(MAX([.$A$1:.$A$1048576]))-YEAR([.A135])&gt;=2;[.$B135]&lt;&gt;&quot;基本&quot;;[.$B135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狂热的新兵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亡语;</text:p>
          </table:table-cell>
          <table:table-cell table:style-name="ce58" table:content-validation-name="val8" table:number-columns-repeated="4"/>
          <table:table-cell table:content-validation-name="val1" table:formula="of:=COM.MICROSOFT.CONCAT([.K135:.O135])" office:value-type="string" office:string-value="亡语;" calcext:value-type="string">
            <text:p>亡语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36]));YEAR(MAX([.$A$1:.$A$1048576]))-YEAR([.A136])&gt;=2;[.$B136]&lt;&gt;&quot;基本&quot;;[.$B136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浪人渗透者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潜行;</text:p>
          </table:table-cell>
          <table:table-cell table:style-name="ce58" table:content-validation-name="val8" table:number-columns-repeated="4"/>
          <table:table-cell table:content-validation-name="val1" table:formula="of:=COM.MICROSOFT.CONCAT([.K136:.O136])" office:value-type="string" office:string-value="潜行;" calcext:value-type="string">
            <text:p>潜行;</text:p>
          </table:table-cell>
          <table:table-cell table:number-columns-repeated="4"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58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37]));YEAR(MAX([.$A$1:.$A$1048576]))-YEAR([.A137])&gt;=2;[.$B137]&lt;&gt;&quot;基本&quot;;[.$B137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龙蛋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137:.O137])">
            <text:p/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office:value-type="string" calcext:value-type="string">
            <text:p>搭配牌（触发需求）;严酷的监工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38]));YEAR(MAX([.$A$1:.$A$1048576]))-YEAR([.A138])&gt;=2;[.$B138]&lt;&gt;&quot;基本&quot;;[.$B138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麻疯侏儒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亡语;</text:p>
          </table:table-cell>
          <table:table-cell table:style-name="ce58" table:content-validation-name="val8" table:number-columns-repeated="4"/>
          <table:table-cell table:content-validation-name="val1" table:formula="of:=COM.MICROSOFT.CONCAT([.K138:.O138])" office:value-type="string" office:string-value="亡语;" calcext:value-type="string">
            <text:p>亡语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39]));YEAR(MAX([.$A$1:.$A$1048576]))-YEAR([.A139])&gt;=2;[.$B139]&lt;&gt;&quot;基本&quot;;[.$B139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南海船工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冲锋;</text:p>
          </table:table-cell>
          <table:table-cell table:style-name="ce58" table:content-validation-name="val8" table:number-columns-repeated="4"/>
          <table:table-cell table:content-validation-name="val1" table:formula="of:=COM.MICROSOFT.CONCAT([.K139:.O139])" office:value-type="string" office:string-value="冲锋;" calcext:value-type="string">
            <text:p>冲锋;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office:value-type="string" calcext:value-type="string">
            <text:p>武器（冲锋需求）;海盗相关;修补匠的磨刀油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40]));YEAR(MAX([.$A$1:.$A$1048576]))-YEAR([.A140])&gt;=2;[.$B140]&lt;&gt;&quot;基本&quot;;[.$B140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年轻的女祭司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140:.O140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增益目标（持续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58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41]));YEAR(MAX([.$A$1:.$A$1048576]))-YEAR([.A141])&gt;=2;[.$B141]&lt;&gt;&quot;基本&quot;;[.$B141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肉用僵尸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亡语;</text:p>
          </table:table-cell>
          <table:table-cell table:style-name="ce51" table:content-validation-name="val8" table:number-columns-repeated="4"/>
          <table:table-cell table:content-validation-name="val1" table:formula="of:=COM.MICROSOFT.CONCAT([.K141:.O141])" office:value-type="string" office:string-value="亡语;" calcext:value-type="string">
            <text:p>亡语;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/>
          <table:table-cell office:value-type="string" calcext:value-type="string">
            <text:p>奥金尼灵魂祭司;永续增益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42]));YEAR(MAX([.$A$1:.$A$1048576]))-YEAR([.A142])&gt;=2;[.$B142]&lt;&gt;&quot;基本&quot;;[.$B142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赛场观众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嘲讽;</text:p>
          </table:table-cell>
          <table:table-cell table:style-name="ce51" table:content-validation-name="val8" table:number-columns-repeated="4"/>
          <table:table-cell table:content-validation-name="val1" table:formula="of:=COM.MICROSOFT.CONCAT([.K142:.O142])" office:value-type="string" office:string-value="嘲讽;" calcext:value-type="string">
            <text:p>嘲讽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51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43]));YEAR(MAX([.$A$1:.$A$1048576]))-YEAR([.A143])&gt;=2;[.$B143]&lt;&gt;&quot;基本&quot;;[.$B143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闪金镇步兵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嘲讽;</text:p>
          </table:table-cell>
          <table:table-cell table:style-name="ce51" table:content-validation-name="val8" table:number-columns-repeated="4"/>
          <table:table-cell table:content-validation-name="val1" table:formula="of:=COM.MICROSOFT.CONCAT([.K143:.O143])" office:value-type="string" office:string-value="嘲讽;" calcext:value-type="string">
            <text:p>嘲讽;</text:p>
          </table:table-cell>
          <table:table-cell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office:value-type="string" calcext:value-type="string">
            <text:p>永续增益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44]));YEAR(MAX([.$A$1:.$A$1048576]))-YEAR([.A144])&gt;=2;[.$B144]&lt;&gt;&quot;基本&quot;;[.$B144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圣光护卫者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144:.O144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恢复（触发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45]));YEAR(MAX([.$A$1:.$A$1048576]))-YEAR([.A145])&gt;=2;[.$B145]&lt;&gt;&quot;基本&quot;;[.$B145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石牙野猪</text:p>
          </table:table-cell>
          <table:table-cell table:style-name="ce51" table:content-validation-name="val7" office:value-type="string" calcext:value-type="string">
            <text:p>野兽</text:p>
          </table:table-cell>
          <table:table-cell table:style-name="ce51" table:content-validation-name="val8" table:number-columns-repeated="5"/>
          <table:table-cell table:content-validation-name="val1" table:formula="of:=COM.MICROSOFT.CONCAT([.K145:.O145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46]));YEAR(MAX([.$A$1:.$A$1048576]))-YEAR([.A146])&gt;=2;[.$B146]&lt;&gt;&quot;基本&quot;;[.$B146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受伤的克瓦迪尔</text:p>
          </table:table-cell>
          <table:table-cell table:style-name="ce51" table:content-validation-name="val7"/>
          <table:table-cell table:style-name="ce51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146:.O146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恢复（战吼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58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 table:style-name="ce51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47]));YEAR(MAX([.$A$1:.$A$1048576]))-YEAR([.A147])&gt;=2;[.$B147]&lt;&gt;&quot;基本&quot;;[.$B147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送葬者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亡语;</text:p>
          </table:table-cell>
          <table:table-cell table:style-name="ce51" table:content-validation-name="val8" table:number-columns-repeated="4"/>
          <table:table-cell table:content-validation-name="val1" table:formula="of:=COM.MICROSOFT.CONCAT([.K147:.O147])" office:value-type="string" office:string-value="亡语;" calcext:value-type="string">
            <text:p>亡语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亡语（触发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48]));YEAR(MAX([.$A$1:.$A$1048576]))-YEAR([.A148])&gt;=2;[.$B148]&lt;&gt;&quot;基本&quot;;[.$B148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亡灵药剂师</text:p>
          </table:table-cell>
          <table:table-cell table:style-name="ce51"/>
          <table:table-cell table:style-name="ce58" table:content-validation-name="val8" office:value-type="string" calcext:value-type="string">
            <text:p>亡语;</text:p>
          </table:table-cell>
          <table:table-cell table:style-name="ce51" table:content-validation-name="val8" table:number-columns-repeated="4"/>
          <table:table-cell table:content-validation-name="val1" table:formula="of:=COM.MICROSOFT.CONCAT([.K148:.O148])" office:value-type="string" office:string-value="亡语;" calcext:value-type="string">
            <text:p>亡语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49]));YEAR(MAX([.$A$1:.$A$1048576]))-YEAR([.A149])&gt;=2;[.$B149]&lt;&gt;&quot;基本&quot;;[.$B149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巫医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table:number-columns-repeated="4"/>
          <table:table-cell table:content-validation-name="val1" table:formula="of:=COM.MICROSOFT.CONCAT([.K149:.O149])" office:value-type="string" office:string-value="战吼;" calcext:value-type="string">
            <text:p>战吼;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50]));YEAR(MAX([.$A$1:.$A$1048576]))-YEAR([.A150])&gt;=2;[.$B150]&lt;&gt;&quot;基本&quot;;[.$B150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血帆海盗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table:number-columns-repeated="4"/>
          <table:table-cell table:content-validation-name="val1" table:formula="of:=COM.MICROSOFT.CONCAT([.K150:.O150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office:value-type="string" calcext:value-type="string">
            <text:p>海盗相关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51]));YEAR(MAX([.$A$1:.$A$1048576]))-YEAR([.A151])&gt;=2;[.$B151]&lt;&gt;&quot;基本&quot;;[.$B151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银色侍从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圣盾;</text:p>
          </table:table-cell>
          <table:table-cell table:style-name="ce58" table:content-validation-name="val8" table:number-columns-repeated="4"/>
          <table:table-cell table:content-validation-name="val1" table:formula="of:=COM.MICROSOFT.CONCAT([.K151:.O151])" office:value-type="string" office:string-value="圣盾;" calcext:value-type="string">
            <text:p>圣盾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office:value-type="string" calcext:value-type="string">
            <text:p>永续增益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52]));YEAR(MAX([.$A$1:.$A$1048576]))-YEAR([.A152])&gt;=2;[.$B152]&lt;&gt;&quot;基本&quot;;[.$B152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幼龙鹰</text:p>
          </table:table-cell>
          <table:table-cell table:style-name="ce58" table:content-validation-name="val7" office:value-type="string" calcext:value-type="string">
            <text:p>野兽</text:p>
          </table:table-cell>
          <table:table-cell table:style-name="ce58" table:content-validation-name="val8" table:number-columns-repeated="5"/>
          <table:table-cell table:content-validation-name="val1" table:formula="of:=COM.MICROSOFT.CONCAT([.K152:.O152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野兽相关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53]));YEAR(MAX([.$A$1:.$A$1048576]))-YEAR([.A153])&gt;=2;[.$B153]&lt;&gt;&quot;基本&quot;;[.$B153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鼬鼠挖掘工</text:p>
          </table:table-cell>
          <table:table-cell table:style-name="ce58" table:content-validation-name="val7" office:value-type="string" calcext:value-type="string">
            <text:p>野兽</text:p>
          </table:table-cell>
          <table:table-cell table:style-name="ce58" table:content-validation-name="val8" office:value-type="string" calcext:value-type="string">
            <text:p>亡语;</text:p>
          </table:table-cell>
          <table:table-cell table:style-name="ce58" table:content-validation-name="val8" table:number-columns-repeated="4"/>
          <table:table-cell table:content-validation-name="val1" table:formula="of:=COM.MICROSOFT.CONCAT([.K153:.O153])" office:value-type="string" office:string-value="亡语;" calcext:value-type="string">
            <text:p>亡语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54]));YEAR(MAX([.$A$1:.$A$1048576]))-YEAR([.A154])&gt;=2;[.$B154]&lt;&gt;&quot;基本&quot;;[.$B154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鱼人杀手蟹</text:p>
          </table:table-cell>
          <table:table-cell table:style-name="ce58" table:content-validation-name="val7" office:value-type="string" calcext:value-type="string">
            <text:p>野兽</text:p>
          </table:table-cell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table:number-columns-repeated="4"/>
          <table:table-cell table:content-validation-name="val1" table:formula="of:=COM.MICROSOFT.CONCAT([.K154:.O154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office:value-type="string" calcext:value-type="string">
            <text:p>环境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55]));YEAR(MAX([.$A$1:.$A$1048576]))-YEAR([.A155])&gt;=2;[.$B155]&lt;&gt;&quot;基本&quot;;[.$B155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鱼人袭击者</text:p>
          </table:table-cell>
          <table:table-cell table:style-name="ce58" table:content-validation-name="val7" office:value-type="string" calcext:value-type="string">
            <text:p>鱼人</text:p>
          </table:table-cell>
          <table:table-cell table:style-name="ce58" table:content-validation-name="val8" table:number-columns-repeated="5"/>
          <table:table-cell table:content-validation-name="val1" table:formula="of:=COM.MICROSOFT.CONCAT([.K155:.O155])">
            <text:p/>
          </table:table-cell>
          <table:table-cell table:content-validation-name="val9" table:number-columns-repeated="4"/>
          <table:table-cell office:value-type="string" calcext:value-type="string">
            <text:p>鱼人相关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56]));YEAR(MAX([.$A$1:.$A$1048576]))-YEAR([.A156])&gt;=2;[.$B156]&lt;&gt;&quot;基本&quot;;[.$B156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鱼人招潮者</text:p>
          </table:table-cell>
          <table:table-cell table:style-name="ce58" table:content-validation-name="val7" office:value-type="string" calcext:value-type="string">
            <text:p>鱼人</text:p>
          </table:table-cell>
          <table:table-cell table:style-name="ce58" table:content-validation-name="val8" table:number-columns-repeated="5"/>
          <table:table-cell table:content-validation-name="val1" table:formula="of:=COM.MICROSOFT.CONCAT([.K156:.O156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/>
          <table:table-cell office:value-type="string" calcext:value-type="string">
            <text:p>鱼人（触发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1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57]));YEAR(MAX([.$A$1:.$A$1048576]))-YEAR([.A157])&gt;=2;[.$B157]&lt;&gt;&quot;基本&quot;;[.$B157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达纳苏斯豹骑士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1" table:content-validation-name="val8" office:value-type="string" calcext:value-type="string">
            <text:p>亡语;</text:p>
          </table:table-cell>
          <table:table-cell table:style-name="ce51" table:content-validation-name="val8" table:number-columns-repeated="3"/>
          <table:table-cell table:content-validation-name="val1" table:formula="of:=COM.MICROSOFT.CONCAT([.K157:.O157])" office:value-type="string" office:string-value="战吼;亡语;" calcext:value-type="string">
            <text:p>战吼;亡语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51" office:value-type="string" calcext:value-type="string">
            <text:p>不要带第二张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58]));YEAR(MAX([.$A$1:.$A$1048576]))-YEAR([.A158])&gt;=2;[.$B158]&lt;&gt;&quot;基本&quot;;[.$B158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电镀机械熊仔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嘲讽;</text:p>
          </table:table-cell>
          <table:table-cell table:style-name="ce58" table:content-validation-name="val8" office:value-type="string" calcext:value-type="string">
            <text:p>抉择;</text:p>
          </table:table-cell>
          <table:table-cell table:style-name="ce58" table:content-validation-name="val8" table:number-columns-repeated="3"/>
          <table:table-cell table:content-validation-name="val1" table:formula="of:=COM.MICROSOFT.CONCAT([.K158:.O158])" office:value-type="string" office:string-value="嘲讽;抉择;" calcext:value-type="string">
            <text:p>嘲讽;抉择;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1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59]));YEAR(MAX([.$A$1:.$A$1048576]))-YEAR([.A159])&gt;=2;[.$B159]&lt;&gt;&quot;基本&quot;;[.$B159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愤怒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159:.O159])">
            <text:p/>
          </table:table-cell>
          <table:table-cell table:content-validation-name="val9" office:value-type="string" calcext:value-type="string">
            <text:p>良好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style-name="ce51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60]));YEAR(MAX([.$A$1:.$A$1048576]))-YEAR([.A160])&gt;=2;[.$B160]&lt;&gt;&quot;基本&quot;;[.$B160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刃牙德鲁伊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160:.O160])">
            <text:p/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1"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61]));YEAR(MAX([.$A$1:.$A$1048576]))-YEAR([.A161])&gt;=2;[.$B161]&lt;&gt;&quot;基本&quot;;[.$B161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亚煞极印记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161:.O161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62]));YEAR(MAX([.$A$1:.$A$1048576]))-YEAR([.A162])&gt;=2;[.$B162]&lt;&gt;&quot;基本&quot;;[.$B162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野性成长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162:.O162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搭配牌(特殊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63]));YEAR(MAX([.$A$1:.$A$1048576]))-YEAR([.A163])&gt;=2;[.$B163]&lt;&gt;&quot;基本&quot;;[.$B163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野性印记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嘲讽;</text:p>
          </table:table-cell>
          <table:table-cell table:style-name="ce58" table:content-validation-name="val8" table:number-columns-repeated="4"/>
          <table:table-cell table:content-validation-name="val1" table:formula="of:=COM.MICROSOFT.CONCAT([.K163:.O163])" office:value-type="string" office:string-value="嘲讽;" calcext:value-type="string">
            <text:p>嘲讽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增益目标(增益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64]));YEAR(MAX([.$A$1:.$A$1048576]))-YEAR([.A164])&gt;=2;[.$B164]&lt;&gt;&quot;基本&quot;;[.$B164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野性之力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164:.O164])">
            <text:p/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style-name="ce2" office:value-type="string" calcext:value-type="string">
            <text:p>增益目标(增益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65]));YEAR(MAX([.$A$1:.$A$1048576]))-YEAR([.A165])&gt;=2;[.$B165]&lt;&gt;&quot;基本&quot;;[.$B165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冰爆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冻结;</text:p>
          </table:table-cell>
          <table:table-cell table:style-name="ce58" table:content-validation-name="val8" table:number-columns-repeated="4"/>
          <table:table-cell table:content-validation-name="val1" table:formula="of:=COM.MICROSOFT.CONCAT([.K165:.O165])" office:value-type="string" office:string-value="冻结;" calcext:value-type="string">
            <text:p>冻结;</text:p>
          </table:table-cell>
          <table:table-cell table:number-columns-repeated="4"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66]));YEAR(MAX([.$A$1:.$A$1048576]))-YEAR([.A166])&gt;=2;[.$B166]&lt;&gt;&quot;基本&quot;;[.$B166]&lt;&gt;&quot;经典&quot;); &quot;狂野&quot;; &quot;标准&quot;)" office:value-type="string" office:string-value="狂野" calcext:value-type="string">
            <text:p>狂野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不稳定的传送门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166:.O166])">
            <text:p/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1"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67]));YEAR(MAX([.$A$1:.$A$1048576]))-YEAR([.A167])&gt;=2;[.$B167]&lt;&gt;&quot;基本&quot;;[.$B167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寒冰箭</text:p>
          </table:table-cell>
          <table:table-cell table:style-name="ce51" table:content-validation-name="val7"/>
          <table:table-cell table:style-name="ce51" table:content-validation-name="val8" office:value-type="string" calcext:value-type="string">
            <text:p>冻结;</text:p>
          </table:table-cell>
          <table:table-cell table:style-name="ce51" table:content-validation-name="val8" table:number-columns-repeated="4"/>
          <table:table-cell table:content-validation-name="val1" table:formula="of:=COM.MICROSOFT.CONCAT([.K167:.O167])" office:value-type="string" office:string-value="冻结;" calcext:value-type="string">
            <text:p>冻结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style-name="ce2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68]));YEAR(MAX([.$A$1:.$A$1048576]))-YEAR([.A168])&gt;=2;[.$B168]&lt;&gt;&quot;基本&quot;;[.$B168]&lt;&gt;&quot;经典&quot;); &quot;狂野&quot;; &quot;标准&quot;)" office:value-type="string" office:string-value="狂野" calcext:value-type="string">
            <text:p>狂野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烈焰轰击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168:.O168])">
            <text:p/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 office:value-type="string" calcext:value-type="string">
            <text:p>环境(血量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58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69]));YEAR(MAX([.$A$1:.$A$1048576]))-YEAR([.A169])&gt;=2;[.$B169]&lt;&gt;&quot;基本&quot;;[.$B169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麦迪文的男仆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office:value-type="string" calcext:value-type="string">
            <text:p>奥秘;</text:p>
          </table:table-cell>
          <table:table-cell table:style-name="ce58" table:content-validation-name="val8" table:number-columns-repeated="3"/>
          <table:table-cell table:content-validation-name="val1" table:formula="of:=COM.MICROSOFT.CONCAT([.K169:.O169])" office:value-type="string" office:string-value="战吼;奥秘;" calcext:value-type="string">
            <text:p>战吼;奥秘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 office:value-type="string" calcext:value-type="string">
            <text:p>奥秘(战吼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70]));YEAR(MAX([.$A$1:.$A$1048576]))-YEAR([.A170])&gt;=2;[.$B170]&lt;&gt;&quot;基本&quot;;[.$B170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魔爆术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170:.O170])">
            <text:p/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1"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71]));YEAR(MAX([.$A$1:.$A$1048576]))-YEAR([.A171])&gt;=2;[.$B171]&lt;&gt;&quot;基本&quot;;[.$B171]&lt;&gt;&quot;经典&quot;); &quot;狂野&quot;; &quot;标准&quot;)" office:value-type="string" office:string-value="狂野" calcext:value-type="string">
            <text:p>狂野</text:p>
          </table:table-cell>
          <table:table-cell table:style-name="ce5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碎雪机器人</text:p>
          </table:table-cell>
          <table:table-cell table:style-name="ce51" table:content-validation-name="val7"/>
          <table:table-cell table:style-name="ce51" table:content-validation-name="val8" office:value-type="string" calcext:value-type="string">
            <text:p>冻结;</text:p>
          </table:table-cell>
          <table:table-cell table:style-name="ce51" table:content-validation-name="val8" table:number-columns-repeated="4"/>
          <table:table-cell table:content-validation-name="val1" table:formula="of:=COM.MICROSOFT.CONCAT([.K171:.O171])" office:value-type="string" office:string-value="冻结;" calcext:value-type="string">
            <text:p>冻结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51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72]));YEAR(MAX([.$A$1:.$A$1048576]))-YEAR([.A172])&gt;=2;[.$B172]&lt;&gt;&quot;基本&quot;;[.$B172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巫师学徒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172:.O172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法术(减费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73]));YEAR(MAX([.$A$1:.$A$1048576]))-YEAR([.A173])&gt;=2;[.$B173]&lt;&gt;&quot;基本&quot;;[.$B173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邪教女巫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法术伤害;</text:p>
          </table:table-cell>
          <table:table-cell table:style-name="ce58" table:content-validation-name="val8" table:number-columns-repeated="4"/>
          <table:table-cell table:content-validation-name="val1" table:formula="of:=COM.MICROSOFT.CONCAT([.K173:.O173])" office:value-type="string" office:string-value="法术伤害;" calcext:value-type="string">
            <text:p>法术伤害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74]));YEAR(MAX([.$A$1:.$A$1048576]))-YEAR([.A174])&gt;=2;[.$B174]&lt;&gt;&quot;基本&quot;;[.$B174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英雄之魂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174:.O174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58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75]));YEAR(MAX([.$A$1:.$A$1048576]))-YEAR([.A175])&gt;=2;[.$B175]&lt;&gt;&quot;基本&quot;;[.$B175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豹子戏法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奥秘;</text:p>
          </table:table-cell>
          <table:table-cell table:style-name="ce58" table:content-validation-name="val8" office:value-type="string" calcext:value-type="string">
            <text:p>潜行;</text:p>
          </table:table-cell>
          <table:table-cell table:style-name="ce58" table:content-validation-name="val8" table:number-columns-repeated="3"/>
          <table:table-cell table:content-validation-name="val1" table:formula="of:=COM.MICROSOFT.CONCAT([.K175:.O175])" office:value-type="string" office:string-value="奥秘;潜行;" calcext:value-type="string">
            <text:p>奥秘;潜行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76]));YEAR(MAX([.$A$1:.$A$1048576]))-YEAR([.A176])&gt;=2;[.$B176]&lt;&gt;&quot;基本&quot;;[.$B176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爆炸陷阱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奥秘;</text:p>
          </table:table-cell>
          <table:table-cell table:style-name="ce58" table:content-validation-name="val8" table:number-columns-repeated="4"/>
          <table:table-cell table:content-validation-name="val1" table:formula="of:=COM.MICROSOFT.CONCAT([.K176:.O176])" office:value-type="string" office:string-value="奥秘;" calcext:value-type="string">
            <text:p>奥秘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77]));YEAR(MAX([.$A$1:.$A$1048576]))-YEAR([.A177])&gt;=2;[.$B177]&lt;&gt;&quot;基本&quot;;[.$B177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75" table:content-validation-name="val6" office:value-type="string" calcext:value-type="string">
            <text:p>冰冻陷阱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奥秘;</text:p>
          </table:table-cell>
          <table:table-cell table:style-name="ce58" table:content-validation-name="val8" table:number-columns-repeated="4"/>
          <table:table-cell table:content-validation-name="val1" table:formula="of:=COM.MICROSOFT.CONCAT([.K177:.O177])" office:value-type="string" office:string-value="奥秘;" calcext:value-type="string">
            <text:p>奥秘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1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78]));YEAR(MAX([.$A$1:.$A$1048576]))-YEAR([.A178])&gt;=2;[.$B178]&lt;&gt;&quot;基本&quot;;[.$B178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捕熊陷阱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奥秘;</text:p>
          </table:table-cell>
          <table:table-cell table:style-name="ce51" table:content-validation-name="val8" office:value-type="string" calcext:value-type="string">
            <text:p>嘲讽;</text:p>
          </table:table-cell>
          <table:table-cell table:style-name="ce51" table:content-validation-name="val8" table:number-columns-repeated="3"/>
          <table:table-cell table:content-validation-name="val1" table:formula="of:=COM.MICROSOFT.CONCAT([.K178:.O178])" office:value-type="string" office:string-value="奥秘;嘲讽;" calcext:value-type="string">
            <text:p>奥秘;嘲讽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58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1"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79]));YEAR(MAX([.$A$1:.$A$1048576]))-YEAR([.A179])&gt;=2;[.$B179]&lt;&gt;&quot;基本&quot;;[.$B179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慈祥的外婆</text:p>
          </table:table-cell>
          <table:table-cell table:style-name="ce51" table:content-validation-name="val7" office:value-type="string" calcext:value-type="string">
            <text:p>野兽</text:p>
          </table:table-cell>
          <table:table-cell table:style-name="ce51" table:content-validation-name="val8" office:value-type="string" calcext:value-type="string">
            <text:p>亡语;</text:p>
          </table:table-cell>
          <table:table-cell table:style-name="ce51" table:content-validation-name="val8" table:number-columns-repeated="4"/>
          <table:table-cell table:content-validation-name="val1" table:formula="of:=COM.MICROSOFT.CONCAT([.K179:.O179])" office:value-type="string" office:string-value="亡语;" calcext:value-type="string">
            <text:p>亡语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2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58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80]));YEAR(MAX([.$A$1:.$A$1048576]))-YEAR([.A180])&gt;=2;[.$B180]&lt;&gt;&quot;基本&quot;;[.$B180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毒镖陷阱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奥秘;</text:p>
          </table:table-cell>
          <table:table-cell table:style-name="ce58" table:content-validation-name="val8" table:number-columns-repeated="4"/>
          <table:table-cell table:content-validation-name="val1" table:formula="of:=COM.MICROSOFT.CONCAT([.K180:.O180])" office:value-type="string" office:string-value="奥秘;" calcext:value-type="string">
            <text:p>奥秘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81]));YEAR(MAX([.$A$1:.$A$1048576]))-YEAR([.A181])&gt;=2;[.$B181]&lt;&gt;&quot;基本&quot;;[.$B181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毒蛇陷阱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奥秘;</text:p>
          </table:table-cell>
          <table:table-cell table:style-name="ce58" table:content-validation-name="val8" table:number-columns-repeated="4"/>
          <table:table-cell table:content-validation-name="val1" table:formula="of:=COM.MICROSOFT.CONCAT([.K181:.O181])" office:value-type="string" office:string-value="奥秘;" calcext:value-type="string">
            <text:p>奥秘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1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82]));YEAR(MAX([.$A$1:.$A$1048576]))-YEAR([.A182])&gt;=2;[.$B182]&lt;&gt;&quot;基本&quot;;[.$B182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皇家雷象</text:p>
          </table:table-cell>
          <table:table-cell table:style-name="ce51" table:content-validation-name="val7" office:value-type="string" calcext:value-type="string">
            <text:p>野兽</text:p>
          </table:table-cell>
          <table:table-cell table:style-name="ce51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182:.O182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人品(战吼需求)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83]));YEAR(MAX([.$A$1:.$A$1048576]))-YEAR([.A183])&gt;=2;[.$B183]&lt;&gt;&quot;基本&quot;;[.$B183]&lt;&gt;&quot;经典&quot;); &quot;狂野&quot;; &quot;标准&quot;)" office:value-type="string" office:string-value="狂野" calcext:value-type="string">
            <text:p>狂野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假死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亡语;</text:p>
          </table:table-cell>
          <table:table-cell table:style-name="ce58" table:content-validation-name="val8" table:number-columns-repeated="4"/>
          <table:table-cell table:content-validation-name="val1" table:formula="of:=COM.MICROSOFT.CONCAT([.K183:.O183])" office:value-type="string" office:string-value="亡语;" calcext:value-type="string">
            <text:p>亡语;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牌(特殊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84]));YEAR(MAX([.$A$1:.$A$1048576]))-YEAR([.A184])&gt;=2;[.$B184]&lt;&gt;&quot;基本&quot;;[.$B184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狙击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奥秘;</text:p>
          </table:table-cell>
          <table:table-cell table:style-name="ce58" table:content-validation-name="val8" table:number-columns-repeated="4"/>
          <table:table-cell table:content-validation-name="val1" table:formula="of:=COM.MICROSOFT.CONCAT([.K184:.O184])" office:value-type="string" office:string-value="奥秘;" calcext:value-type="string">
            <text:p>奥秘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85]));YEAR(MAX([.$A$1:.$A$1048576]))-YEAR([.A185])&gt;=2;[.$B185]&lt;&gt;&quot;基本&quot;;[.$B185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军备宝箱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奥秘;</text:p>
          </table:table-cell>
          <table:table-cell table:style-name="ce58" table:content-validation-name="val8" table:number-columns-repeated="4"/>
          <table:table-cell table:content-validation-name="val1" table:formula="of:=COM.MICROSOFT.CONCAT([.K185:.O185])" office:value-type="string" office:string-value="奥秘;" calcext:value-type="string">
            <text:p>奥秘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58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86]));YEAR(MAX([.$A$1:.$A$1048576]))-YEAR([.A186])&gt;=2;[.$B186]&lt;&gt;&quot;基本&quot;;[.$B186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快速射击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186:.O186])">
            <text:p/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87]));YEAR(MAX([.$A$1:.$A$1048576]))-YEAR([.A187])&gt;=2;[.$B187]&lt;&gt;&quot;基本&quot;;[.$B187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热砂港狙击手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187:.O187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1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88]));YEAR(MAX([.$A$1:.$A$1048576]))-YEAR([.A188])&gt;=2;[.$B188]&lt;&gt;&quot;基本&quot;;[.$B188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食腐土狼</text:p>
          </table:table-cell>
          <table:table-cell table:style-name="ce51" table:content-validation-name="val7" office:value-type="string" calcext:value-type="string">
            <text:p>野兽</text:p>
          </table:table-cell>
          <table:table-cell table:style-name="ce51" table:content-validation-name="val8" table:number-columns-repeated="5"/>
          <table:table-cell table:content-validation-name="val1" table:formula="of:=COM.MICROSOFT.CONCAT([.K188:.O188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2" office:value-type="string" calcext:value-type="string">
            <text:p>搭配野兽(触发需求)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58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1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89]));YEAR(MAX([.$A$1:.$A$1048576]))-YEAR([.A189])&gt;=2;[.$B189]&lt;&gt;&quot;基本&quot;;[.$B189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探险帽</text:p>
          </table:table-cell>
          <table:table-cell table:style-name="ce51" table:content-validation-name="val7"/>
          <table:table-cell table:style-name="ce51" table:content-validation-name="val8" office:value-type="string" calcext:value-type="string">
            <text:p>亡语;</text:p>
          </table:table-cell>
          <table:table-cell table:style-name="ce51" table:content-validation-name="val8" table:number-columns-repeated="4"/>
          <table:table-cell table:content-validation-name="val1" table:formula="of:=COM.MICROSOFT.CONCAT([.K189:.O189])" office:value-type="string" office:string-value="亡语;" calcext:value-type="string">
            <text:p>亡语;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1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90]));YEAR(MAX([.$A$1:.$A$1048576]))-YEAR([.A190])&gt;=2;[.$B190]&lt;&gt;&quot;基本&quot;;[.$B190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误导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190:.O190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91]));YEAR(MAX([.$A$1:.$A$1048576]))-YEAR([.A191])&gt;=2;[.$B191]&lt;&gt;&quot;基本&quot;;[.$B191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穴居人驯兽师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table:number-columns-repeated="4"/>
          <table:table-cell table:content-validation-name="val1" table:formula="of:=COM.MICROSOFT.CONCAT([.K191:.O191])" office:value-type="string" office:string-value="战吼;" calcext:value-type="string">
            <text:p>战吼;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野兽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1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92]));YEAR(MAX([.$A$1:.$A$1048576]))-YEAR([.A192])&gt;=2;[.$B192]&lt;&gt;&quot;基本&quot;;[.$B192]&lt;&gt;&quot;经典&quot;); &quot;狂野&quot;; &quot;标准&quot;)" office:value-type="string" office:string-value="狂野" calcext:value-type="string">
            <text:p>狂野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召唤宠物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192:.O192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人品、野兽(减费需求)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93]));YEAR(MAX([.$A$1:.$A$1048576]))-YEAR([.A193])&gt;=2;[.$B193]&lt;&gt;&quot;基本&quot;;[.$B193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照明弹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奥秘;</text:p>
          </table:table-cell>
          <table:table-cell table:style-name="ce58" table:content-validation-name="val8" office:value-type="string" calcext:value-type="string">
            <text:p>潜行;</text:p>
          </table:table-cell>
          <table:table-cell table:style-name="ce58" table:content-validation-name="val8" table:number-columns-repeated="3"/>
          <table:table-cell table:content-validation-name="val1" table:formula="of:=COM.MICROSOFT.CONCAT([.K193:.O193])" office:value-type="string" office:string-value="奥秘;潜行;" calcext:value-type="string">
            <text:p>奥秘;潜行;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94]));YEAR(MAX([.$A$1:.$A$1048576]))-YEAR([.A194])&gt;=2;[.$B194]&lt;&gt;&quot;基本&quot;;[.$B194]&lt;&gt;&quot;经典&quot;); &quot;狂野&quot;; &quot;标准&quot;)" office:value-type="string" office:string-value="狂野" calcext:value-type="string">
            <text:p>狂野</text:p>
          </table:table-cell>
          <table:table-cell table:style-name="ce58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重型刀弩</text:p>
          </table:table-cell>
          <table:table-cell table:style-name="ce58" table:content-validation-name="val7"/>
          <table:table-cell table:style-name="ce51" table:content-validation-name="val8" office:value-type="string" calcext:value-type="string">
            <text:p>战吼;</text:p>
          </table:table-cell>
          <table:table-cell table:style-name="ce58" table:content-validation-name="val8" table:number-columns-repeated="4"/>
          <table:table-cell table:content-validation-name="val1" table:formula="of:=COM.MICROSOFT.CONCAT([.K194:.O194])" office:value-type="string" office:string-value="战吼;" calcext:value-type="string">
            <text:p>战吼;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增益目标(增益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1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95]));YEAR(MAX([.$A$1:.$A$1048576]))-YEAR([.A195])&gt;=2;[.$B195]&lt;&gt;&quot;基本&quot;;[.$B195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子弹上膛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195:.O195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96]));YEAR(MAX([.$A$1:.$A$1048576]))-YEAR([.A196])&gt;=2;[.$B196]&lt;&gt;&quot;基本&quot;;[.$B196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暗言术：痛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196:.O196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牧师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97]));YEAR(MAX([.$A$1:.$A$1048576]))-YEAR([.A197])&gt;=2;[.$B197]&lt;&gt;&quot;基本&quot;;[.$B197]&lt;&gt;&quot;经典&quot;); &quot;狂野&quot;; &quot;标准&quot;)" office:value-type="string" office:string-value="狂野" calcext:value-type="string">
            <text:p>狂野</text:p>
          </table:table-cell>
          <table:table-cell table:style-name="ce5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影打击装甲</text:p>
          </table:table-cell>
          <table:table-cell table:style-name="ce58" table:content-validation-name="val7" office:value-type="string" calcext:value-type="string">
            <text:p>机械</text:p>
          </table:table-cell>
          <table:table-cell table:style-name="ce51" table:content-validation-name="val8" table:number-columns-repeated="5"/>
          <table:table-cell table:content-validation-name="val1" table:formula="of:=COM.MICROSOFT.CONCAT([.K197:.O197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恢复（触发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98]));YEAR(MAX([.$A$1:.$A$1048576]))-YEAR([.A198])&gt;=2;[.$B198]&lt;&gt;&quot;基本&quot;;[.$B198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暗影之握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198:.O198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卡（特殊需求）:快速治疗…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58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牧师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99]));YEAR(MAX([.$A$1:.$A$1048576]))-YEAR([.A199])&gt;=2;[.$B199]&lt;&gt;&quot;基本&quot;;[.$B199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博物馆馆长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office:value-type="string" calcext:value-type="string">
            <text:p>亡语;</text:p>
          </table:table-cell>
          <table:table-cell table:style-name="ce58" table:content-validation-name="val8" table:number-columns-repeated="3"/>
          <table:table-cell table:content-validation-name="val1" table:formula="of:=COM.MICROSOFT.CONCAT([.K199:.O199])" office:value-type="string" office:string-value="战吼;亡语;" calcext:value-type="string">
            <text:p>战吼;亡语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普通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00]));YEAR(MAX([.$A$1:.$A$1048576]))-YEAR([.A200])&gt;=2;[.$B200]&lt;&gt;&quot;基本&quot;;[.$B200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策反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200:.O200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01]));YEAR(MAX([.$A$1:.$A$1048576]))-YEAR([.A201])&gt;=2;[.$B201]&lt;&gt;&quot;基本&quot;;[.$B201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法力晶簇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201:.O201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58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02]));YEAR(MAX([.$A$1:.$A$1048576]))-YEAR([.A202])&gt;=2;[.$B202]&lt;&gt;&quot;基本&quot;;[.$B202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复活术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202:.O202])">
            <text:p/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 office:value-type="string" calcext:value-type="string">
            <text:p>搭配卡组（召唤需求）:负伤剑圣…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牧师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03]));YEAR(MAX([.$A$1:.$A$1048576]))-YEAR([.A203])&gt;=2;[.$B203]&lt;&gt;&quot;基本&quot;;[.$B203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光明之泉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203:.O203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心灵之火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58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04]));YEAR(MAX([.$A$1:.$A$1048576]))-YEAR([.A204])&gt;=2;[.$B204]&lt;&gt;&quot;基本&quot;;[.$B204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净化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204:.O204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搭配卡组（沉默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牧师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05]));YEAR(MAX([.$A$1:.$A$1048576]))-YEAR([.A205])&gt;=2;[.$B205]&lt;&gt;&quot;基本&quot;;[.$B205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龙眠教官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office:value-type="string" calcext:value-type="string">
            <text:p>嘲讽;</text:p>
          </table:table-cell>
          <table:table-cell table:style-name="ce58" table:content-validation-name="val8" table:number-columns-repeated="3"/>
          <table:table-cell table:content-validation-name="val1" table:formula="of:=COM.MICROSOFT.CONCAT([.K205:.O205])" office:value-type="string" office:string-value="战吼;嘲讽;" calcext:value-type="string">
            <text:p>战吼;嘲讽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龙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style-name="ce51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06]));YEAR(MAX([.$A$1:.$A$1048576]))-YEAR([.A206])&gt;=2;[.$B206]&lt;&gt;&quot;基本&quot;;[.$B206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迷乱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206:.O206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style-name="ce2" office:value-type="string" calcext:value-type="string">
            <text:p>搭配卡（特殊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style-name="ce51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07]));YEAR(MAX([.$A$1:.$A$1048576]))-YEAR([.A207])&gt;=2;[.$B207]&lt;&gt;&quot;基本&quot;;[.$B207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神圣之灵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207:.O207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光耀之子;心灵之火;4血以上随从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08]));YEAR(MAX([.$A$1:.$A$1048576]))-YEAR([.A208])&gt;=2;[.$B208]&lt;&gt;&quot;基本&quot;;[.$B208]&lt;&gt;&quot;经典&quot;); &quot;狂野&quot;; &quot;标准&quot;)" office:value-type="string" office:string-value="狂野" calcext:value-type="string">
            <text:p>狂野</text:p>
          </table:table-cell>
          <table:table-cell table:style-name="ce5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缩小射线工程师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table:number-columns-repeated="4"/>
          <table:table-cell table:content-validation-name="val1" table:formula="of:=COM.MICROSOFT.CONCAT([.K208:.O208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" office:value-type="string" calcext:value-type="string">
            <text:p>秘教暗影祭司;暗言术：痛;狂奔科多兽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09]));YEAR(MAX([.$A$1:.$A$1048576]))-YEAR([.A209])&gt;=2;[.$B209]&lt;&gt;&quot;基本&quot;;[.$B209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心灵震爆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209:.O209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10]));YEAR(MAX([.$A$1:.$A$1048576]))-YEAR([.A210])&gt;=2;[.$B210]&lt;&gt;&quot;基本&quot;;[.$B210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背叛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210:.O210])">
            <text:p/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11]));YEAR(MAX([.$A$1:.$A$1048576]))-YEAR([.A211])&gt;=2;[.$B211]&lt;&gt;&quot;基本&quot;;[.$B211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刺骨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连击;</text:p>
          </table:table-cell>
          <table:table-cell table:style-name="ce58" table:content-validation-name="val8" table:number-columns-repeated="4"/>
          <table:table-cell table:content-validation-name="val1" table:formula="of:=COM.MICROSOFT.CONCAT([.K211:.O211])" office:value-type="string" office:string-value="连击;" calcext:value-type="string">
            <text:p>连击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牌(连击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1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12]));YEAR(MAX([.$A$1:.$A$1048576]))-YEAR([.A212])&gt;=2;[.$B212]&lt;&gt;&quot;基本&quot;;[.$B212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迪菲亚头目</text:p>
          </table:table-cell>
          <table:table-cell table:style-name="ce51" table:content-validation-name="val7"/>
          <table:table-cell table:style-name="ce51" table:content-validation-name="val8" office:value-type="string" calcext:value-type="string">
            <text:p>连击;</text:p>
          </table:table-cell>
          <table:table-cell table:style-name="ce51" table:content-validation-name="val8" table:number-columns-repeated="4"/>
          <table:table-cell table:content-validation-name="val1" table:formula="of:=COM.MICROSOFT.CONCAT([.K212:.O212])" office:value-type="string" office:string-value="连击;" calcext:value-type="string">
            <text:p>连击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搭配牌(连击需求)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13]));YEAR(MAX([.$A$1:.$A$1048576]))-YEAR([.A213])&gt;=2;[.$B213]&lt;&gt;&quot;基本&quot;;[.$B213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地精自动理发装置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table:number-columns-repeated="4"/>
          <table:table-cell table:content-validation-name="val1" table:formula="of:=COM.MICROSOFT.CONCAT([.K213:.O213])" office:value-type="string" office:string-value="战吼;" calcext:value-type="string">
            <text:p>战吼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14]));YEAR(MAX([.$A$1:.$A$1048576]))-YEAR([.A214])&gt;=2;[.$B214]&lt;&gt;&quot;基本&quot;;[.$B214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毒刃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214:.O214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15]));YEAR(MAX([.$A$1:.$A$1048576]))-YEAR([.A215])&gt;=2;[.$B215]&lt;&gt;&quot;基本&quot;;[.$B215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独眼欺诈者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215:.O215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海盗(触发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16]));YEAR(MAX([.$A$1:.$A$1048576]))-YEAR([.A216])&gt;=2;[.$B216]&lt;&gt;&quot;基本&quot;;[.$B216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加基森摆渡人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连击;</text:p>
          </table:table-cell>
          <table:table-cell table:style-name="ce58" table:content-validation-name="val8" table:number-columns-repeated="4"/>
          <table:table-cell table:content-validation-name="val1" table:formula="of:=COM.MICROSOFT.CONCAT([.K216:.O216])" office:value-type="string" office:string-value="连击;" calcext:value-type="string">
            <text:p>连击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17]));YEAR(MAX([.$A$1:.$A$1048576]))-YEAR([.A217])&gt;=2;[.$B217]&lt;&gt;&quot;基本&quot;;[.$B217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闷棍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217:.O217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1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18]));YEAR(MAX([.$A$1:.$A$1048576]))-YEAR([.A218])&gt;=2;[.$B218]&lt;&gt;&quot;基本&quot;;[.$B218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耐心的刺客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218:.O218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51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1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19]));YEAR(MAX([.$A$1:.$A$1048576]))-YEAR([.A219])&gt;=2;[.$B219]&lt;&gt;&quot;基本&quot;;[.$B219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窃贼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219:.O219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51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20]));YEAR(MAX([.$A$1:.$A$1048576]))-YEAR([.A220])&gt;=2;[.$B220]&lt;&gt;&quot;基本&quot;;[.$B220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青玉飞镖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连击;</text:p>
          </table:table-cell>
          <table:table-cell table:style-name="ce58" table:content-validation-name="val8" office:value-type="string" calcext:value-type="string">
            <text:p>青玉魔像;</text:p>
          </table:table-cell>
          <table:table-cell table:style-name="ce58" table:content-validation-name="val8" table:number-columns-repeated="3"/>
          <table:table-cell table:content-validation-name="val1" table:formula="of:=COM.MICROSOFT.CONCAT([.K220:.O220])" office:value-type="string" office:string-value="连击;青玉魔像;" calcext:value-type="string">
            <text:p>连击;青玉魔像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office:value-type="string" calcext:value-type="string">
            <text:p>青玉魔像（连击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21]));YEAR(MAX([.$A$1:.$A$1048576]))-YEAR([.A221])&gt;=2;[.$B221]&lt;&gt;&quot;基本&quot;;[.$B221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青玉游荡者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潜行;</text:p>
          </table:table-cell>
          <table:table-cell table:style-name="ce58" table:content-validation-name="val8" office:value-type="string" calcext:value-type="string">
            <text:p>亡语;</text:p>
          </table:table-cell>
          <table:table-cell table:style-name="ce58" table:content-validation-name="val8" office:value-type="string" calcext:value-type="string">
            <text:p>青玉魔像;</text:p>
          </table:table-cell>
          <table:table-cell table:style-name="ce58" table:content-validation-name="val8" table:number-columns-repeated="2"/>
          <table:table-cell table:content-validation-name="val1" table:formula="of:=COM.MICROSOFT.CONCAT([.K221:.O221])" office:value-type="string" office:string-value="潜行;亡语;青玉魔像;" calcext:value-type="string">
            <text:p>潜行;亡语;青玉魔像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青玉魔像（亡语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58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22]));YEAR(MAX([.$A$1:.$A$1048576]))-YEAR([.A222])&gt;=2;[.$B222]&lt;&gt;&quot;基本&quot;;[.$B222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夜幕奇袭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222:.O222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23]));YEAR(MAX([.$A$1:.$A$1048576]))-YEAR([.A223])&gt;=2;[.$B223]&lt;&gt;&quot;基本&quot;;[.$B223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幽暗城商贩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亡语;</text:p>
          </table:table-cell>
          <table:table-cell table:style-name="ce58" table:content-validation-name="val8" table:number-columns-repeated="4"/>
          <table:table-cell table:content-validation-name="val1" table:formula="of:=COM.MICROSOFT.CONCAT([.K223:.O223])" office:value-type="string" office:string-value="亡语;" calcext:value-type="string">
            <text:p>亡语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1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24]));YEAR(MAX([.$A$1:.$A$1048576]))-YEAR([.A224])&gt;=2;[.$B224]&lt;&gt;&quot;基本&quot;;[.$B224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幽暗城勇士</text:p>
          </table:table-cell>
          <table:table-cell table:style-name="ce51" table:content-validation-name="val7"/>
          <table:table-cell table:style-name="ce51" table:content-validation-name="val8" office:value-type="string" calcext:value-type="string">
            <text:p>连击;</text:p>
          </table:table-cell>
          <table:table-cell table:style-name="ce51" table:content-validation-name="val8" table:number-columns-repeated="4"/>
          <table:table-cell table:content-validation-name="val1" table:formula="of:=COM.MICROSOFT.CONCAT([.K224:.O224])" office:value-type="string" office:string-value="连击;" calcext:value-type="string">
            <text:p>连击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51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58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25]));YEAR(MAX([.$A$1:.$A$1048576]))-YEAR([.A225])&gt;=2;[.$B225]&lt;&gt;&quot;基本&quot;;[.$B225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大漩涡传送门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225:.O225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26]));YEAR(MAX([.$A$1:.$A$1048576]))-YEAR([.A226])&gt;=2;[.$B226]&lt;&gt;&quot;基本&quot;;[.$B226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风怒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风怒;</text:p>
          </table:table-cell>
          <table:table-cell table:style-name="ce58" table:content-validation-name="val8" table:number-columns-repeated="4"/>
          <table:table-cell table:content-validation-name="val1" table:formula="of:=COM.MICROSOFT.CONCAT([.K226:.O226])" office:value-type="string" office:string-value="风怒;" calcext:value-type="string">
            <text:p>风怒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1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27]));YEAR(MAX([.$A$1:.$A$1048576]))-YEAR([.A227])&gt;=2;[.$B227]&lt;&gt;&quot;基本&quot;;[.$B227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活力图腾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227:.O227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2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28]));YEAR(MAX([.$A$1:.$A$1048576]))-YEAR([.A228])&gt;=2;[.$B228]&lt;&gt;&quot;基本&quot;;[.$B228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火舌图腾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228:.O228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卡(战吼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29]));YEAR(MAX([.$A$1:.$A$1048576]))-YEAR([.A229])&gt;=2;[.$B229]&lt;&gt;&quot;基本&quot;;[.$B229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雷暴术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过载;</text:p>
          </table:table-cell>
          <table:table-cell table:style-name="ce58" table:content-validation-name="val8" table:number-columns-repeated="4"/>
          <table:table-cell table:content-validation-name="val1" table:formula="of:=COM.MICROSOFT.CONCAT([.K229:.O229])" office:value-type="string" office:string-value="过载;" calcext:value-type="string">
            <text:p>过载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1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30]));YEAR(MAX([.$A$1:.$A$1048576]))-YEAR([.A230])&gt;=2;[.$B230]&lt;&gt;&quot;基本&quot;;[.$B230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雷铸战斧</text:p>
          </table:table-cell>
          <table:table-cell table:style-name="ce51" table:content-validation-name="val7"/>
          <table:table-cell table:style-name="ce51" table:content-validation-name="val8" office:value-type="string" calcext:value-type="string">
            <text:p>过载;</text:p>
          </table:table-cell>
          <table:table-cell table:style-name="ce51" table:content-validation-name="val8" table:number-columns-repeated="4"/>
          <table:table-cell table:content-validation-name="val1" table:formula="of:=COM.MICROSOFT.CONCAT([.K230:.O230])" office:value-type="string" office:string-value="过载;" calcext:value-type="string">
            <text:p>过载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51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31]));YEAR(MAX([.$A$1:.$A$1048576]))-YEAR([.A231])&gt;=2;[.$B231]&lt;&gt;&quot;基本&quot;;[.$B231]&lt;&gt;&quot;经典&quot;); &quot;狂野&quot;; &quot;标准&quot;)" office:value-type="string" office:string-value="狂野" calcext:value-type="string">
            <text:p>狂野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连环爆裂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过载;</text:p>
          </table:table-cell>
          <table:table-cell table:style-name="ce58" table:content-validation-name="val8" table:number-columns-repeated="4"/>
          <table:table-cell table:content-validation-name="val1" table:formula="of:=COM.MICROSOFT.CONCAT([.K231:.O231])" office:value-type="string" office:string-value="过载;" calcext:value-type="string">
            <text:p>过载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人品（法伤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32]));YEAR(MAX([.$A$1:.$A$1048576]))-YEAR([.A232])&gt;=2;[.$B232]&lt;&gt;&quot;基本&quot;;[.$B232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青玉之爪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office:value-type="string" calcext:value-type="string">
            <text:p>青玉魔像;</text:p>
          </table:table-cell>
          <table:table-cell table:style-name="ce58" table:content-validation-name="val8" office:value-type="string" calcext:value-type="string">
            <text:p>过载;</text:p>
          </table:table-cell>
          <table:table-cell table:style-name="ce58" table:content-validation-name="val8" table:number-columns-repeated="2"/>
          <table:table-cell table:content-validation-name="val1" table:formula="of:=COM.MICROSOFT.CONCAT([.K232:.O232])" office:value-type="string" office:string-value="战吼;青玉魔像;过载;" calcext:value-type="string">
            <text:p>战吼;青玉魔像;过载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青玉魔像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58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33]));YEAR(MAX([.$A$1:.$A$1048576]))-YEAR([.A233])&gt;=2;[.$B233]&lt;&gt;&quot;基本&quot;;[.$B233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熔岩震击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过载;</text:p>
          </table:table-cell>
          <table:table-cell table:style-name="ce58" table:content-validation-name="val8" table:number-columns-repeated="4"/>
          <table:table-cell table:content-validation-name="val1" table:formula="of:=COM.MICROSOFT.CONCAT([.K233:.O233])" office:value-type="string" office:string-value="过载;" calcext:value-type="string">
            <text:p>过载;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过载(特殊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1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34]));YEAR(MAX([.$A$1:.$A$1048576]))-YEAR([.A234])&gt;=2;[.$B234]&lt;&gt;&quot;基本&quot;;[.$B234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石化武器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234:.O234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牌(增益需求)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1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35]));YEAR(MAX([.$A$1:.$A$1048576]))-YEAR([.A235])&gt;=2;[.$B235]&lt;&gt;&quot;基本&quot;;[.$B235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图腾魔像</text:p>
          </table:table-cell>
          <table:table-cell table:style-name="ce51" table:content-validation-name="val7"/>
          <table:table-cell table:style-name="ce51" table:content-validation-name="val8" office:value-type="string" calcext:value-type="string">
            <text:p>过载;</text:p>
          </table:table-cell>
          <table:table-cell table:style-name="ce51" table:content-validation-name="val8" table:number-columns-repeated="4"/>
          <table:table-cell table:content-validation-name="val1" table:formula="of:=COM.MICROSOFT.CONCAT([.K235:.O235])" office:value-type="string" office:string-value="过载;" calcext:value-type="string">
            <text:p>过载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51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36]));YEAR(MAX([.$A$1:.$A$1048576]))-YEAR([.A236])&gt;=2;[.$B236]&lt;&gt;&quot;基本&quot;;[.$B236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退化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236:.O236])">
            <text:p/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人品（特殊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37]));YEAR(MAX([.$A$1:.$A$1048576]))-YEAR([.A237])&gt;=2;[.$B237]&lt;&gt;&quot;基本&quot;;[.$B237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先祖之魂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亡语;</text:p>
          </table:table-cell>
          <table:table-cell table:style-name="ce58" table:content-validation-name="val8" table:number-columns-repeated="4"/>
          <table:table-cell table:content-validation-name="val1" table:formula="of:=COM.MICROSOFT.CONCAT([.K237:.O237])" office:value-type="string" office:string-value="亡语;" calcext:value-type="string">
            <text:p>亡语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价值大于2/2白板的牌(召唤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1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38]));YEAR(MAX([.$A$1:.$A$1048576]))-YEAR([.A238])&gt;=2;[.$B238]&lt;&gt;&quot;基本&quot;;[.$B238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先祖知识</text:p>
          </table:table-cell>
          <table:table-cell table:style-name="ce51" table:content-validation-name="val7"/>
          <table:table-cell table:style-name="ce51" table:content-validation-name="val8" office:value-type="string" calcext:value-type="string">
            <text:p>过载;</text:p>
          </table:table-cell>
          <table:table-cell table:style-name="ce51" table:content-validation-name="val8" table:number-columns-repeated="4"/>
          <table:table-cell table:content-validation-name="val1" table:formula="of:=COM.MICROSOFT.CONCAT([.K238:.O238])" office:value-type="string" office:string-value="过载;" calcext:value-type="string">
            <text:p>过载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51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39]));YEAR(MAX([.$A$1:.$A$1048576]))-YEAR([.A239])&gt;=2;[.$B239]&lt;&gt;&quot;基本&quot;;[.$B239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永恒哨卫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office:value-type="string" calcext:value-type="string">
            <text:p>过载;</text:p>
          </table:table-cell>
          <table:table-cell table:style-name="ce58" table:content-validation-name="val8" table:number-columns-repeated="3"/>
          <table:table-cell table:content-validation-name="val1" table:formula="of:=COM.MICROSOFT.CONCAT([.K239:.O239])" office:value-type="string" office:string-value="战吼;过载;" calcext:value-type="string">
            <text:p>战吼;过载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过载(战吼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58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40]));YEAR(MAX([.$A$1:.$A$1048576]))-YEAR([.A240])&gt;=2;[.$B240]&lt;&gt;&quot;基本&quot;;[.$B240]&lt;&gt;&quot;经典&quot;); &quot;狂野&quot;; &quot;标准&quot;)" office:value-type="string" office:string-value="狂野" calcext:value-type="string">
            <text:p>狂野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转生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240:.O240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牌(特殊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41]));YEAR(MAX([.$A$1:.$A$1048576]))-YEAR([.A241])&gt;=2;[.$B241]&lt;&gt;&quot;基本&quot;;[.$B241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自动漩涡打击装置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风怒;</text:p>
          </table:table-cell>
          <table:table-cell table:style-name="ce58" table:content-validation-name="val8" table:number-columns-repeated="4"/>
          <table:table-cell table:content-validation-name="val1" table:formula="of:=COM.MICROSOFT.CONCAT([.K241:.O241])" office:value-type="string" office:string-value="风怒;" calcext:value-type="string">
            <text:p>风怒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1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42]));YEAR(MAX([.$A$1:.$A$1048576]))-YEAR([.A242])&gt;=2;[.$B242]&lt;&gt;&quot;基本&quot;;[.$B242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白银之枪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242:.O242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套牌(战吼需求)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43]));YEAR(MAX([.$A$1:.$A$1048576]))-YEAR([.A243])&gt;=2;[.$B243]&lt;&gt;&quot;基本&quot;;[.$B243]&lt;&gt;&quot;经典&quot;); &quot;狂野&quot;; &quot;标准&quot;)" office:value-type="string" office:string-value="狂野" calcext:value-type="string">
            <text:p>狂野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光明圣印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243:.O243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1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44]));YEAR(MAX([.$A$1:.$A$1048576]))-YEAR([.A244])&gt;=2;[.$B244]&lt;&gt;&quot;基本&quot;;[.$B244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暗曙光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244:.O244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51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1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45]));YEAR(MAX([.$A$1:.$A$1048576]))-YEAR([.A245])&gt;=2;[.$B245]&lt;&gt;&quot;基本&quot;;[.$B245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护盾机器人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圣盾;</text:p>
          </table:table-cell>
          <table:table-cell table:style-name="ce51" table:content-validation-name="val8" table:number-columns-repeated="4"/>
          <table:table-cell table:content-validation-name="val1" table:formula="of:=COM.MICROSOFT.CONCAT([.K245:.O245])" office:value-type="string" office:string-value="圣盾;" calcext:value-type="string">
            <text:p>圣盾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1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46]));YEAR(MAX([.$A$1:.$A$1048576]))-YEAR([.A246])&gt;=2;[.$B246]&lt;&gt;&quot;基本&quot;;[.$B246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生而平等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246:.O246])">
            <text:p/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搭配卡（特殊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1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47]));YEAR(MAX([.$A$1:.$A$1048576]))-YEAR([.A247])&gt;=2;[.$B247]&lt;&gt;&quot;基本&quot;;[.$B247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圣光术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247:.O247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51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48]));YEAR(MAX([.$A$1:.$A$1048576]))-YEAR([.A248])&gt;=2;[.$B248]&lt;&gt;&quot;基本&quot;;[.$B248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污手街供货商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table:number-columns-repeated="4"/>
          <table:table-cell table:content-validation-name="val1" table:formula="of:=COM.MICROSOFT.CONCAT([.K248:.O248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搭配卡组（增益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49]));YEAR(MAX([.$A$1:.$A$1048576]))-YEAR([.A249])&gt;=2;[.$B249]&lt;&gt;&quot;基本&quot;;[.$B249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银色保卫者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office:value-type="string" calcext:value-type="string">
            <text:p>圣盾;</text:p>
          </table:table-cell>
          <table:table-cell table:style-name="ce58" table:content-validation-name="val8" table:number-columns-repeated="3"/>
          <table:table-cell table:content-validation-name="val1" table:formula="of:=COM.MICROSOFT.CONCAT([.K249:.O249])" office:value-type="string" office:string-value="战吼;圣盾;" calcext:value-type="string">
            <text:p>战吼;圣盾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增益目标(增益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50]));YEAR(MAX([.$A$1:.$A$1048576]))-YEAR([.A250])&gt;=2;[.$B250]&lt;&gt;&quot;基本&quot;;[.$B250]&lt;&gt;&quot;经典&quot;); &quot;狂野&quot;; &quot;标准&quot;)" office:value-type="string" office:string-value="狂野" calcext:value-type="string">
            <text:p>狂野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暗色炸弹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250:.O250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1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51]));YEAR(MAX([.$A$1:.$A$1048576]))-YEAR([.A251])&gt;=2;[.$B251]&lt;&gt;&quot;基本&quot;;[.$B251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恶魔融合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251:.O251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恶魔(增益需求)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52]));YEAR(MAX([.$A$1:.$A$1048576]))-YEAR([.A252])&gt;=2;[.$B252]&lt;&gt;&quot;基本&quot;;[.$B252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恶魔之火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252:.O252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恶魔(增益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1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53]));YEAR(MAX([.$A$1:.$A$1048576]))-YEAR([.A253])&gt;=2;[.$B253]&lt;&gt;&quot;基本&quot;;[.$B253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愤怒卫士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253:.O253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51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58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1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54]));YEAR(MAX([.$A$1:.$A$1048576]))-YEAR([.A254])&gt;=2;[.$B254]&lt;&gt;&quot;基本&quot;;[.$B254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市摊贩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1" table:content-validation-name="val8" office:value-type="string" calcext:value-type="string">
            <text:p>发现;</text:p>
          </table:table-cell>
          <table:table-cell table:style-name="ce51" table:content-validation-name="val8" table:number-columns-repeated="3"/>
          <table:table-cell table:content-validation-name="val1" table:formula="of:=COM.MICROSOFT.CONCAT([.K254:.O254])" office:value-type="string" office:string-value="战吼;发现;" calcext:value-type="string">
            <text:p>战吼;发现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58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55]));YEAR(MAX([.$A$1:.$A$1048576]))-YEAR([.A255])&gt;=2;[.$B255]&lt;&gt;&quot;基本&quot;;[.$B255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拉法姆的诅咒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255:.O255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56]));YEAR(MAX([.$A$1:.$A$1048576]))-YEAR([.A256])&gt;=2;[.$B256]&lt;&gt;&quot;基本&quot;;[.$B256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魅魔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table:number-columns-repeated="4"/>
          <table:table-cell table:content-validation-name="val1" table:formula="of:=COM.MICROSOFT.CONCAT([.K256:.O256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搭配卡(战吼需求)；人品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57]));YEAR(MAX([.$A$1:.$A$1048576]))-YEAR([.A257])&gt;=2;[.$B257]&lt;&gt;&quot;基本&quot;;[.$B257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弃暗投明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257:.O257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人品（特殊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58]));YEAR(MAX([.$A$1:.$A$1048576]))-YEAR([.A258])&gt;=2;[.$B258]&lt;&gt;&quot;基本&quot;;[.$B258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痛苦女王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258:.O258])">
            <text:p/>
          </table:table-cell>
          <table:table-cell table:number-columns-repeated="4"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1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59]));YEAR(MAX([.$A$1:.$A$1048576]))-YEAR([.A259])&gt;=2;[.$B259]&lt;&gt;&quot;基本&quot;;[.$B259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小鬼骑士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259:.O259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弃牌效果(触发需求)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60]));YEAR(MAX([.$A$1:.$A$1048576]))-YEAR([.A260])&gt;=2;[.$B260]&lt;&gt;&quot;基本&quot;;[.$B260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夜色镇图书管理员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office:value-type="string" calcext:value-type="string">
            <text:p>亡语;</text:p>
          </table:table-cell>
          <table:table-cell table:style-name="ce58" table:content-validation-name="val8" table:number-columns-repeated="3"/>
          <table:table-cell table:content-validation-name="val1" table:formula="of:=COM.MICROSOFT.CONCAT([.K260:.O260])" office:value-type="string" office:string-value="战吼;亡语;" calcext:value-type="string">
            <text:p>战吼;亡语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1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61]));YEAR(MAX([.$A$1:.$A$1048576]))-YEAR([.A261])&gt;=2;[.$B261]&lt;&gt;&quot;基本&quot;;[.$B261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阿莱克丝塔萨的勇士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261:.O261])" office:value-type="string" office:string-value="战吼;" calcext:value-type="string">
            <text:p>战吼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office:value-type="string" calcext:value-type="string">
            <text:p>龙(战吼需求)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62]));YEAR(MAX([.$A$1:.$A$1048576]))-YEAR([.A262])&gt;=2;[.$B262]&lt;&gt;&quot;基本&quot;;[.$B262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炽炎战斧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262:.O262])">
            <text:p/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58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63]));YEAR(MAX([.$A$1:.$A$1048576]))-YEAR([.A263])&gt;=2;[.$B263]&lt;&gt;&quot;基本&quot;;[.$B263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复仇打击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263:.O263])">
            <text:p/>
          </table:table-cell>
          <table:table-cell table:content-validation-name="val9"/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环境(法伤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1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64]));YEAR(MAX([.$A$1:.$A$1048576]))-YEAR([.A264])&gt;=2;[.$B264]&lt;&gt;&quot;基本&quot;;[.$B264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格斗陪练师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嘲讽;</text:p>
          </table:table-cell>
          <table:table-cell table:style-name="ce51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3"/>
          <table:table-cell table:content-validation-name="val1" table:formula="of:=COM.MICROSOFT.CONCAT([.K264:.O264])" office:value-type="string" office:string-value="嘲讽;战吼;" calcext:value-type="string">
            <text:p>嘲讽;战吼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65]));YEAR(MAX([.$A$1:.$A$1048576]))-YEAR([.A265])&gt;=2;[.$B265]&lt;&gt;&quot;基本&quot;;[.$B265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公辩律师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嘲讽;</text:p>
          </table:table-cell>
          <table:table-cell table:style-name="ce58" table:content-validation-name="val8" table:number-columns-repeated="4"/>
          <table:table-cell table:content-validation-name="val1" table:formula="of:=COM.MICROSOFT.CONCAT([.K265:.O265])" office:value-type="string" office:string-value="嘲讽;" calcext:value-type="string">
            <text:p>嘲讽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66]));YEAR(MAX([.$A$1:.$A$1048576]))-YEAR([.A266])&gt;=2;[.$B266]&lt;&gt;&quot;基本&quot;;[.$B266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霍巴特·钩锤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table:number-columns-repeated="4"/>
          <table:table-cell table:content-validation-name="val1" table:formula="of:=COM.MICROSOFT.CONCAT([.K266:.O266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武器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1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67]));YEAR(MAX([.$A$1:.$A$1048576]))-YEAR([.A267])&gt;=2;[.$B267]&lt;&gt;&quot;基本&quot;;[.$B267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加固</text:p>
          </table:table-cell>
          <table:table-cell table:style-name="ce51" table:content-validation-name="val7"/>
          <table:table-cell table:style-name="ce51" table:content-validation-name="val8" office:value-type="string" calcext:value-type="string">
            <text:p>嘲讽;</text:p>
          </table:table-cell>
          <table:table-cell table:style-name="ce51" table:content-validation-name="val8" table:number-columns-repeated="4"/>
          <table:table-cell table:content-validation-name="val1" table:formula="of:=COM.MICROSOFT.CONCAT([.K267:.O267])" office:value-type="string" office:string-value="嘲讽;" calcext:value-type="string">
            <text:p>嘲讽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嘲讽随从(增益需求)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68]));YEAR(MAX([.$A$1:.$A$1048576]))-YEAR([.A268])&gt;=2;[.$B268]&lt;&gt;&quot;基本&quot;;[.$B268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狂暴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268:.O268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增益目标(增益需求):负伤剑圣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69]));YEAR(MAX([.$A$1:.$A$1048576]))-YEAR([.A269])&gt;=2;[.$B269]&lt;&gt;&quot;基本&quot;;[.$B269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猛击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269:.O269])">
            <text:p/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70]));YEAR(MAX([.$A$1:.$A$1048576]))-YEAR([.A270])&gt;=2;[.$B270]&lt;&gt;&quot;基本&quot;;[.$B270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命令怒吼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270:.O270])">
            <text:p/>
          </table:table-cell>
          <table:table-cell table:content-validation-name="val9"/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增益目标(增益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71]));YEAR(MAX([.$A$1:.$A$1048576]))-YEAR([.A271])&gt;=2;[.$B271]&lt;&gt;&quot;基本&quot;;[.$B271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失窃物资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嘲讽;</text:p>
          </table:table-cell>
          <table:table-cell table:style-name="ce58" table:content-validation-name="val8" table:number-columns-repeated="4"/>
          <table:table-cell table:content-validation-name="val1" table:formula="of:=COM.MICROSOFT.CONCAT([.K271:.O271])" office:value-type="string" office:string-value="嘲讽;" calcext:value-type="string">
            <text:p>嘲讽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嘲讽（增益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72]));YEAR(MAX([.$A$1:.$A$1048576]))-YEAR([.A272])&gt;=2;[.$B272]&lt;&gt;&quot;基本&quot;;[.$B272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顺劈斩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272:.O272])">
            <text:p/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office:value-type="string" calcext:value-type="string">
            <text:p>法强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73]));YEAR(MAX([.$A$1:.$A$1048576]))-YEAR([.A273])&gt;=2;[.$B273]&lt;&gt;&quot;基本&quot;;[.$B273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严酷的监工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table:number-columns-repeated="4"/>
          <table:table-cell table:content-validation-name="val1" table:formula="of:=COM.MICROSOFT.CONCAT([.K273:.O273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增益目标(战吼需求)激怒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74]));YEAR(MAX([.$A$1:.$A$1048576]))-YEAR([.A274])&gt;=2;[.$B274]&lt;&gt;&quot;基本&quot;;[.$B274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英勇打击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274:.O274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75]));YEAR(MAX([.$A$1:.$A$1048576]))-YEAR([.A275])&gt;=2;[.$B275]&lt;&gt;&quot;基本&quot;;[.$B275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鱼死网破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275:.O275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76]));YEAR(MAX([.$A$1:.$A$1048576]))-YEAR([.A276])&gt;=2;[.$B276]&lt;&gt;&quot;基本&quot;;[.$B276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斩杀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276:.O276])">
            <text:p/>
          </table:table-cell>
          <table:table-cell table:content-validation-name="val9" office:value-type="string" calcext:value-type="string">
            <text:p>良好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office:value-type="string" calcext:value-type="string">
            <text:p>猛击;严酷的监工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77]));YEAR(MAX([.$A$1:.$A$1048576]))-YEAR([.A277])&gt;=2;[.$B277]&lt;&gt;&quot;基本&quot;;[.$B277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战斗怒火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277:.O277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搭配牌(抽牌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78]));YEAR(MAX([.$A$1:.$A$1048576]))-YEAR([.A278])&gt;=2;[.$B278]&lt;&gt;&quot;基本&quot;;[.$B278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铸甲师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278:.O278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激怒相关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79]));YEAR(MAX([.$A$1:.$A$1048576]))-YEAR([.A279])&gt;=2;[.$B279]&lt;&gt;&quot;基本&quot;;[.$B279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阿曼尼狂战士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激怒;</text:p>
          </table:table-cell>
          <table:table-cell table:style-name="ce51" table:content-validation-name="val8" table:number-columns-repeated="4"/>
          <table:table-cell table:content-validation-name="val1" table:formula="of:=COM.MICROSOFT.CONCAT([.K279:.O279])" office:value-type="string" office:string-value="激怒;" calcext:value-type="string">
            <text:p>激怒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office:value-type="string" calcext:value-type="string">
            <text:p>搭配牌（激怒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80]));YEAR(MAX([.$A$1:.$A$1048576]))-YEAR([.A280])&gt;=2;[.$B280]&lt;&gt;&quot;基本&quot;;[.$B280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白骨卫士军官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280:.O280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58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81]));YEAR(MAX([.$A$1:.$A$1048576]))-YEAR([.A281])&gt;=2;[.$B281]&lt;&gt;&quot;基本&quot;;[.$B281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宝石甲虫</text:p>
          </table:table-cell>
          <table:table-cell table:style-name="ce51" table:content-validation-name="val7" office:value-type="string" calcext:value-type="string">
            <text:p>野兽</text:p>
          </table:table-cell>
          <table:table-cell table:style-name="ce51" table:content-validation-name="val8" office:value-type="string" calcext:value-type="string">
            <text:p>战吼;</text:p>
          </table:table-cell>
          <table:table-cell table:style-name="ce51" table:content-validation-name="val8" office:value-type="string" calcext:value-type="string">
            <text:p>发现;</text:p>
          </table:table-cell>
          <table:table-cell table:style-name="ce51" table:content-validation-name="val8" table:number-columns-repeated="3"/>
          <table:table-cell table:content-validation-name="val1" table:formula="of:=COM.MICROSOFT.CONCAT([.K281:.O281])" office:value-type="string" office:string-value="战吼;发现;" calcext:value-type="string">
            <text:p>战吼;发现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82]));YEAR(MAX([.$A$1:.$A$1048576]))-YEAR([.A282])&gt;=2;[.$B282]&lt;&gt;&quot;基本&quot;;[.$B282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卑劣的脏鼠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嘲讽;</text:p>
          </table:table-cell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table:number-columns-repeated="3"/>
          <table:table-cell table:content-validation-name="val1" table:formula="of:=COM.MICROSOFT.CONCAT([.K282:.O282])" office:value-type="string" office:string-value="嘲讽;战吼;" calcext:value-type="string">
            <text:p>嘲讽;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人品（身材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83]));YEAR(MAX([.$A$1:.$A$1048576]))-YEAR([.A283])&gt;=2;[.$B283]&lt;&gt;&quot;基本&quot;;[.$B283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吵吵机器人</text:p>
          </table:table-cell>
          <table:table-cell table:style-name="ce51" table:content-validation-name="val7" office:value-type="string" calcext:value-type="string">
            <text:p>机械</text:p>
          </table:table-cell>
          <table:table-cell table:style-name="ce51" table:content-validation-name="val8" office:value-type="string" calcext:value-type="string">
            <text:p>嘲讽;</text:p>
          </table:table-cell>
          <table:table-cell table:style-name="ce51" table:content-validation-name="val8" office:value-type="string" calcext:value-type="string">
            <text:p>圣盾;</text:p>
          </table:table-cell>
          <table:table-cell table:style-name="ce51" table:content-validation-name="val8" table:number-columns-repeated="3"/>
          <table:table-cell table:content-validation-name="val1" table:formula="of:=COM.MICROSOFT.CONCAT([.K283:.O283])" office:value-type="string" office:string-value="嘲讽;圣盾;" calcext:value-type="string">
            <text:p>嘲讽;圣盾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临时攻击增益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84]));YEAR(MAX([.$A$1:.$A$1048576]))-YEAR([.A284])&gt;=2;[.$B284]&lt;&gt;&quot;基本&quot;;[.$B284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持枪侍从</text:p>
          </table:table-cell>
          <table:table-cell table:style-name="ce51" table:content-validation-name="val7"/>
          <table:table-cell table:style-name="ce51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284:.O284])" office:value-type="string" office:string-value="战吼;" calcext:value-type="string">
            <text:p>战吼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85]));YEAR(MAX([.$A$1:.$A$1048576]))-YEAR([.A285])&gt;=2;[.$B285]&lt;&gt;&quot;基本&quot;;[.$B285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船载火炮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285:.O285])">
            <text:p/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海盗（触发需求）</text:p>
          </table:table-cell>
          <table:table-cell table:style-name="ce51"/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奖励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86]));YEAR(MAX([.$A$1:.$A$1048576]))-YEAR([.A286])&gt;=2;[.$B286]&lt;&gt;&quot;基本&quot;;[.$B286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船长的鹦鹉</text:p>
          </table:table-cell>
          <table:table-cell table:style-name="ce51" table:content-validation-name="val7" office:value-type="string" calcext:value-type="string">
            <text:p>野兽</text:p>
          </table:table-cell>
          <table:table-cell table:style-name="ce51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286:.O286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绿皮船长</text:p>
          </table:table-cell>
          <table:table-cell table:style-name="ce51"/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87]));YEAR(MAX([.$A$1:.$A$1048576]))-YEAR([.A287])&gt;=2;[.$B287]&lt;&gt;&quot;基本&quot;;[.$B287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吹箭鱼人</text:p>
          </table:table-cell>
          <table:table-cell table:style-name="ce58" table:content-validation-name="val7" office:value-type="string" calcext:value-type="string">
            <text:p>鱼人</text:p>
          </table:table-cell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table:number-columns-repeated="4"/>
          <table:table-cell table:content-validation-name="val1" table:formula="of:=COM.MICROSOFT.CONCAT([.K287:.O287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number-columns-repeated="1004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88]));YEAR(MAX([.$A$1:.$A$1048576]))-YEAR([.A288])&gt;=2;[.$B288]&lt;&gt;&quot;基本&quot;;[.$B288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淡水鳄</text:p>
          </table:table-cell>
          <table:table-cell table:style-name="ce51" table:content-validation-name="val7" office:value-type="string" calcext:value-type="string">
            <text:p>野兽</text:p>
          </table:table-cell>
          <table:table-cell table:style-name="ce51" table:content-validation-name="val8" table:number-columns-repeated="5"/>
          <table:table-cell table:content-validation-name="val1" table:formula="of:=COM.MICROSOFT.CONCAT([.K288:.O288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/>
          <table:table-cell table:style-name="ce51"/>
          <table:table-cell table:number-columns-repeated="1002"/>
        </table:table-row>
        <table:table-row table:style-name="ro5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89]));YEAR(MAX([.$A$1:.$A$1048576]))-YEAR([.A289])&gt;=2;[.$B289]&lt;&gt;&quot;基本&quot;;[.$B289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法力怨魂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289:.O289])">
            <text:p/>
          </table:table-cell>
          <table:table-cell table:content-validation-name="val9" table:number-columns-repeated="4"/>
          <table:table-cell office:value-type="string" calcext:value-type="string">
            <text:p>2费牌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90]));YEAR(MAX([.$A$1:.$A$1048576]))-YEAR([.A290])&gt;=2;[.$B290]&lt;&gt;&quot;基本&quot;;[.$B290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飞刀杂耍者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290:.O290])">
            <text:p/>
          </table:table-cell>
          <table:table-cell table:number-columns-repeated="4" table:content-validation-name="val9" office:value-type="string" calcext:value-type="string">
            <text:p>良好</text:p>
          </table:table-cell>
          <table:table-cell office:value-type="string" calcext:value-type="string">
            <text:p>搭配（触发需求）:作战动员;小鬼爆破…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58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91]));YEAR(MAX([.$A$1:.$A$1048576]))-YEAR([.A291])&gt;=2;[.$B291]&lt;&gt;&quot;基本&quot;;[.$B291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分裂软泥怪</text:p>
          </table:table-cell>
          <table:table-cell table:style-name="ce51" table:content-validation-name="val7"/>
          <table:table-cell table:style-name="ce51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291:.O291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永续增益（战吼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58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92]));YEAR(MAX([.$A$1:.$A$1048576]))-YEAR([.A292])&gt;=2;[.$B292]&lt;&gt;&quot;基本&quot;;[.$B292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疯狂的科学家</text:p>
          </table:table-cell>
          <table:table-cell table:style-name="ce51" table:content-validation-name="val7"/>
          <table:table-cell table:style-name="ce51" table:content-validation-name="val8" office:value-type="string" calcext:value-type="string">
            <text:p>亡语;</text:p>
          </table:table-cell>
          <table:table-cell table:style-name="ce51" table:content-validation-name="val8" office:value-type="string" calcext:value-type="string">
            <text:p>奥秘;</text:p>
          </table:table-cell>
          <table:table-cell table:style-name="ce51" table:content-validation-name="val8" table:number-columns-repeated="3"/>
          <table:table-cell table:content-validation-name="val1" table:formula="of:=COM.MICROSOFT.CONCAT([.K292:.O292])" office:value-type="string" office:string-value="亡语;奥秘;" calcext:value-type="string">
            <text:p>亡语;奥秘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奥秘（亡语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93]));YEAR(MAX([.$A$1:.$A$1048576]))-YEAR([.A293])&gt;=2;[.$B293]&lt;&gt;&quot;基本&quot;;[.$B293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疯狂的炼金师</text:p>
          </table:table-cell>
          <table:table-cell table:style-name="ce51" table:content-validation-name="val7"/>
          <table:table-cell table:style-name="ce51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293:.O293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94]));YEAR(MAX([.$A$1:.$A$1048576]))-YEAR([.A294])&gt;=2;[.$B294]&lt;&gt;&quot;基本&quot;;[.$B294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疯狂投弹者</text:p>
          </table:table-cell>
          <table:table-cell table:style-name="ce51" table:content-validation-name="val7"/>
          <table:table-cell table:style-name="ce51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294:.O294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/>
          <table:table-cell table:style-name="ce25" office:value-type="string" calcext:value-type="string">
            <text:p>人品（战吼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95]));YEAR(MAX([.$A$1:.$A$1048576]))-YEAR([.A295])&gt;=2;[.$B295]&lt;&gt;&quot;基本&quot;;[.$B295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工程师学徒</text:p>
          </table:table-cell>
          <table:table-cell table:style-name="ce51" table:content-validation-name="val7"/>
          <table:table-cell table:style-name="ce51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295:.O295])" office:value-type="string" office:string-value="战吼;" calcext:value-type="string">
            <text:p>战吼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96]));YEAR(MAX([.$A$1:.$A$1048576]))-YEAR([.A296])&gt;=2;[.$B296]&lt;&gt;&quot;基本&quot;;[.$B296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狗头人地卜师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296:.O296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法伤（法强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58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97]));YEAR(MAX([.$A$1:.$A$1048576]))-YEAR([.A297])&gt;=2;[.$B297]&lt;&gt;&quot;基本&quot;;[.$B297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鬼灵爬行者</text:p>
          </table:table-cell>
          <table:table-cell table:style-name="ce51" table:content-validation-name="val7" office:value-type="string" calcext:value-type="string">
            <text:p>野兽</text:p>
          </table:table-cell>
          <table:table-cell table:style-name="ce51" table:content-validation-name="val8" office:value-type="string" calcext:value-type="string">
            <text:p>亡语;</text:p>
          </table:table-cell>
          <table:table-cell table:style-name="ce51" table:content-validation-name="val8" table:number-columns-repeated="4"/>
          <table:table-cell table:content-validation-name="val1" table:formula="of:=COM.MICROSOFT.CONCAT([.K297:.O297])" office:value-type="string" office:string-value="亡语;" calcext:value-type="string">
            <text:p>亡语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98]));YEAR(MAX([.$A$1:.$A$1048576]))-YEAR([.A298])&gt;=2;[.$B298]&lt;&gt;&quot;基本&quot;;[.$B298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海地精猎手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298:.O298])">
            <text:p/>
          </table:table-cell>
          <table:table-cell table:number-columns-repeated="4" table:content-validation-name="val9" office:value-type="string" calcext:value-type="string">
            <text:p>良好</text:p>
          </table:table-cell>
          <table:table-cell office:value-type="string" calcext:value-type="string">
            <text:p>维纶的恩泽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99]));YEAR(MAX([.$A$1:.$A$1048576]))-YEAR([.A299])&gt;=2;[.$B299]&lt;&gt;&quot;基本&quot;;[.$B299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火焰杂耍者</text:p>
          </table:table-cell>
          <table:table-cell table:style-name="ce51" table:content-validation-name="val7"/>
          <table:table-cell table:style-name="ce51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299:.O299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普通</text:p>
          </table:table-cell>
          <table:table-cell table:content-validation-name="val9"/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00]));YEAR(MAX([.$A$1:.$A$1048576]))-YEAR([.A300])&gt;=2;[.$B300]&lt;&gt;&quot;基本&quot;;[.$B300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机械跃迁者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300:.O300])">
            <text:p/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office:value-type="string" calcext:value-type="string">
            <text:p>机械（减费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301]));YEAR(MAX([.$A$1:.$A$1048576]))-YEAR([.A301])&gt;=2;[.$B301]&lt;&gt;&quot;基本&quot;;[.$B301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加基森名媛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301:.O301])" office:value-type="string" office:string-value="战吼;" calcext:value-type="string">
            <text:p>战吼;</text:p>
          </table:table-cell>
          <table:table-cell table:number-columns-repeated="4" table:content-validation-name="val9" office:value-type="string" calcext:value-type="string">
            <text:p>良好</text:p>
          </table:table-cell>
          <table:table-cell table:style-name="ce51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02]));YEAR(MAX([.$A$1:.$A$1048576]))-YEAR([.A302])&gt;=2;[.$B302]&lt;&gt;&quot;基本&quot;;[.$B302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精灵龙</text:p>
          </table:table-cell>
          <table:table-cell table:style-name="ce51" table:content-validation-name="val7" office:value-type="string" calcext:value-type="string">
            <text:p>龙</text:p>
          </table:table-cell>
          <table:table-cell table:style-name="ce51" table:content-validation-name="val8" table:number-columns-repeated="5"/>
          <table:table-cell table:content-validation-name="val1" table:formula="of:=COM.MICROSOFT.CONCAT([.K302:.O302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年轻的女祭司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51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03]));YEAR(MAX([.$A$1:.$A$1048576]))-YEAR([.A303])&gt;=2;[.$B303]&lt;&gt;&quot;基本&quot;;[.$B303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巨型蟾蜍</text:p>
          </table:table-cell>
          <table:table-cell table:style-name="ce58" table:content-validation-name="val7" office:value-type="string" calcext:value-type="string">
            <text:p>野兽</text:p>
          </table:table-cell>
          <table:table-cell table:style-name="ce51" table:content-validation-name="val8" office:value-type="string" calcext:value-type="string">
            <text:p>亡语;</text:p>
          </table:table-cell>
          <table:table-cell table:style-name="ce51" table:content-validation-name="val8" table:number-columns-repeated="4"/>
          <table:table-cell table:content-validation-name="val1" table:formula="of:=COM.MICROSOFT.CONCAT([.K303:.O303])" office:value-type="string" office:string-value="亡语;" calcext:value-type="string">
            <text:p>亡语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04]));YEAR(MAX([.$A$1:.$A$1048576]))-YEAR([.A304])&gt;=2;[.$B304]&lt;&gt;&quot;基本&quot;;[.$B304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恐狼前锋</text:p>
          </table:table-cell>
          <table:table-cell table:style-name="ce58" table:content-validation-name="val7" office:value-type="string" calcext:value-type="string">
            <text:p>野兽</text:p>
          </table:table-cell>
          <table:table-cell table:style-name="ce51" table:content-validation-name="val8" table:number-columns-repeated="5"/>
          <table:table-cell table:content-validation-name="val1" table:formula="of:=COM.MICROSOFT.CONCAT([.K304:.O304])">
            <text:p/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/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05]));YEAR(MAX([.$A$1:.$A$1048576]))-YEAR([.A305])&gt;=2;[.$B305]&lt;&gt;&quot;基本&quot;;[.$B305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狂野炎术士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305:.O305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office:value-type="string" calcext:value-type="string">
            <text:p>搭配法术（触发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06]));YEAR(MAX([.$A$1:.$A$1048576]))-YEAR([.A306])&gt;=2;[.$B306]&lt;&gt;&quot;基本&quot;;[.$B306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蓝腮战士</text:p>
          </table:table-cell>
          <table:table-cell table:style-name="ce51" table:content-validation-name="val7" office:value-type="string" calcext:value-type="string">
            <text:p>鱼人</text:p>
          </table:table-cell>
          <table:table-cell table:style-name="ce51" table:content-validation-name="val8" table:number-columns-repeated="5"/>
          <table:table-cell table:content-validation-name="val1" table:formula="of:=COM.MICROSOFT.CONCAT([.K306:.O306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07]));YEAR(MAX([.$A$1:.$A$1048576]))-YEAR([.A307])&gt;=2;[.$B307]&lt;&gt;&quot;基本&quot;;[.$B307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米尔豪斯·法力风暴</text:p>
          </table:table-cell>
          <table:table-cell table:style-name="ce51" table:content-validation-name="val7"/>
          <table:table-cell table:style-name="ce51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307:.O307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3"/>
          <table:table-cell office:value-type="string" calcext:value-type="string">
            <text:p>人品（身材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08]));YEAR(MAX([.$A$1:.$A$1048576]))-YEAR([.A308])&gt;=2;[.$B308]&lt;&gt;&quot;基本&quot;;[.$B308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魔瘾者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308:.O308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法术（触发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09]));YEAR(MAX([.$A$1:.$A$1048576]))-YEAR([.A309])&gt;=2;[.$B309]&lt;&gt;&quot;基本&quot;;[.$B309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末日预言者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309:.O309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环境:少沉默（特殊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10]));YEAR(MAX([.$A$1:.$A$1048576]))-YEAR([.A310])&gt;=2;[.$B310]&lt;&gt;&quot;基本&quot;;[.$B310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暮光地卜师</text:p>
          </table:table-cell>
          <table:table-cell table:style-name="ce51" table:content-validation-name="val7"/>
          <table:table-cell table:style-name="ce51" table:content-validation-name="val8" office:value-type="string" calcext:value-type="string">
            <text:p>嘲讽;</text:p>
          </table:table-cell>
          <table:table-cell table:style-name="ce51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3"/>
          <table:table-cell table:content-validation-name="val1" table:formula="of:=COM.MICROSOFT.CONCAT([.K310:.O310])" office:value-type="string" office:string-value="嘲讽;战吼;" calcext:value-type="string">
            <text:p>嘲讽;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克苏恩（战吼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11]));YEAR(MAX([.$A$1:.$A$1048576]))-YEAR([.A311])&gt;=2;[.$B311]&lt;&gt;&quot;基本&quot;;[.$B311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暮色野猪</text:p>
          </table:table-cell>
          <table:table-cell table:style-name="ce51" table:content-validation-name="val7" office:value-type="string" calcext:value-type="string">
            <text:p>野兽</text:p>
          </table:table-cell>
          <table:table-cell table:style-name="ce51" table:content-validation-name="val8" table:number-columns-repeated="5"/>
          <table:table-cell table:content-validation-name="val1" table:formula="of:=COM.MICROSOFT.CONCAT([.K311:.O311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 table:number-columns-repeated="2"/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12]));YEAR(MAX([.$A$1:.$A$1048576]))-YEAR([.A312])&gt;=2;[.$B312]&lt;&gt;&quot;基本&quot;;[.$B312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纳特·帕格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312:.O312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58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13]));YEAR(MAX([.$A$1:.$A$1048576]))-YEAR([.A313])&gt;=2;[.$B313]&lt;&gt;&quot;基本&quot;;[.$B313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尼鲁巴蛛网领主</text:p>
          </table:table-cell>
          <table:table-cell table:style-name="ce51" table:content-validation-name="val7"/>
          <table:table-cell table:style-name="ce51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313:.O313])" office:value-type="string" office:string-value="战吼;" calcext:value-type="string">
            <text:p>战吼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14]));YEAR(MAX([.$A$1:.$A$1048576]))-YEAR([.A314])&gt;=2;[.$B314]&lt;&gt;&quot;基本&quot;;[.$B314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年轻的酒仙</text:p>
          </table:table-cell>
          <table:table-cell table:style-name="ce51" table:content-validation-name="val7"/>
          <table:table-cell table:style-name="ce51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314:.O314])" office:value-type="string" office:string-value="战吼;" calcext:value-type="string">
            <text:p>战吼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回收目标（战吼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15]));YEAR(MAX([.$A$1:.$A$1048576]))-YEAR([.A315])&gt;=2;[.$B315]&lt;&gt;&quot;基本&quot;;[.$B315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扭曲的狼人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315:.O315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16]));YEAR(MAX([.$A$1:.$A$1048576]))-YEAR([.A316])&gt;=2;[.$B316]&lt;&gt;&quot;基本&quot;;[.$B316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怒鳍猎潮者</text:p>
          </table:table-cell>
          <table:table-cell table:style-name="ce51" table:content-validation-name="val7" office:value-type="string" calcext:value-type="string">
            <text:p>鱼人</text:p>
          </table:table-cell>
          <table:table-cell table:style-name="ce51" table:content-validation-name="val8" office:value-type="string" calcext:value-type="string">
            <text:p>战吼;</text:p>
          </table:table-cell>
          <table:table-cell table:style-name="ce51" table:content-validation-name="val8" office:value-type="string" calcext:value-type="string">
            <text:p>嘲讽;</text:p>
          </table:table-cell>
          <table:table-cell table:style-name="ce51" table:content-validation-name="val8" table:number-columns-repeated="3"/>
          <table:table-cell table:content-validation-name="val1" table:formula="of:=COM.MICROSOFT.CONCAT([.K316:.O316])" office:value-type="string" office:string-value="战吼;嘲讽;" calcext:value-type="string">
            <text:p>战吼;嘲讽;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58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17]));YEAR(MAX([.$A$1:.$A$1048576]))-YEAR([.A317])&gt;=2;[.$B317]&lt;&gt;&quot;基本&quot;;[.$B317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蹒跚的食尸鬼</text:p>
          </table:table-cell>
          <table:table-cell table:style-name="ce51" table:content-validation-name="val7"/>
          <table:table-cell table:style-name="ce51" table:content-validation-name="val8" office:value-type="string" calcext:value-type="string">
            <text:p>嘲讽;</text:p>
          </table:table-cell>
          <table:table-cell table:style-name="ce51" table:content-validation-name="val8" office:value-type="string" calcext:value-type="string">
            <text:p>亡语;</text:p>
          </table:table-cell>
          <table:table-cell table:style-name="ce51" table:content-validation-name="val8" table:number-columns-repeated="3"/>
          <table:table-cell table:content-validation-name="val1" table:formula="of:=COM.MICROSOFT.CONCAT([.K317:.O317])" office:value-type="string" office:string-value="嘲讽;亡语;" calcext:value-type="string">
            <text:p>嘲讽;亡语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318]));YEAR(MAX([.$A$1:.$A$1048576]))-YEAR([.A318])&gt;=2;[.$B318]&lt;&gt;&quot;基本&quot;;[.$B318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热心的酒保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318:.O318])">
            <text:p/>
          </table:table-cell>
          <table:table-cell table:number-columns-repeated="4" table:content-validation-name="val9" office:value-type="string" calcext:value-type="string">
            <text:p>良好</text:p>
          </table:table-cell>
          <table:table-cell table:style-name="ce51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19]));YEAR(MAX([.$A$1:.$A$1048576]))-YEAR([.A319])&gt;=2;[.$B319]&lt;&gt;&quot;基本&quot;;[.$B319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日怒保卫者</text:p>
          </table:table-cell>
          <table:table-cell table:style-name="ce51" table:content-validation-name="val7"/>
          <table:table-cell table:style-name="ce51" table:content-validation-name="val8" office:value-type="string" calcext:value-type="string">
            <text:p>战吼;</text:p>
          </table:table-cell>
          <table:table-cell table:style-name="ce51" table:content-validation-name="val8" office:value-type="string" calcext:value-type="string">
            <text:p>嘲讽;</text:p>
          </table:table-cell>
          <table:table-cell table:style-name="ce51" table:content-validation-name="val8" table:number-columns-repeated="3"/>
          <table:table-cell table:content-validation-name="val1" table:formula="of:=COM.MICROSOFT.CONCAT([.K319:.O319])" office:value-type="string" office:string-value="战吼;嘲讽;" calcext:value-type="string">
            <text:p>战吼;嘲讽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office:value-type="string" calcext:value-type="string">
            <text:p>增益目标（战吼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20]));YEAR(MAX([.$A$1:.$A$1048576]))-YEAR([.A320])&gt;=2;[.$B320]&lt;&gt;&quot;基本&quot;;[.$B320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上古看守者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320:.O320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搭配:沉默;嘲讽增益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21]));YEAR(MAX([.$A$1:.$A$1048576]))-YEAR([.A321])&gt;=2;[.$B321]&lt;&gt;&quot;基本&quot;;[.$B321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霜狼步兵</text:p>
          </table:table-cell>
          <table:table-cell table:style-name="ce51" table:content-validation-name="val7"/>
          <table:table-cell table:style-name="ce51" table:content-validation-name="val8" office:value-type="string" calcext:value-type="string">
            <text:p>嘲讽;</text:p>
          </table:table-cell>
          <table:table-cell table:style-name="ce51" table:content-validation-name="val8" table:number-columns-repeated="4"/>
          <table:table-cell table:content-validation-name="val1" table:formula="of:=COM.MICROSOFT.CONCAT([.K321:.O321])" office:value-type="string" office:string-value="嘲讽;" calcext:value-type="string">
            <text:p>嘲讽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普通</text:p>
          </table:table-cell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22]));YEAR(MAX([.$A$1:.$A$1048576]))-YEAR([.A322])&gt;=2;[.$B322]&lt;&gt;&quot;基本&quot;;[.$B322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酸性沼泽软泥怪</text:p>
          </table:table-cell>
          <table:table-cell table:style-name="ce51" table:content-validation-name="val7"/>
          <table:table-cell table:style-name="ce51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322:.O322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环境（战吼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23]));YEAR(MAX([.$A$1:.$A$1048576]))-YEAR([.A323])&gt;=2;[.$B323]&lt;&gt;&quot;基本&quot;;[.$B323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碎石穴居人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323:.O323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24]));YEAR(MAX([.$A$1:.$A$1048576]))-YEAR([.A324])&gt;=2;[.$B324]&lt;&gt;&quot;基本&quot;;[.$B324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微型战斗机甲</text:p>
          </table:table-cell>
          <table:table-cell table:style-name="ce51" table:content-validation-name="val7" office:value-type="string" calcext:value-type="string">
            <text:p>机械</text:p>
          </table:table-cell>
          <table:table-cell table:style-name="ce51" table:content-validation-name="val8" table:number-columns-repeated="5"/>
          <table:table-cell table:content-validation-name="val1" table:formula="of:=COM.MICROSOFT.CONCAT([.K324:.O324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325]));YEAR(MAX([.$A$1:.$A$1048576]))-YEAR([.A325])&gt;=2;[.$B325]&lt;&gt;&quot;基本&quot;;[.$B325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污手街情报员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office:value-type="string" calcext:value-type="string">
            <text:p>发现;</text:p>
          </table:table-cell>
          <table:table-cell table:style-name="ce51" table:content-validation-name="val8" table:number-columns-repeated="3"/>
          <table:table-cell table:content-validation-name="val1" table:formula="of:=COM.MICROSOFT.CONCAT([.K325:.O325])" office:value-type="string" office:string-value="战吼;发现;" calcext:value-type="string">
            <text:p>战吼;发现;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51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26]));YEAR(MAX([.$A$1:.$A$1048576]))-YEAR([.A326])&gt;=2;[.$B326]&lt;&gt;&quot;基本&quot;;[.$B326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小个子召唤师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326:.O326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4费牌;6费牌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27]));YEAR(MAX([.$A$1:.$A$1048576]))-YEAR([.A327])&gt;=2;[.$B327]&lt;&gt;&quot;基本&quot;;[.$B327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邪灵召唤师</text:p>
          </table:table-cell>
          <table:table-cell table:style-name="ce51" table:content-validation-name="val7"/>
          <table:table-cell table:style-name="ce51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327:.O327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克苏恩（特殊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58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28]));YEAR(MAX([.$A$1:.$A$1048576]))-YEAR([.A328])&gt;=2;[.$B328]&lt;&gt;&quot;基本&quot;;[.$B328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虚空幽龙史学家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1" table:content-validation-name="val8" office:value-type="string" calcext:value-type="string">
            <text:p>发现;</text:p>
          </table:table-cell>
          <table:table-cell table:style-name="ce51" table:content-validation-name="val8" table:number-columns-repeated="3"/>
          <table:table-cell table:content-validation-name="val1" table:formula="of:=COM.MICROSOFT.CONCAT([.K328:.O328])" office:value-type="string" office:string-value="战吼;发现;" calcext:value-type="string">
            <text:p>战吼;发现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office:value-type="string" calcext:value-type="string">
            <text:p>龙（战吼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29]));YEAR(MAX([.$A$1:.$A$1048576]))-YEAR([.A329])&gt;=2;[.$B329]&lt;&gt;&quot;基本&quot;;[.$B329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血法师萨尔诺斯</text:p>
          </table:table-cell>
          <table:table-cell table:style-name="ce51" table:content-validation-name="val7"/>
          <table:table-cell table:style-name="ce51" table:content-validation-name="val8" office:value-type="string" calcext:value-type="string">
            <text:p>法术伤害;</text:p>
          </table:table-cell>
          <table:table-cell table:style-name="ce51" table:content-validation-name="val8" office:value-type="string" calcext:value-type="string">
            <text:p>亡语;</text:p>
          </table:table-cell>
          <table:table-cell table:style-name="ce51" table:content-validation-name="val8" table:number-columns-repeated="3"/>
          <table:table-cell table:content-validation-name="val1" table:formula="of:=COM.MICROSOFT.CONCAT([.K329:.O329])" office:value-type="string" office:string-value="法术伤害;亡语;" calcext:value-type="string">
            <text:p>法术伤害;亡语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法伤（法强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30]));YEAR(MAX([.$A$1:.$A$1048576]))-YEAR([.A330])&gt;=2;[.$B330]&lt;&gt;&quot;基本&quot;;[.$B330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血帆袭击者</text:p>
          </table:table-cell>
          <table:table-cell table:style-name="ce51" table:content-validation-name="val7"/>
          <table:table-cell table:style-name="ce51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330:.O330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武器（战吼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31]));YEAR(MAX([.$A$1:.$A$1048576]))-YEAR([.A331])&gt;=2;[.$B331]&lt;&gt;&quot;基本&quot;;[.$B331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血沼迅猛龙</text:p>
          </table:table-cell>
          <table:table-cell table:style-name="ce51" table:content-validation-name="val7" office:value-type="string" calcext:value-type="string">
            <text:p>野兽</text:p>
          </table:table-cell>
          <table:table-cell table:style-name="ce51" table:content-validation-name="val8" table:number-columns-repeated="5"/>
          <table:table-cell table:content-validation-name="val1" table:formula="of:=COM.MICROSOFT.CONCAT([.K331:.O331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office:value-type="string" calcext:value-type="string">
            <text:p>野兽相关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32]));YEAR(MAX([.$A$1:.$A$1048576]))-YEAR([.A332])&gt;=2;[.$B332]&lt;&gt;&quot;基本&quot;;[.$B332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要塞指挥官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332:.O332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搭配卡组（特殊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33]));YEAR(MAX([.$A$1:.$A$1048576]))-YEAR([.A333])&gt;=2;[.$B333]&lt;&gt;&quot;基本&quot;;[.$B333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阴暗渔夫纳特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333:.O333])">
            <text:p/>
          </table:table-cell>
          <table:table-cell table:content-validation-name="val9" office:value-type="string" calcext:value-type="string">
            <text:p>优秀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office:value-type="string" calcext:value-type="string">
            <text:p>人品（身材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34]));YEAR(MAX([.$A$1:.$A$1048576]))-YEAR([.A334])&gt;=2;[.$B334]&lt;&gt;&quot;基本&quot;;[.$B334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银色警卫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334:.O334])">
            <text:p/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35]));YEAR(MAX([.$A$1:.$A$1048576]))-YEAR([.A335])&gt;=2;[.$B335]&lt;&gt;&quot;基本&quot;;[.$B335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游学者周卓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335:.O335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搭配卡组（特殊需求）,维纶的恩泽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36]));YEAR(MAX([.$A$1:.$A$1048576]))-YEAR([.A336])&gt;=2;[.$B336]&lt;&gt;&quot;基本&quot;;[.$B336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淤泥践踏者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336:.O336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office:value-type="string" calcext:value-type="string">
            <text:p>鱼人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37]));YEAR(MAX([.$A$1:.$A$1048576]))-YEAR([.A337])&gt;=2;[.$B337]&lt;&gt;&quot;基本&quot;;[.$B337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鱼人猎潮者</text:p>
          </table:table-cell>
          <table:table-cell table:style-name="ce51" table:content-validation-name="val7" office:value-type="string" calcext:value-type="string">
            <text:p>鱼人</text:p>
          </table:table-cell>
          <table:table-cell table:style-name="ce51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337:.O337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office:value-type="string" calcext:value-type="string">
            <text:p>鱼人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38]));YEAR(MAX([.$A$1:.$A$1048576]))-YEAR([.A338])&gt;=2;[.$B338]&lt;&gt;&quot;基本&quot;;[.$B338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战利品贮藏者</text:p>
          </table:table-cell>
          <table:table-cell table:style-name="ce51" table:content-validation-name="val7"/>
          <table:table-cell table:style-name="ce51" table:content-validation-name="val8" office:value-type="string" calcext:value-type="string">
            <text:p>亡语;</text:p>
          </table:table-cell>
          <table:table-cell table:style-name="ce51" table:content-validation-name="val8" table:number-columns-repeated="4"/>
          <table:table-cell table:content-validation-name="val1" table:formula="of:=COM.MICROSOFT.CONCAT([.K338:.O338])" office:value-type="string" office:string-value="亡语;" calcext:value-type="string">
            <text:p>亡语;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39]));YEAR(MAX([.$A$1:.$A$1048576]))-YEAR([.A339])&gt;=2;[.$B339]&lt;&gt;&quot;基本&quot;;[.$B339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侏儒变形师</text:p>
          </table:table-cell>
          <table:table-cell table:style-name="ce51" table:content-validation-name="val7"/>
          <table:table-cell table:style-name="ce51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339:.O339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office:value-type="string" calcext:value-type="string">
            <text:p>高费战吼（战吼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58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40]));YEAR(MAX([.$A$1:.$A$1048576]))-YEAR([.A340])&gt;=2;[.$B340]&lt;&gt;&quot;基本&quot;;[.$B340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蛛魔之卵</text:p>
          </table:table-cell>
          <table:table-cell table:style-name="ce51" table:content-validation-name="val7"/>
          <table:table-cell table:style-name="ce51" table:content-validation-name="val8" office:value-type="string" calcext:value-type="string">
            <text:p>亡语;</text:p>
          </table:table-cell>
          <table:table-cell table:style-name="ce51" table:content-validation-name="val8" table:number-columns-repeated="4"/>
          <table:table-cell table:content-validation-name="val1" table:formula="of:=COM.MICROSOFT.CONCAT([.K340:.O340])" office:value-type="string" office:string-value="亡语;" calcext:value-type="string">
            <text:p>亡语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攻击增益（触发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41]));YEAR(MAX([.$A$1:.$A$1048576]))-YEAR([.A341])&gt;=2;[.$B341]&lt;&gt;&quot;基本&quot;;[.$B341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铸剑师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341:.O341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 table:number-columns-repeated="2"/>
          <table:table-cell office:value-type="string" calcext:value-type="string">
            <text:p>增益目标（持续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42]));YEAR(MAX([.$A$1:.$A$1048576]))-YEAR([.A342])&gt;=2;[.$B342]&lt;&gt;&quot;基本&quot;;[.$B342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自爆绵羊</text:p>
          </table:table-cell>
          <table:table-cell table:style-name="ce51" table:content-validation-name="val7" office:value-type="string" calcext:value-type="string">
            <text:p>机械</text:p>
          </table:table-cell>
          <table:table-cell table:style-name="ce51" table:content-validation-name="val8" office:value-type="string" calcext:value-type="string">
            <text:p>亡语;</text:p>
          </table:table-cell>
          <table:table-cell table:style-name="ce51" table:content-validation-name="val8" table:number-columns-repeated="4"/>
          <table:table-cell table:content-validation-name="val1" table:formula="of:=COM.MICROSOFT.CONCAT([.K342:.O342])" office:value-type="string" office:string-value="亡语;" calcext:value-type="string">
            <text:p>亡语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58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43]));YEAR(MAX([.$A$1:.$A$1048576]))-YEAR([.A343])&gt;=2;[.$B343]&lt;&gt;&quot;基本&quot;;[.$B343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自负的演员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嘲讽;</text:p>
          </table:table-cell>
          <table:table-cell table:style-name="ce51" table:content-validation-name="val8" table:number-columns-repeated="4"/>
          <table:table-cell table:content-validation-name="val1" table:formula="of:=COM.MICROSOFT.CONCAT([.K343:.O343])" office:value-type="string" office:string-value="嘲讽;" calcext:value-type="string">
            <text:p>嘲讽;</text:p>
          </table:table-cell>
          <table:table-cell table:content-validation-name="val9"/>
          <table:table-cell table:number-columns-repeated="3" table:content-validation-name="val9" office:value-type="string" calcext:value-type="string">
            <text:p>良好</text:p>
          </table:table-cell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344]));YEAR(MAX([.$A$1:.$A$1048576]))-YEAR([.A344])&gt;=2;[.$B344]&lt;&gt;&quot;基本&quot;;[.$B344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丛林树妖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344:.O344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2" office:value-type="string" calcext:value-type="string">
            <text:p>搭配牌(特殊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345]));YEAR(MAX([.$A$1:.$A$1048576]))-YEAR([.A345])&gt;=2;[.$B345]&lt;&gt;&quot;基本&quot;;[.$B345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腐根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345:.O345])">
            <text:p/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46]));YEAR(MAX([.$A$1:.$A$1048576]))-YEAR([.A346])&gt;=2;[.$B346]&lt;&gt;&quot;基本&quot;;[.$B346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腐化灰熊</text:p>
          </table:table-cell>
          <table:table-cell table:style-name="ce58" table:content-validation-name="val7" office:value-type="string" calcext:value-type="string">
            <text:p>野兽</text:p>
          </table:table-cell>
          <table:table-cell table:style-name="ce58" table:content-validation-name="val8" table:number-columns-repeated="5"/>
          <table:table-cell table:content-validation-name="val1" table:formula="of:=COM.MICROSOFT.CONCAT([.K346:.O346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58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347]));YEAR(MAX([.$A$1:.$A$1048576]))-YEAR([.A347])&gt;=2;[.$B347]&lt;&gt;&quot;基本&quot;;[.$B347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烈焰德鲁伊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亡语;</text:p>
          </table:table-cell>
          <table:table-cell table:style-name="ce58" table:content-validation-name="val8" table:number-columns-repeated="4"/>
          <table:table-cell table:content-validation-name="val1" table:formula="of:=COM.MICROSOFT.CONCAT([.K347:.O347])" office:value-type="string" office:string-value="亡语;" calcext:value-type="string">
            <text:p>亡语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48]));YEAR(MAX([.$A$1:.$A$1048576]))-YEAR([.A348])&gt;=2;[.$B348]&lt;&gt;&quot;基本&quot;;[.$B348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妙手空空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348:.O348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58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349]));YEAR(MAX([.$A$1:.$A$1048576]))-YEAR([.A349])&gt;=2;[.$B349]&lt;&gt;&quot;基本&quot;;[.$B349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骑乘迅猛龙</text:p>
          </table:table-cell>
          <table:table-cell table:style-name="ce58" table:content-validation-name="val7" office:value-type="string" calcext:value-type="string">
            <text:p>野兽</text:p>
          </table:table-cell>
          <table:table-cell table:style-name="ce58" table:content-validation-name="val8" table:number-columns-repeated="5"/>
          <table:table-cell table:content-validation-name="val1" table:formula="of:=COM.MICROSOFT.CONCAT([.K349:.O349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50]));YEAR(MAX([.$A$1:.$A$1048576]))-YEAR([.A350])&gt;=2;[.$B350]&lt;&gt;&quot;基本&quot;;[.$B350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青玉绽放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青玉魔像;</text:p>
          </table:table-cell>
          <table:table-cell table:style-name="ce58" table:content-validation-name="val8" table:number-columns-repeated="4"/>
          <table:table-cell table:content-validation-name="val1" table:formula="of:=COM.MICROSOFT.CONCAT([.K350:.O350])" office:value-type="string" office:string-value="青玉魔像;" calcext:value-type="string">
            <text:p>青玉魔像;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office:value-type="string" calcext:value-type="string">
            <text:p>青玉魔像（召唤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51]));YEAR(MAX([.$A$1:.$A$1048576]))-YEAR([.A351])&gt;=2;[.$B351]&lt;&gt;&quot;基本&quot;;[.$B351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天神唤梦者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table:number-columns-repeated="4"/>
          <table:table-cell table:content-validation-name="val1" table:formula="of:=COM.MICROSOFT.CONCAT([.K351:.O351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352]));YEAR(MAX([.$A$1:.$A$1048576]))-YEAR([.A352])&gt;=2;[.$B352]&lt;&gt;&quot;基本&quot;;[.$B352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野蛮咆哮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352:.O352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增益目标(增益需求):自然之力…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53]));YEAR(MAX([.$A$1:.$A$1048576]))-YEAR([.A353])&gt;=2;[.$B353]&lt;&gt;&quot;基本&quot;;[.$B353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野性之怒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353:.O353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354]));YEAR(MAX([.$A$1:.$A$1048576]))-YEAR([.A354])&gt;=2;[.$B354]&lt;&gt;&quot;基本&quot;;[.$B354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治疗之触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354:.O354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355]));YEAR(MAX([.$A$1:.$A$1048576]))-YEAR([.A355])&gt;=2;[.$B355]&lt;&gt;&quot;基本&quot;;[.$B355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自然印记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抉择;</text:p>
          </table:table-cell>
          <table:table-cell table:style-name="ce58" table:content-validation-name="val8" office:value-type="string" calcext:value-type="string">
            <text:p>嘲讽;</text:p>
          </table:table-cell>
          <table:table-cell table:style-name="ce58" table:content-validation-name="val8" table:number-columns-repeated="3"/>
          <table:table-cell table:content-validation-name="val1" table:formula="of:=COM.MICROSOFT.CONCAT([.K355:.O355])" office:value-type="string" office:string-value="抉择;嘲讽;" calcext:value-type="string">
            <text:p>抉择;嘲讽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56]));YEAR(MAX([.$A$1:.$A$1048576]))-YEAR([.A356])&gt;=2;[.$B356]&lt;&gt;&quot;基本&quot;;[.$B356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奥术智慧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356:.O356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57]));YEAR(MAX([.$A$1:.$A$1048576]))-YEAR([.A357])&gt;=2;[.$B357]&lt;&gt;&quot;基本&quot;;[.$B357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变形术：野猪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357:.O357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58]));YEAR(MAX([.$A$1:.$A$1048576]))-YEAR([.A358])&gt;=2;[.$B358]&lt;&gt;&quot;基本&quot;;[.$B358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变形药水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奥秘;</text:p>
          </table:table-cell>
          <table:table-cell table:style-name="ce58" table:content-validation-name="val8" table:number-columns-repeated="4"/>
          <table:table-cell table:content-validation-name="val1" table:formula="of:=COM.MICROSOFT.CONCAT([.K358:.O358])" office:value-type="string" office:string-value="奥秘;" calcext:value-type="string">
            <text:p>奥秘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59]));YEAR(MAX([.$A$1:.$A$1048576]))-YEAR([.A359])&gt;=2;[.$B359]&lt;&gt;&quot;基本&quot;;[.$B359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冰霜新星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359:.O359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2" office:value-type="string" calcext:value-type="string">
            <text:p>环境(冻结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1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60]));YEAR(MAX([.$A$1:.$A$1048576]))-YEAR([.A360])&gt;=2;[.$B360]&lt;&gt;&quot;基本&quot;;[.$B360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法术反制</text:p>
          </table:table-cell>
          <table:table-cell table:style-name="ce51" table:content-validation-name="val7"/>
          <table:table-cell table:style-name="ce51" table:content-validation-name="val8" office:value-type="string" calcext:value-type="string">
            <text:p>奥秘;</text:p>
          </table:table-cell>
          <table:table-cell table:style-name="ce51" table:content-validation-name="val8" table:number-columns-repeated="4"/>
          <table:table-cell table:content-validation-name="val1" table:formula="of:=COM.MICROSOFT.CONCAT([.K360:.O360])" office:value-type="string" office:string-value="奥秘;" calcext:value-type="string">
            <text:p>奥秘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51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58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61]));YEAR(MAX([.$A$1:.$A$1048576]))-YEAR([.A361])&gt;=2;[.$B361]&lt;&gt;&quot;基本&quot;;[.$B361]&lt;&gt;&quot;经典&quot;); &quot;狂野&quot;; &quot;标准&quot;)" office:value-type="string" office:string-value="狂野" calcext:value-type="string">
            <text:p>狂野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复制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奥秘;</text:p>
          </table:table-cell>
          <table:table-cell table:style-name="ce58" table:content-validation-name="val8" table:number-columns-repeated="4"/>
          <table:table-cell table:content-validation-name="val1" table:formula="of:=COM.MICROSOFT.CONCAT([.K361:.O361])" office:value-type="string" office:string-value="奥秘;" calcext:value-type="string">
            <text:p>奥秘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1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62]));YEAR(MAX([.$A$1:.$A$1048576]))-YEAR([.A362])&gt;=2;[.$B362]&lt;&gt;&quot;基本&quot;;[.$B362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寒冰护体</text:p>
          </table:table-cell>
          <table:table-cell table:style-name="ce51" table:content-validation-name="val7"/>
          <table:table-cell table:style-name="ce51" table:content-validation-name="val8" office:value-type="string" calcext:value-type="string">
            <text:p>奥秘;</text:p>
          </table:table-cell>
          <table:table-cell table:style-name="ce51" table:content-validation-name="val8" table:number-columns-repeated="4"/>
          <table:table-cell table:content-validation-name="val1" table:formula="of:=COM.MICROSOFT.CONCAT([.K362:.O362])" office:value-type="string" office:string-value="奥秘;" calcext:value-type="string">
            <text:p>奥秘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51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1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63]));YEAR(MAX([.$A$1:.$A$1048576]))-YEAR([.A363])&gt;=2;[.$B363]&lt;&gt;&quot;基本&quot;;[.$B363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寒冰屏障</text:p>
          </table:table-cell>
          <table:table-cell table:style-name="ce51" table:content-validation-name="val7"/>
          <table:table-cell table:style-name="ce51" table:content-validation-name="val8" office:value-type="string" calcext:value-type="string">
            <text:p>奥秘;</text:p>
          </table:table-cell>
          <table:table-cell table:style-name="ce51" table:content-validation-name="val8" table:number-columns-repeated="4"/>
          <table:table-cell table:content-validation-name="val1" table:formula="of:=COM.MICROSOFT.CONCAT([.K363:.O363])" office:value-type="string" office:string-value="奥秘;" calcext:value-type="string">
            <text:p>奥秘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64]));YEAR(MAX([.$A$1:.$A$1048576]))-YEAR([.A364])&gt;=2;[.$B364]&lt;&gt;&quot;基本&quot;;[.$B364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火山药水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364:.O364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58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65]));YEAR(MAX([.$A$1:.$A$1048576]))-YEAR([.A365])&gt;=2;[.$B365]&lt;&gt;&quot;基本&quot;;[.$B365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火妖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365:.O365])">
            <text:p/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法术(触发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66]));YEAR(MAX([.$A$1:.$A$1048576]))-YEAR([.A366])&gt;=2;[.$B366]&lt;&gt;&quot;基本&quot;;[.$B366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镜像实体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奥秘;</text:p>
          </table:table-cell>
          <table:table-cell table:style-name="ce58" table:content-validation-name="val8" table:number-columns-repeated="4"/>
          <table:table-cell table:content-validation-name="val1" table:formula="of:=COM.MICROSOFT.CONCAT([.K366:.O366])" office:value-type="string" office:string-value="奥秘;" calcext:value-type="string">
            <text:p>奥秘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67]));YEAR(MAX([.$A$1:.$A$1048576]))-YEAR([.A367])&gt;=2;[.$B367]&lt;&gt;&quot;基本&quot;;[.$B367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肯瑞托法师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office:value-type="string" calcext:value-type="string">
            <text:p>奥秘;</text:p>
          </table:table-cell>
          <table:table-cell table:style-name="ce58" table:content-validation-name="val8" table:number-columns-repeated="3"/>
          <table:table-cell table:content-validation-name="val1" table:formula="of:=COM.MICROSOFT.CONCAT([.K367:.O367])" office:value-type="string" office:string-value="战吼;奥秘;" calcext:value-type="string">
            <text:p>战吼;奥秘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奥秘(减费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68]));YEAR(MAX([.$A$1:.$A$1048576]))-YEAR([.A368])&gt;=2;[.$B368]&lt;&gt;&quot;基本&quot;;[.$B368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狂热铸魂者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table:number-columns-repeated="4"/>
          <table:table-cell table:content-validation-name="val1" table:formula="of:=COM.MICROSOFT.CONCAT([.K368:.O368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58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69]));YEAR(MAX([.$A$1:.$A$1048576]))-YEAR([.A369])&gt;=2;[.$B369]&lt;&gt;&quot;基本&quot;;[.$B369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老旧的火把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369:.O369])">
            <text:p/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70]));YEAR(MAX([.$A$1:.$A$1048576]))-YEAR([.A370])&gt;=2;[.$B370]&lt;&gt;&quot;基本&quot;;[.$B370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轮回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奥秘;</text:p>
          </table:table-cell>
          <table:table-cell table:style-name="ce58" table:content-validation-name="val8" table:number-columns-repeated="4"/>
          <table:table-cell table:content-validation-name="val1" table:formula="of:=COM.MICROSOFT.CONCAT([.K370:.O370])" office:value-type="string" office:string-value="奥秘;" calcext:value-type="string">
            <text:p>奥秘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71]));YEAR(MAX([.$A$1:.$A$1048576]))-YEAR([.A371])&gt;=2;[.$B371]&lt;&gt;&quot;基本&quot;;[.$B371]&lt;&gt;&quot;经典&quot;); &quot;狂野&quot;; &quot;标准&quot;)" office:value-type="string" office:string-value="狂野" calcext:value-type="string">
            <text:p>狂野</text:p>
          </table:table-cell>
          <table:table-cell table:style-name="ce5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煤烟喷吐装置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法术伤害;</text:p>
          </table:table-cell>
          <table:table-cell table:style-name="ce58" table:content-validation-name="val8" table:number-columns-repeated="4"/>
          <table:table-cell table:content-validation-name="val1" table:formula="of:=COM.MICROSOFT.CONCAT([.K371:.O371])" office:value-type="string" office:string-value="法术伤害;" calcext:value-type="string">
            <text:p>法术伤害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法伤(法强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72]));YEAR(MAX([.$A$1:.$A$1048576]))-YEAR([.A372])&gt;=2;[.$B372]&lt;&gt;&quot;基本&quot;;[.$B372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暮光烈焰召唤者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table:number-columns-repeated="4"/>
          <table:table-cell table:content-validation-name="val1" table:formula="of:=COM.MICROSOFT.CONCAT([.K372:.O372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73]));YEAR(MAX([.$A$1:.$A$1048576]))-YEAR([.A373])&gt;=2;[.$B373]&lt;&gt;&quot;基本&quot;;[.$B373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扰咒术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奥秘;</text:p>
          </table:table-cell>
          <table:table-cell table:style-name="ce58" table:content-validation-name="val8" table:number-columns-repeated="4"/>
          <table:table-cell table:content-validation-name="val1" table:formula="of:=COM.MICROSOFT.CONCAT([.K373:.O373])" office:value-type="string" office:string-value="奥秘;" calcext:value-type="string">
            <text:p>奥秘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" office:value-type="string" calcext:value-type="string">
            <text:p>机械雪人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1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74]));YEAR(MAX([.$A$1:.$A$1048576]))-YEAR([.A374])&gt;=2;[.$B374]&lt;&gt;&quot;基本&quot;;[.$B374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嗜法者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374:.O374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人品(战吼需求)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75]));YEAR(MAX([.$A$1:.$A$1048576]))-YEAR([.A375])&gt;=2;[.$B375]&lt;&gt;&quot;基本&quot;;[.$B375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蒸发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375:.O375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76]));YEAR(MAX([.$A$1:.$A$1048576]))-YEAR([.A376])&gt;=2;[.$B376]&lt;&gt;&quot;基本&quot;;[.$B376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豺狼人土枪手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亡语;</text:p>
          </table:table-cell>
          <table:table-cell table:style-name="ce58" table:content-validation-name="val8" table:number-columns-repeated="4"/>
          <table:table-cell table:content-validation-name="val1" table:formula="of:=COM.MICROSOFT.CONCAT([.K376:.O376])" office:value-type="string" office:string-value="亡语;" calcext:value-type="string">
            <text:p>亡语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58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377]));YEAR(MAX([.$A$1:.$A$1048576]))-YEAR([.A377])&gt;=2;[.$B377]&lt;&gt;&quot;基本&quot;;[.$B377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大漠沙驼</text:p>
          </table:table-cell>
          <table:table-cell table:style-name="ce58" table:content-validation-name="val7" office:value-type="string" calcext:value-type="string">
            <text:p>野兽</text:p>
          </table:table-cell>
          <table:table-cell table:style-name="ce51" table:content-validation-name="val8" office:value-type="string" calcext:value-type="string">
            <text:p>战吼;</text:p>
          </table:table-cell>
          <table:table-cell table:style-name="ce58" table:content-validation-name="val8" table:number-columns-repeated="4"/>
          <table:table-cell table:content-validation-name="val1" table:formula="of:=COM.MICROSOFT.CONCAT([.K377:.O377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1费随从(战吼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378]));YEAR(MAX([.$A$1:.$A$1048576]))-YEAR([.A378])&gt;=2;[.$B378]&lt;&gt;&quot;基本&quot;;[.$B378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动物伙伴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378:.O378])">
            <text:p/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79]));YEAR(MAX([.$A$1:.$A$1048576]))-YEAR([.A379])&gt;=2;[.$B379]&lt;&gt;&quot;基本&quot;;[.$B379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腐肉虫</text:p>
          </table:table-cell>
          <table:table-cell table:style-name="ce58" table:content-validation-name="val7" office:value-type="string" calcext:value-type="string">
            <text:p>野兽</text:p>
          </table:table-cell>
          <table:table-cell table:style-name="ce58" table:content-validation-name="val8" table:number-columns-repeated="5"/>
          <table:table-cell table:content-validation-name="val1" table:formula="of:=COM.MICROSOFT.CONCAT([.K379:.O379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380]));YEAR(MAX([.$A$1:.$A$1048576]))-YEAR([.A380])&gt;=2;[.$B380]&lt;&gt;&quot;基本&quot;;[.$B380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关门放狗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冲锋;</text:p>
          </table:table-cell>
          <table:table-cell table:style-name="ce58" table:content-validation-name="val8" table:number-columns-repeated="4"/>
          <table:table-cell table:content-validation-name="val1" table:formula="of:=COM.MICROSOFT.CONCAT([.K380:.O380])" office:value-type="string" office:string-value="冲锋;" calcext:value-type="string">
            <text:p>冲锋;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81]));YEAR(MAX([.$A$1:.$A$1048576]))-YEAR([.A381])&gt;=2;[.$B381]&lt;&gt;&quot;基本&quot;;[.$B381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寄生感染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亡语;</text:p>
          </table:table-cell>
          <table:table-cell table:style-name="ce58" table:content-validation-name="val8" table:number-columns-repeated="4"/>
          <table:table-cell table:content-validation-name="val1" table:formula="of:=COM.MICROSOFT.CONCAT([.K381:.O381])" office:value-type="string" office:string-value="亡语;" calcext:value-type="string">
            <text:p>亡语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1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382]));YEAR(MAX([.$A$1:.$A$1048576]))-YEAR([.A382])&gt;=2;[.$B382]&lt;&gt;&quot;基本&quot;;[.$B382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角鹰弓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382:.O382])">
            <text:p/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style-name="ce2" office:value-type="string" calcext:value-type="string">
            <text:p>奥秘(触发需求)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383]));YEAR(MAX([.$A$1:.$A$1048576]))-YEAR([.A383])&gt;=2;[.$B383]&lt;&gt;&quot;基本&quot;;[.$B383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金刚刀牙兽</text:p>
          </table:table-cell>
          <table:table-cell table:style-name="ce58" table:content-validation-name="val7"/>
          <table:table-cell table:style-name="ce51" table:content-validation-name="val8" office:value-type="string" calcext:value-type="string">
            <text:p>战吼;</text:p>
          </table:table-cell>
          <table:table-cell table:style-name="ce58" table:content-validation-name="val8" table:number-columns-repeated="4"/>
          <table:table-cell table:content-validation-name="val1" table:formula="of:=COM.MICROSOFT.CONCAT([.K383:.O383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机械(战吼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384]));YEAR(MAX([.$A$1:.$A$1048576]))-YEAR([.A384])&gt;=2;[.$B384]&lt;&gt;&quot;基本&quot;;[.$B384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恐鳞</text:p>
          </table:table-cell>
          <table:table-cell table:style-name="ce58" table:content-validation-name="val7" office:value-type="string" calcext:value-type="string">
            <text:p>野兽</text:p>
          </table:table-cell>
          <table:table-cell table:style-name="ce58" table:content-validation-name="val8" table:number-columns-repeated="5"/>
          <table:table-cell table:content-validation-name="val1" table:formula="of:=COM.MICROSOFT.CONCAT([.K384:.O384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85]));YEAR(MAX([.$A$1:.$A$1048576]))-YEAR([.A385])&gt;=2;[.$B385]&lt;&gt;&quot;基本&quot;;[.$B385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狼人追猎者</text:p>
          </table:table-cell>
          <table:table-cell table:style-name="ce58" table:content-validation-name="val7"/>
          <table:table-cell table:style-name="ce51" table:content-validation-name="val8" office:value-type="string" calcext:value-type="string">
            <text:p>战吼;</text:p>
          </table:table-cell>
          <table:table-cell table:style-name="ce58" table:content-validation-name="val8" office:value-type="string" calcext:value-type="string">
            <text:p>亡语;</text:p>
          </table:table-cell>
          <table:table-cell table:style-name="ce58" table:content-validation-name="val8" table:number-columns-repeated="3"/>
          <table:table-cell table:content-validation-name="val1" table:formula="of:=COM.MICROSOFT.CONCAT([.K385:.O385])" office:value-type="string" office:string-value="战吼;亡语;" calcext:value-type="string">
            <text:p>战吼;亡语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亡语(战吼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386]));YEAR(MAX([.$A$1:.$A$1048576]))-YEAR([.A386])&gt;=2;[.$B386]&lt;&gt;&quot;基本&quot;;[.$B386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强风射击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386:.O386])">
            <text:p/>
          </table:table-cell>
          <table:table-cell table:content-validation-name="val9"/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1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387]));YEAR(MAX([.$A$1:.$A$1048576]))-YEAR([.A387])&gt;=2;[.$B387]&lt;&gt;&quot;基本&quot;;[.$B387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杀戮命令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387:.O387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野兽(特殊需求)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58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1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88]));YEAR(MAX([.$A$1:.$A$1048576]))-YEAR([.A388])&gt;=2;[.$B388]&lt;&gt;&quot;基本&quot;;[.$B388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神秘女猎手</text:p>
          </table:table-cell>
          <table:table-cell table:style-name="ce51" table:content-validation-name="val7"/>
          <table:table-cell table:style-name="ce51" table:content-validation-name="val8" office:value-type="string" calcext:value-type="string">
            <text:p>奥秘;</text:p>
          </table:table-cell>
          <table:table-cell table:style-name="ce51" table:content-validation-name="val8" table:number-columns-repeated="4"/>
          <table:table-cell table:content-validation-name="val1" table:formula="of:=COM.MICROSOFT.CONCAT([.K388:.O388])" office:value-type="string" office:string-value="奥秘;" calcext:value-type="string">
            <text:p>奥秘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51" office:value-type="string" calcext:value-type="string">
            <text:p>奥秘（减费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389]));YEAR(MAX([.$A$1:.$A$1048576]))-YEAR([.A389])&gt;=2;[.$B389]&lt;&gt;&quot;基本&quot;;[.$B389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兽栏大师</text:p>
          </table:table-cell>
          <table:table-cell table:style-name="ce58" table:content-validation-name="val7"/>
          <table:table-cell table:style-name="ce51" table:content-validation-name="val8" office:value-type="string" calcext:value-type="string">
            <text:p>战吼;</text:p>
          </table:table-cell>
          <table:table-cell table:style-name="ce58" table:content-validation-name="val8" office:value-type="string" calcext:value-type="string">
            <text:p>免疫;</text:p>
          </table:table-cell>
          <table:table-cell table:style-name="ce58" table:content-validation-name="val8" table:number-columns-repeated="3"/>
          <table:table-cell table:content-validation-name="val1" table:formula="of:=COM.MICROSOFT.CONCAT([.K389:.O389])" office:value-type="string" office:string-value="战吼;免疫;" calcext:value-type="string">
            <text:p>战吼;免疫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野兽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90]));YEAR(MAX([.$A$1:.$A$1048576]))-YEAR([.A390])&gt;=2;[.$B390]&lt;&gt;&quot;基本&quot;;[.$B390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瘟疫鼠群</text:p>
          </table:table-cell>
          <table:table-cell table:style-name="ce58" table:content-validation-name="val7" office:value-type="string" calcext:value-type="string">
            <text:p>野兽</text:p>
          </table:table-cell>
          <table:table-cell table:style-name="ce58" table:content-validation-name="val8" office:value-type="string" calcext:value-type="string">
            <text:p>亡语;</text:p>
          </table:table-cell>
          <table:table-cell table:style-name="ce58" table:content-validation-name="val8" table:number-columns-repeated="4"/>
          <table:table-cell table:content-validation-name="val1" table:formula="of:=COM.MICROSOFT.CONCAT([.K390:.O390])" office:value-type="string" office:string-value="亡语;" calcext:value-type="string">
            <text:p>亡语;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搭配卡（亡语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391]));YEAR(MAX([.$A$1:.$A$1048576]))-YEAR([.A391])&gt;=2;[.$B391]&lt;&gt;&quot;基本&quot;;[.$B391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致命射击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391:.O391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92]));YEAR(MAX([.$A$1:.$A$1048576]))-YEAR([.A392])&gt;=2;[.$B392]&lt;&gt;&quot;基本&quot;;[.$B392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金教鸦人祭司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table:number-columns-repeated="4"/>
          <table:table-cell table:content-validation-name="val1" table:formula="of:=COM.MICROSOFT.CONCAT([.K392:.O392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393]));YEAR(MAX([.$A$1:.$A$1048576]))-YEAR([.A393])&gt;=2;[.$B393]&lt;&gt;&quot;基本&quot;;[.$B393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暗言术：灭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393:.O393])">
            <text:p/>
          </table:table-cell>
          <table:table-cell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394]));YEAR(MAX([.$A$1:.$A$1048576]))-YEAR([.A394])&gt;=2;[.$B394]&lt;&gt;&quot;基本&quot;;[.$B394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影魔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394:.O394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抽牌（减费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395]));YEAR(MAX([.$A$1:.$A$1048576]))-YEAR([.A395])&gt;=2;[.$B395]&lt;&gt;&quot;基本&quot;;[.$B395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暗影形态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395:.O395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58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style-name="ce51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396]));YEAR(MAX([.$A$1:.$A$1048576]))-YEAR([.A396])&gt;=2;[.$B396]&lt;&gt;&quot;基本&quot;;[.$B396]&lt;&gt;&quot;经典&quot;); &quot;狂野&quot;; &quot;标准&quot;)" office:value-type="string" office:string-value="狂野" calcext:value-type="string">
            <text:p>狂野</text:p>
          </table:table-cell>
          <table:table-cell table:style-name="ce5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暗教徒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亡语;</text:p>
          </table:table-cell>
          <table:table-cell table:style-name="ce51" table:content-validation-name="val8" table:number-columns-repeated="4"/>
          <table:table-cell table:content-validation-name="val1" table:formula="of:=COM.MICROSOFT.CONCAT([.K396:.O396])" office:value-type="string" office:string-value="亡语;" calcext:value-type="string">
            <text:p>亡语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 office:value-type="string" calcext:value-type="string">
            <text:p>增益目标（增益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397]));YEAR(MAX([.$A$1:.$A$1048576]))-YEAR([.A397])&gt;=2;[.$B397]&lt;&gt;&quot;基本&quot;;[.$B397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思维窃取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397:.O397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可以打疲劳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398]));YEAR(MAX([.$A$1:.$A$1048576]))-YEAR([.A398])&gt;=2;[.$B398]&lt;&gt;&quot;基本&quot;;[.$B398]&lt;&gt;&quot;经典&quot;); &quot;狂野&quot;; &quot;标准&quot;)" office:value-type="string" office:string-value="狂野" calcext:value-type="string">
            <text:p>狂野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维伦的恩泽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398:.O398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法伤（增益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1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399]));YEAR(MAX([.$A$1:.$A$1048576]))-YEAR([.A399])&gt;=2;[.$B399]&lt;&gt;&quot;基本&quot;;[.$B399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艾德温·范克里夫</text:p>
          </table:table-cell>
          <table:table-cell table:style-name="ce51" table:content-validation-name="val7"/>
          <table:table-cell table:style-name="ce51" table:content-validation-name="val8" office:value-type="string" calcext:value-type="string">
            <text:p>连击;</text:p>
          </table:table-cell>
          <table:table-cell table:style-name="ce51" table:content-validation-name="val8" table:number-columns-repeated="4"/>
          <table:table-cell table:content-validation-name="val1" table:formula="of:=COM.MICROSOFT.CONCAT([.K399:.O399])" office:value-type="string" office:string-value="连击;" calcext:value-type="string">
            <text:p>连击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牌(连击需求)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00]));YEAR(MAX([.$A$1:.$A$1048576]))-YEAR([.A400])&gt;=2;[.$B400]&lt;&gt;&quot;基本&quot;;[.$B400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暗影打击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400:.O400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01]));YEAR(MAX([.$A$1:.$A$1048576]))-YEAR([.A401])&gt;=2;[.$B401]&lt;&gt;&quot;基本&quot;;[.$B401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影大师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office:value-type="string" calcext:value-type="string">
            <text:p>潜行;</text:p>
          </table:table-cell>
          <table:table-cell table:style-name="ce58" table:content-validation-name="val8" table:number-columns-repeated="3"/>
          <table:table-cell table:content-validation-name="val1" table:formula="of:=COM.MICROSOFT.CONCAT([.K401:.O401])" office:value-type="string" office:string-value="战吼;潜行;" calcext:value-type="string">
            <text:p>战吼;潜行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02]));YEAR(MAX([.$A$1:.$A$1048576]))-YEAR([.A402])&gt;=2;[.$B402]&lt;&gt;&quot;基本&quot;;[.$B402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影狂怒者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潜行;</text:p>
          </table:table-cell>
          <table:table-cell table:style-name="ce58" table:content-validation-name="val8" table:number-columns-repeated="4"/>
          <table:table-cell table:content-validation-name="val1" table:formula="of:=COM.MICROSOFT.CONCAT([.K402:.O402])" office:value-type="string" office:string-value="潜行;" calcext:value-type="string">
            <text:p>潜行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03]));YEAR(MAX([.$A$1:.$A$1048576]))-YEAR([.A403])&gt;=2;[.$B403]&lt;&gt;&quot;基本&quot;;[.$B403]&lt;&gt;&quot;经典&quot;); &quot;狂野&quot;; &quot;标准&quot;)" office:value-type="string" office:string-value="狂野" calcext:value-type="string">
            <text:p>狂野</text:p>
          </table:table-cell>
          <table:table-cell table:style-name="ce58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齿轮大师的扳手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403:.O403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机械(特殊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04]));YEAR(MAX([.$A$1:.$A$1048576]))-YEAR([.A404])&gt;=2;[.$B404]&lt;&gt;&quot;基本&quot;;[.$B404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刀扇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404:.O404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05]));YEAR(MAX([.$A$1:.$A$1048576]))-YEAR([.A405])&gt;=2;[.$B405]&lt;&gt;&quot;基本&quot;;[.$B405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钢铁武道家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405:.O405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机械(持续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1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06]));YEAR(MAX([.$A$1:.$A$1048576]))-YEAR([.A406])&gt;=2;[.$B406]&lt;&gt;&quot;基本&quot;;[.$B406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毁灭之刃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1" table:content-validation-name="val8" office:value-type="string" calcext:value-type="string">
            <text:p>连击;</text:p>
          </table:table-cell>
          <table:table-cell table:style-name="ce51" table:content-validation-name="val8" table:number-columns-repeated="3"/>
          <table:table-cell table:content-validation-name="val1" table:formula="of:=COM.MICROSOFT.CONCAT([.K406:.O406])" office:value-type="string" office:string-value="战吼;连击;" calcext:value-type="string">
            <text:p>战吼;连击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51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1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07]));YEAR(MAX([.$A$1:.$A$1048576]))-YEAR([.A407])&gt;=2;[.$B407]&lt;&gt;&quot;基本&quot;;[.$B407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军情七处特工</text:p>
          </table:table-cell>
          <table:table-cell table:style-name="ce51" table:content-validation-name="val7"/>
          <table:table-cell table:style-name="ce51" table:content-validation-name="val8" office:value-type="string" calcext:value-type="string">
            <text:p>连击;</text:p>
          </table:table-cell>
          <table:table-cell table:style-name="ce51" table:content-validation-name="val8" table:number-columns-repeated="4"/>
          <table:table-cell table:content-validation-name="val1" table:formula="of:=COM.MICROSOFT.CONCAT([.K407:.O407])" office:value-type="string" office:string-value="连击;" calcext:value-type="string">
            <text:p>连击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牌(连击需求)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08]));YEAR(MAX([.$A$1:.$A$1048576]))-YEAR([.A408])&gt;=2;[.$B408]&lt;&gt;&quot;基本&quot;;[.$B408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裂颅之击</text:p>
          </table:table-cell>
          <table:table-cell table:style-name="ce58" table:content-validation-name="val7"/>
          <table:table-cell table:style-name="ce51" table:content-validation-name="val8" office:value-type="string" calcext:value-type="string">
            <text:p>连击;</text:p>
          </table:table-cell>
          <table:table-cell table:style-name="ce58" table:content-validation-name="val8" table:number-columns-repeated="4"/>
          <table:table-cell table:content-validation-name="val1" table:formula="of:=COM.MICROSOFT.CONCAT([.K408:.O408])" office:value-type="string" office:string-value="连击;" calcext:value-type="string">
            <text:p>连击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1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09]));YEAR(MAX([.$A$1:.$A$1048576]))-YEAR([.A409])&gt;=2;[.$B409]&lt;&gt;&quot;基本&quot;;[.$B409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剽窃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409:.O409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51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58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1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10]));YEAR(MAX([.$A$1:.$A$1048576]))-YEAR([.A410])&gt;=2;[.$B410]&lt;&gt;&quot;基本&quot;;[.$B410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石化迅猛龙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office:value-type="string" calcext:value-type="string">
            <text:p>亡语;</text:p>
          </table:table-cell>
          <table:table-cell table:style-name="ce51" table:content-validation-name="val8" table:number-columns-repeated="3"/>
          <table:table-cell table:content-validation-name="val1" table:formula="of:=COM.MICROSOFT.CONCAT([.K410:.O410])" office:value-type="string" office:string-value="战吼;亡语;" calcext:value-type="string">
            <text:p>战吼;亡语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亡语(战吼需求)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11]));YEAR(MAX([.$A$1:.$A$1048576]))-YEAR([.A411])&gt;=2;[.$B411]&lt;&gt;&quot;基本&quot;;[.$B411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收集者沙库尔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潜行;</text:p>
          </table:table-cell>
          <table:table-cell table:style-name="ce58" table:content-validation-name="val8" table:number-columns-repeated="4"/>
          <table:table-cell table:content-validation-name="val1" table:formula="of:=COM.MICROSOFT.CONCAT([.K411:.O411])" office:value-type="string" office:string-value="潜行;" calcext:value-type="string">
            <text:p>潜行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1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12]));YEAR(MAX([.$A$1:.$A$1048576]))-YEAR([.A412])&gt;=2;[.$B412]&lt;&gt;&quot;基本&quot;;[.$B412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危机四伏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412:.O412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人品(特殊需求)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58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13]));YEAR(MAX([.$A$1:.$A$1048576]))-YEAR([.A413])&gt;=2;[.$B413]&lt;&gt;&quot;基本&quot;;[.$B413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致命餐叉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亡语;</text:p>
          </table:table-cell>
          <table:table-cell table:style-name="ce58" table:content-validation-name="val8" table:number-columns-repeated="4"/>
          <table:table-cell table:content-validation-name="val1" table:formula="of:=COM.MICROSOFT.CONCAT([.K413:.O413])" office:value-type="string" office:string-value="亡语;" calcext:value-type="string">
            <text:p>亡语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1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14]));YEAR(MAX([.$A$1:.$A$1048576]))-YEAR([.A414])&gt;=2;[.$B414]&lt;&gt;&quot;基本&quot;;[.$B414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走私商贩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414:.O414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海盗(战吼需求)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15]));YEAR(MAX([.$A$1:.$A$1048576]))-YEAR([.A415])&gt;=2;[.$B415]&lt;&gt;&quot;基本&quot;;[.$B415]&lt;&gt;&quot;经典&quot;); &quot;狂野&quot;; &quot;标准&quot;)" office:value-type="string" office:string-value="狂野" calcext:value-type="string">
            <text:p>狂野</text:p>
          </table:table-cell>
          <table:table-cell table:style-name="ce58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动力战锤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亡语;</text:p>
          </table:table-cell>
          <table:table-cell table:style-name="ce58" table:content-validation-name="val8" table:number-columns-repeated="4"/>
          <table:table-cell table:content-validation-name="val1" table:formula="of:=COM.MICROSOFT.CONCAT([.K415:.O415])" office:value-type="string" office:string-value="亡语;" calcext:value-type="string">
            <text:p>亡语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机械（亡语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1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16]));YEAR(MAX([.$A$1:.$A$1048576]))-YEAR([.A416])&gt;=2;[.$B416]&lt;&gt;&quot;基本&quot;;[.$B416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法力之潮图腾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416:.O416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table:style-name="ce51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1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17]));YEAR(MAX([.$A$1:.$A$1048576]))-YEAR([.A417])&gt;=2;[.$B417]&lt;&gt;&quot;基本&quot;;[.$B417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海象人图腾师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417:.O417])" office:value-type="string" office:string-value="战吼;" calcext:value-type="string">
            <text:p>战吼;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51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18]));YEAR(MAX([.$A$1:.$A$1048576]))-YEAR([.A418])&gt;=2;[.$B418]&lt;&gt;&quot;基本&quot;;[.$B418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熔岩爆发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过载;</text:p>
          </table:table-cell>
          <table:table-cell table:style-name="ce58" table:content-validation-name="val8" table:number-columns-repeated="4"/>
          <table:table-cell table:content-validation-name="val1" table:formula="of:=COM.MICROSOFT.CONCAT([.K418:.O418])" office:value-type="string" office:string-value="过载;" calcext:value-type="string">
            <text:p>过载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19]));YEAR(MAX([.$A$1:.$A$1048576]))-YEAR([.A419])&gt;=2;[.$B419]&lt;&gt;&quot;基本&quot;;[.$B419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闪电风暴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过载;</text:p>
          </table:table-cell>
          <table:table-cell table:style-name="ce58" table:content-validation-name="val8" table:number-columns-repeated="4"/>
          <table:table-cell table:content-validation-name="val1" table:formula="of:=COM.MICROSOFT.CONCAT([.K419:.O419])" office:value-type="string" office:string-value="过载;" calcext:value-type="string">
            <text:p>过载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普通</text:p>
          </table:table-cell>
          <table:table-cell table:style-name="ce2" office:value-type="string" calcext:value-type="string">
            <text:p>人品（法伤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1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20]));YEAR(MAX([.$A$1:.$A$1048576]))-YEAR([.A420])&gt;=2;[.$B420]&lt;&gt;&quot;基本&quot;;[.$B420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视界术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420:.O420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51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1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21]));YEAR(MAX([.$A$1:.$A$1048576]))-YEAR([.A421])&gt;=2;[.$B421]&lt;&gt;&quot;基本&quot;;[.$B421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无羁元素</text:p>
          </table:table-cell>
          <table:table-cell table:style-name="ce51" table:content-validation-name="val7"/>
          <table:table-cell table:style-name="ce51" table:content-validation-name="val8" office:value-type="string" calcext:value-type="string">
            <text:p>过载;</text:p>
          </table:table-cell>
          <table:table-cell table:style-name="ce51" table:content-validation-name="val8" table:number-columns-repeated="4"/>
          <table:table-cell table:content-validation-name="val1" table:formula="of:=COM.MICROSOFT.CONCAT([.K421:.O421])" office:value-type="string" office:string-value="过载;" calcext:value-type="string">
            <text:p>过载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过载(触发需求)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22]));YEAR(MAX([.$A$1:.$A$1048576]))-YEAR([.A422])&gt;=2;[.$B422]&lt;&gt;&quot;基本&quot;;[.$B422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妖术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嘲讽;</text:p>
          </table:table-cell>
          <table:table-cell table:style-name="ce58" table:content-validation-name="val8" table:number-columns-repeated="4"/>
          <table:table-cell table:content-validation-name="val1" table:formula="of:=COM.MICROSOFT.CONCAT([.K422:.O422])" office:value-type="string" office:string-value="嘲讽;" calcext:value-type="string">
            <text:p>嘲讽;</text:p>
          </table:table-cell>
          <table:table-cell table:content-validation-name="val9"/>
          <table:table-cell table:number-columns-repeated="3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23]));YEAR(MAX([.$A$1:.$A$1048576]))-YEAR([.A423])&gt;=2;[.$B423]&lt;&gt;&quot;基本&quot;;[.$B423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野性狼魂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嘲讽;</text:p>
          </table:table-cell>
          <table:table-cell table:style-name="ce58" table:content-validation-name="val8" office:value-type="string" calcext:value-type="string">
            <text:p>过载;</text:p>
          </table:table-cell>
          <table:table-cell table:style-name="ce58" table:content-validation-name="val8" table:number-columns-repeated="3"/>
          <table:table-cell table:content-validation-name="val1" table:formula="of:=COM.MICROSOFT.CONCAT([.K423:.O423])" office:value-type="string" office:string-value="嘲讽;过载;" calcext:value-type="string">
            <text:p>嘲讽;过载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1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24]));YEAR(MAX([.$A$1:.$A$1048576]))-YEAR([.A424])&gt;=2;[.$B424]&lt;&gt;&quot;基本&quot;;[.$B424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元素毁灭</text:p>
          </table:table-cell>
          <table:table-cell table:style-name="ce51" table:content-validation-name="val7"/>
          <table:table-cell table:style-name="ce51" table:content-validation-name="val8" office:value-type="string" calcext:value-type="string">
            <text:p>过载;</text:p>
          </table:table-cell>
          <table:table-cell table:style-name="ce51" table:content-validation-name="val8" table:number-columns-repeated="4"/>
          <table:table-cell table:content-validation-name="val1" table:formula="of:=COM.MICROSOFT.CONCAT([.K424:.O424])" office:value-type="string" office:string-value="过载;" calcext:value-type="string">
            <text:p>过载;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style-name="ce2" office:value-type="string" calcext:value-type="string">
            <text:p>环境(法伤需求)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1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25]));YEAR(MAX([.$A$1:.$A$1048576]))-YEAR([.A425])&gt;=2;[.$B425]&lt;&gt;&quot;基本&quot;;[.$B425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治疗波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425:.O425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人品(恢复需求)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1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26]));YEAR(MAX([.$A$1:.$A$1048576]))-YEAR([.A426])&gt;=2;[.$B426]&lt;&gt;&quot;基本&quot;;[.$B426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奥尔多卫士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426:.O426])" office:value-type="string" office:string-value="战吼;" calcext:value-type="string">
            <text:p>战吼;</text:p>
          </table:table-cell>
          <table:table-cell table:content-validation-name="val9"/>
          <table:table-cell table:number-columns-repeated="3" table:content-validation-name="val9" office:value-type="string" calcext:value-type="string">
            <text:p>优秀</text:p>
          </table:table-cell>
          <table:table-cell table:style-name="ce2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1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27]));YEAR(MAX([.$A$1:.$A$1048576]))-YEAR([.A427])&gt;=2;[.$B427]&lt;&gt;&quot;基本&quot;;[.$B427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齿轮光锤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office:value-type="string" calcext:value-type="string">
            <text:p>圣盾;</text:p>
          </table:table-cell>
          <table:table-cell table:style-name="ce58" table:content-validation-name="val8" office:value-type="string" calcext:value-type="string">
            <text:p>嘲讽;</text:p>
          </table:table-cell>
          <table:table-cell table:style-name="ce51" table:content-validation-name="val8" table:number-columns-repeated="2"/>
          <table:table-cell table:content-validation-name="val1" table:formula="of:=COM.MICROSOFT.CONCAT([.K427:.O427])" office:value-type="string" office:string-value="战吼;圣盾;嘲讽;" calcext:value-type="string">
            <text:p>战吼;圣盾;嘲讽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机械相关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1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28]));YEAR(MAX([.$A$1:.$A$1048576]))-YEAR([.A428])&gt;=2;[.$B428]&lt;&gt;&quot;基本&quot;;[.$B428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公正之剑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428:.O428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增益目标(触发需求)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1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29]));YEAR(MAX([.$A$1:.$A$1048576]))-YEAR([.A429])&gt;=2;[.$B429]&lt;&gt;&quot;基本&quot;;[.$B429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集结之刃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office:value-type="string" calcext:value-type="string">
            <text:p>圣盾;</text:p>
          </table:table-cell>
          <table:table-cell table:style-name="ce51" table:content-validation-name="val8" table:number-columns-repeated="3"/>
          <table:table-cell table:content-validation-name="val1" table:formula="of:=COM.MICROSOFT.CONCAT([.K429:.O429])" office:value-type="string" office:string-value="战吼;圣盾;" calcext:value-type="string">
            <text:p>战吼;圣盾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1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30]));YEAR(MAX([.$A$1:.$A$1048576]))-YEAR([.A430])&gt;=2;[.$B430]&lt;&gt;&quot;基本&quot;;[.$B430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燃鬃·自走炮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圣盾;</text:p>
          </table:table-cell>
          <table:table-cell table:style-name="ce58" table:content-validation-name="val8" office:value-type="string" calcext:value-type="string">
            <text:p>嘲讽;</text:p>
          </table:table-cell>
          <table:table-cell table:style-name="ce51" table:content-validation-name="val8" table:number-columns-repeated="3"/>
          <table:table-cell table:content-validation-name="val1" table:formula="of:=COM.MICROSOFT.CONCAT([.K430:.O430])" office:value-type="string" office:string-value="圣盾;嘲讽;" calcext:value-type="string">
            <text:p>圣盾;嘲讽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style-name="ce51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1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31]));YEAR(MAX([.$A$1:.$A$1048576]))-YEAR([.A431])&gt;=2;[.$B431]&lt;&gt;&quot;基本&quot;;[.$B431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三教九流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431:.O431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搭配卡组（抽牌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1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32]));YEAR(MAX([.$A$1:.$A$1048576]))-YEAR([.A432])&gt;=2;[.$B432]&lt;&gt;&quot;基本&quot;;[.$B432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神恩术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432:.O432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51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1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33]));YEAR(MAX([.$A$1:.$A$1048576]))-YEAR([.A433])&gt;=2;[.$B433]&lt;&gt;&quot;基本&quot;;[.$B433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血色净化者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office:value-type="string" calcext:value-type="string">
            <text:p>亡语;</text:p>
          </table:table-cell>
          <table:table-cell table:style-name="ce51" table:content-validation-name="val8" table:number-columns-repeated="3"/>
          <table:table-cell table:content-validation-name="val1" table:formula="of:=COM.MICROSOFT.CONCAT([.K433:.O433])" office:value-type="string" office:string-value="战吼;亡语;" calcext:value-type="string">
            <text:p>战吼;亡语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1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34]));YEAR(MAX([.$A$1:.$A$1048576]))-YEAR([.A434])&gt;=2;[.$B434]&lt;&gt;&quot;基本&quot;;[.$B434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夜色镇执法官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圣盾;</text:p>
          </table:table-cell>
          <table:table-cell table:style-name="ce51" table:content-validation-name="val8" table:number-columns-repeated="4"/>
          <table:table-cell table:content-validation-name="val1" table:formula="of:=COM.MICROSOFT.CONCAT([.K434:.O434])" office:value-type="string" office:string-value="圣盾;" calcext:value-type="string">
            <text:p>圣盾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1血随从（触发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58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1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35]));YEAR(MAX([.$A$1:.$A$1048576]))-YEAR([.A435])&gt;=2;[.$B435]&lt;&gt;&quot;基本&quot;;[.$B435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夜魇骑士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435:.O435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2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1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36]));YEAR(MAX([.$A$1:.$A$1048576]))-YEAR([.A436])&gt;=2;[.$B436]&lt;&gt;&quot;基本&quot;;[.$B436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英勇圣印</text:p>
          </table:table-cell>
          <table:table-cell table:style-name="ce51" table:content-validation-name="val7"/>
          <table:table-cell table:style-name="ce51" table:content-validation-name="val8" office:value-type="string" calcext:value-type="string">
            <text:p>圣盾;</text:p>
          </table:table-cell>
          <table:table-cell table:style-name="ce51" table:content-validation-name="val8" table:number-columns-repeated="4"/>
          <table:table-cell table:content-validation-name="val1" table:formula="of:=COM.MICROSOFT.CONCAT([.K436:.O436])" office:value-type="string" office:string-value="圣盾;" calcext:value-type="string">
            <text:p>圣盾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增益目标(增益需求)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1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37]));YEAR(MAX([.$A$1:.$A$1048576]))-YEAR([.A437])&gt;=2;[.$B437]&lt;&gt;&quot;基本&quot;;[.$B437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战马训练师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437:.O437])">
            <text:p/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卡（光环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1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38]));YEAR(MAX([.$A$1:.$A$1048576]))-YEAR([.A438])&gt;=2;[.$B438]&lt;&gt;&quot;基本&quot;;[.$B438]&lt;&gt;&quot;经典&quot;); &quot;狂野&quot;; &quot;标准&quot;)" office:value-type="string" office:string-value="狂野" calcext:value-type="string">
            <text:p>狂野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作战动员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438:.O438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飞刀杂耍者;军需官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39]));YEAR(MAX([.$A$1:.$A$1048576]))-YEAR([.A439])&gt;=2;[.$B439]&lt;&gt;&quot;基本&quot;;[.$B439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暗影箭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439:.O439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58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40]));YEAR(MAX([.$A$1:.$A$1048576]))-YEAR([.A440])&gt;=2;[.$B440]&lt;&gt;&quot;基本&quot;;[.$B440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镀银魔像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440:.O440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" office:value-type="string" calcext:value-type="string">
            <text:p>弃牌效果(触发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41]));YEAR(MAX([.$A$1:.$A$1048576]))-YEAR([.A441])&gt;=2;[.$B441]&lt;&gt;&quot;基本&quot;;[.$B441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恶魔卫士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嘲讽;</text:p>
          </table:table-cell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table:number-columns-repeated="3"/>
          <table:table-cell table:content-validation-name="val1" table:formula="of:=COM.MICROSOFT.CONCAT([.K441:.O441])" office:value-type="string" office:string-value="嘲讽;战吼;" calcext:value-type="string">
            <text:p>嘲讽;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58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42]));YEAR(MAX([.$A$1:.$A$1048576]))-YEAR([.A442])&gt;=2;[.$B442]&lt;&gt;&quot;基本&quot;;[.$B442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恶魔之怒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442:.O442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43]));YEAR(MAX([.$A$1:.$A$1048576]))-YEAR([.A443])&gt;=2;[.$B443]&lt;&gt;&quot;基本&quot;;[.$B443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感知恶魔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443:.O443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恶魔(抽牌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44]));YEAR(MAX([.$A$1:.$A$1048576]))-YEAR([.A444])&gt;=2;[.$B444]&lt;&gt;&quot;基本&quot;;[.$B444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狂乱传染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444:.O444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 office:value-type="string" calcext:value-type="string">
            <text:p>人品（法伤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45]));YEAR(MAX([.$A$1:.$A$1048576]))-YEAR([.A445])&gt;=2;[.$B445]&lt;&gt;&quot;基本&quot;;[.$B445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无证药剂师</text:p>
          </table:table-cell>
          <table:table-cell table:style-name="ce58" table:content-validation-name="val7" office:value-type="string" calcext:value-type="string">
            <text:p>恶魔</text:p>
          </table:table-cell>
          <table:table-cell table:style-name="ce58" table:content-validation-name="val8" table:number-columns-repeated="5"/>
          <table:table-cell table:content-validation-name="val1" table:formula="of:=COM.MICROSOFT.CONCAT([.K445:.O445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46]));YEAR(MAX([.$A$1:.$A$1048576]))-YEAR([.A446])&gt;=2;[.$B446]&lt;&gt;&quot;基本&quot;;[.$B446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吸取生命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446:.O446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普通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58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47]));YEAR(MAX([.$A$1:.$A$1048576]))-YEAR([.A447])&gt;=2;[.$B447]&lt;&gt;&quot;基本&quot;;[.$B447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小鬼首领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447:.O447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48]));YEAR(MAX([.$A$1:.$A$1048576]))-YEAR([.A448])&gt;=2;[.$B448]&lt;&gt;&quot;基本&quot;;[.$B448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虚空恐魔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table:number-columns-repeated="4"/>
          <table:table-cell table:content-validation-name="val1" table:formula="of:=COM.MICROSOFT.CONCAT([.K448:.O448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牌(战吼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49]));YEAR(MAX([.$A$1:.$A$1048576]))-YEAR([.A449])&gt;=2;[.$B449]&lt;&gt;&quot;基本&quot;;[.$B449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血怒药水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449:.O449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恶魔（增益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50]));YEAR(MAX([.$A$1:.$A$1048576]))-YEAR([.A450])&gt;=2;[.$B450]&lt;&gt;&quot;基本&quot;;[.$B450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夜色镇议员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450:.O450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1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51]));YEAR(MAX([.$A$1:.$A$1048576]))-YEAR([.A451])&gt;=2;[.$B451]&lt;&gt;&quot;基本&quot;;[.$B451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奥格瑞玛狼骑士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451:.O451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血吼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58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52]));YEAR(MAX([.$A$1:.$A$1048576]))-YEAR([.A452])&gt;=2;[.$B452]&lt;&gt;&quot;基本&quot;;[.$B452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保卫国王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嘲讽;</text:p>
          </table:table-cell>
          <table:table-cell table:style-name="ce58" table:content-validation-name="val8" table:number-columns-repeated="4"/>
          <table:table-cell table:content-validation-name="val1" table:formula="of:=COM.MICROSOFT.CONCAT([.K452:.O452])" office:value-type="string" office:string-value="嘲讽;" calcext:value-type="string">
            <text:p>嘲讽;</text:p>
          </table:table-cell>
          <table:table-cell table:content-validation-name="val9"/>
          <table:table-cell table:number-columns-repeated="3"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53]));YEAR(MAX([.$A$1:.$A$1048576]))-YEAR([.A453])&gt;=2;[.$B453]&lt;&gt;&quot;基本&quot;;[.$B453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暴乱狂战士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453:.O453])">
            <text:p/>
          </table:table-cell>
          <table:table-cell table:content-validation-name="val9" office:value-type="string" calcext:value-type="string">
            <text:p>优秀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office:value-type="string" calcext:value-type="string">
            <text:p>搭配牌(触发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54]));YEAR(MAX([.$A$1:.$A$1048576]))-YEAR([.A454])&gt;=2;[.$B454]&lt;&gt;&quot;基本&quot;;[.$B454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暴虐食尸鬼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table:number-columns-repeated="4"/>
          <table:table-cell table:content-validation-name="val1" table:formula="of:=COM.MICROSOFT.CONCAT([.K454:.O454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55]));YEAR(MAX([.$A$1:.$A$1048576]))-YEAR([.A455])&gt;=2;[.$B455]&lt;&gt;&quot;基本&quot;;[.$B455]&lt;&gt;&quot;经典&quot;); &quot;狂野&quot;; &quot;标准&quot;)" office:value-type="string" office:string-value="狂野" calcext:value-type="string">
            <text:p>狂野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弹射之刃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455:.O455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office:value-type="string" calcext:value-type="string">
            <text:p>命令怒吼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56]));YEAR(MAX([.$A$1:.$A$1048576]))-YEAR([.A456])&gt;=2;[.$B456]&lt;&gt;&quot;基本&quot;;[.$B456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盾牌格挡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456:.O456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1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57]));YEAR(MAX([.$A$1:.$A$1048576]))-YEAR([.A457])&gt;=2;[.$B457]&lt;&gt;&quot;基本&quot;;[.$B457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国王护卫者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1" table:content-validation-name="val8" office:value-type="string" calcext:value-type="string">
            <text:p>嘲讽;</text:p>
          </table:table-cell>
          <table:table-cell table:style-name="ce51" table:content-validation-name="val8" table:number-columns-repeated="3"/>
          <table:table-cell table:content-validation-name="val1" table:formula="of:=COM.MICROSOFT.CONCAT([.K457:.O457])" office:value-type="string" office:string-value="战吼;嘲讽;" calcext:value-type="string">
            <text:p>战吼;嘲讽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/>
          <table:table-cell table:style-name="ce25" office:value-type="string" calcext:value-type="string">
            <text:p>战吼（武器需求)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58]));YEAR(MAX([.$A$1:.$A$1048576]))-YEAR([.A458])&gt;=2;[.$B458]&lt;&gt;&quot;基本&quot;;[.$B458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苦战傀儡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458:.O458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1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59]));YEAR(MAX([.$A$1:.$A$1048576]))-YEAR([.A459])&gt;=2;[.$B459]&lt;&gt;&quot;基本&quot;;[.$B459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怒袭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459:.O459])">
            <text:p/>
          </table:table-cell>
          <table:table-cell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1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60]));YEAR(MAX([.$A$1:.$A$1048576]))-YEAR([.A460])&gt;=2;[.$B460]&lt;&gt;&quot;基本&quot;;[.$B460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食人魔战槌</text:p>
          </table:table-cell>
          <table:table-cell table:style-name="ce51" table:content-validation-name="val7"/>
          <table:table-cell table:style-name="ce58" table:content-validation-name="val8" table:number-columns-repeated="5"/>
          <table:table-cell table:content-validation-name="val1" table:formula="of:=COM.MICROSOFT.CONCAT([.K460:.O460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普通</text:p>
          </table:table-cell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61]));YEAR(MAX([.$A$1:.$A$1048576]))-YEAR([.A461])&gt;=2;[.$B461]&lt;&gt;&quot;基本&quot;;[.$B461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污手街典当师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table:number-columns-repeated="4"/>
          <table:table-cell table:content-validation-name="val1" table:formula="of:=COM.MICROSOFT.CONCAT([.K461:.O461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武器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58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62]));YEAR(MAX([.$A$1:.$A$1048576]))-YEAR([.A462])&gt;=2;[.$B462]&lt;&gt;&quot;基本&quot;;[.$B462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凶暴猿猴</text:p>
          </table:table-cell>
          <table:table-cell table:style-name="ce58" table:content-validation-name="val7" office:value-type="string" calcext:value-type="string">
            <text:p>野兽</text:p>
          </table:table-cell>
          <table:table-cell table:style-name="ce58" table:content-validation-name="val8" office:value-type="string" calcext:value-type="string">
            <text:p>嘲讽;</text:p>
          </table:table-cell>
          <table:table-cell table:style-name="ce58" table:content-validation-name="val8" table:number-columns-repeated="4"/>
          <table:table-cell table:content-validation-name="val1" table:formula="of:=COM.MICROSOFT.CONCAT([.K462:.O462])" office:value-type="string" office:string-value="嘲讽;" calcext:value-type="string">
            <text:p>嘲讽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63]));YEAR(MAX([.$A$1:.$A$1048576]))-YEAR([.A463])&gt;=2;[.$B463]&lt;&gt;&quot;基本&quot;;[.$B463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血帆教徒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table:number-columns-repeated="4"/>
          <table:table-cell table:content-validation-name="val1" table:formula="of:=COM.MICROSOFT.CONCAT([.K463:.O463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海盗(战吼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64]));YEAR(MAX([.$A$1:.$A$1048576]))-YEAR([.A464])&gt;=2;[.$B464]&lt;&gt;&quot;基本&quot;;[.$B464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战歌指挥官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464:.O464])">
            <text:p/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table:number-columns-repeated="3"/>
          <table:table-cell office:value-type="string" calcext:value-type="string">
            <text:p>冲锋(触发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65]));YEAR(MAX([.$A$1:.$A$1048576]))-YEAR([.A465])&gt;=2;[.$B465]&lt;&gt;&quot;基本&quot;;[.$B465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金教信使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office:value-type="string" calcext:value-type="string">
            <text:p>发现;</text:p>
          </table:table-cell>
          <table:table-cell table:style-name="ce51" table:content-validation-name="val8" table:number-columns-repeated="3"/>
          <table:table-cell table:content-validation-name="val1" table:formula="of:=COM.MICROSOFT.CONCAT([.K465:.O465])" office:value-type="string" office:string-value="战吼;发现;" calcext:value-type="string">
            <text:p>战吼;发现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51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66]));YEAR(MAX([.$A$1:.$A$1048576]))-YEAR([.A466])&gt;=2;[.$B466]&lt;&gt;&quot;基本&quot;;[.$B466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奥术傀儡</text:p>
          </table:table-cell>
          <table:table-cell table:style-name="ce51" table:content-validation-name="val7"/>
          <table:table-cell table:style-name="ce51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466:.O466])" office:value-type="string" office:string-value="战吼;" calcext:value-type="string">
            <text:p>战吼;</text:p>
          </table:table-cell>
          <table:table-cell table:content-validation-name="val9" table:number-columns-repeated="4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67]));YEAR(MAX([.$A$1:.$A$1048576]))-YEAR([.A467])&gt;=2;[.$B467]&lt;&gt;&quot;基本&quot;;[.$B467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白银之手教官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467:.O467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68]));YEAR(MAX([.$A$1:.$A$1048576]))-YEAR([.A468])&gt;=2;[.$B468]&lt;&gt;&quot;基本&quot;;[.$B468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报警机器人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468:.O468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4费及以上牌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69]));YEAR(MAX([.$A$1:.$A$1048576]))-YEAR([.A469])&gt;=2;[.$B469]&lt;&gt;&quot;基本&quot;;[.$B469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暴怒的狼人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激怒;</text:p>
          </table:table-cell>
          <table:table-cell table:style-name="ce51" table:content-validation-name="val8" table:number-columns-repeated="4"/>
          <table:table-cell table:content-validation-name="val1" table:formula="of:=COM.MICROSOFT.CONCAT([.K469:.O469])" office:value-type="string" office:string-value="激怒;" calcext:value-type="string">
            <text:p>激怒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普通</text:p>
          </table:table-cell>
          <table:table-cell office:value-type="string" calcext:value-type="string">
            <text:p>永续增益;冲锋;命令怒吼;战歌指挥官;激怒相关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70]));YEAR(MAX([.$A$1:.$A$1048576]))-YEAR([.A470])&gt;=2;[.$B470]&lt;&gt;&quot;基本&quot;;[.$B470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冰霜暴怒者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470:.O470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3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51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71]));YEAR(MAX([.$A$1:.$A$1048576]))-YEAR([.A471])&gt;=2;[.$B471]&lt;&gt;&quot;基本&quot;;[.$B471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布莱恩·铜须</text:p>
          </table:table-cell>
          <table:table-cell table:style-name="ce51" table:content-validation-name="val7"/>
          <table:table-cell table:style-name="ce51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471:.O471])" office:value-type="string" office:string-value="战吼;" calcext:value-type="string">
            <text:p>战吼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office:value-type="string" calcext:value-type="string">
            <text:p>战吼（触发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72]));YEAR(MAX([.$A$1:.$A$1048576]))-YEAR([.A472])&gt;=2;[.$B472]&lt;&gt;&quot;基本&quot;;[.$B472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沉默的骑士</text:p>
          </table:table-cell>
          <table:table-cell table:style-name="ce51" table:content-validation-name="val7"/>
          <table:table-cell table:style-name="ce51" table:content-validation-name="val8" office:value-type="string" calcext:value-type="string">
            <text:p>潜行;</text:p>
          </table:table-cell>
          <table:table-cell table:style-name="ce51" table:content-validation-name="val8" office:value-type="string" calcext:value-type="string">
            <text:p>圣盾;</text:p>
          </table:table-cell>
          <table:table-cell table:style-name="ce51" table:content-validation-name="val8" table:number-columns-repeated="3"/>
          <table:table-cell table:content-validation-name="val1" table:formula="of:=COM.MICROSOFT.CONCAT([.K472:.O472])" office:value-type="string" office:string-value="潜行;圣盾;" calcext:value-type="string">
            <text:p>潜行;圣盾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普通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58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73]));YEAR(MAX([.$A$1:.$A$1048576]))-YEAR([.A473])&gt;=2;[.$B473]&lt;&gt;&quot;基本&quot;;[.$B473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橱柜蜘蛛</text:p>
          </table:table-cell>
          <table:table-cell table:style-name="ce58" table:content-validation-name="val7" office:value-type="string" calcext:value-type="string">
            <text:p>野兽</text:p>
          </table:table-cell>
          <table:table-cell table:style-name="ce58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473:.O473])" office:value-type="string" office:string-value="战吼;" calcext:value-type="string">
            <text:p>战吼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74]));YEAR(MAX([.$A$1:.$A$1048576]))-YEAR([.A474])&gt;=2;[.$B474]&lt;&gt;&quot;基本&quot;;[.$B474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丛林猎豹</text:p>
          </table:table-cell>
          <table:table-cell table:style-name="ce51" table:content-validation-name="val7" office:value-type="string" calcext:value-type="string">
            <text:p>野兽</text:p>
          </table:table-cell>
          <table:table-cell table:style-name="ce51" table:content-validation-name="val8" table:number-columns-repeated="5"/>
          <table:table-cell table:content-validation-name="val1" table:formula="of:=COM.MICROSOFT.CONCAT([.K474:.O474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野兽相关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75]));YEAR(MAX([.$A$1:.$A$1048576]))-YEAR([.A475])&gt;=2;[.$B475]&lt;&gt;&quot;基本&quot;;[.$B475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达拉然法师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475:.O475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法伤（法强需求） 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76]));YEAR(MAX([.$A$1:.$A$1048576]))-YEAR([.A476])&gt;=2;[.$B476]&lt;&gt;&quot;基本&quot;;[.$B476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大地之环先知</text:p>
          </table:table-cell>
          <table:table-cell table:style-name="ce51" table:content-validation-name="val7"/>
          <table:table-cell table:style-name="ce51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476:.O476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普通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office:value-type="string" calcext:value-type="string">
            <text:p>奥金尼灵魂祭司;恢复目标（战吼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77]));YEAR(MAX([.$A$1:.$A$1048576]))-YEAR([.A477])&gt;=2;[.$B477]&lt;&gt;&quot;基本&quot;;[.$B477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大富翁比尔杜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477:.O477])">
            <text:p/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51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78]));YEAR(MAX([.$A$1:.$A$1048576]))-YEAR([.A478])&gt;=2;[.$B478]&lt;&gt;&quot;基本&quot;;[.$B478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大胖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478:.O478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office:value-type="string" calcext:value-type="string">
            <text:p>1攻牌（触发需求）:吵吵机器人;魔古山守望者;…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79]));YEAR(MAX([.$A$1:.$A$1048576]))-YEAR([.A479])&gt;=2;[.$B479]&lt;&gt;&quot;基本&quot;;[.$B479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地精工兵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479:.O479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80]));YEAR(MAX([.$A$1:.$A$1048576]))-YEAR([.A480])&gt;=2;[.$B480]&lt;&gt;&quot;基本&quot;;[.$B480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帝王眼镜蛇</text:p>
          </table:table-cell>
          <table:table-cell table:style-name="ce51" table:content-validation-name="val7" office:value-type="string" calcext:value-type="string">
            <text:p>野兽</text:p>
          </table:table-cell>
          <table:table-cell table:style-name="ce51" table:content-validation-name="val8" table:number-columns-repeated="5"/>
          <table:table-cell table:content-validation-name="val1" table:formula="of:=COM.MICROSOFT.CONCAT([.K480:.O480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office:value-type="string" calcext:value-type="string">
            <text:p>野兽相关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81]));YEAR(MAX([.$A$1:.$A$1048576]))-YEAR([.A481])&gt;=2;[.$B481]&lt;&gt;&quot;基本&quot;;[.$B481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毒性污水软泥怪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481:.O481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office:value-type="string" calcext:value-type="string">
            <text:p>环境（战吼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82]));YEAR(MAX([.$A$1:.$A$1048576]))-YEAR([.A482])&gt;=2;[.$B482]&lt;&gt;&quot;基本&quot;;[.$B482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恩佐斯的子嗣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亡语;</text:p>
          </table:table-cell>
          <table:table-cell table:style-name="ce51" table:content-validation-name="val8" table:number-columns-repeated="4"/>
          <table:table-cell table:content-validation-name="val1" table:formula="of:=COM.MICROSOFT.CONCAT([.K482:.O482])" office:value-type="string" office:string-value="亡语;" calcext:value-type="string">
            <text:p>亡语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51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83]));YEAR(MAX([.$A$1:.$A$1048576]))-YEAR([.A483])&gt;=2;[.$B483]&lt;&gt;&quot;基本&quot;;[.$B483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飞行器</text:p>
          </table:table-cell>
          <table:table-cell table:style-name="ce51" table:content-validation-name="val7" office:value-type="string" calcext:value-type="string">
            <text:p>机械</text:p>
          </table:table-cell>
          <table:table-cell table:style-name="ce51" table:content-validation-name="val8" table:number-columns-repeated="5"/>
          <table:table-cell table:content-validation-name="val1" table:formula="of:=COM.MICROSOFT.CONCAT([.K483:.O483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永续攻击增益:复仇;力量祝福;智慧祝福;狂暴…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84]));YEAR(MAX([.$A$1:.$A$1048576]))-YEAR([.A484])&gt;=2;[.$B484]&lt;&gt;&quot;基本&quot;;[.$B484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腐肉食尸鬼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484:.O484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51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85]));YEAR(MAX([.$A$1:.$A$1048576]))-YEAR([.A485])&gt;=2;[.$B485]&lt;&gt;&quot;基本&quot;;[.$B485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负伤剑圣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485:.O485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office:value-type="string" calcext:value-type="string">
            <text:p>恢复（战吼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86]));YEAR(MAX([.$A$1:.$A$1048576]))-YEAR([.A486])&gt;=2;[.$B486]&lt;&gt;&quot;基本&quot;;[.$B486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工匠大师欧沃斯巴克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486:.O486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51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87]));YEAR(MAX([.$A$1:.$A$1048576]))-YEAR([.A487])&gt;=2;[.$B487]&lt;&gt;&quot;基本&quot;;[.$B487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工匠镇技师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office:value-type="string" calcext:value-type="string">
            <text:p>零件;</text:p>
          </table:table-cell>
          <table:table-cell table:style-name="ce51" table:content-validation-name="val8" table:number-columns-repeated="3"/>
          <table:table-cell table:content-validation-name="val1" table:formula="of:=COM.MICROSOFT.CONCAT([.K487:.O487])" office:value-type="string" office:string-value="战吼;零件;" calcext:value-type="string">
            <text:p>战吼;零件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机械（战吼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88]));YEAR(MAX([.$A$1:.$A$1048576]))-YEAR([.A488])&gt;=2;[.$B488]&lt;&gt;&quot;基本&quot;;[.$B488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攻城车</text:p>
          </table:table-cell>
          <table:table-cell table:style-name="ce51" table:content-validation-name="val7" office:value-type="string" calcext:value-type="string">
            <text:p>机械</text:p>
          </table:table-cell>
          <table:table-cell table:style-name="ce51" table:content-validation-name="val8" table:number-columns-repeated="5"/>
          <table:table-cell table:content-validation-name="val1" table:formula="of:=COM.MICROSOFT.CONCAT([.K488:.O488])">
            <text:p/>
          </table:table-cell>
          <table:table-cell table:number-columns-repeated="4" table:content-validation-name="val9" office:value-type="string" calcext:value-type="string">
            <text:p>良好</text:p>
          </table:table-cell>
          <table:table-cell table:style-name="ce51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89]));YEAR(MAX([.$A$1:.$A$1048576]))-YEAR([.A489])&gt;=2;[.$B489]&lt;&gt;&quot;基本&quot;;[.$B489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光明邪使菲奥拉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圣盾;</text:p>
          </table:table-cell>
          <table:table-cell table:style-name="ce51" table:content-validation-name="val8" table:number-columns-repeated="4"/>
          <table:table-cell table:content-validation-name="val1" table:formula="of:=COM.MICROSOFT.CONCAT([.K489:.O489])" office:value-type="string" office:string-value="圣盾;" calcext:value-type="string">
            <text:p>圣盾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搭配牌（触发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90]));YEAR(MAX([.$A$1:.$A$1048576]))-YEAR([.A490])&gt;=2;[.$B490]&lt;&gt;&quot;基本&quot;;[.$B490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寒光先知</text:p>
          </table:table-cell>
          <table:table-cell table:style-name="ce51" table:content-validation-name="val7"/>
          <table:table-cell table:style-name="ce51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490:.O490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office:value-type="string" calcext:value-type="string">
            <text:p>鱼人（战吼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91]));YEAR(MAX([.$A$1:.$A$1048576]))-YEAR([.A491])&gt;=2;[.$B491]&lt;&gt;&quot;基本&quot;;[.$B491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寒光智者</text:p>
          </table:table-cell>
          <table:table-cell table:style-name="ce51" table:content-validation-name="val7"/>
          <table:table-cell table:style-name="ce51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491:.O491])" office:value-type="string" office:string-value="战吼;" calcext:value-type="string">
            <text:p>战吼;</text:p>
          </table:table-cell>
          <table:table-cell table:content-validation-name="val9" table:number-columns-repeated="4"/>
          <table:table-cell office:value-type="string" calcext:value-type="string">
            <text:p>消失;鱼人;对方抽卡效果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92]));YEAR(MAX([.$A$1:.$A$1048576]))-YEAR([.A492])&gt;=2;[.$B492]&lt;&gt;&quot;基本&quot;;[.$B492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暗邪使艾蒂丝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492:.O492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搭配牌（触发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93]));YEAR(MAX([.$A$1:.$A$1048576]))-YEAR([.A493])&gt;=2;[.$B493]&lt;&gt;&quot;基本&quot;;[.$B493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金大亨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493:.O493])">
            <text:p/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office:value-type="string" calcext:value-type="string">
            <text:p>战吼（触发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58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94]));YEAR(MAX([.$A$1:.$A$1048576]))-YEAR([.A494])&gt;=2;[.$B494]&lt;&gt;&quot;基本&quot;;[.$B494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翼技师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494:.O494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龙（战吼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95]));YEAR(MAX([.$A$1:.$A$1048576]))-YEAR([.A495])&gt;=2;[.$B495]&lt;&gt;&quot;基本&quot;;[.$B495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后街男巫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亡语;</text:p>
          </table:table-cell>
          <table:table-cell table:style-name="ce51" table:content-validation-name="val8" table:number-columns-repeated="4"/>
          <table:table-cell table:content-validation-name="val1" table:formula="of:=COM.MICROSOFT.CONCAT([.K495:.O495])" office:value-type="string" office:string-value="亡语;" calcext:value-type="string">
            <text:p>亡语;</text:p>
          </table:table-cell>
          <table:table-cell table:content-validation-name="val9" table:number-columns-repeated="4"/>
          <table:table-cell table:style-name="ce51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96]));YEAR(MAX([.$A$1:.$A$1048576]))-YEAR([.A496])&gt;=2;[.$B496]&lt;&gt;&quot;基本&quot;;[.$B496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击剑教头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496:.O496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office:value-type="string" calcext:value-type="string">
            <text:p>激励;搭配技能（战吼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58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97]));YEAR(MAX([.$A$1:.$A$1048576]))-YEAR([.A497])&gt;=2;[.$B497]&lt;&gt;&quot;基本&quot;;[.$B497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机械动物管理员</text:p>
          </table:table-cell>
          <table:table-cell table:style-name="ce58" table:content-validation-name="val7" office:value-type="string" calcext:value-type="string">
            <text:p>机械</text:p>
          </table:table-cell>
          <table:table-cell table:style-name="ce58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497:.O497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98]));YEAR(MAX([.$A$1:.$A$1048576]))-YEAR([.A498])&gt;=2;[.$B498]&lt;&gt;&quot;基本&quot;;[.$B498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角斗场主管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498:.O498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51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99]));YEAR(MAX([.$A$1:.$A$1048576]))-YEAR([.A499])&gt;=2;[.$B499]&lt;&gt;&quot;基本&quot;;[.$B499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精神控制技师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499:.O499])" office:value-type="string" office:string-value="战吼;" calcext:value-type="string">
            <text:p>战吼;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环境（战吼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00]));YEAR(MAX([.$A$1:.$A$1048576]))-YEAR([.A500])&gt;=2;[.$B500]&lt;&gt;&quot;基本&quot;;[.$B500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克苏恩的信徒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500:.O500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51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01]));YEAR(MAX([.$A$1:.$A$1048576]))-YEAR([.A501])&gt;=2;[.$B501]&lt;&gt;&quot;基本&quot;;[.$B501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苦痛侍僧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501:.O501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搭配牌（触发需求）:怒火中烧;严酷的监工…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02]));YEAR(MAX([.$A$1:.$A$1048576]))-YEAR([.A502])&gt;=2;[.$B502]&lt;&gt;&quot;基本&quot;;[.$B502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狼骑兵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502:.O502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style-name="ce51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03]));YEAR(MAX([.$A$1:.$A$1048576]))-YEAR([.A503])&gt;=2;[.$B503]&lt;&gt;&quot;基本&quot;;[.$B503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裂地触须</text:p>
          </table:table-cell>
          <table:table-cell table:style-name="ce51" table:content-validation-name="val7"/>
          <table:table-cell table:style-name="ce51" table:content-validation-name="val8" office:value-type="string" calcext:value-type="string">
            <text:p>嘲讽;</text:p>
          </table:table-cell>
          <table:table-cell table:style-name="ce51" table:content-validation-name="val8" table:number-columns-repeated="4"/>
          <table:table-cell table:content-validation-name="val1" table:formula="of:=COM.MICROSOFT.CONCAT([.K503:.O503])" office:value-type="string" office:string-value="嘲讽;" calcext:value-type="string">
            <text:p>嘲讽;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51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04]));YEAR(MAX([.$A$1:.$A$1048576]))-YEAR([.A504])&gt;=2;[.$B504]&lt;&gt;&quot;基本&quot;;[.$B504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龙鹰骑士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504:.O504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51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05]));YEAR(MAX([.$A$1:.$A$1048576]))-YEAR([.A505])&gt;=2;[.$B505]&lt;&gt;&quot;基本&quot;;[.$B505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麦田傀儡</text:p>
          </table:table-cell>
          <table:table-cell table:style-name="ce51" table:content-validation-name="val7" office:value-type="string" calcext:value-type="string">
            <text:p>机械</text:p>
          </table:table-cell>
          <table:table-cell table:style-name="ce58" table:content-validation-name="val8" office:value-type="string" calcext:value-type="string">
            <text:p>亡语;</text:p>
          </table:table-cell>
          <table:table-cell table:style-name="ce51" table:content-validation-name="val8" table:number-columns-repeated="4"/>
          <table:table-cell table:content-validation-name="val1" table:formula="of:=COM.MICROSOFT.CONCAT([.K505:.O505])" office:value-type="string" office:string-value="亡语;" calcext:value-type="string">
            <text:p>亡语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51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06]));YEAR(MAX([.$A$1:.$A$1048576]))-YEAR([.A506])&gt;=2;[.$B506]&lt;&gt;&quot;基本&quot;;[.$B506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明光祭司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506:.O506])">
            <text:p/>
          </table:table-cell>
          <table:table-cell table:number-columns-repeated="4" table:content-validation-name="val9" office:value-type="string" calcext:value-type="string">
            <text:p>良好</text:p>
          </table:table-cell>
          <table:table-cell office:value-type="string" calcext:value-type="string">
            <text:p>奥秘（持续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58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07]));YEAR(MAX([.$A$1:.$A$1048576]))-YEAR([.A507])&gt;=2;[.$B507]&lt;&gt;&quot;基本&quot;;[.$B507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莫罗斯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潜行;</text:p>
          </table:table-cell>
          <table:table-cell table:style-name="ce51" table:content-validation-name="val8" table:number-columns-repeated="4"/>
          <table:table-cell table:content-validation-name="val1" table:formula="of:=COM.MICROSOFT.CONCAT([.K507:.O507])" office:value-type="string" office:string-value="潜行;" calcext:value-type="string">
            <text:p>潜行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08]));YEAR(MAX([.$A$1:.$A$1048576]))-YEAR([.A508])&gt;=2;[.$B508]&lt;&gt;&quot;基本&quot;;[.$B508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暮光尊者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508:.O508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克苏恩（持续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09]));YEAR(MAX([.$A$1:.$A$1048576]))-YEAR([.A509])&gt;=2;[.$B509]&lt;&gt;&quot;基本&quot;;[.$B509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穆克拉</text:p>
          </table:table-cell>
          <table:table-cell table:style-name="ce51" table:content-validation-name="val7" office:value-type="string" calcext:value-type="string">
            <text:p>野兽</text:p>
          </table:table-cell>
          <table:table-cell table:style-name="ce58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509:.O509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51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58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10]));YEAR(MAX([.$A$1:.$A$1048576]))-YEAR([.A510])&gt;=2;[.$B510]&lt;&gt;&quot;基本&quot;;[.$B510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纳克萨玛斯之影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510:.O510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table:style-name="ce51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11]));YEAR(MAX([.$A$1:.$A$1048576]))-YEAR([.A511])&gt;=2;[.$B511]&lt;&gt;&quot;基本&quot;;[.$B511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南海船长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511:.O511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海盗（光环需求）;海盗相关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12]));YEAR(MAX([.$A$1:.$A$1048576]))-YEAR([.A512])&gt;=2;[.$B512]&lt;&gt;&quot;基本&quot;;[.$B512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牛头人战士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嘲讽;</text:p>
          </table:table-cell>
          <table:table-cell table:style-name="ce58" table:content-validation-name="val8" office:value-type="string" calcext:value-type="string">
            <text:p>激怒;</text:p>
          </table:table-cell>
          <table:table-cell table:style-name="ce51" table:content-validation-name="val8" table:number-columns-repeated="3"/>
          <table:table-cell table:content-validation-name="val1" table:formula="of:=COM.MICROSOFT.CONCAT([.K512:.O512])" office:value-type="string" office:string-value="嘲讽;激怒;" calcext:value-type="string">
            <text:p>嘲讽;激怒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office:value-type="string" calcext:value-type="string">
            <text:p>搭配牌（激怒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13]));YEAR(MAX([.$A$1:.$A$1048576]))-YEAR([.A513])&gt;=2;[.$B513]&lt;&gt;&quot;基本&quot;;[.$B513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诺莫瑞根步兵</text:p>
          </table:table-cell>
          <table:table-cell table:style-name="ce51" table:content-validation-name="val7"/>
          <table:table-cell table:style-name="ce51" table:content-validation-name="val8" office:value-type="string" calcext:value-type="string">
            <text:p>冲锋;</text:p>
          </table:table-cell>
          <table:table-cell table:style-name="ce51" table:content-validation-name="val8" office:value-type="string" calcext:value-type="string">
            <text:p>嘲讽;</text:p>
          </table:table-cell>
          <table:table-cell table:style-name="ce51" table:content-validation-name="val8" table:number-columns-repeated="3"/>
          <table:table-cell table:content-validation-name="val1" table:formula="of:=COM.MICROSOFT.CONCAT([.K513:.O513])" office:value-type="string" office:string-value="冲锋;嘲讽;" calcext:value-type="string">
            <text:p>冲锋;嘲讽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51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514]));YEAR(MAX([.$A$1:.$A$1048576]))-YEAR([.A514])&gt;=2;[.$B514]&lt;&gt;&quot;基本&quot;;[.$B514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女警萨莉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亡语;</text:p>
          </table:table-cell>
          <table:table-cell table:style-name="ce51" table:content-validation-name="val8" table:number-columns-repeated="4"/>
          <table:table-cell table:content-validation-name="val1" table:formula="of:=COM.MICROSOFT.CONCAT([.K514:.O514])" office:value-type="string" office:string-value="亡语;" calcext:value-type="string">
            <text:p>亡语;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office:value-type="string" calcext:value-type="string">
            <text:p>增益（亡语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15]));YEAR(MAX([.$A$1:.$A$1048576]))-YEAR([.A515])&gt;=2;[.$B515]&lt;&gt;&quot;基本&quot;;[.$B515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破坏者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515:.O515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51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16]));YEAR(MAX([.$A$1:.$A$1048576]))-YEAR([.A516])&gt;=2;[.$B516]&lt;&gt;&quot;基本&quot;;[.$B516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破碎残阳祭司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516:.O516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普通</text:p>
          </table:table-cell>
          <table:table-cell table:content-validation-name="val9"/>
          <table:table-cell office:value-type="string" calcext:value-type="string">
            <text:p>增益目标（战吼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17]));YEAR(MAX([.$A$1:.$A$1048576]))-YEAR([.A517])&gt;=2;[.$B517]&lt;&gt;&quot;基本&quot;;[.$B517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庆典司仪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office:value-type="string" calcext:value-type="string">
            <text:p>法术伤害;</text:p>
          </table:table-cell>
          <table:table-cell table:style-name="ce51" table:content-validation-name="val8" table:number-columns-repeated="3"/>
          <table:table-cell table:content-validation-name="val1" table:formula="of:=COM.MICROSOFT.CONCAT([.K517:.O517])" office:value-type="string" office:string-value="战吼;法术伤害;" calcext:value-type="string">
            <text:p>战吼;法术伤害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法强随从（战吼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18]));YEAR(MAX([.$A$1:.$A$1048576]))-YEAR([.A518])&gt;=2;[.$B518]&lt;&gt;&quot;基本&quot;;[.$B518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任务达人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518:.O518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office:value-type="string" calcext:value-type="string">
            <text:p>1费及以下牌（触发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19]));YEAR(MAX([.$A$1:.$A$1048576]))-YEAR([.A519])&gt;=2;[.$B519]&lt;&gt;&quot;基本&quot;;[.$B519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萨尔玛先知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519:.O519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office:value-type="string" calcext:value-type="string">
            <text:p>临时攻击增益:叫嚣的中士;石化武器;黑铁矮人;…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20]));YEAR(MAX([.$A$1:.$A$1048576]))-YEAR([.A520])&gt;=2;[.$B520]&lt;&gt;&quot;基本&quot;;[.$B520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圣光勇士</text:p>
          </table:table-cell>
          <table:table-cell table:style-name="ce51" table:content-validation-name="val7"/>
          <table:table-cell table:style-name="ce51" table:content-validation-name="val8" office:value-type="string" calcext:value-type="string">
            <text:p>战吼;</text:p>
          </table:table-cell>
          <table:table-cell table:style-name="ce51" table:content-validation-name="val8" office:value-type="string" calcext:value-type="string">
            <text:p>沉默;</text:p>
          </table:table-cell>
          <table:table-cell table:style-name="ce51" table:content-validation-name="val8" table:number-columns-repeated="3"/>
          <table:table-cell table:content-validation-name="val1" table:formula="of:=COM.MICROSOFT.CONCAT([.K520:.O520])" office:value-type="string" office:string-value="战吼;沉默;" calcext:value-type="string">
            <text:p>战吼;沉默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21]));YEAR(MAX([.$A$1:.$A$1048576]))-YEAR([.A521])&gt;=2;[.$B521]&lt;&gt;&quot;基本&quot;;[.$B521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食人魔步兵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521:.O521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51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58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22]));YEAR(MAX([.$A$1:.$A$1048576]))-YEAR([.A522])&gt;=2;[.$B522]&lt;&gt;&quot;基本&quot;;[.$B522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死亡领主</text:p>
          </table:table-cell>
          <table:table-cell table:style-name="ce51" table:content-validation-name="val7"/>
          <table:table-cell table:style-name="ce51" table:content-validation-name="val8" office:value-type="string" calcext:value-type="string">
            <text:p>嘲讽;</text:p>
          </table:table-cell>
          <table:table-cell table:style-name="ce51" table:content-validation-name="val8" office:value-type="string" calcext:value-type="string">
            <text:p>亡语;</text:p>
          </table:table-cell>
          <table:table-cell table:style-name="ce51" table:content-validation-name="val8" table:number-columns-repeated="3"/>
          <table:table-cell table:content-validation-name="val1" table:formula="of:=COM.MICROSOFT.CONCAT([.K522:.O522])" office:value-type="string" office:string-value="嘲讽;亡语;" calcext:value-type="string">
            <text:p>嘲讽;亡语;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style-name="ce51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23]));YEAR(MAX([.$A$1:.$A$1048576]))-YEAR([.A523])&gt;=2;[.$B523]&lt;&gt;&quot;基本&quot;;[.$B523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剃刀猎手</text:p>
          </table:table-cell>
          <table:table-cell table:style-name="ce51" table:content-validation-name="val7"/>
          <table:table-cell table:style-name="ce51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523:.O523])" office:value-type="string" office:string-value="战吼;" calcext:value-type="string">
            <text:p>战吼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野兽相关;光环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24]));YEAR(MAX([.$A$1:.$A$1048576]))-YEAR([.A524])&gt;=2;[.$B524]&lt;&gt;&quot;基本&quot;;[.$B524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铁喙猫头鹰</text:p>
          </table:table-cell>
          <table:table-cell table:style-name="ce51" table:content-validation-name="val7" office:value-type="string" calcext:value-type="string">
            <text:p>野兽</text:p>
          </table:table-cell>
          <table:table-cell table:style-name="ce51" table:content-validation-name="val8" office:value-type="string" calcext:value-type="string">
            <text:p>战吼;</text:p>
          </table:table-cell>
          <table:table-cell table:style-name="ce51" table:content-validation-name="val8" office:value-type="string" calcext:value-type="string">
            <text:p>沉默;</text:p>
          </table:table-cell>
          <table:table-cell table:style-name="ce51" table:content-validation-name="val8" table:number-columns-repeated="3"/>
          <table:table-cell table:content-validation-name="val1" table:formula="of:=COM.MICROSOFT.CONCAT([.K524:.O524])" office:value-type="string" office:string-value="战吼;沉默;" calcext:value-type="string">
            <text:p>战吼;沉默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普通</text:p>
          </table:table-cell>
          <table:table-cell table:content-validation-name="val9"/>
          <table:table-cell office:value-type="string" calcext:value-type="string">
            <text:p>环境（战吼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25]));YEAR(MAX([.$A$1:.$A$1048576]))-YEAR([.A525])&gt;=2;[.$B525]&lt;&gt;&quot;基本&quot;;[.$B525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铁炉堡火枪兵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525:.O525])" office:value-type="string" office:string-value="战吼;" calcext:value-type="string">
            <text:p>战吼;</text:p>
          </table:table-cell>
          <table:table-cell table:content-validation-name="val9" table:number-columns-repeated="4"/>
          <table:table-cell office:value-type="string" calcext:value-type="string">
            <text:p>激怒牌:阿曼尼狂战士;…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26]));YEAR(MAX([.$A$1:.$A$1048576]))-YEAR([.A526])&gt;=2;[.$B526]&lt;&gt;&quot;基本&quot;;[.$B526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铁鬃灰熊</text:p>
          </table:table-cell>
          <table:table-cell table:style-name="ce51" table:content-validation-name="val7" office:value-type="string" calcext:value-type="string">
            <text:p>野兽</text:p>
          </table:table-cell>
          <table:table-cell table:style-name="ce51" table:content-validation-name="val8" office:value-type="string" calcext:value-type="string">
            <text:p>嘲讽;</text:p>
          </table:table-cell>
          <table:table-cell table:style-name="ce51" table:content-validation-name="val8" table:number-columns-repeated="4"/>
          <table:table-cell table:content-validation-name="val1" table:formula="of:=COM.MICROSOFT.CONCAT([.K526:.O526])" office:value-type="string" office:string-value="嘲讽;" calcext:value-type="string">
            <text:p>嘲讽;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/>
          <table:table-cell office:value-type="string" calcext:value-type="string">
            <text:p>野兽相关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27]));YEAR(MAX([.$A$1:.$A$1048576]))-YEAR([.A527])&gt;=2;[.$B527]&lt;&gt;&quot;基本&quot;;[.$B527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团队领袖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527:.O527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增益目标（光环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528]));YEAR(MAX([.$A$1:.$A$1048576]))-YEAR([.A528])&gt;=2;[.$B528]&lt;&gt;&quot;基本&quot;;[.$B528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污手街走私者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528:.O528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51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58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29]));YEAR(MAX([.$A$1:.$A$1048576]))-YEAR([.A529])&gt;=2;[.$B529]&lt;&gt;&quot;基本&quot;;[.$B529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舞动之剑</text:p>
          </table:table-cell>
          <table:table-cell table:style-name="ce51" table:content-validation-name="val7"/>
          <table:table-cell table:style-name="ce51" table:content-validation-name="val8" office:value-type="string" calcext:value-type="string">
            <text:p>亡语;</text:p>
          </table:table-cell>
          <table:table-cell table:style-name="ce51" table:content-validation-name="val8" table:number-columns-repeated="4"/>
          <table:table-cell table:content-validation-name="val1" table:formula="of:=COM.MICROSOFT.CONCAT([.K529:.O529])" office:value-type="string" office:string-value="亡语;" calcext:value-type="string">
            <text:p>亡语;</text:p>
          </table:table-cell>
          <table:table-cell table:content-validation-name="val9" table:number-columns-repeated="4"/>
          <table:table-cell office:value-type="string" calcext:value-type="string">
            <text:p>对方抽卡效果;永久增益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30]));YEAR(MAX([.$A$1:.$A$1048576]))-YEAR([.A530])&gt;=2;[.$B530]&lt;&gt;&quot;基本&quot;;[.$B530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小个子驱魔者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嘲讽;</text:p>
          </table:table-cell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office:value-type="string" calcext:value-type="string">
            <text:p>亡语;</text:p>
          </table:table-cell>
          <table:table-cell table:style-name="ce51" table:content-validation-name="val8" table:number-columns-repeated="2"/>
          <table:table-cell table:content-validation-name="val1" table:formula="of:=COM.MICROSOFT.CONCAT([.K530:.O530])" office:value-type="string" office:string-value="嘲讽;战吼;亡语;" calcext:value-type="string">
            <text:p>嘲讽;战吼;亡语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office:value-type="string" calcext:value-type="string">
            <text:p>环境（战吼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31]));YEAR(MAX([.$A$1:.$A$1048576]))-YEAR([.A531])&gt;=2;[.$B531]&lt;&gt;&quot;基本&quot;;[.$B531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小鬼召唤师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531:.O531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office:value-type="string" calcext:value-type="string">
            <text:p>飞刀杂耍者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532]));YEAR(MAX([.$A$1:.$A$1048576]))-YEAR([.A532])&gt;=2;[.$B532]&lt;&gt;&quot;基本&quot;;[.$B532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邪兽人噬魂魔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532:.O532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51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33]));YEAR(MAX([.$A$1:.$A$1048576]))-YEAR([.A533])&gt;=2;[.$B533]&lt;&gt;&quot;基本&quot;;[.$B533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血骑士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office:value-type="string" calcext:value-type="string">
            <text:p>圣盾;</text:p>
          </table:table-cell>
          <table:table-cell table:style-name="ce51" table:content-validation-name="val8" table:number-columns-repeated="3"/>
          <table:table-cell table:content-validation-name="val1" table:formula="of:=COM.MICROSOFT.CONCAT([.K533:.O533])" office:value-type="string" office:string-value="战吼;圣盾;" calcext:value-type="string">
            <text:p>战吼;圣盾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圣盾（战吼需求）;强化机器人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34]));YEAR(MAX([.$A$1:.$A$1048576]))-YEAR([.A534])&gt;=2;[.$B534]&lt;&gt;&quot;基本&quot;;[.$B534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血色十字军战士</text:p>
          </table:table-cell>
          <table:table-cell table:style-name="ce51" table:content-validation-name="val7"/>
          <table:table-cell table:style-name="ce51" table:content-validation-name="val8" office:value-type="string" calcext:value-type="string">
            <text:p>圣盾;</text:p>
          </table:table-cell>
          <table:table-cell table:style-name="ce51" table:content-validation-name="val8" table:number-columns-repeated="4"/>
          <table:table-cell table:content-validation-name="val1" table:formula="of:=COM.MICROSOFT.CONCAT([.K534:.O534])" office:value-type="string" office:string-value="圣盾;" calcext:value-type="string">
            <text:p>圣盾;</text:p>
          </table:table-cell>
          <table:table-cell table:number-columns-repeated="4" table:content-validation-name="val9" office:value-type="string" calcext:value-type="string">
            <text:p>良好</text:p>
          </table:table-cell>
          <table:table-cell table:style-name="ce51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58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35]));YEAR(MAX([.$A$1:.$A$1048576]))-YEAR([.A535])&gt;=2;[.$B535]&lt;&gt;&quot;基本&quot;;[.$B535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岩肤石像鬼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535:.O535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永续增益（持续需求）:心灵之火;维纶的恩泽;大胖;阿古斯防御者;…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36]));YEAR(MAX([.$A$1:.$A$1048576]))-YEAR([.A536])&gt;=2;[.$B536]&lt;&gt;&quot;基本&quot;;[.$B536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岩浆暴怒者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536:.O536])">
            <text:p/>
          </table:table-cell>
          <table:table-cell table:content-validation-name="val9" table:number-columns-repeated="4"/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37]));YEAR(MAX([.$A$1:.$A$1048576]))-YEAR([.A537])&gt;=2;[.$B537]&lt;&gt;&quot;基本&quot;;[.$B537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异种群居蝎</text:p>
          </table:table-cell>
          <table:table-cell table:style-name="ce51" table:content-validation-name="val7" office:value-type="string" calcext:value-type="string">
            <text:p>野兽</text:p>
          </table:table-cell>
          <table:table-cell table:style-name="ce51" table:content-validation-name="val8" table:number-columns-repeated="5"/>
          <table:table-cell table:content-validation-name="val1" table:formula="of:=COM.MICROSOFT.CONCAT([.K537:.O537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搭配卡（身材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38]));YEAR(MAX([.$A$1:.$A$1048576]))-YEAR([.A538])&gt;=2;[.$B538]&lt;&gt;&quot;基本&quot;;[.$B538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银背族长</text:p>
          </table:table-cell>
          <table:table-cell table:style-name="ce51" table:content-validation-name="val7" office:value-type="string" calcext:value-type="string">
            <text:p>野兽</text:p>
          </table:table-cell>
          <table:table-cell table:style-name="ce51" table:content-validation-name="val8" office:value-type="string" calcext:value-type="string">
            <text:p>嘲讽;</text:p>
          </table:table-cell>
          <table:table-cell table:style-name="ce51" table:content-validation-name="val8" table:number-columns-repeated="4"/>
          <table:table-cell table:content-validation-name="val1" table:formula="of:=COM.MICROSOFT.CONCAT([.K538:.O538])" office:value-type="string" office:string-value="嘲讽;" calcext:value-type="string">
            <text:p>嘲讽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39]));YEAR(MAX([.$A$1:.$A$1048576]))-YEAR([.A539])&gt;=2;[.$B539]&lt;&gt;&quot;基本&quot;;[.$B539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银色骑手</text:p>
          </table:table-cell>
          <table:table-cell table:style-name="ce51" table:content-validation-name="val7"/>
          <table:table-cell table:style-name="ce51" table:content-validation-name="val8" office:value-type="string" calcext:value-type="string">
            <text:p>冲锋;</text:p>
          </table:table-cell>
          <table:table-cell table:style-name="ce51" table:content-validation-name="val8" office:value-type="string" calcext:value-type="string">
            <text:p>圣盾;</text:p>
          </table:table-cell>
          <table:table-cell table:style-name="ce51" table:content-validation-name="val8" table:number-columns-repeated="3"/>
          <table:table-cell table:content-validation-name="val1" table:formula="of:=COM.MICROSOFT.CONCAT([.K539:.O539])" office:value-type="string" office:string-value="冲锋;圣盾;" calcext:value-type="string">
            <text:p>冲锋;圣盾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普通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40]));YEAR(MAX([.$A$1:.$A$1048576]))-YEAR([.A540])&gt;=2;[.$B540]&lt;&gt;&quot;基本&quot;;[.$B540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鱼人领军</text:p>
          </table:table-cell>
          <table:table-cell table:style-name="ce51" table:content-validation-name="val7" office:value-type="string" calcext:value-type="string">
            <text:p>鱼人</text:p>
          </table:table-cell>
          <table:table-cell table:style-name="ce51" table:content-validation-name="val8" table:number-columns-repeated="5"/>
          <table:table-cell table:content-validation-name="val1" table:formula="of:=COM.MICROSOFT.CONCAT([.K540:.O540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鱼人（光环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41]));YEAR(MAX([.$A$1:.$A$1048576]))-YEAR([.A541])&gt;=2;[.$B541]&lt;&gt;&quot;基本&quot;;[.$B541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怨影狂怒者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541:.O541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542]));YEAR(MAX([.$A$1:.$A$1048576]))-YEAR([.A542])&gt;=2;[.$B542]&lt;&gt;&quot;基本&quot;;[.$B542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杂耍小鬼</text:p>
          </table:table-cell>
          <table:table-cell table:style-name="ce58" table:content-validation-name="val7" office:value-type="string" calcext:value-type="string">
            <text:p>恶魔</text:p>
          </table:table-cell>
          <table:table-cell table:style-name="ce58" table:content-validation-name="val8" office:value-type="string" calcext:value-type="string">
            <text:p>法术伤害;</text:p>
          </table:table-cell>
          <table:table-cell table:style-name="ce51" table:content-validation-name="val8" table:number-columns-repeated="4"/>
          <table:table-cell table:content-validation-name="val1" table:formula="of:=COM.MICROSOFT.CONCAT([.K542:.O542])" office:value-type="string" office:string-value="法术伤害;" calcext:value-type="string">
            <text:p>法术伤害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法术（法伤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43]));YEAR(MAX([.$A$1:.$A$1048576]))-YEAR([.A543])&gt;=2;[.$B543]&lt;&gt;&quot;基本&quot;;[.$B543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蜘蛛坦克</text:p>
          </table:table-cell>
          <table:table-cell table:style-name="ce51" table:content-validation-name="val7" office:value-type="string" calcext:value-type="string">
            <text:p>机械</text:p>
          </table:table-cell>
          <table:table-cell table:style-name="ce51" table:content-validation-name="val8" table:number-columns-repeated="5"/>
          <table:table-cell table:content-validation-name="val1" table:formula="of:=COM.MICROSOFT.CONCAT([.K543:.O543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544]));YEAR(MAX([.$A$1:.$A$1048576]))-YEAR([.A544])&gt;=2;[.$B544]&lt;&gt;&quot;基本&quot;;[.$B544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重装佣兵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嘲讽;</text:p>
          </table:table-cell>
          <table:table-cell table:style-name="ce51" table:content-validation-name="val8" table:number-columns-repeated="4"/>
          <table:table-cell table:content-validation-name="val1" table:formula="of:=COM.MICROSOFT.CONCAT([.K544:.O544])" office:value-type="string" office:string-value="嘲讽;" calcext:value-type="string">
            <text:p>嘲讽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普通</text:p>
          </table:table-cell>
          <table:table-cell table:style-name="ce51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45]));YEAR(MAX([.$A$1:.$A$1048576]))-YEAR([.A545])&gt;=2;[.$B545]&lt;&gt;&quot;基本&quot;;[.$B545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侏儒实验技师</text:p>
          </table:table-cell>
          <table:table-cell table:style-name="ce51" table:content-validation-name="val7"/>
          <table:table-cell table:style-name="ce51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545:.O545])" office:value-type="string" office:string-value="战吼;" calcext:value-type="string">
            <text:p>战吼;</text:p>
          </table:table-cell>
          <table:table-cell table:content-validation-name="val9" table:number-columns-repeated="4"/>
          <table:table-cell office:value-type="string" calcext:value-type="string">
            <text:p>连击;尖牙德鲁伊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58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46]));YEAR(MAX([.$A$1:.$A$1048576]))-YEAR([.A546])&gt;=2;[.$B546]&lt;&gt;&quot;基本&quot;;[.$B546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紫罗兰法师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免疫;</text:p>
          </table:table-cell>
          <table:table-cell table:style-name="ce51" table:content-validation-name="val8" table:number-columns-repeated="4"/>
          <table:table-cell table:content-validation-name="val1" table:formula="of:=COM.MICROSOFT.CONCAT([.K546:.O546])" office:value-type="string" office:string-value="免疫;" calcext:value-type="string">
            <text:p>免疫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1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47]));YEAR(MAX([.$A$1:.$A$1048576]))-YEAR([.A547])&gt;=2;[.$B547]&lt;&gt;&quot;基本&quot;;[.$B547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丛林守护者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547:.O547])">
            <text:p/>
          </table:table-cell>
          <table:table-cell table:number-columns-repeated="4" table:content-validation-name="val9" office:value-type="string" calcext:value-type="string">
            <text:p>良好</text:p>
          </table:table-cell>
          <table:table-cell table:style-name="ce51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58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1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48]));YEAR(MAX([.$A$1:.$A$1048576]))-YEAR([.A548])&gt;=2;[.$B548]&lt;&gt;&quot;基本&quot;;[.$B548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丛林枭兽</text:p>
          </table:table-cell>
          <table:table-cell table:style-name="ce51" table:content-validation-name="val7" office:value-type="string" calcext:value-type="string">
            <text:p>野兽</text:p>
          </table:table-cell>
          <table:table-cell table:style-name="ce51" table:content-validation-name="val8" table:number-columns-repeated="5"/>
          <table:table-cell table:content-validation-name="val1" table:formula="of:=COM.MICROSOFT.CONCAT([.K548:.O548])">
            <text:p/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style-name="ce51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49]));YEAR(MAX([.$A$1:.$A$1048576]))-YEAR([.A549])&gt;=2;[.$B549]&lt;&gt;&quot;基本&quot;;[.$B549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丛林之魂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亡语;</text:p>
          </table:table-cell>
          <table:table-cell table:style-name="ce58" table:content-validation-name="val8" table:number-columns-repeated="4"/>
          <table:table-cell table:content-validation-name="val1" table:formula="of:=COM.MICROSOFT.CONCAT([.K549:.O549])" office:value-type="string" office:string-value="亡语;" calcext:value-type="string">
            <text:p>亡语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增益目标(增益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1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550]));YEAR(MAX([.$A$1:.$A$1048576]))-YEAR([.A550])&gt;=2;[.$B550]&lt;&gt;&quot;基本&quot;;[.$B550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范达尔·鹿盔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550:.O550])">
            <text:p/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抉择（触发需求)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1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51]));YEAR(MAX([.$A$1:.$A$1048576]))-YEAR([.A551])&gt;=2;[.$B551]&lt;&gt;&quot;基本&quot;;[.$B551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横扫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551:.O551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法强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1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52]));YEAR(MAX([.$A$1:.$A$1048576]))-YEAR([.A552])&gt;=2;[.$B552]&lt;&gt;&quot;基本&quot;;[.$B552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荒野行者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552:.O552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 office:value-type="string" calcext:value-type="string">
            <text:p>野兽(战吼需求)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58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53]));YEAR(MAX([.$A$1:.$A$1048576]))-YEAR([.A553])&gt;=2;[.$B553]&lt;&gt;&quot;基本&quot;;[.$B553]&lt;&gt;&quot;经典&quot;); &quot;狂野&quot;; &quot;标准&quot;)" office:value-type="string" office:string-value="狂野" calcext:value-type="string">
            <text:p>狂野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剧毒之种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553:.O553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变形目标(变形需求):黑暗低语者…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1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554]));YEAR(MAX([.$A$1:.$A$1048576]))-YEAR([.A554])&gt;=2;[.$B554]&lt;&gt;&quot;基本&quot;;[.$B554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卡拉克西织珀者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554:.O554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卡组（战吼需求)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55]));YEAR(MAX([.$A$1:.$A$1048576]))-YEAR([.A555])&gt;=2;[.$B555]&lt;&gt;&quot;基本&quot;;[.$B555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狂野争斗者</text:p>
          </table:table-cell>
          <table:table-cell table:style-name="ce58" table:content-validation-name="val7" office:value-type="string" calcext:value-type="string">
            <text:p>野兽</text:p>
          </table:table-cell>
          <table:table-cell table:style-name="ce58" table:content-validation-name="val8" table:number-columns-repeated="5"/>
          <table:table-cell table:content-validation-name="val1" table:formula="of:=COM.MICROSOFT.CONCAT([.K555:.O555])">
            <text:p/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1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556]));YEAR(MAX([.$A$1:.$A$1048576]))-YEAR([.A556])&gt;=2;[.$B556]&lt;&gt;&quot;基本&quot;;[.$B556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泥潭守护者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556:.O556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57]));YEAR(MAX([.$A$1:.$A$1048576]))-YEAR([.A557])&gt;=2;[.$B557]&lt;&gt;&quot;基本&quot;;[.$B557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撕咬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557:.O557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58]));YEAR(MAX([.$A$1:.$A$1048576]))-YEAR([.A558])&gt;=2;[.$B558]&lt;&gt;&quot;基本&quot;;[.$B558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星界沟通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558:.O558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卡组（特殊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1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559]));YEAR(MAX([.$A$1:.$A$1048576]))-YEAR([.A559])&gt;=2;[.$B559]&lt;&gt;&quot;基本&quot;;[.$B559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变形术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559:.O559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1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560]));YEAR(MAX([.$A$1:.$A$1048576]))-YEAR([.A560])&gt;=2;[.$B560]&lt;&gt;&quot;基本&quot;;[.$B560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冰锥术</text:p>
          </table:table-cell>
          <table:table-cell table:style-name="ce51" table:content-validation-name="val7"/>
          <table:table-cell table:style-name="ce51" table:content-validation-name="val8" office:value-type="string" calcext:value-type="string">
            <text:p>冻结;</text:p>
          </table:table-cell>
          <table:table-cell table:style-name="ce51" table:content-validation-name="val8" table:number-columns-repeated="4"/>
          <table:table-cell table:content-validation-name="val1" table:formula="of:=COM.MICROSOFT.CONCAT([.K560:.O560])" office:value-type="string" office:string-value="冻结;" calcext:value-type="string">
            <text:p>冻结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table:style-name="ce2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1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561]));YEAR(MAX([.$A$1:.$A$1048576]))-YEAR([.A561])&gt;=2;[.$B561]&lt;&gt;&quot;基本&quot;;[.$B561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达拉然铁骑士</text:p>
          </table:table-cell>
          <table:table-cell table:style-name="ce51" table:content-validation-name="val7"/>
          <table:table-cell table:style-name="ce51" table:content-validation-name="val8" office:value-type="string" calcext:value-type="string">
            <text:p>激励;</text:p>
          </table:table-cell>
          <table:table-cell table:style-name="ce51" table:content-validation-name="val8" office:value-type="string" calcext:value-type="string">
            <text:p>法术伤害;</text:p>
          </table:table-cell>
          <table:table-cell table:style-name="ce51" table:content-validation-name="val8" table:number-columns-repeated="3"/>
          <table:table-cell table:content-validation-name="val1" table:formula="of:=COM.MICROSOFT.CONCAT([.K561:.O561])" office:value-type="string" office:string-value="激励;法术伤害;" calcext:value-type="string">
            <text:p>激励;法术伤害;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法伤(法强需求)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1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562]));YEAR(MAX([.$A$1:.$A$1048576]))-YEAR([.A562])&gt;=2;[.$B562]&lt;&gt;&quot;基本&quot;;[.$B562]&lt;&gt;&quot;经典&quot;); &quot;狂野&quot;; &quot;标准&quot;)" office:value-type="string" office:string-value="狂野" calcext:value-type="string">
            <text:p>狂野</text:p>
          </table:table-cell>
          <table:table-cell table:style-name="ce5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地精炎术士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562:.O562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 office:value-type="string" calcext:value-type="string">
            <text:p>机械(战吼需求)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1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563]));YEAR(MAX([.$A$1:.$A$1048576]))-YEAR([.A563])&gt;=2;[.$B563]&lt;&gt;&quot;基本&quot;;[.$B563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癫狂的唤冰者</text:p>
          </table:table-cell>
          <table:table-cell table:style-name="ce51" table:content-validation-name="val7"/>
          <table:table-cell table:style-name="ce51" table:content-validation-name="val8" office:value-type="string" calcext:value-type="string">
            <text:p>冻结;</text:p>
          </table:table-cell>
          <table:table-cell table:style-name="ce51" table:content-validation-name="val8" table:number-columns-repeated="4"/>
          <table:table-cell table:content-validation-name="val1" table:formula="of:=COM.MICROSOFT.CONCAT([.K563:.O563])" office:value-type="string" office:string-value="冻结;" calcext:value-type="string">
            <text:p>冻结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2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58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1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564]));YEAR(MAX([.$A$1:.$A$1048576]))-YEAR([.A564])&gt;=2;[.$B564]&lt;&gt;&quot;基本&quot;;[.$B564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复活的铠甲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564:.O564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table:style-name="ce51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1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565]));YEAR(MAX([.$A$1:.$A$1048576]))-YEAR([.A565])&gt;=2;[.$B565]&lt;&gt;&quot;基本&quot;;[.$B565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火球术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565:.O565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1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566]));YEAR(MAX([.$A$1:.$A$1048576]))-YEAR([.A566])&gt;=2;[.$B566]&lt;&gt;&quot;基本&quot;;[.$B566]&lt;&gt;&quot;经典&quot;); &quot;狂野&quot;; &quot;标准&quot;)" office:value-type="string" office:string-value="狂野" calcext:value-type="string">
            <text:p>狂野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麦迪文的残影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566:.O566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熔核巨人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1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567]));YEAR(MAX([.$A$1:.$A$1048576]))-YEAR([.A567])&gt;=2;[.$B567]&lt;&gt;&quot;基本&quot;;[.$B567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水元素</text:p>
          </table:table-cell>
          <table:table-cell table:style-name="ce51" table:content-validation-name="val7"/>
          <table:table-cell table:style-name="ce51" table:content-validation-name="val8" office:value-type="string" calcext:value-type="string">
            <text:p>冻结;</text:p>
          </table:table-cell>
          <table:table-cell table:style-name="ce51" table:content-validation-name="val8" table:number-columns-repeated="4"/>
          <table:table-cell table:content-validation-name="val1" table:formula="of:=COM.MICROSOFT.CONCAT([.K567:.O567])" office:value-type="string" office:string-value="冻结;" calcext:value-type="string">
            <text:p>冻结;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style-name="ce2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1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568]));YEAR(MAX([.$A$1:.$A$1048576]))-YEAR([.A568])&gt;=2;[.$B568]&lt;&gt;&quot;基本&quot;;[.$B568]&lt;&gt;&quot;经典&quot;); &quot;狂野&quot;; &quot;标准&quot;)" office:value-type="string" office:string-value="狂野" calcext:value-type="string">
            <text:p>狂野</text:p>
          </table:table-cell>
          <table:table-cell table:style-name="ce5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小个子扰咒师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568:.O568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光环目标(光环需求)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1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569]));YEAR(MAX([.$A$1:.$A$1048576]))-YEAR([.A569])&gt;=2;[.$B569]&lt;&gt;&quot;基本&quot;;[.$B569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虚灵奥术师</text:p>
          </table:table-cell>
          <table:table-cell table:style-name="ce51" table:content-validation-name="val7"/>
          <table:table-cell table:style-name="ce51" table:content-validation-name="val8" office:value-type="string" calcext:value-type="string">
            <text:p>奥秘;</text:p>
          </table:table-cell>
          <table:table-cell table:style-name="ce51" table:content-validation-name="val8" table:number-columns-repeated="4"/>
          <table:table-cell table:content-validation-name="val1" table:formula="of:=COM.MICROSOFT.CONCAT([.K569:.O569])" office:value-type="string" office:string-value="奥秘;" calcext:value-type="string">
            <text:p>奥秘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 office:value-type="string" calcext:value-type="string">
            <text:p>奥秘(持续需求)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1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70]));YEAR(MAX([.$A$1:.$A$1048576]))-YEAR([.A570])&gt;=2;[.$B570]&lt;&gt;&quot;基本&quot;;[.$B570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多重射击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570:.O570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1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571]));YEAR(MAX([.$A$1:.$A$1048576]))-YEAR([.A571])&gt;=2;[.$B571]&lt;&gt;&quot;基本&quot;;[.$B571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寄生恶狼</text:p>
          </table:table-cell>
          <table:table-cell table:style-name="ce51" table:content-validation-name="val7" office:value-type="string" calcext:value-type="string">
            <text:p>野兽</text:p>
          </table:table-cell>
          <table:table-cell table:style-name="ce51" table:content-validation-name="val8" office:value-type="string" calcext:value-type="string">
            <text:p>亡语;</text:p>
          </table:table-cell>
          <table:table-cell table:style-name="ce51" table:content-validation-name="val8" table:number-columns-repeated="4"/>
          <table:table-cell table:content-validation-name="val1" table:formula="of:=COM.MICROSOFT.CONCAT([.K571:.O571])" office:value-type="string" office:string-value="亡语;" calcext:value-type="string">
            <text:p>亡语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58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1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72]));YEAR(MAX([.$A$1:.$A$1048576]))-YEAR([.A572])&gt;=2;[.$B572]&lt;&gt;&quot;基本&quot;;[.$B572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熔火怒犬</text:p>
          </table:table-cell>
          <table:table-cell table:style-name="ce51" table:content-validation-name="val7" office:value-type="string" calcext:value-type="string">
            <text:p>野兽</text:p>
          </table:table-cell>
          <table:table-cell table:style-name="ce51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572:.O572])" office:value-type="string" office:string-value="战吼;" calcext:value-type="string">
            <text:p>战吼;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卡组（战吼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573]));YEAR(MAX([.$A$1:.$A$1048576]))-YEAR([.A573])&gt;=2;[.$B573]&lt;&gt;&quot;基本&quot;;[.$B573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驮运科多兽</text:p>
          </table:table-cell>
          <table:table-cell table:style-name="ce58" table:content-validation-name="val7" office:value-type="string" calcext:value-type="string">
            <text:p>野兽</text:p>
          </table:table-cell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table:number-columns-repeated="4"/>
          <table:table-cell table:content-validation-name="val1" table:formula="of:=COM.MICROSOFT.CONCAT([.K573:.O573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搭配卡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1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74]));YEAR(MAX([.$A$1:.$A$1048576]))-YEAR([.A574])&gt;=2;[.$B574]&lt;&gt;&quot;基本&quot;;[.$B574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驯兽师</text:p>
          </table:table-cell>
          <table:table-cell table:style-name="ce51" table:content-validation-name="val7"/>
          <table:table-cell table:style-name="ce51" table:content-validation-name="val8" office:value-type="string" calcext:value-type="string">
            <text:p>战吼;</text:p>
          </table:table-cell>
          <table:table-cell table:style-name="ce58" table:content-validation-name="val8" office:value-type="string" calcext:value-type="string">
            <text:p>嘲讽;</text:p>
          </table:table-cell>
          <table:table-cell table:style-name="ce51" table:content-validation-name="val8" table:number-columns-repeated="3"/>
          <table:table-cell table:content-validation-name="val1" table:formula="of:=COM.MICROSOFT.CONCAT([.K574:.O574])" office:value-type="string" office:string-value="战吼;嘲讽;" calcext:value-type="string">
            <text:p>战吼;嘲讽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style-name="ce2" office:value-type="string" calcext:value-type="string">
            <text:p>野兽(战吼需求)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75]));YEAR(MAX([.$A$1:.$A$1048576]))-YEAR([.A575])&gt;=2;[.$B575]&lt;&gt;&quot;基本&quot;;[.$B575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暗言术：骇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575:.O575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 office:value-type="string" calcext:value-type="string">
            <text:p>环境（消灭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76]));YEAR(MAX([.$A$1:.$A$1048576]))-YEAR([.A576])&gt;=2;[.$B576]&lt;&gt;&quot;基本&quot;;[.$B576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暗影狂乱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576:.O576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 office:value-type="string" calcext:value-type="string">
            <text:p>环境（特殊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77]));YEAR(MAX([.$A$1:.$A$1048576]))-YEAR([.A577])&gt;=2;[.$B577]&lt;&gt;&quot;基本&quot;;[.$B577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影子嗣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577:.O577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78]));YEAR(MAX([.$A$1:.$A$1048576]))-YEAR([.A578])&gt;=2;[.$B578]&lt;&gt;&quot;基本&quot;;[.$B578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奥金尼灵魂祭司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578:.O578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治疗（特殊需求）:治疗之环;大地之环先知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79]));YEAR(MAX([.$A$1:.$A$1048576]))-YEAR([.A579])&gt;=2;[.$B579]&lt;&gt;&quot;基本&quot;;[.$B579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变幻之影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亡语;</text:p>
          </table:table-cell>
          <table:table-cell table:style-name="ce58" table:content-validation-name="val8" table:number-columns-repeated="4"/>
          <table:table-cell table:content-validation-name="val1" table:formula="of:=COM.MICROSOFT.CONCAT([.K579:.O579])" office:value-type="string" office:string-value="亡语;" calcext:value-type="string">
            <text:p>亡语;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80]));YEAR(MAX([.$A$1:.$A$1048576]))-YEAR([.A580])&gt;=2;[.$B580]&lt;&gt;&quot;基本&quot;;[.$B580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兜帽侍僧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580:.O580])">
            <text:p/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/>
          <table:table-cell table:style-name="ce2" office:value-type="string" calcext:value-type="string">
            <text:p>克苏恩（触发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style-name="ce51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81]));YEAR(MAX([.$A$1:.$A$1048576]))-YEAR([.A581])&gt;=2;[.$B581]&lt;&gt;&quot;基本&quot;;[.$B581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光耀之子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581:.O581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2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82]));YEAR(MAX([.$A$1:.$A$1048576]))-YEAR([.A582])&gt;=2;[.$B582]&lt;&gt;&quot;基本&quot;;[.$B582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控心术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582:.O582])">
            <text:p/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style-name="ce2" office:value-type="string" calcext:value-type="string">
            <text:p>环境（召唤需求）;人品（召唤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583]));YEAR(MAX([.$A$1:.$A$1048576]))-YEAR([.A583])&gt;=2;[.$B583]&lt;&gt;&quot;基本&quot;;[.$B583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强效治疗药水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583:.O583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84]));YEAR(MAX([.$A$1:.$A$1048576]))-YEAR([.A584])&gt;=2;[.$B584]&lt;&gt;&quot;基本&quot;;[.$B584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群体驱散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584:.O584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style-name="ce51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85]));YEAR(MAX([.$A$1:.$A$1048576]))-YEAR([.A585])&gt;=2;[.$B585]&lt;&gt;&quot;基本&quot;;[.$B585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神圣勇士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585:.O585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搭配卡（触发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58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牧师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86]));YEAR(MAX([.$A$1:.$A$1048576]))-YEAR([.A586])&gt;=2;[.$B586]&lt;&gt;&quot;基本&quot;;[.$B586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宴会牧师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586:.O586])">
            <text:p/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/>
          <table:table-cell table:style-name="ce2" office:value-type="string" calcext:value-type="string">
            <text:p>法术（触发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58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87]));YEAR(MAX([.$A$1:.$A$1048576]))-YEAR([.A587])&gt;=2;[.$B587]&lt;&gt;&quot;基本&quot;;[.$B587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阿努巴尔伏击者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亡语;</text:p>
          </table:table-cell>
          <table:table-cell table:style-name="ce58" table:content-validation-name="val8" table:number-columns-repeated="4"/>
          <table:table-cell table:content-validation-name="val1" table:formula="of:=COM.MICROSOFT.CONCAT([.K587:.O587])" office:value-type="string" office:string-value="亡语;" calcext:value-type="string">
            <text:p>亡语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搭配套牌(负面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1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88]));YEAR(MAX([.$A$1:.$A$1048576]))-YEAR([.A588])&gt;=2;[.$B588]&lt;&gt;&quot;基本&quot;;[.$B588]&lt;&gt;&quot;经典&quot;); &quot;狂野&quot;; &quot;标准&quot;)" office:value-type="string" office:string-value="狂野" calcext:value-type="string">
            <text:p>狂野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暗中破坏</text:p>
          </table:table-cell>
          <table:table-cell table:style-name="ce51" table:content-validation-name="val7"/>
          <table:table-cell table:style-name="ce51" table:content-validation-name="val8" office:value-type="string" calcext:value-type="string">
            <text:p>连击;</text:p>
          </table:table-cell>
          <table:table-cell table:style-name="ce51" table:content-validation-name="val8" table:number-columns-repeated="4"/>
          <table:table-cell table:content-validation-name="val1" table:formula="of:=COM.MICROSOFT.CONCAT([.K588:.O588])" office:value-type="string" office:string-value="连击;" calcext:value-type="string">
            <text:p>连击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1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89]));YEAR(MAX([.$A$1:.$A$1048576]))-YEAR([.A589])&gt;=2;[.$B589]&lt;&gt;&quot;基本&quot;;[.$B589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淬毒利刃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589:.O589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51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58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1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90]));YEAR(MAX([.$A$1:.$A$1048576]))-YEAR([.A590])&gt;=2;[.$B590]&lt;&gt;&quot;基本&quot;;[.$B590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盗墓匪贼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亡语;</text:p>
          </table:table-cell>
          <table:table-cell table:style-name="ce51" table:content-validation-name="val8" table:number-columns-repeated="4"/>
          <table:table-cell table:content-validation-name="val1" table:formula="of:=COM.MICROSOFT.CONCAT([.K590:.O590])" office:value-type="string" office:string-value="亡语;" calcext:value-type="string">
            <text:p>亡语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51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1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591]));YEAR(MAX([.$A$1:.$A$1048576]))-YEAR([.A591])&gt;=2;[.$B591]&lt;&gt;&quot;基本&quot;;[.$B591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毒心者夏克里尔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office:value-type="string" calcext:value-type="string">
            <text:p>亡语;</text:p>
          </table:table-cell>
          <table:table-cell table:style-name="ce51" table:content-validation-name="val8" table:number-columns-repeated="3"/>
          <table:table-cell table:content-validation-name="val1" table:formula="of:=COM.MICROSOFT.CONCAT([.K591:.O591])" office:value-type="string" office:string-value="战吼;亡语;" calcext:value-type="string">
            <text:p>战吼;亡语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92]));YEAR(MAX([.$A$1:.$A$1048576]))-YEAR([.A592])&gt;=2;[.$B592]&lt;&gt;&quot;基本&quot;;[.$B592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剑刃乱舞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592:.O592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2" office:value-type="string" calcext:value-type="string">
            <text:p>搭配卡(法伤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593]));YEAR(MAX([.$A$1:.$A$1048576]))-YEAR([.A593])&gt;=2;[.$B593]&lt;&gt;&quot;基本&quot;;[.$B593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南海畸变船长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亡语;</text:p>
          </table:table-cell>
          <table:table-cell table:style-name="ce58" table:content-validation-name="val8" table:number-columns-repeated="4"/>
          <table:table-cell table:content-validation-name="val1" table:formula="of:=COM.MICROSOFT.CONCAT([.K593:.O593])" office:value-type="string" office:string-value="亡语;" calcext:value-type="string">
            <text:p>亡语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1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94]));YEAR(MAX([.$A$1:.$A$1048576]))-YEAR([.A594])&gt;=2;[.$B594]&lt;&gt;&quot;基本&quot;;[.$B594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伪装大师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1" table:content-validation-name="val8" office:value-type="string" calcext:value-type="string">
            <text:p>潜行;</text:p>
          </table:table-cell>
          <table:table-cell table:style-name="ce51" table:content-validation-name="val8" table:number-columns-repeated="3"/>
          <table:table-cell table:content-validation-name="val1" table:formula="of:=COM.MICROSOFT.CONCAT([.K594:.O594])" office:value-type="string" office:string-value="战吼;潜行;" calcext:value-type="string">
            <text:p>战吼;潜行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增益目标(战吼需求)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1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95]));YEAR(MAX([.$A$1:.$A$1048576]))-YEAR([.A595])&gt;=2;[.$B595]&lt;&gt;&quot;基本&quot;;[.$B595]&lt;&gt;&quot;经典&quot;); &quot;狂野&quot;; &quot;标准&quot;)" office:value-type="string" office:string-value="狂野" calcext:value-type="string">
            <text:p>狂野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修补匠的磨刀油</text:p>
          </table:table-cell>
          <table:table-cell table:style-name="ce51" table:content-validation-name="val7"/>
          <table:table-cell table:style-name="ce51" table:content-validation-name="val8" office:value-type="string" calcext:value-type="string">
            <text:p>连击;</text:p>
          </table:table-cell>
          <table:table-cell table:style-name="ce51" table:content-validation-name="val8" table:number-columns-repeated="4"/>
          <table:table-cell table:content-validation-name="val1" table:formula="of:=COM.MICROSOFT.CONCAT([.K595:.O595])" office:value-type="string" office:string-value="连击;" calcext:value-type="string">
            <text:p>连击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牌(连击需求)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1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96]));YEAR(MAX([.$A$1:.$A$1048576]))-YEAR([.A596])&gt;=2;[.$B596]&lt;&gt;&quot;基本&quot;;[.$B596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德莱尼图腾师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596:.O596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图腾（战吼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97]));YEAR(MAX([.$A$1:.$A$1048576]))-YEAR([.A597])&gt;=2;[.$B597]&lt;&gt;&quot;基本&quot;;[.$B597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风语者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table:number-columns-repeated="4"/>
          <table:table-cell table:content-validation-name="val1" table:formula="of:=COM.MICROSOFT.CONCAT([.K597:.O597])" office:value-type="string" office:string-value="战吼;" calcext:value-type="string">
            <text:p>战吼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增益目标(战吼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1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98]));YEAR(MAX([.$A$1:.$A$1048576]))-YEAR([.A598])&gt;=2;[.$B598]&lt;&gt;&quot;基本&quot;;[.$B598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灌魔之锤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亡语;</text:p>
          </table:table-cell>
          <table:table-cell table:style-name="ce51" table:content-validation-name="val8" table:number-columns-repeated="4"/>
          <table:table-cell table:content-validation-name="val1" table:formula="of:=COM.MICROSOFT.CONCAT([.K598:.O598])" office:value-type="string" office:string-value="亡语;" calcext:value-type="string">
            <text:p>亡语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51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58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99]));YEAR(MAX([.$A$1:.$A$1048576]))-YEAR([.A599])&gt;=2;[.$B599]&lt;&gt;&quot;基本&quot;;[.$B599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火焰驱逐者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office:value-type="string" calcext:value-type="string">
            <text:p>过载;</text:p>
          </table:table-cell>
          <table:table-cell table:style-name="ce58" table:content-validation-name="val8" table:number-columns-repeated="3"/>
          <table:table-cell table:content-validation-name="val1" table:formula="of:=COM.MICROSOFT.CONCAT([.K599:.O599])" office:value-type="string" office:string-value="战吼;过载;" calcext:value-type="string">
            <text:p>战吼;过载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人品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1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00]));YEAR(MAX([.$A$1:.$A$1048576]))-YEAR([.A600])&gt;=2;[.$B600]&lt;&gt;&quot;基本&quot;;[.$B600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锦鱼人水语者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office:value-type="string" calcext:value-type="string">
            <text:p>过载;</text:p>
          </table:table-cell>
          <table:table-cell table:style-name="ce51" table:content-validation-name="val8" table:number-columns-repeated="3"/>
          <table:table-cell table:content-validation-name="val1" table:formula="of:=COM.MICROSOFT.CONCAT([.K600:.O600])" office:value-type="string" office:string-value="战吼;过载;" calcext:value-type="string">
            <text:p>战吼;过载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51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1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01]));YEAR(MAX([.$A$1:.$A$1048576]))-YEAR([.A601])&gt;=2;[.$B601]&lt;&gt;&quot;基本&quot;;[.$B601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进化之主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601:.O601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02]));YEAR(MAX([.$A$1:.$A$1048576]))-YEAR([.A602])&gt;=2;[.$B602]&lt;&gt;&quot;基本&quot;;[.$B602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青玉闪电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青玉魔像;</text:p>
          </table:table-cell>
          <table:table-cell table:style-name="ce58" table:content-validation-name="val8" table:number-columns-repeated="4"/>
          <table:table-cell table:content-validation-name="val1" table:formula="of:=COM.MICROSOFT.CONCAT([.K602:.O602])" office:value-type="string" office:string-value="青玉魔像;" calcext:value-type="string">
            <text:p>青玉魔像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青玉魔像（召唤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03]));YEAR(MAX([.$A$1:.$A$1048576]))-YEAR([.A603])&gt;=2;[.$B603]&lt;&gt;&quot;基本&quot;;[.$B603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沙槌萨满祭司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过载;</text:p>
          </table:table-cell>
          <table:table-cell table:style-name="ce58" table:content-validation-name="val8" table:number-columns-repeated="4"/>
          <table:table-cell table:content-validation-name="val1" table:formula="of:=COM.MICROSOFT.CONCAT([.K603:.O603])" office:value-type="string" office:string-value="过载;" calcext:value-type="string">
            <text:p>过载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1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04]));YEAR(MAX([.$A$1:.$A$1048576]))-YEAR([.A604])&gt;=2;[.$B604]&lt;&gt;&quot;基本&quot;;[.$B604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沙鳞灵魂行者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过载;</text:p>
          </table:table-cell>
          <table:table-cell table:style-name="ce51" table:content-validation-name="val8" table:number-columns-repeated="4"/>
          <table:table-cell table:content-validation-name="val1" table:formula="of:=COM.MICROSOFT.CONCAT([.K604:.O604])" office:value-type="string" office:string-value="过载;" calcext:value-type="string">
            <text:p>过载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鱼人(触发需求)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1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05]));YEAR(MAX([.$A$1:.$A$1048576]))-YEAR([.A605])&gt;=2;[.$B605]&lt;&gt;&quot;基本&quot;;[.$B605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神奇四鱼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605:.O605])">
            <text:p/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/>
          <table:table-cell table:style-name="ce51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1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06]));YEAR(MAX([.$A$1:.$A$1048576]))-YEAR([.A606])&gt;=2;[.$B606]&lt;&gt;&quot;基本&quot;;[.$B606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投火无面者</text:p>
          </table:table-cell>
          <table:table-cell table:style-name="ce51" table:content-validation-name="val7"/>
          <table:table-cell table:style-name="ce51" table:content-validation-name="val8" office:value-type="string" calcext:value-type="string">
            <text:p>过载;</text:p>
          </table:table-cell>
          <table:table-cell table:style-name="ce51" table:content-validation-name="val8" table:number-columns-repeated="4"/>
          <table:table-cell table:content-validation-name="val1" table:formula="of:=COM.MICROSOFT.CONCAT([.K606:.O606])" office:value-type="string" office:string-value="过载;" calcext:value-type="string">
            <text:p>过载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58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1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07]));YEAR(MAX([.$A$1:.$A$1048576]))-YEAR([.A607])&gt;=2;[.$B607]&lt;&gt;&quot;基本&quot;;[.$B607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顽石元素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607:.O607])" office:value-type="string" office:string-value="战吼;" calcext:value-type="string">
            <text:p>战吼;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战吼(触发需求)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1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08]));YEAR(MAX([.$A$1:.$A$1048576]))-YEAR([.A608])&gt;=2;[.$B608]&lt;&gt;&quot;基本&quot;;[.$B608]&lt;&gt;&quot;经典&quot;); &quot;狂野&quot;; &quot;标准&quot;)" office:value-type="string" office:string-value="狂野" calcext:value-type="string">
            <text:p>狂野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先祖召唤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608:.O608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土元素;玛里苟斯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58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1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09]));YEAR(MAX([.$A$1:.$A$1048576]))-YEAR([.A609])&gt;=2;[.$B609]&lt;&gt;&quot;基本&quot;;[.$B609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邪恶的巫医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609:.O609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法术（触发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1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10]));YEAR(MAX([.$A$1:.$A$1048576]))-YEAR([.A610])&gt;=2;[.$B610]&lt;&gt;&quot;基本&quot;;[.$B610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玉莲帮幻术师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610:.O610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51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58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1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11]));YEAR(MAX([.$A$1:.$A$1048576]))-YEAR([.A611])&gt;=2;[.$B611]&lt;&gt;&quot;基本&quot;;[.$B611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奥达曼守护者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611:.O611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1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12]));YEAR(MAX([.$A$1:.$A$1048576]))-YEAR([.A612])&gt;=2;[.$B612]&lt;&gt;&quot;基本&quot;;[.$B612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愤怒之锤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612:.O612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table:style-name="ce2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1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13]));YEAR(MAX([.$A$1:.$A$1048576]))-YEAR([.A613])&gt;=2;[.$B613]&lt;&gt;&quot;基本&quot;;[.$B613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奉献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613:.O613])">
            <text:p/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法强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1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14]));YEAR(MAX([.$A$1:.$A$1048576]))-YEAR([.A614])&gt;=2;[.$B614]&lt;&gt;&quot;基本&quot;;[.$B614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王者祝福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614:.O614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增益目标(增益需求)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58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1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15]));YEAR(MAX([.$A$1:.$A$1048576]))-YEAR([.A615])&gt;=2;[.$B615]&lt;&gt;&quot;基本&quot;;[.$B615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银月城传送门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615:.O615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51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1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16]));YEAR(MAX([.$A$1:.$A$1048576]))-YEAR([.A616])&gt;=2;[.$B616]&lt;&gt;&quot;基本&quot;;[.$B616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鱼人骑士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616:.O616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51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1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17]));YEAR(MAX([.$A$1:.$A$1048576]))-YEAR([.A617])&gt;=2;[.$B617]&lt;&gt;&quot;基本&quot;;[.$B617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真银圣剑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617:.O617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51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1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18]));YEAR(MAX([.$A$1:.$A$1048576]))-YEAR([.A618])&gt;=2;[.$B618]&lt;&gt;&quot;基本&quot;;[.$B618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暗影烈焰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618:.O618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牌(法伤需求)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1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19]));YEAR(MAX([.$A$1:.$A$1048576]))-YEAR([.A619])&gt;=2;[.$B619]&lt;&gt;&quot;基本&quot;;[.$B619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爆晶药水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619:.O619])">
            <text:p/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51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1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20]));YEAR(MAX([.$A$1:.$A$1048576]))-YEAR([.A620])&gt;=2;[.$B620]&lt;&gt;&quot;基本&quot;;[.$B620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地狱烈焰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620:.O620])">
            <text:p/>
          </table:table-cell>
          <table:table-cell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1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21]));YEAR(MAX([.$A$1:.$A$1048576]))-YEAR([.A621])&gt;=2;[.$B621]&lt;&gt;&quot;基本&quot;;[.$B621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海魔钉刺者</text:p>
          </table:table-cell>
          <table:table-cell table:style-name="ce58" table:content-validation-name="val7" office:value-type="string" calcext:value-type="string">
            <text:p>鱼人</text:p>
          </table:table-cell>
          <table:table-cell table:style-name="ce58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621:.O621])" office:value-type="string" office:string-value="战吼;" calcext:value-type="string">
            <text:p>战吼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office:value-type="string" calcext:value-type="string">
            <text:p>3费以上鱼人（战吼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1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22]));YEAR(MAX([.$A$1:.$A$1048576]))-YEAR([.A622])&gt;=2;[.$B622]&lt;&gt;&quot;基本&quot;;[.$B622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加拉克苏斯之拳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622:.O622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弃牌效果(特殊需求)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58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1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23]));YEAR(MAX([.$A$1:.$A$1048576]))-YEAR([.A623])&gt;=2;[.$B623]&lt;&gt;&quot;基本&quot;;[.$B623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空灵召唤者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亡语;</text:p>
          </table:table-cell>
          <table:table-cell table:style-name="ce51" table:content-validation-name="val8" table:number-columns-repeated="4"/>
          <table:table-cell table:content-validation-name="val1" table:formula="of:=COM.MICROSOFT.CONCAT([.K623:.O623])" office:value-type="string" office:string-value="亡语;" calcext:value-type="string">
            <text:p>亡语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2" office:value-type="string" calcext:value-type="string">
            <text:p>恶魔(亡语需求)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1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24]));YEAR(MAX([.$A$1:.$A$1048576]))-YEAR([.A624])&gt;=2;[.$B624]&lt;&gt;&quot;基本&quot;;[.$B624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恐惧战马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亡语;</text:p>
          </table:table-cell>
          <table:table-cell table:style-name="ce51" table:content-validation-name="val8" table:number-columns-repeated="4"/>
          <table:table-cell table:content-validation-name="val1" table:formula="of:=COM.MICROSOFT.CONCAT([.K624:.O624])" office:value-type="string" office:string-value="亡语;" calcext:value-type="string">
            <text:p>亡语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51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1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25]));YEAR(MAX([.$A$1:.$A$1048576]))-YEAR([.A625])&gt;=2;[.$B625]&lt;&gt;&quot;基本&quot;;[.$B625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魔瘾结晶者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625:.O625])" office:value-type="string" office:string-value="战吼;" calcext:value-type="string">
            <text:p>战吼;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恶魔（战吼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1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26]));YEAR(MAX([.$A$1:.$A$1048576]))-YEAR([.A626])&gt;=2;[.$B626]&lt;&gt;&quot;基本&quot;;[.$B626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深渊领主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626:.O626])" office:value-type="string" office:string-value="战吼;" calcext:value-type="string">
            <text:p>战吼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51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1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27]));YEAR(MAX([.$A$1:.$A$1048576]))-YEAR([.A627])&gt;=2;[.$B627]&lt;&gt;&quot;基本&quot;;[.$B627]&lt;&gt;&quot;经典&quot;); &quot;狂野&quot;; &quot;标准&quot;)" office:value-type="string" office:string-value="狂野" calcext:value-type="string">
            <text:p>狂野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小鬼爆破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627:.O627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 office:value-type="string" calcext:value-type="string">
            <text:p>人品(召唤需求)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1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28]));YEAR(MAX([.$A$1:.$A$1048576]))-YEAR([.A628])&gt;=2;[.$B628]&lt;&gt;&quot;基本&quot;;[.$B628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邪能火炮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628:.O628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搭配牌(持续需求)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1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29]));YEAR(MAX([.$A$1:.$A$1048576]))-YEAR([.A629])&gt;=2;[.$B629]&lt;&gt;&quot;基本&quot;;[.$B629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召唤传送门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629:.O629])">
            <text:p/>
          </table:table-cell>
          <table:table-cell table:number-columns-repeated="3"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减费目标(特殊需求)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1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30]));YEAR(MAX([.$A$1:.$A$1048576]))-YEAR([.A630])&gt;=2;[.$B630]&lt;&gt;&quot;基本&quot;;[.$B630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阿拉希武器匠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630:.O630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普通</text:p>
          </table:table-cell>
          <table:table-cell table:style-name="ce51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1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31]));YEAR(MAX([.$A$1:.$A$1048576]))-YEAR([.A631])&gt;=2;[.$B631]&lt;&gt;&quot;基本&quot;;[.$B631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废旧螺栓机甲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631:.O631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机械(战吼需求)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1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32]));YEAR(MAX([.$A$1:.$A$1048576]))-YEAR([.A632])&gt;=2;[.$B632]&lt;&gt;&quot;基本&quot;;[.$B632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黄铜指虎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632:.O632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51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1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33]));YEAR(MAX([.$A$1:.$A$1048576]))-YEAR([.A633])&gt;=2;[.$B633]&lt;&gt;&quot;基本&quot;;[.$B633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库卡隆精英卫士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冲锋;</text:p>
          </table:table-cell>
          <table:table-cell table:style-name="ce51" table:content-validation-name="val8" table:number-columns-repeated="4"/>
          <table:table-cell table:content-validation-name="val1" table:formula="of:=COM.MICROSOFT.CONCAT([.K633:.O633])" office:value-type="string" office:string-value="冲锋;" calcext:value-type="string">
            <text:p>冲锋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style-name="ce51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1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34]));YEAR(MAX([.$A$1:.$A$1048576]))-YEAR([.A634])&gt;=2;[.$B634]&lt;&gt;&quot;基本&quot;;[.$B634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猛犸人头领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634:.O634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58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1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35]));YEAR(MAX([.$A$1:.$A$1048576]))-YEAR([.A635])&gt;=2;[.$B635]&lt;&gt;&quot;基本&quot;;[.$B635]&lt;&gt;&quot;经典&quot;); &quot;狂野&quot;; &quot;标准&quot;)" office:value-type="string" office:string-value="狂野" calcext:value-type="string">
            <text:p>狂野</text:p>
          </table:table-cell>
          <table:table-cell table:style-name="ce58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死亡之咬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亡语;</text:p>
          </table:table-cell>
          <table:table-cell table:style-name="ce51" table:content-validation-name="val8" table:number-columns-repeated="4"/>
          <table:table-cell table:content-validation-name="val1" table:formula="of:=COM.MICROSOFT.CONCAT([.K635:.O635])" office:value-type="string" office:string-value="亡语;" calcext:value-type="string">
            <text:p>亡语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51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1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36]));YEAR(MAX([.$A$1:.$A$1048576]))-YEAR([.A636])&gt;=2;[.$B636]&lt;&gt;&quot;基本&quot;;[.$B636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污手玩具商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636:.O636])">
            <text:p/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普通</text:p>
          </table:table-cell>
          <table:table-cell table:style-name="ce51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1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37]));YEAR(MAX([.$A$1:.$A$1048576]))-YEAR([.A637])&gt;=2;[.$B637]&lt;&gt;&quot;基本&quot;;[.$B637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血蹄勇士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嘲讽;</text:p>
          </table:table-cell>
          <table:table-cell table:style-name="ce58" table:content-validation-name="val8" office:value-type="string" calcext:value-type="string">
            <text:p>激怒;</text:p>
          </table:table-cell>
          <table:table-cell table:style-name="ce51" table:content-validation-name="val8" table:number-columns-repeated="3"/>
          <table:table-cell table:content-validation-name="val1" table:formula="of:=COM.MICROSOFT.CONCAT([.K637:.O637])" office:value-type="string" office:string-value="嘲讽;激怒;" calcext:value-type="string">
            <text:p>嘲讽;激怒;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搭配牌（激怒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1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38]));YEAR(MAX([.$A$1:.$A$1048576]))-YEAR([.A638])&gt;=2;[.$B638]&lt;&gt;&quot;基本&quot;;[.$B638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致死打击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638:.O638])">
            <text:p/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搭配套牌(特殊需求)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58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1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39]));YEAR(MAX([.$A$1:.$A$1048576]))-YEAR([.A639])&gt;=2;[.$B639]&lt;&gt;&quot;基本&quot;;[.$B639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掷斧者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639:.O639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40]));YEAR(MAX([.$A$1:.$A$1048576]))-YEAR([.A640])&gt;=2;[.$B640]&lt;&gt;&quot;基本&quot;;[.$B640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“鲨鱼”加佐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640:.O640])">
            <text:p/>
          </table:table-cell>
          <table:table-cell table:content-validation-name="val9"/>
          <table:table-cell table:number-columns-repeated="3" table:content-validation-name="val9" office:value-type="string" calcext:value-type="string">
            <text:p>良好</text:p>
          </table:table-cell>
          <table:table-cell office:value-type="string" calcext:value-type="string">
            <text:p>搭配卡组（触发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58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41]));YEAR(MAX([.$A$1:.$A$1048576]))-YEAR([.A641])&gt;=2;[.$B641]&lt;&gt;&quot;基本&quot;;[.$B641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A3型机械金刚</text:p>
          </table:table-cell>
          <table:table-cell table:style-name="ce58" table:content-validation-name="val7" office:value-type="string" calcext:value-type="string">
            <text:p>机械</text:p>
          </table:table-cell>
          <table:table-cell table:style-name="ce58" table:content-validation-name="val8" office:value-type="string" calcext:value-type="string">
            <text:p>战吼;</text:p>
          </table:table-cell>
          <table:table-cell table:style-name="ce51" table:content-validation-name="val8" office:value-type="string" calcext:value-type="string">
            <text:p>发现;</text:p>
          </table:table-cell>
          <table:table-cell table:style-name="ce51" table:content-validation-name="val8" table:number-columns-repeated="3"/>
          <table:table-cell table:content-validation-name="val1" table:formula="of:=COM.MICROSOFT.CONCAT([.K641:.O641])" office:value-type="string" office:string-value="战吼;发现;" calcext:value-type="string">
            <text:p>战吼;发现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机械（战吼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42]));YEAR(MAX([.$A$1:.$A$1048576]))-YEAR([.A642])&gt;=2;[.$B642]&lt;&gt;&quot;基本&quot;;[.$B642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阿古斯防御者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1" table:content-validation-name="val8" office:value-type="string" calcext:value-type="string">
            <text:p>嘲讽;</text:p>
          </table:table-cell>
          <table:table-cell table:style-name="ce51" table:content-validation-name="val8" table:number-columns-repeated="3"/>
          <table:table-cell table:content-validation-name="val1" table:formula="of:=COM.MICROSOFT.CONCAT([.K642:.O642])" office:value-type="string" office:string-value="战吼;嘲讽;" calcext:value-type="string">
            <text:p>战吼;嘲讽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office:value-type="string" calcext:value-type="string">
            <text:p>增益目标（战吼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58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43]));YEAR(MAX([.$A$1:.$A$1048576]))-YEAR([.A643])&gt;=2;[.$B643]&lt;&gt;&quot;基本&quot;;[.$B643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哀嚎的灵魂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1" table:content-validation-name="val8" office:value-type="string" calcext:value-type="string">
            <text:p>沉默;</text:p>
          </table:table-cell>
          <table:table-cell table:style-name="ce51" table:content-validation-name="val8" table:number-columns-repeated="3"/>
          <table:table-cell table:content-validation-name="val1" table:formula="of:=COM.MICROSOFT.CONCAT([.K643:.O643])" office:value-type="string" office:string-value="战吼;沉默;" calcext:value-type="string">
            <text:p>战吼;沉默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减益效果（战吼需求）:舞动之剑;食人魔步兵;食人魔勇士穆戈尔;…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44]));YEAR(MAX([.$A$1:.$A$1048576]))-YEAR([.A644])&gt;=2;[.$B644]&lt;&gt;&quot;基本&quot;;[.$B644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金教炼金师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644:.O644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51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45]));YEAR(MAX([.$A$1:.$A$1048576]))-YEAR([.A645])&gt;=2;[.$B645]&lt;&gt;&quot;基本&quot;;[.$B645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奥秘吞噬者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1" table:content-validation-name="val8" office:value-type="string" calcext:value-type="string">
            <text:p>奥秘;</text:p>
          </table:table-cell>
          <table:table-cell table:style-name="ce51" table:content-validation-name="val8" table:number-columns-repeated="3"/>
          <table:table-cell table:content-validation-name="val1" table:formula="of:=COM.MICROSOFT.CONCAT([.K645:.O645])" office:value-type="string" office:string-value="战吼;奥秘;" calcext:value-type="string">
            <text:p>战吼;奥秘;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office:value-type="string" calcext:value-type="string">
            <text:p>环境（战吼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58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46]));YEAR(MAX([.$A$1:.$A$1048576]))-YEAR([.A646])&gt;=2;[.$B646]&lt;&gt;&quot;基本&quot;;[.$B646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奥能铁匠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office:value-type="string" calcext:value-type="string">
            <text:p>嘲讽;</text:p>
          </table:table-cell>
          <table:table-cell table:style-name="ce51" table:content-validation-name="val8" table:number-columns-repeated="3"/>
          <table:table-cell table:content-validation-name="val1" table:formula="of:=COM.MICROSOFT.CONCAT([.K646:.O646])" office:value-type="string" office:string-value="战吼;嘲讽;" calcext:value-type="string">
            <text:p>战吼;嘲讽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58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47]));YEAR(MAX([.$A$1:.$A$1048576]))-YEAR([.A647])&gt;=2;[.$B647]&lt;&gt;&quot;基本&quot;;[.$B647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巴内斯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647:.O647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office:value-type="string" calcext:value-type="string">
            <text:p>搭配卡组（战吼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48]));YEAR(MAX([.$A$1:.$A$1048576]))-YEAR([.A648])&gt;=2;[.$B648]&lt;&gt;&quot;基本&quot;;[.$B648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暴风城骑士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冲锋;</text:p>
          </table:table-cell>
          <table:table-cell table:style-name="ce51" table:content-validation-name="val8" table:number-columns-repeated="4"/>
          <table:table-cell table:content-validation-name="val1" table:formula="of:=COM.MICROSOFT.CONCAT([.K648:.O648])" office:value-type="string" office:string-value="冲锋;" calcext:value-type="string">
            <text:p>冲锋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3"/>
          <table:table-cell office:value-type="string" calcext:value-type="string">
            <text:p>永久增益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49]));YEAR(MAX([.$A$1:.$A$1048576]))-YEAR([.A649])&gt;=2;[.$B649]&lt;&gt;&quot;基本&quot;;[.$B649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被感染的牛头人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嘲讽;</text:p>
          </table:table-cell>
          <table:table-cell table:style-name="ce51" table:content-validation-name="val8" office:value-type="string" calcext:value-type="string">
            <text:p>亡语;</text:p>
          </table:table-cell>
          <table:table-cell table:style-name="ce51" table:content-validation-name="val8" table:number-columns-repeated="3"/>
          <table:table-cell table:content-validation-name="val1" table:formula="of:=COM.MICROSOFT.CONCAT([.K649:.O649])" office:value-type="string" office:string-value="嘲讽;亡语;" calcext:value-type="string">
            <text:p>嘲讽;亡语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50]));YEAR(MAX([.$A$1:.$A$1048576]))-YEAR([.A650])&gt;=2;[.$B650]&lt;&gt;&quot;基本&quot;;[.$B650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被感染的贮藏者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亡语;</text:p>
          </table:table-cell>
          <table:table-cell table:style-name="ce51" table:content-validation-name="val8" table:number-columns-repeated="4"/>
          <table:table-cell table:content-validation-name="val1" table:formula="of:=COM.MICROSOFT.CONCAT([.K650:.O650])" office:value-type="string" office:string-value="亡语;" calcext:value-type="string">
            <text:p>亡语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51]));YEAR(MAX([.$A$1:.$A$1048576]))-YEAR([.A651])&gt;=2;[.$B651]&lt;&gt;&quot;基本&quot;;[.$B651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冰风雪人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651:.O651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51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52]));YEAR(MAX([.$A$1:.$A$1048576]))-YEAR([.A652])&gt;=2;[.$B652]&lt;&gt;&quot;基本&quot;;[.$B652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穿刺者戈莫克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652:.O652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office:value-type="string" calcext:value-type="string">
            <text:p>搭配卡组（战吼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58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53]));YEAR(MAX([.$A$1:.$A$1048576]))-YEAR([.A653])&gt;=2;[.$B653]&lt;&gt;&quot;基本&quot;;[.$B653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诡异的雕像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653:.O653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office:value-type="string" calcext:value-type="string">
            <text:p>沉默;嘲讽增益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54]));YEAR(MAX([.$A$1:.$A$1048576]))-YEAR([.A654])&gt;=2;[.$B654]&lt;&gt;&quot;基本&quot;;[.$B654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水海盗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654:.O654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office:value-type="string" calcext:value-type="string">
            <text:p>武器（减费需求）;海盗相关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55]));YEAR(MAX([.$A$1:.$A$1048576]))-YEAR([.A655])&gt;=2;[.$B655]&lt;&gt;&quot;基本&quot;;[.$B655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铁矮人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655:.O655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office:value-type="string" calcext:value-type="string">
            <text:p>增益目标（战吼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56]));YEAR(MAX([.$A$1:.$A$1048576]))-YEAR([.A656])&gt;=2;[.$B656]&lt;&gt;&quot;基本&quot;;[.$B656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后院保镖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656:.O656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style-name="ce51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57]));YEAR(MAX([.$A$1:.$A$1048576]))-YEAR([.A657])&gt;=2;[.$B657]&lt;&gt;&quot;基本&quot;;[.$B657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猢狲医者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657:.O657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51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58]));YEAR(MAX([.$A$1:.$A$1048576]))-YEAR([.A658])&gt;=2;[.$B658]&lt;&gt;&quot;基本&quot;;[.$B658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湖之仙女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658:.O658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搭配卡组（减费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59]));YEAR(MAX([.$A$1:.$A$1048576]))-YEAR([.A659])&gt;=2;[.$B659]&lt;&gt;&quot;基本&quot;;[.$B659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化学怪人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659:.O659])" office:value-type="string" office:string-value="战吼;" calcext:value-type="string">
            <text:p>战吼;</text:p>
          </table:table-cell>
          <table:table-cell table:number-columns-repeated="4" table:content-validation-name="val9" office:value-type="string" calcext:value-type="string">
            <text:p>良好</text:p>
          </table:table-cell>
          <table:table-cell table:style-name="ce51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58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60]));YEAR(MAX([.$A$1:.$A$1048576]))-YEAR([.A660])&gt;=2;[.$B660]&lt;&gt;&quot;基本&quot;;[.$B660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饥饿的巨龙</text:p>
          </table:table-cell>
          <table:table-cell table:style-name="ce58" table:content-validation-name="val7" office:value-type="string" calcext:value-type="string">
            <text:p>龙</text:p>
          </table:table-cell>
          <table:table-cell table:style-name="ce58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660:.O660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61]));YEAR(MAX([.$A$1:.$A$1048576]))-YEAR([.A661])&gt;=2;[.$B661]&lt;&gt;&quot;基本&quot;;[.$B661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机械雪人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亡语;</text:p>
          </table:table-cell>
          <table:table-cell table:style-name="ce51" table:content-validation-name="val8" table:number-columns-repeated="4"/>
          <table:table-cell table:content-validation-name="val1" table:formula="of:=COM.MICROSOFT.CONCAT([.K661:.O661])" office:value-type="string" office:string-value="亡语;" calcext:value-type="string">
            <text:p>亡语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office:value-type="string" calcext:value-type="string">
            <text:p>机械相关;亡语相关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62]));YEAR(MAX([.$A$1:.$A$1048576]))-YEAR([.A662])&gt;=2;[.$B662]&lt;&gt;&quot;基本&quot;;[.$B662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机械幼龙技工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662:.O662])" office:value-type="string" office:string-value="战吼;" calcext:value-type="string">
            <text:p>战吼;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style-name="ce51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63]));YEAR(MAX([.$A$1:.$A$1048576]))-YEAR([.A663])&gt;=2;[.$B663]&lt;&gt;&quot;基本&quot;;[.$B663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基维斯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663:.O663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51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64]));YEAR(MAX([.$A$1:.$A$1048576]))-YEAR([.A664])&gt;=2;[.$B664]&lt;&gt;&quot;基本&quot;;[.$B664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畸变狂战士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激怒;</text:p>
          </table:table-cell>
          <table:table-cell table:style-name="ce51" table:content-validation-name="val8" table:number-columns-repeated="4"/>
          <table:table-cell table:content-validation-name="val1" table:formula="of:=COM.MICROSOFT.CONCAT([.K664:.O664])" office:value-type="string" office:string-value="激怒;" calcext:value-type="string">
            <text:p>激怒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3"/>
          <table:table-cell office:value-type="string" calcext:value-type="string">
            <text:p>搭配牌（激怒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65]));YEAR(MAX([.$A$1:.$A$1048576]))-YEAR([.A665])&gt;=2;[.$B665]&lt;&gt;&quot;基本&quot;;[.$B665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进化的狗头人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法术伤害;</text:p>
          </table:table-cell>
          <table:table-cell table:style-name="ce51" table:content-validation-name="val8" table:number-columns-repeated="4"/>
          <table:table-cell table:content-validation-name="val1" table:formula="of:=COM.MICROSOFT.CONCAT([.K665:.O665])" office:value-type="string" office:string-value="法术伤害;" calcext:value-type="string">
            <text:p>法术伤害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伤害法术（法伤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66]));YEAR(MAX([.$A$1:.$A$1048576]))-YEAR([.A666])&gt;=2;[.$B666]&lt;&gt;&quot;基本&quot;;[.$B666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巨型独眼怪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嘲讽;</text:p>
          </table:table-cell>
          <table:table-cell table:style-name="ce51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3"/>
          <table:table-cell table:content-validation-name="val1" table:formula="of:=COM.MICROSOFT.CONCAT([.K666:.O666])" office:value-type="string" office:string-value="嘲讽;战吼;" calcext:value-type="string">
            <text:p>嘲讽;战吼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office:value-type="string" calcext:value-type="string">
            <text:p>环境（战吼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67]));YEAR(MAX([.$A$1:.$A$1048576]))-YEAR([.A667])&gt;=2;[.$B667]&lt;&gt;&quot;基本&quot;;[.$B667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卡扎库斯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667:.O667])" office:value-type="string" office:string-value="战吼;" calcext:value-type="string">
            <text:p>战吼;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office:value-type="string" calcext:value-type="string">
            <text:p>搭配卡组（战吼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68]));YEAR(MAX([.$A$1:.$A$1048576]))-YEAR([.A668])&gt;=2;[.$B668]&lt;&gt;&quot;基本&quot;;[.$B668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科赞秘术师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office:value-type="string" calcext:value-type="string">
            <text:p>奥秘;</text:p>
          </table:table-cell>
          <table:table-cell table:style-name="ce51" table:content-validation-name="val8" table:number-columns-repeated="3"/>
          <table:table-cell table:content-validation-name="val1" table:formula="of:=COM.MICROSOFT.CONCAT([.K668:.O668])" office:value-type="string" office:string-value="战吼;奥秘;" calcext:value-type="string">
            <text:p>战吼;奥秘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office:value-type="string" calcext:value-type="string">
            <text:p>环境（战吼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69]));YEAR(MAX([.$A$1:.$A$1048576]))-YEAR([.A669])&gt;=2;[.$B669]&lt;&gt;&quot;基本&quot;;[.$B669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克苏恩的侍从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圣盾;</text:p>
          </table:table-cell>
          <table:table-cell table:style-name="ce51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3"/>
          <table:table-cell table:content-validation-name="val1" table:formula="of:=COM.MICROSOFT.CONCAT([.K669:.O669])" office:value-type="string" office:string-value="圣盾;战吼;" calcext:value-type="string">
            <text:p>圣盾;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/>
          <table:table-cell office:value-type="string" calcext:value-type="string">
            <text:p>克苏恩（战吼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70]));YEAR(MAX([.$A$1:.$A$1048576]))-YEAR([.A670])&gt;=2;[.$B670]&lt;&gt;&quot;基本&quot;;[.$B670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恐怖海盗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嘲讽;</text:p>
          </table:table-cell>
          <table:table-cell table:style-name="ce51" table:content-validation-name="val8" table:number-columns-repeated="4"/>
          <table:table-cell table:content-validation-name="val1" table:formula="of:=COM.MICROSOFT.CONCAT([.K670:.O670])" office:value-type="string" office:string-value="嘲讽;" calcext:value-type="string">
            <text:p>嘲讽;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office:value-type="string" calcext:value-type="string">
            <text:p>武器（减费需求）;海盗相关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71]));YEAR(MAX([.$A$1:.$A$1048576]))-YEAR([.A671])&gt;=2;[.$B671]&lt;&gt;&quot;基本&quot;;[.$B671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狼人欺诈者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671:.O671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奖励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72]));YEAR(MAX([.$A$1:.$A$1048576]))-YEAR([.A672])&gt;=2;[.$B672]&lt;&gt;&quot;基本&quot;;[.$B672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老瞎眼</text:p>
          </table:table-cell>
          <table:table-cell table:style-name="ce58" table:content-validation-name="val7" office:value-type="string" calcext:value-type="string">
            <text:p>鱼人</text:p>
          </table:table-cell>
          <table:table-cell table:style-name="ce58" table:content-validation-name="val8" office:value-type="string" calcext:value-type="string">
            <text:p>冲锋;</text:p>
          </table:table-cell>
          <table:table-cell table:style-name="ce58" table:content-validation-name="val8" table:number-columns-repeated="4"/>
          <table:table-cell table:content-validation-name="val1" table:formula="of:=COM.MICROSOFT.CONCAT([.K672:.O672])" office:value-type="string" office:string-value="冲锋;" calcext:value-type="string">
            <text:p>冲锋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鱼人（触发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73]));YEAR(MAX([.$A$1:.$A$1048576]))-YEAR([.A673])&gt;=2;[.$B673]&lt;&gt;&quot;基本&quot;;[.$B673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零食商贩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673:.O673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58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74]));YEAR(MAX([.$A$1:.$A$1048576]))-YEAR([.A674])&gt;=2;[.$B674]&lt;&gt;&quot;基本&quot;;[.$B674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龙人巫师</text:p>
          </table:table-cell>
          <table:table-cell table:style-name="ce58" table:content-validation-name="val7" office:value-type="string" calcext:value-type="string">
            <text:p>龙</text:p>
          </table:table-cell>
          <table:table-cell table:style-name="ce51" table:content-validation-name="val8" table:number-columns-repeated="5"/>
          <table:table-cell table:content-validation-name="val1" table:formula="of:=COM.MICROSOFT.CONCAT([.K674:.O674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低费增益（触发需求）:零件;圣盾…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75]));YEAR(MAX([.$A$1:.$A$1048576]))-YEAR([.A675])&gt;=2;[.$B675]&lt;&gt;&quot;基本&quot;;[.$B675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绿洲钳嘴龟</text:p>
          </table:table-cell>
          <table:table-cell table:style-name="ce58" table:content-validation-name="val7" office:value-type="string" calcext:value-type="string">
            <text:p>野兽</text:p>
          </table:table-cell>
          <table:table-cell table:style-name="ce58" table:content-validation-name="val8" table:number-columns-repeated="5"/>
          <table:table-cell table:content-validation-name="val1" table:formula="of:=COM.MICROSOFT.CONCAT([.K675:.O675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3"/>
          <table:table-cell office:value-type="string" calcext:value-type="string">
            <text:p>野兽相关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76]));YEAR(MAX([.$A$1:.$A$1048576]))-YEAR([.A676])&gt;=2;[.$B676]&lt;&gt;&quot;基本&quot;;[.$B676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迷失的陆行鸟</text:p>
          </table:table-cell>
          <table:table-cell table:style-name="ce58" table:content-validation-name="val7" office:value-type="string" calcext:value-type="string">
            <text:p>野兽</text:p>
          </table:table-cell>
          <table:table-cell table:style-name="ce58" table:content-validation-name="val8" table:number-columns-repeated="5"/>
          <table:table-cell table:content-validation-name="val1" table:formula="of:=COM.MICROSOFT.CONCAT([.K676:.O676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 table:number-columns-repeated="2"/>
          <table:table-cell office:value-type="string" calcext:value-type="string">
            <text:p>野兽相关:苔原犀牛,…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77]));YEAR(MAX([.$A$1:.$A$1048576]))-YEAR([.A677])&gt;=2;[.$B677]&lt;&gt;&quot;基本&quot;;[.$B677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魔古山守望者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嘲讽;</text:p>
          </table:table-cell>
          <table:table-cell table:style-name="ce51" table:content-validation-name="val8" table:number-columns-repeated="4"/>
          <table:table-cell table:content-validation-name="val1" table:formula="of:=COM.MICROSOFT.CONCAT([.K677:.O677])" office:value-type="string" office:string-value="嘲讽;" calcext:value-type="string">
            <text:p>嘲讽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心灵之火,神圣之灵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58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78]));YEAR(MAX([.$A$1:.$A$1048576]))-YEAR([.A678])&gt;=2;[.$B678]&lt;&gt;&quot;基本&quot;;[.$B678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墓穴蜘蛛</text:p>
          </table:table-cell>
          <table:table-cell table:style-name="ce58" table:content-validation-name="val7" office:value-type="string" calcext:value-type="string">
            <text:p>野兽</text:p>
          </table:table-cell>
          <table:table-cell table:style-name="ce51" table:content-validation-name="val8" office:value-type="string" calcext:value-type="string">
            <text:p>战吼;</text:p>
          </table:table-cell>
          <table:table-cell table:style-name="ce51" table:content-validation-name="val8" office:value-type="string" calcext:value-type="string">
            <text:p>发现;</text:p>
          </table:table-cell>
          <table:table-cell table:style-name="ce51" table:content-validation-name="val8" table:number-columns-repeated="3"/>
          <table:table-cell table:content-validation-name="val1" table:formula="of:=COM.MICROSOFT.CONCAT([.K678:.O678])" office:value-type="string" office:string-value="战吼;发现;" calcext:value-type="string">
            <text:p>战吼;发现;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79]));YEAR(MAX([.$A$1:.$A$1048576]))-YEAR([.A679])&gt;=2;[.$B679]&lt;&gt;&quot;基本&quot;;[.$B679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暮光守护者</text:p>
          </table:table-cell>
          <table:table-cell table:style-name="ce58" table:content-validation-name="val7" office:value-type="string" calcext:value-type="string">
            <text:p>龙</text:p>
          </table:table-cell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office:value-type="string" calcext:value-type="string">
            <text:p>嘲讽;</text:p>
          </table:table-cell>
          <table:table-cell table:style-name="ce51" table:content-validation-name="val8" table:number-columns-repeated="3"/>
          <table:table-cell table:content-validation-name="val1" table:formula="of:=COM.MICROSOFT.CONCAT([.K679:.O679])" office:value-type="string" office:string-value="战吼;嘲讽;" calcext:value-type="string">
            <text:p>战吼;嘲讽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office:value-type="string" calcext:value-type="string">
            <text:p>龙（战吼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80]));YEAR(MAX([.$A$1:.$A$1048576]))-YEAR([.A680])&gt;=2;[.$B680]&lt;&gt;&quot;基本&quot;;[.$B680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暮光幼龙</text:p>
          </table:table-cell>
          <table:table-cell table:style-name="ce58" table:content-validation-name="val7" office:value-type="string" calcext:value-type="string">
            <text:p>龙</text:p>
          </table:table-cell>
          <table:table-cell table:style-name="ce58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680:.O680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office:value-type="string" calcext:value-type="string">
            <text:p>抽牌（战吼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81]));YEAR(MAX([.$A$1:.$A$1048576]))-YEAR([.A681])&gt;=2;[.$B681]&lt;&gt;&quot;基本&quot;;[.$B681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暮光召唤师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亡语;</text:p>
          </table:table-cell>
          <table:table-cell table:style-name="ce51" table:content-validation-name="val8" table:number-columns-repeated="4"/>
          <table:table-cell table:content-validation-name="val1" table:formula="of:=COM.MICROSOFT.CONCAT([.K681:.O681])" office:value-type="string" office:string-value="亡语;" calcext:value-type="string">
            <text:p>亡语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82]));YEAR(MAX([.$A$1:.$A$1048576]))-YEAR([.A682])&gt;=2;[.$B682]&lt;&gt;&quot;基本&quot;;[.$B682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纳迦海盗</text:p>
          </table:table-cell>
          <table:table-cell table:style-name="ce58" table:content-validation-name="val7" office:value-type="string" calcext:value-type="string">
            <text:p>海盗</text:p>
          </table:table-cell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table:number-columns-repeated="4"/>
          <table:table-cell table:content-validation-name="val1" table:formula="of:=COM.MICROSOFT.CONCAT([.K682:.O682])" office:value-type="string" office:string-value="战吼;" calcext:value-type="string">
            <text:p>战吼;</text:p>
          </table:table-cell>
          <table:table-cell table:number-columns-repeated="4"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83]));YEAR(MAX([.$A$1:.$A$1048576]))-YEAR([.A683])&gt;=2;[.$B683]&lt;&gt;&quot;基本&quot;;[.$B683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年迈的法师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office:value-type="string" calcext:value-type="string">
            <text:p>法术伤害;</text:p>
          </table:table-cell>
          <table:table-cell table:style-name="ce51" table:content-validation-name="val8" table:number-columns-repeated="3"/>
          <table:table-cell table:content-validation-name="val1" table:formula="of:=COM.MICROSOFT.CONCAT([.K683:.O683])" office:value-type="string" office:string-value="战吼;法术伤害;" calcext:value-type="string">
            <text:p>战吼;法术伤害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增益目标（战吼需求）;法伤（战吼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84]));YEAR(MAX([.$A$1:.$A$1048576]))-YEAR([.A684])&gt;=2;[.$B684]&lt;&gt;&quot;基本&quot;;[.$B684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年迈的酒仙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684:.O684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回收目标（战吼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85]));YEAR(MAX([.$A$1:.$A$1048576]))-YEAR([.A685])&gt;=2;[.$B685]&lt;&gt;&quot;基本&quot;;[.$B685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破法者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1" table:content-validation-name="val8" office:value-type="string" calcext:value-type="string">
            <text:p>沉默;</text:p>
          </table:table-cell>
          <table:table-cell table:style-name="ce51" table:content-validation-name="val8" table:number-columns-repeated="3"/>
          <table:table-cell table:content-validation-name="val1" table:formula="of:=COM.MICROSOFT.CONCAT([.K685:.O685])" office:value-type="string" office:string-value="战吼;沉默;" calcext:value-type="string">
            <text:p>战吼;沉默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86]));YEAR(MAX([.$A$1:.$A$1048576]))-YEAR([.A686])&gt;=2;[.$B686]&lt;&gt;&quot;基本&quot;;[.$B686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强化机器人</text:p>
          </table:table-cell>
          <table:table-cell table:style-name="ce58" table:content-validation-name="val7" office:value-type="string" calcext:value-type="string">
            <text:p>机械</text:p>
          </table:table-cell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office:value-type="string" calcext:value-type="string">
            <text:p>圣盾;</text:p>
          </table:table-cell>
          <table:table-cell table:style-name="ce58" table:content-validation-name="val8" office:value-type="string" calcext:value-type="string">
            <text:p>风怒;</text:p>
          </table:table-cell>
          <table:table-cell table:style-name="ce58" table:content-validation-name="val8" office:value-type="string" calcext:value-type="string">
            <text:p>嘲讽;</text:p>
          </table:table-cell>
          <table:table-cell table:style-name="ce58" table:content-validation-name="val8"/>
          <table:table-cell table:content-validation-name="val1" table:formula="of:=COM.MICROSOFT.CONCAT([.K686:.O686])" office:value-type="string" office:string-value="战吼;圣盾;风怒;嘲讽;" calcext:value-type="string">
            <text:p>战吼;圣盾;风怒;嘲讽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增益目标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87]));YEAR(MAX([.$A$1:.$A$1048576]))-YEAR([.A687])&gt;=2;[.$B687]&lt;&gt;&quot;基本&quot;;[.$B687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青玉之灵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office:value-type="string" calcext:value-type="string">
            <text:p>青玉魔像;</text:p>
          </table:table-cell>
          <table:table-cell table:style-name="ce58" table:content-validation-name="val8" table:number-columns-repeated="3"/>
          <table:table-cell table:content-validation-name="val1" table:formula="of:=COM.MICROSOFT.CONCAT([.K687:.O687])" office:value-type="string" office:string-value="战吼;青玉魔像;" calcext:value-type="string">
            <text:p>战吼;青玉魔像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office:value-type="string" calcext:value-type="string">
            <text:p>搭配卡组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88]));YEAR(MAX([.$A$1:.$A$1048576]))-YEAR([.A688])&gt;=2;[.$B688]&lt;&gt;&quot;基本&quot;;[.$B688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人气选手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688:.O688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战吼随从（触发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58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89]));YEAR(MAX([.$A$1:.$A$1048576]))-YEAR([.A689])&gt;=2;[.$B689]&lt;&gt;&quot;基本&quot;;[.$B689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瑞文戴尔男爵</text:p>
          </table:table-cell>
          <table:table-cell table:style-name="ce51" table:content-validation-name="val7"/>
          <table:table-cell table:style-name="ce51" table:content-validation-name="val8" office:value-type="string" calcext:value-type="string">
            <text:p>亡语;</text:p>
          </table:table-cell>
          <table:table-cell table:style-name="ce51" table:content-validation-name="val8" table:number-columns-repeated="4"/>
          <table:table-cell table:content-validation-name="val1" table:formula="of:=COM.MICROSOFT.CONCAT([.K689:.O689])" office:value-type="string" office:string-value="亡语;" calcext:value-type="string">
            <text:p>亡语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亡语召唤（触发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90]));YEAR(MAX([.$A$1:.$A$1048576]))-YEAR([.A690])&gt;=2;[.$B690]&lt;&gt;&quot;基本&quot;;[.$B690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赛场医师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690:.O690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91]));YEAR(MAX([.$A$1:.$A$1048576]))-YEAR([.A691])&gt;=2;[.$B691]&lt;&gt;&quot;基本&quot;;[.$B691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森金持盾卫士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嘲讽;</text:p>
          </table:table-cell>
          <table:table-cell table:style-name="ce58" table:content-validation-name="val8" table:number-columns-repeated="4"/>
          <table:table-cell table:content-validation-name="val1" table:formula="of:=COM.MICROSOFT.CONCAT([.K691:.O691])" office:value-type="string" office:string-value="嘲讽;" calcext:value-type="string">
            <text:p>嘲讽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92]));YEAR(MAX([.$A$1:.$A$1048576]))-YEAR([.A692])&gt;=2;[.$B692]&lt;&gt;&quot;基本&quot;;[.$B692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施法者克星X-21</text:p>
          </table:table-cell>
          <table:table-cell table:style-name="ce51" table:content-validation-name="val7" office:value-type="string" calcext:value-type="string">
            <text:p>机械</text:p>
          </table:table-cell>
          <table:table-cell table:style-name="ce58" table:content-validation-name="val8" office:value-type="string" calcext:value-type="string">
            <text:p>嘲讽;</text:p>
          </table:table-cell>
          <table:table-cell table:style-name="ce51" table:content-validation-name="val8" table:number-columns-repeated="4"/>
          <table:table-cell table:content-validation-name="val1" table:formula="of:=COM.MICROSOFT.CONCAT([.K692:.O692])" office:value-type="string" office:string-value="嘲讽;" calcext:value-type="string">
            <text:p>嘲讽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93]));YEAR(MAX([.$A$1:.$A$1048576]))-YEAR([.A693])&gt;=2;[.$B693]&lt;&gt;&quot;基本&quot;;[.$B693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石腭穴居人壮汉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693:.O693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94]));YEAR(MAX([.$A$1:.$A$1048576]))-YEAR([.A694])&gt;=2;[.$B694]&lt;&gt;&quot;基本&quot;;[.$B694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食人魔法师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法术伤害;</text:p>
          </table:table-cell>
          <table:table-cell table:style-name="ce51" table:content-validation-name="val8" table:number-columns-repeated="4"/>
          <table:table-cell table:content-validation-name="val1" table:formula="of:=COM.MICROSOFT.CONCAT([.K694:.O694])" office:value-type="string" office:string-value="法术伤害;" calcext:value-type="string">
            <text:p>法术伤害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普通</text:p>
          </table:table-cell>
          <table:table-cell office:value-type="string" calcext:value-type="string">
            <text:p>法伤（法强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95]));YEAR(MAX([.$A$1:.$A$1048576]))-YEAR([.A695])&gt;=2;[.$B695]&lt;&gt;&quot;基本&quot;;[.$B695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无面蹒跚者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嘲讽;</text:p>
          </table:table-cell>
          <table:table-cell table:style-name="ce58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3"/>
          <table:table-cell table:content-validation-name="val1" table:formula="of:=COM.MICROSOFT.CONCAT([.K695:.O695])" office:value-type="string" office:string-value="嘲讽;战吼;" calcext:value-type="string">
            <text:p>嘲讽;战吼;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office:value-type="string" calcext:value-type="string">
            <text:p>搭配卡组（战吼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96]));YEAR(MAX([.$A$1:.$A$1048576]))-YEAR([.A696])&gt;=2;[.$B696]&lt;&gt;&quot;基本&quot;;[.$B696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午夜噩龙</text:p>
          </table:table-cell>
          <table:table-cell table:style-name="ce58" table:content-validation-name="val7" office:value-type="string" calcext:value-type="string">
            <text:p>龙</text:p>
          </table:table-cell>
          <table:table-cell table:style-name="ce58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696:.O696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office:value-type="string" calcext:value-type="string">
            <text:p>搭配卡组（战吼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97]));YEAR(MAX([.$A$1:.$A$1048576]))-YEAR([.A697])&gt;=2;[.$B697]&lt;&gt;&quot;基本&quot;;[.$B697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小个子法师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法术伤害;</text:p>
          </table:table-cell>
          <table:table-cell table:style-name="ce58" table:content-validation-name="val8" table:number-columns-repeated="4"/>
          <table:table-cell table:content-validation-name="val1" table:formula="of:=COM.MICROSOFT.CONCAT([.K697:.O697])" office:value-type="string" office:string-value="法术伤害;" calcext:value-type="string">
            <text:p>法术伤害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/>
          <table:table-cell table:content-validation-name="val9" office:value-type="string" calcext:value-type="string">
            <text:p>普通</text:p>
          </table:table-cell>
          <table:table-cell office:value-type="string" calcext:value-type="string">
            <text:p>法伤（法强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98]));YEAR(MAX([.$A$1:.$A$1048576]))-YEAR([.A698])&gt;=2;[.$B698]&lt;&gt;&quot;基本&quot;;[.$B698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邪灵拷问者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嘲讽;</text:p>
          </table:table-cell>
          <table:table-cell table:style-name="ce51" table:content-validation-name="val8" table:number-columns-repeated="4"/>
          <table:table-cell table:content-validation-name="val1" table:formula="of:=COM.MICROSOFT.CONCAT([.K698:.O698])" office:value-type="string" office:string-value="嘲讽;" calcext:value-type="string">
            <text:p>嘲讽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普通</text:p>
          </table:table-cell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99]));YEAR(MAX([.$A$1:.$A$1048576]))-YEAR([.A699])&gt;=2;[.$B699]&lt;&gt;&quot;基本&quot;;[.$B699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雪地狗头人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法术伤害;</text:p>
          </table:table-cell>
          <table:table-cell table:style-name="ce51" table:content-validation-name="val8" table:number-columns-repeated="4"/>
          <table:table-cell table:content-validation-name="val1" table:formula="of:=COM.MICROSOFT.CONCAT([.K699:.O699])" office:value-type="string" office:string-value="法术伤害;" calcext:value-type="string">
            <text:p>法术伤害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700]));YEAR(MAX([.$A$1:.$A$1048576]))-YEAR([.A700])&gt;=2;[.$B700]&lt;&gt;&quot;基本&quot;;[.$B700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野猪骑士塔纳利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office:value-type="string" calcext:value-type="string">
            <text:p>冲锋;</text:p>
          </table:table-cell>
          <table:table-cell table:style-name="ce58" table:content-validation-name="val8" table:number-columns-repeated="3"/>
          <table:table-cell table:content-validation-name="val1" table:formula="of:=COM.MICROSOFT.CONCAT([.K700:.O700])" office:value-type="string" office:string-value="战吼;冲锋;" calcext:value-type="string">
            <text:p>战吼;冲锋;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环境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58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701]));YEAR(MAX([.$A$1:.$A$1048576]))-YEAR([.A701])&gt;=2;[.$B701]&lt;&gt;&quot;基本&quot;;[.$B701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伊莉斯·逐星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701:.O701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702]));YEAR(MAX([.$A$1:.$A$1048576]))-YEAR([.A702])&gt;=2;[.$B702]&lt;&gt;&quot;基本&quot;;[.$B702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银月城卫兵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圣盾;</text:p>
          </table:table-cell>
          <table:table-cell table:style-name="ce51" table:content-validation-name="val8" table:number-columns-repeated="4"/>
          <table:table-cell table:content-validation-name="val1" table:formula="of:=COM.MICROSOFT.CONCAT([.K702:.O702])" office:value-type="string" office:string-value="圣盾;" calcext:value-type="string">
            <text:p>圣盾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703]));YEAR(MAX([.$A$1:.$A$1048576]))-YEAR([.A703])&gt;=2;[.$B703]&lt;&gt;&quot;基本&quot;;[.$B703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勇敢的记者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703:.O703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58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704]));YEAR(MAX([.$A$1:.$A$1048576]))-YEAR([.A704])&gt;=2;[.$B704]&lt;&gt;&quot;基本&quot;;[.$B704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远古暗影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704:.O704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705]));YEAR(MAX([.$A$1:.$A$1048576]))-YEAR([.A705])&gt;=2;[.$B705]&lt;&gt;&quot;基本&quot;;[.$B705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载人收割机</text:p>
          </table:table-cell>
          <table:table-cell table:style-name="ce58" table:content-validation-name="val7" office:value-type="string" calcext:value-type="string">
            <text:p>机械</text:p>
          </table:table-cell>
          <table:table-cell table:style-name="ce58" table:content-validation-name="val8" office:value-type="string" calcext:value-type="string">
            <text:p>亡语;</text:p>
          </table:table-cell>
          <table:table-cell table:style-name="ce51" table:content-validation-name="val8" table:number-columns-repeated="4"/>
          <table:table-cell table:content-validation-name="val1" table:formula="of:=COM.MICROSOFT.CONCAT([.K705:.O705])" office:value-type="string" office:string-value="亡语;" calcext:value-type="string">
            <text:p>亡语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706]));YEAR(MAX([.$A$1:.$A$1048576]))-YEAR([.A706])&gt;=2;[.$B706]&lt;&gt;&quot;基本&quot;;[.$B706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重甲战马</text:p>
          </table:table-cell>
          <table:table-cell table:style-name="ce58" table:content-validation-name="val7" office:value-type="string" calcext:value-type="string">
            <text:p>野兽</text:p>
          </table:table-cell>
          <table:table-cell table:style-name="ce51" table:content-validation-name="val8" office:value-type="string" calcext:value-type="string">
            <text:p>战吼;</text:p>
          </table:table-cell>
          <table:table-cell table:style-name="ce51" table:content-validation-name="val8" office:value-type="string" calcext:value-type="string">
            <text:p>冲锋;</text:p>
          </table:table-cell>
          <table:table-cell table:style-name="ce51" table:content-validation-name="val8" table:number-columns-repeated="3"/>
          <table:table-cell table:content-validation-name="val1" table:formula="of:=COM.MICROSOFT.CONCAT([.K706:.O706])" office:value-type="string" office:string-value="战吼;冲锋;" calcext:value-type="string">
            <text:p>战吼;冲锋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搭配套牌（战吼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707]));YEAR(MAX([.$A$1:.$A$1048576]))-YEAR([.A707])&gt;=2;[.$B707]&lt;&gt;&quot;基本&quot;;[.$B707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侏儒发明家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707:.O707])" office:value-type="string" office:string-value="战吼;" calcext:value-type="string">
            <text:p>战吼;</text:p>
          </table:table-cell>
          <table:table-cell table:content-validation-name="val9"/>
          <table:table-cell table:number-columns-repeated="3" table:content-validation-name="val9" office:value-type="string" calcext:value-type="string">
            <text:p>良好</text:p>
          </table:table-cell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708]));YEAR(MAX([.$A$1:.$A$1048576]))-YEAR([.A708])&gt;=2;[.$B708]&lt;&gt;&quot;基本&quot;;[.$B708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紫罗兰教师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708:.O708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office:value-type="string" calcext:value-type="string">
            <text:p>低费法术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709]));YEAR(MAX([.$A$1:.$A$1048576]))-YEAR([.A709])&gt;=2;[.$B709]&lt;&gt;&quot;基本&quot;;[.$B709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诅咒教派领袖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709:.O709])">
            <text:p/>
          </table:table-cell>
          <table:table-cell table:content-validation-name="val9"/>
          <table:table-cell table:content-validation-name="val9" office:value-type="string" calcext:value-type="string">
            <text:p>普通</text:p>
          </table:table-cell>
          <table:table-cell table:content-validation-name="val9" table:number-columns-repeated="2"/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1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10]));YEAR(MAX([.$A$1:.$A$1048576]))-YEAR([.A710])&gt;=2;[.$B710]&lt;&gt;&quot;基本&quot;;[.$B710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尖牙德鲁伊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710:.O710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野兽(战吼需求)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1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11]));YEAR(MAX([.$A$1:.$A$1048576]))-YEAR([.A711])&gt;=2;[.$B711]&lt;&gt;&quot;基本&quot;;[.$B711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利爪德鲁伊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抉择;</text:p>
          </table:table-cell>
          <table:table-cell table:style-name="ce51" table:content-validation-name="val8" office:value-type="string" calcext:value-type="string">
            <text:p>冲锋;</text:p>
          </table:table-cell>
          <table:table-cell table:style-name="ce51" table:content-validation-name="val8" office:value-type="string" calcext:value-type="string">
            <text:p>嘲讽;</text:p>
          </table:table-cell>
          <table:table-cell table:style-name="ce51" table:content-validation-name="val8" table:number-columns-repeated="2"/>
          <table:table-cell table:content-validation-name="val1" table:formula="of:=COM.MICROSOFT.CONCAT([.K711:.O711])" office:value-type="string" office:string-value="抉择;冲锋;嘲讽;" calcext:value-type="string">
            <text:p>抉择;冲锋;嘲讽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51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12]));YEAR(MAX([.$A$1:.$A$1048576]))-YEAR([.A712])&gt;=2;[.$B712]&lt;&gt;&quot;基本&quot;;[.$B712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兔妖教头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table:number-columns-repeated="4"/>
          <table:table-cell table:content-validation-name="val1" table:formula="of:=COM.MICROSOFT.CONCAT([.K712:.O712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office:value-type="string" calcext:value-type="string">
            <text:p>野兽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13]));YEAR(MAX([.$A$1:.$A$1048576]))-YEAR([.A713])&gt;=2;[.$B713]&lt;&gt;&quot;基本&quot;;[.$B713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新月视界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713:.O713])">
            <text:p/>
          </table:table-cell>
          <table:table-cell table:content-validation-name="val9" office:value-type="string" calcext:value-type="string">
            <text:p>优秀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1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14]));YEAR(MAX([.$A$1:.$A$1048576]))-YEAR([.A714])&gt;=2;[.$B714]&lt;&gt;&quot;基本&quot;;[.$B714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星辰坠落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714:.O714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2" office:value-type="string" calcext:value-type="string">
            <text:p>法强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1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15]));YEAR(MAX([.$A$1:.$A$1048576]))-YEAR([.A715])&gt;=2;[.$B715]&lt;&gt;&quot;基本&quot;;[.$B715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滋养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715:.O715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51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1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16]));YEAR(MAX([.$A$1:.$A$1048576]))-YEAR([.A716])&gt;=2;[.$B716]&lt;&gt;&quot;基本&quot;;[.$B716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自然之力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716:.O716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table:number-columns-repeated="2"/>
          <table:table-cell table:style-name="ce51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17]));YEAR(MAX([.$A$1:.$A$1048576]))-YEAR([.A717])&gt;=2;[.$B717]&lt;&gt;&quot;基本&quot;;[.$B717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凛风巫师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office:value-type="string" calcext:value-type="string">
            <text:p>冻结;</text:p>
          </table:table-cell>
          <table:table-cell table:style-name="ce58" table:content-validation-name="val8" table:number-columns-repeated="3"/>
          <table:table-cell table:content-validation-name="val1" table:formula="of:=COM.MICROSOFT.CONCAT([.K717:.O717])" office:value-type="string" office:string-value="战吼;冻结;" calcext:value-type="string">
            <text:p>战吼;冻结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58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1"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18]));YEAR(MAX([.$A$1:.$A$1048576]))-YEAR([.A718])&gt;=2;[.$B718]&lt;&gt;&quot;基本&quot;;[.$B718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龙息术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718:.O718])">
            <text:p/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style-name="ce51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1"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19]));YEAR(MAX([.$A$1:.$A$1048576]))-YEAR([.A719])&gt;=2;[.$B719]&lt;&gt;&quot;基本&quot;;[.$B719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秘法宝典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719:.O719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58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1"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20]));YEAR(MAX([.$A$1:.$A$1048576]))-YEAR([.A720])&gt;=2;[.$B720]&lt;&gt;&quot;基本&quot;;[.$B720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虚灵巫师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1" table:content-validation-name="val8" office:value-type="string" calcext:value-type="string">
            <text:p>发现;</text:p>
          </table:table-cell>
          <table:table-cell table:style-name="ce51" table:content-validation-name="val8" table:number-columns-repeated="3"/>
          <table:table-cell table:content-validation-name="val1" table:formula="of:=COM.MICROSOFT.CONCAT([.K720:.O720])" office:value-type="string" office:string-value="战吼;发现;" calcext:value-type="string">
            <text:p>战吼;发现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51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1"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21]));YEAR(MAX([.$A$1:.$A$1048576]))-YEAR([.A721])&gt;=2;[.$B721]&lt;&gt;&quot;基本&quot;;[.$B721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炎枪术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721:.O721])">
            <text:p/>
          </table:table-cell>
          <table:table-cell table:content-validation-name="val9"/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51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1"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22]));YEAR(MAX([.$A$1:.$A$1048576]))-YEAR([.A722])&gt;=2;[.$B722]&lt;&gt;&quot;基本&quot;;[.$B722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尤格-萨隆的仆从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722:.O722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普通</text:p>
          </table:table-cell>
          <table:table-cell table:style-name="ce2" office:value-type="string" calcext:value-type="string">
            <text:p>人品（战吼需求)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1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23]));YEAR(MAX([.$A$1:.$A$1048576]))-YEAR([.A723])&gt;=2;[.$B723]&lt;&gt;&quot;基本&quot;;[.$B723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百兽之王</text:p>
          </table:table-cell>
          <table:table-cell table:style-name="ce51" table:content-validation-name="val7"/>
          <table:table-cell table:style-name="ce51" table:content-validation-name="val8" office:value-type="string" calcext:value-type="string">
            <text:p>嘲讽;</text:p>
          </table:table-cell>
          <table:table-cell table:style-name="ce51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3"/>
          <table:table-cell table:content-validation-name="val1" table:formula="of:=COM.MICROSOFT.CONCAT([.K723:.O723])" office:value-type="string" office:string-value="嘲讽;战吼;" calcext:value-type="string">
            <text:p>嘲讽;战吼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野兽(战吼需求)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1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24]));YEAR(MAX([.$A$1:.$A$1048576]))-YEAR([.A724])&gt;=2;[.$B724]&lt;&gt;&quot;基本&quot;;[.$B724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暴躁的牧羊人</text:p>
          </table:table-cell>
          <table:table-cell table:style-name="ce51" table:content-validation-name="val7"/>
          <table:table-cell table:style-name="ce51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724:.O724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2" office:value-type="string" calcext:value-type="string">
            <text:p>野兽(战吼需求)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1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25]));YEAR(MAX([.$A$1:.$A$1048576]))-YEAR([.A725])&gt;=2;[.$B725]&lt;&gt;&quot;基本&quot;;[.$B725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爆炸射击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725:.O725])">
            <text:p/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1"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26]));YEAR(MAX([.$A$1:.$A$1048576]))-YEAR([.A726])&gt;=2;[.$B726]&lt;&gt;&quot;基本&quot;;[.$B726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哈霍兰公主</text:p>
          </table:table-cell>
          <table:table-cell table:style-name="ce51" table:content-validation-name="val7" office:value-type="string" calcext:value-type="string">
            <text:p>野兽</text:p>
          </table:table-cell>
          <table:table-cell table:style-name="ce51" table:content-validation-name="val8" office:value-type="string" calcext:value-type="string">
            <text:p>战吼;</text:p>
          </table:table-cell>
          <table:table-cell table:style-name="ce58" table:content-validation-name="val8" office:value-type="string" calcext:value-type="string">
            <text:p>亡语;</text:p>
          </table:table-cell>
          <table:table-cell table:style-name="ce51" table:content-validation-name="val8" table:number-columns-repeated="3"/>
          <table:table-cell table:content-validation-name="val1" table:formula="of:=COM.MICROSOFT.CONCAT([.K726:.O726])" office:value-type="string" office:string-value="战吼;亡语;" calcext:value-type="string">
            <text:p>战吼;亡语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亡语（战吼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1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27]));YEAR(MAX([.$A$1:.$A$1048576]))-YEAR([.A727])&gt;=2;[.$B727]&lt;&gt;&quot;基本&quot;;[.$B727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饥饿的秃鹫</text:p>
          </table:table-cell>
          <table:table-cell table:style-name="ce51" table:content-validation-name="val7" office:value-type="string" calcext:value-type="string">
            <text:p>野兽</text:p>
          </table:table-cell>
          <table:table-cell table:style-name="ce51" table:content-validation-name="val8" table:number-columns-repeated="5"/>
          <table:table-cell table:content-validation-name="val1" table:formula="of:=COM.MICROSOFT.CONCAT([.K727:.O727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2" office:value-type="string" calcext:value-type="string">
            <text:p>野兽(触发需求)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28]));YEAR(MAX([.$A$1:.$A$1048576]))-YEAR([.A728])&gt;=2;[.$B728]&lt;&gt;&quot;基本&quot;;[.$B728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金手指卡努克</text:p>
          </table:table-cell>
          <table:table-cell table:style-name="ce58" table:content-validation-name="val7" office:value-type="string" calcext:value-type="string">
            <text:p>野兽</text:p>
          </table:table-cell>
          <table:table-cell table:style-name="ce58" table:content-validation-name="val8" table:number-columns-repeated="5"/>
          <table:table-cell table:content-validation-name="val1" table:formula="of:=COM.MICROSOFT.CONCAT([.K728:.O728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29]));YEAR(MAX([.$A$1:.$A$1048576]))-YEAR([.A729])&gt;=2;[.$B729]&lt;&gt;&quot;基本&quot;;[.$B729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食人鱼喷枪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729:.O729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1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30]));YEAR(MAX([.$A$1:.$A$1048576]))-YEAR([.A730])&gt;=2;[.$B730]&lt;&gt;&quot;基本&quot;;[.$B730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苔原犀牛</text:p>
          </table:table-cell>
          <table:table-cell table:style-name="ce51" table:content-validation-name="val7" office:value-type="string" calcext:value-type="string">
            <text:p>野兽</text:p>
          </table:table-cell>
          <table:table-cell table:style-name="ce51" table:content-validation-name="val8" office:value-type="string" calcext:value-type="string">
            <text:p>冲锋;</text:p>
          </table:table-cell>
          <table:table-cell table:style-name="ce51" table:content-validation-name="val8" table:number-columns-repeated="4"/>
          <table:table-cell table:content-validation-name="val1" table:formula="of:=COM.MICROSOFT.CONCAT([.K730:.O730])" office:value-type="string" office:string-value="冲锋;" calcext:value-type="string">
            <text:p>冲锋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野兽(触发需求)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1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31]));YEAR(MAX([.$A$1:.$A$1048576]))-YEAR([.A731])&gt;=2;[.$B731]&lt;&gt;&quot;基本&quot;;[.$B731]&lt;&gt;&quot;经典&quot;); &quot;狂野&quot;; &quot;标准&quot;)" office:value-type="string" office:string-value="狂野" calcext:value-type="string">
            <text:p>狂野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眼镜蛇射击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731:.O731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2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32]));YEAR(MAX([.$A$1:.$A$1048576]))-YEAR([.A732])&gt;=2;[.$B732]&lt;&gt;&quot;基本&quot;;[.$B732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金教窃歌者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office:value-type="string" calcext:value-type="string">
            <text:p>沉默;</text:p>
          </table:table-cell>
          <table:table-cell table:style-name="ce58" table:content-validation-name="val8" table:number-columns-repeated="3"/>
          <table:table-cell table:content-validation-name="val1" table:formula="of:=COM.MICROSOFT.CONCAT([.K732:.O732])" office:value-type="string" office:string-value="战吼;沉默;" calcext:value-type="string">
            <text:p>战吼;沉默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33]));YEAR(MAX([.$A$1:.$A$1048576]))-YEAR([.A733])&gt;=2;[.$B733]&lt;&gt;&quot;基本&quot;;[.$B733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缚链者拉兹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table:number-columns-repeated="4"/>
          <table:table-cell table:content-validation-name="val1" table:formula="of:=COM.MICROSOFT.CONCAT([.K733:.O733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搭配卡组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style-name="ce51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34]));YEAR(MAX([.$A$1:.$A$1048576]))-YEAR([.A734])&gt;=2;[.$B734]&lt;&gt;&quot;基本&quot;;[.$B734]&lt;&gt;&quot;经典&quot;); &quot;狂野&quot;; &quot;标准&quot;)" office:value-type="string" office:string-value="狂野" calcext:value-type="string">
            <text:p>狂野</text:p>
          </table:table-cell>
          <table:table-cell table:style-name="ce5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高级修理机器人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734:.O734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" office:value-type="string" calcext:value-type="string">
            <text:p>机械（增益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58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style-name="ce51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35]));YEAR(MAX([.$A$1:.$A$1048576]))-YEAR([.A735])&gt;=2;[.$B735]&lt;&gt;&quot;基本&quot;;[.$B735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极恶之咒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735:.O735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36]));YEAR(MAX([.$A$1:.$A$1048576]))-YEAR([.A736])&gt;=2;[.$B736]&lt;&gt;&quot;基本&quot;;[.$B736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龙人侦测者</text:p>
          </table:table-cell>
          <table:table-cell table:style-name="ce58" table:content-validation-name="val7" office:value-type="string" calcext:value-type="string">
            <text:p>龙</text:p>
          </table:table-cell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office:value-type="string" calcext:value-type="string">
            <text:p>发现;</text:p>
          </table:table-cell>
          <table:table-cell table:style-name="ce58" table:content-validation-name="val8" table:number-columns-repeated="3"/>
          <table:table-cell table:content-validation-name="val1" table:formula="of:=COM.MICROSOFT.CONCAT([.K736:.O736])" office:value-type="string" office:string-value="战吼;发现;" calcext:value-type="string">
            <text:p>战吼;发现;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龙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58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牧师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37]));YEAR(MAX([.$A$1:.$A$1048576]))-YEAR([.A737])&gt;=2;[.$B737]&lt;&gt;&quot;基本&quot;;[.$B737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玛瑙主教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737:.O737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" office:value-type="string" calcext:value-type="string">
            <text:p>搭配卡组（战吼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style-name="ce51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38]));YEAR(MAX([.$A$1:.$A$1048576]))-YEAR([.A738])&gt;=2;[.$B738]&lt;&gt;&quot;基本&quot;;[.$B738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暮光暗愈者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738:.O738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克苏恩（战吼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style-name="ce51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39]));YEAR(MAX([.$A$1:.$A$1048576]))-YEAR([.A739])&gt;=2;[.$B739]&lt;&gt;&quot;基本&quot;;[.$B739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神圣新星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739:.O739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 office:value-type="string" calcext:value-type="string">
            <text:p>恢复目标（恢复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style-name="ce51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40]));YEAR(MAX([.$A$1:.$A$1048576]))-YEAR([.A740])&gt;=2;[.$B740]&lt;&gt;&quot;基本&quot;;[.$B740]&lt;&gt;&quot;经典&quot;); &quot;狂野&quot;; &quot;标准&quot;)" office:value-type="string" office:string-value="狂野" calcext:value-type="string">
            <text:p>狂野</text:p>
          </table:table-cell>
          <table:table-cell table:style-name="ce5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沃金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740:.O740])">
            <text:p/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style-name="ce51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牧师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41]));YEAR(MAX([.$A$1:.$A$1048576]))-YEAR([.A741])&gt;=2;[.$B741]&lt;&gt;&quot;基本&quot;;[.$B741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夜色镇炼金师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741:.O741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51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style-name="ce51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42]));YEAR(MAX([.$A$1:.$A$1048576]))-YEAR([.A742])&gt;=2;[.$B742]&lt;&gt;&quot;基本&quot;;[.$B742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真言术：触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742:.O742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style-name="ce51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1"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43]));YEAR(MAX([.$A$1:.$A$1048576]))-YEAR([.A743])&gt;=2;[.$B743]&lt;&gt;&quot;基本&quot;;[.$B743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影施法者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743:.O743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51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1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44]));YEAR(MAX([.$A$1:.$A$1048576]))-YEAR([.A744])&gt;=2;[.$B744]&lt;&gt;&quot;基本&quot;;[.$B744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刺客之刃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744:.O744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51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1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45]));YEAR(MAX([.$A$1:.$A$1048576]))-YEAR([.A745])&gt;=2;[.$B745]&lt;&gt;&quot;基本&quot;;[.$B745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刺杀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745:.O745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51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58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1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46]));YEAR(MAX([.$A$1:.$A$1048576]))-YEAR([.A746])&gt;=2;[.$B746]&lt;&gt;&quot;基本&quot;;[.$B746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铁潜藏者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746:.O746])" office:value-type="string" office:string-value="战吼;" calcext:value-type="string">
            <text:p>战吼;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51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1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47]));YEAR(MAX([.$A$1:.$A$1048576]))-YEAR([.A747])&gt;=2;[.$B747]&lt;&gt;&quot;基本&quot;;[.$B747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食人魔忍者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747:.O747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51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58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48]));YEAR(MAX([.$A$1:.$A$1048576]))-YEAR([.A748])&gt;=2;[.$B748]&lt;&gt;&quot;基本&quot;;[.$B748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虚灵商人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table:number-columns-repeated="4"/>
          <table:table-cell table:content-validation-name="val1" table:formula="of:=COM.MICROSOFT.CONCAT([.K748:.O748])" office:value-type="string" office:string-value="战吼;" calcext:value-type="string">
            <text:p>战吼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卡（战吼需求 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1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49]));YEAR(MAX([.$A$1:.$A$1048576]))-YEAR([.A749])&gt;=2;[.$B749]&lt;&gt;&quot;基本&quot;;[.$B749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影踪骁骑兵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连击;</text:p>
          </table:table-cell>
          <table:table-cell table:style-name="ce51" table:content-validation-name="val8" table:number-columns-repeated="4"/>
          <table:table-cell table:content-validation-name="val1" table:formula="of:=COM.MICROSOFT.CONCAT([.K749:.O749])" office:value-type="string" office:string-value="连击;" calcext:value-type="string">
            <text:p>连击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牌(连击需求)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50]));YEAR(MAX([.$A$1:.$A$1048576]))-YEAR([.A750])&gt;=2;[.$B750]&lt;&gt;&quot;基本&quot;;[.$B750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玉莲帮刺客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潜行;</text:p>
          </table:table-cell>
          <table:table-cell table:style-name="ce58" table:content-validation-name="val8" table:number-columns-repeated="4"/>
          <table:table-cell table:content-validation-name="val1" table:formula="of:=COM.MICROSOFT.CONCAT([.K750:.O750])" office:value-type="string" office:string-value="潜行;" calcext:value-type="string">
            <text:p>潜行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51]));YEAR(MAX([.$A$1:.$A$1048576]))-YEAR([.A751])&gt;=2;[.$B751]&lt;&gt;&quot;基本&quot;;[.$B751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白眼大侠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嘲讽;</text:p>
          </table:table-cell>
          <table:table-cell table:style-name="ce58" table:content-validation-name="val8" office:value-type="string" calcext:value-type="string">
            <text:p>亡语;</text:p>
          </table:table-cell>
          <table:table-cell table:style-name="ce58" table:content-validation-name="val8" table:number-columns-repeated="3"/>
          <table:table-cell table:content-validation-name="val1" table:formula="of:=COM.MICROSOFT.CONCAT([.K751:.O751])" office:value-type="string" office:string-value="嘲讽;亡语;" calcext:value-type="string">
            <text:p>嘲讽;亡语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1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52]));YEAR(MAX([.$A$1:.$A$1048576]))-YEAR([.A752])&gt;=2;[.$B752]&lt;&gt;&quot;基本&quot;;[.$B752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毁灭之锤</text:p>
          </table:table-cell>
          <table:table-cell table:style-name="ce51" table:content-validation-name="val7"/>
          <table:table-cell table:style-name="ce51" table:content-validation-name="val8" office:value-type="string" calcext:value-type="string">
            <text:p>过载;</text:p>
          </table:table-cell>
          <table:table-cell table:style-name="ce51" table:content-validation-name="val8" table:number-columns-repeated="4"/>
          <table:table-cell table:content-validation-name="val1" table:formula="of:=COM.MICROSOFT.CONCAT([.K752:.O752])" office:value-type="string" office:string-value="过载;" calcext:value-type="string">
            <text:p>过载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牌(风怒需求)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1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53]));YEAR(MAX([.$A$1:.$A$1048576]))-YEAR([.A753])&gt;=2;[.$B753]&lt;&gt;&quot;基本&quot;;[.$B753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雷霆崖勇士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753:.O753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51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1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54]));YEAR(MAX([.$A$1:.$A$1048576]))-YEAR([.A754])&gt;=2;[.$B754]&lt;&gt;&quot;基本&quot;;[.$B754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暮光神锤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亡语;</text:p>
          </table:table-cell>
          <table:table-cell table:style-name="ce51" table:content-validation-name="val8" table:number-columns-repeated="4"/>
          <table:table-cell table:content-validation-name="val1" table:formula="of:=COM.MICROSOFT.CONCAT([.K754:.O754])" office:value-type="string" office:string-value="亡语;" calcext:value-type="string">
            <text:p>亡语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table:style-name="ce2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1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55]));YEAR(MAX([.$A$1:.$A$1048576]))-YEAR([.A755])&gt;=2;[.$B755]&lt;&gt;&quot;基本&quot;;[.$B755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升腾者海纳泽尔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755:.O755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法伤(触发需求)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1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56]));YEAR(MAX([.$A$1:.$A$1048576]))-YEAR([.A756])&gt;=2;[.$B756]&lt;&gt;&quot;基本&quot;;[.$B756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嗜血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756:.O756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51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1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57]));YEAR(MAX([.$A$1:.$A$1048576]))-YEAR([.A757])&gt;=2;[.$B757]&lt;&gt;&quot;基本&quot;;[.$B757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土元素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嘲讽;</text:p>
          </table:table-cell>
          <table:table-cell table:style-name="ce51" table:content-validation-name="val8" office:value-type="string" calcext:value-type="string">
            <text:p>过载;</text:p>
          </table:table-cell>
          <table:table-cell table:style-name="ce51" table:content-validation-name="val8" table:number-columns-repeated="3"/>
          <table:table-cell table:content-validation-name="val1" table:formula="of:=COM.MICROSOFT.CONCAT([.K757:.O757])" office:value-type="string" office:string-value="嘲讽;过载;" calcext:value-type="string">
            <text:p>嘲讽;过载;</text:p>
          </table:table-cell>
          <table:table-cell table:content-validation-name="val9" office:value-type="string" calcext:value-type="string">
            <text:p>良好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style-name="ce51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1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58]));YEAR(MAX([.$A$1:.$A$1048576]))-YEAR([.A758])&gt;=2;[.$B758]&lt;&gt;&quot;基本&quot;;[.$B758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伯瓦尔·弗塔根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758:.O758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51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1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59]));YEAR(MAX([.$A$1:.$A$1048576]))-YEAR([.A759])&gt;=2;[.$B759]&lt;&gt;&quot;基本&quot;;[.$B759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惩黑除恶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759:.O759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51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1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60]));YEAR(MAX([.$A$1:.$A$1048576]))-YEAR([.A760])&gt;=2;[.$B760]&lt;&gt;&quot;基本&quot;;[.$B760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钴制卫士</text:p>
          </table:table-cell>
          <table:table-cell table:style-name="ce51" table:content-validation-name="val7"/>
          <table:table-cell table:style-name="ce51" table:content-validation-name="val8" office:value-type="string" calcext:value-type="string">
            <text:p>圣盾;</text:p>
          </table:table-cell>
          <table:table-cell table:style-name="ce51" table:content-validation-name="val8" table:number-columns-repeated="4"/>
          <table:table-cell table:content-validation-name="val1" table:formula="of:=COM.MICROSOFT.CONCAT([.K760:.O760])" office:value-type="string" office:string-value="圣盾;" calcext:value-type="string">
            <text:p>圣盾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机械(触发需求)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1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61]));YEAR(MAX([.$A$1:.$A$1048576]))-YEAR([.A761])&gt;=2;[.$B761]&lt;&gt;&quot;基本&quot;;[.$B761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海象人龟骑士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761:.O761])" office:value-type="string" office:string-value="战吼;" calcext:value-type="string">
            <text:p>战吼;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搭配套牌(战吼需求);人品（战吼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1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62]));YEAR(MAX([.$A$1:.$A$1048576]))-YEAR([.A762])&gt;=2;[.$B762]&lt;&gt;&quot;基本&quot;;[.$B762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军需官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762:.O762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卡（战吼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58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1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63]));YEAR(MAX([.$A$1:.$A$1048576]))-YEAR([.A763])&gt;=2;[.$B763]&lt;&gt;&quot;基本&quot;;[.$B763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龙王配偶</text:p>
          </table:table-cell>
          <table:table-cell table:style-name="ce51" table:content-validation-name="val7" office:value-type="string" calcext:value-type="string">
            <text:p>龙</text:p>
          </table:table-cell>
          <table:table-cell table:style-name="ce58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763:.O763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龙(战吼需求)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1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64]));YEAR(MAX([.$A$1:.$A$1048576]))-YEAR([.A764])&gt;=2;[.$B764]&lt;&gt;&quot;基本&quot;;[.$B764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神圣愤怒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764:.O764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人品（法伤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1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65]));YEAR(MAX([.$A$1:.$A$1048576]))-YEAR([.A765])&gt;=2;[.$B765]&lt;&gt;&quot;基本&quot;;[.$B765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受祝福的勇士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765:.O765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增益目标(增益需求)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66]));YEAR(MAX([.$A$1:.$A$1048576]))-YEAR([.A766])&gt;=2;[.$B766]&lt;&gt;&quot;基本&quot;;[.$B766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污手街惩罚者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766:.O766])">
            <text:p/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58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1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67]));YEAR(MAX([.$A$1:.$A$1048576]))-YEAR([.A767])&gt;=2;[.$B767]&lt;&gt;&quot;基本&quot;;[.$B767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严正警戒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767:.O767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51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1"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68]));YEAR(MAX([.$A$1:.$A$1048576]))-YEAR([.A768])&gt;=2;[.$B768]&lt;&gt;&quot;基本&quot;;[.$B768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渡魂者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768:.O768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51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1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69]));YEAR(MAX([.$A$1:.$A$1048576]))-YEAR([.A769])&gt;=2;[.$B769]&lt;&gt;&quot;基本&quot;;[.$B769]&lt;&gt;&quot;经典&quot;); &quot;狂野&quot;; &quot;标准&quot;)" office:value-type="string" office:string-value="狂野" calcext:value-type="string">
            <text:p>狂野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恶魔之心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769:.O769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51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58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1"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70]));YEAR(MAX([.$A$1:.$A$1048576]))-YEAR([.A770])&gt;=2;[.$B770]&lt;&gt;&quot;基本&quot;;[.$B770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附灵术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770:.O770])">
            <text:p/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51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1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71]));YEAR(MAX([.$A$1:.$A$1048576]))-YEAR([.A771])&gt;=2;[.$B771]&lt;&gt;&quot;基本&quot;;[.$B771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末日守卫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冲锋;</text:p>
          </table:table-cell>
          <table:table-cell table:style-name="ce58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3"/>
          <table:table-cell table:content-validation-name="val1" table:formula="of:=COM.MICROSOFT.CONCAT([.K771:.O771])" office:value-type="string" office:string-value="冲锋;战吼;" calcext:value-type="string">
            <text:p>冲锋;战吼;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51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1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72]));YEAR(MAX([.$A$1:.$A$1048576]))-YEAR([.A772])&gt;=2;[.$B772]&lt;&gt;&quot;基本&quot;;[.$B772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末日灾祸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772:.O772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人品(召唤需求)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1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73]));YEAR(MAX([.$A$1:.$A$1048576]))-YEAR([.A773])&gt;=2;[.$B773]&lt;&gt;&quot;基本&quot;;[.$B773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漂浮观察者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773:.O773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自伤(触发需求)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1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74]));YEAR(MAX([.$A$1:.$A$1048576]))-YEAR([.A774])&gt;=2;[.$B774]&lt;&gt;&quot;基本&quot;;[.$B774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奥金斧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774:.O774])">
            <text:p/>
          </table:table-cell>
          <table:table-cell table:content-validation-name="val9" office:value-type="string" calcext:value-type="string">
            <text:p>优秀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1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75]));YEAR(MAX([.$A$1:.$A$1048576]))-YEAR([.A775])&gt;=2;[.$B775]&lt;&gt;&quot;基本&quot;;[.$B775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钢铁触须</text:p>
          </table:table-cell>
          <table:table-cell table:style-name="ce51" table:content-validation-name="val7"/>
          <table:table-cell table:style-name="ce51" table:content-validation-name="val8" office:value-type="string" calcext:value-type="string">
            <text:p>亡语;</text:p>
          </table:table-cell>
          <table:table-cell table:style-name="ce51" table:content-validation-name="val8" table:number-columns-repeated="4"/>
          <table:table-cell table:content-validation-name="val1" table:formula="of:=COM.MICROSOFT.CONCAT([.K775:.O775])" office:value-type="string" office:string-value="亡语;" calcext:value-type="string">
            <text:p>亡语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table:number-columns-repeated="2"/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1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76]));YEAR(MAX([.$A$1:.$A$1048576]))-YEAR([.A776])&gt;=2;[.$B776]&lt;&gt;&quot;基本&quot;;[.$B776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绝命乱斗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776:.O776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希尔瓦娜斯·风行者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77]));YEAR(MAX([.$A$1:.$A$1048576]))-YEAR([.A777])&gt;=2;[.$B777]&lt;&gt;&quot;基本&quot;;[.$B777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兽人铸甲师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嘲讽;</text:p>
          </table:table-cell>
          <table:table-cell table:style-name="ce58" table:content-validation-name="val8" table:number-columns-repeated="4"/>
          <table:table-cell table:content-validation-name="val1" table:formula="of:=COM.MICROSOFT.CONCAT([.K777:.O777])" office:value-type="string" office:string-value="嘲讽;" calcext:value-type="string">
            <text:p>嘲讽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58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1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78]));YEAR(MAX([.$A$1:.$A$1048576]))-YEAR([.A778])&gt;=2;[.$B778]&lt;&gt;&quot;基本&quot;;[.$B778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铁炉堡传送门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778:.O778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office:value-type="string" calcext:value-type="string">
            <text:p>人品(召唤需求)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58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1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79]));YEAR(MAX([.$A$1:.$A$1048576]))-YEAR([.A779])&gt;=2;[.$B779]&lt;&gt;&quot;基本&quot;;[.$B779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愚者之灾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779:.O779])">
            <text:p/>
          </table:table-cell>
          <table:table-cell table:content-validation-name="val9"/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1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80]));YEAR(MAX([.$A$1:.$A$1048576]))-YEAR([.A780])&gt;=2;[.$B780]&lt;&gt;&quot;基本&quot;;[.$B780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重型攻城战车</text:p>
          </table:table-cell>
          <table:table-cell table:style-name="ce51" table:content-validation-name="val7"/>
          <table:table-cell table:style-name="ce58" table:content-validation-name="val8" table:number-columns-repeated="5"/>
          <table:table-cell table:content-validation-name="val1" table:formula="of:=COM.MICROSOFT.CONCAT([.K780:.O780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护甲(触发需求)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58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81]));YEAR(MAX([.$A$1:.$A$1048576]))-YEAR([.A781])&gt;=2;[.$B781]&lt;&gt;&quot;基本&quot;;[.$B781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阿努比斯哨兵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亡语;</text:p>
          </table:table-cell>
          <table:table-cell table:style-name="ce51" table:content-validation-name="val8" table:number-columns-repeated="4"/>
          <table:table-cell table:content-validation-name="val1" table:formula="of:=COM.MICROSOFT.CONCAT([.K781:.O781])" office:value-type="string" office:string-value="亡语;" calcext:value-type="string">
            <text:p>亡语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1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82]));YEAR(MAX([.$A$1:.$A$1048576]))-YEAR([.A782])&gt;=2;[.$B782]&lt;&gt;&quot;基本&quot;;[.$B782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鳞治愈者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782:.O782])" office:value-type="string" office:string-value="战吼;" calcext:value-type="string">
            <text:p>战吼;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83]));YEAR(MAX([.$A$1:.$A$1048576]))-YEAR([.A783])&gt;=2;[.$B783]&lt;&gt;&quot;基本&quot;;[.$B783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白银之手骑士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783:.O783])" office:value-type="string" office:string-value="战吼;" calcext:value-type="string">
            <text:p>战吼;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/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84]));YEAR(MAX([.$A$1:.$A$1048576]))-YEAR([.A784])&gt;=2;[.$B784]&lt;&gt;&quot;基本&quot;;[.$B784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爆破小队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office:value-type="string" calcext:value-type="string">
            <text:p>亡语;</text:p>
          </table:table-cell>
          <table:table-cell table:style-name="ce58" table:content-validation-name="val8" table:number-columns-repeated="3"/>
          <table:table-cell table:content-validation-name="val1" table:formula="of:=COM.MICROSOFT.CONCAT([.K784:.O784])" office:value-type="string" office:string-value="战吼;亡语;" calcext:value-type="string">
            <text:p>战吼;亡语;</text:p>
          </table:table-cell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85]));YEAR(MAX([.$A$1:.$A$1048576]))-YEAR([.A785])&gt;=2;[.$B785]&lt;&gt;&quot;基本&quot;;[.$B785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碧蓝幼龙</text:p>
          </table:table-cell>
          <table:table-cell table:style-name="ce58" table:content-validation-name="val7" office:value-type="string" calcext:value-type="string">
            <text:p>龙</text:p>
          </table:table-cell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office:value-type="string" calcext:value-type="string">
            <text:p>法术伤害;</text:p>
          </table:table-cell>
          <table:table-cell table:style-name="ce51" table:content-validation-name="val8" table:number-columns-repeated="3"/>
          <table:table-cell table:content-validation-name="val1" table:formula="of:=COM.MICROSOFT.CONCAT([.K785:.O785])" office:value-type="string" office:string-value="战吼;法术伤害;" calcext:value-type="string">
            <text:p>战吼;法术伤害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office:value-type="string" calcext:value-type="string">
            <text:p>法伤（法强需求） 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86]));YEAR(MAX([.$A$1:.$A$1048576]))-YEAR([.A786])&gt;=2;[.$B786]&lt;&gt;&quot;基本&quot;;[.$B786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布林顿3000型</text:p>
          </table:table-cell>
          <table:table-cell table:style-name="ce51" table:content-validation-name="val7" office:value-type="string" calcext:value-type="string">
            <text:p>机械</text:p>
          </table:table-cell>
          <table:table-cell table:style-name="ce58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786:.O786])" office:value-type="string" office:string-value="战吼;" calcext:value-type="string">
            <text:p>战吼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人品（战吼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87]));YEAR(MAX([.$A$1:.$A$1048576]))-YEAR([.A787])&gt;=2;[.$B787]&lt;&gt;&quot;基本&quot;;[.$B787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藏宝海湾保镖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嘲讽;</text:p>
          </table:table-cell>
          <table:table-cell table:style-name="ce51" table:content-validation-name="val8" table:number-columns-repeated="4"/>
          <table:table-cell table:content-validation-name="val1" table:formula="of:=COM.MICROSOFT.CONCAT([.K787:.O787])" office:value-type="string" office:string-value="嘲讽;" calcext:value-type="string">
            <text:p>嘲讽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普通</text:p>
          </table:table-cell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88]));YEAR(MAX([.$A$1:.$A$1048576]))-YEAR([.A788])&gt;=2;[.$B788]&lt;&gt;&quot;基本&quot;;[.$B788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恶毒铁匠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激怒;</text:p>
          </table:table-cell>
          <table:table-cell table:style-name="ce51" table:content-validation-name="val8" table:number-columns-repeated="4"/>
          <table:table-cell table:content-validation-name="val1" table:formula="of:=COM.MICROSOFT.CONCAT([.K788:.O788])" office:value-type="string" office:string-value="激怒;" calcext:value-type="string">
            <text:p>激怒;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武器（激怒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89]));YEAR(MAX([.$A$1:.$A$1048576]))-YEAR([.A789])&gt;=2;[.$B789]&lt;&gt;&quot;基本&quot;;[.$B789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二流打手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嘲讽;</text:p>
          </table:table-cell>
          <table:table-cell table:style-name="ce58" table:content-validation-name="val8" table:number-columns-repeated="4"/>
          <table:table-cell table:content-validation-name="val1" table:formula="of:=COM.MICROSOFT.CONCAT([.K789:.O789])" office:value-type="string" office:string-value="嘲讽;" calcext:value-type="string">
            <text:p>嘲讽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90]));YEAR(MAX([.$A$1:.$A$1048576]))-YEAR([.A790])&gt;=2;[.$B790]&lt;&gt;&quot;基本&quot;;[.$B790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发条骑士</text:p>
          </table:table-cell>
          <table:table-cell table:style-name="ce51" table:content-validation-name="val7" office:value-type="string" calcext:value-type="string">
            <text:p>机械</text:p>
          </table:table-cell>
          <table:table-cell table:style-name="ce58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790:.O790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机械（战吼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91]));YEAR(MAX([.$A$1:.$A$1048576]))-YEAR([.A791])&gt;=2;[.$B791]&lt;&gt;&quot;基本&quot;;[.$B791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飞火流星·芬杰</text:p>
          </table:table-cell>
          <table:table-cell table:style-name="ce58" table:content-validation-name="val7" office:value-type="string" calcext:value-type="string">
            <text:p>鱼人</text:p>
          </table:table-cell>
          <table:table-cell table:style-name="ce58" table:content-validation-name="val8" office:value-type="string" calcext:value-type="string">
            <text:p>潜行;</text:p>
          </table:table-cell>
          <table:table-cell table:style-name="ce58" table:content-validation-name="val8" table:number-columns-repeated="4"/>
          <table:table-cell table:content-validation-name="val1" table:formula="of:=COM.MICROSOFT.CONCAT([.K791:.O791])" office:value-type="string" office:string-value="潜行;" calcext:value-type="string">
            <text:p>潜行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3"/>
          <table:table-cell office:value-type="string" calcext:value-type="string">
            <text:p>搭配卡组（触发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58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92]));YEAR(MAX([.$A$1:.$A$1048576]))-YEAR([.A792])&gt;=2;[.$B792]&lt;&gt;&quot;基本&quot;;[.$B792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费尔根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亡语;</text:p>
          </table:table-cell>
          <table:table-cell table:style-name="ce51" table:content-validation-name="val8" table:number-columns-repeated="4"/>
          <table:table-cell table:content-validation-name="val1" table:formula="of:=COM.MICROSOFT.CONCAT([.K792:.O792])" office:value-type="string" office:string-value="亡语;" calcext:value-type="string">
            <text:p>亡语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1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93]));YEAR(MAX([.$A$1:.$A$1048576]))-YEAR([.A793])&gt;=2;[.$B793]&lt;&gt;&quot;基本&quot;;[.$B793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风险投资公司雇佣兵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793:.O793])">
            <text:p/>
          </table:table-cell>
          <table:table-cell table:number-columns-repeated="4" table:content-validation-name="val9" office:value-type="string" calcext:value-type="string">
            <text:p>良好</text:p>
          </table:table-cell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94]));YEAR(MAX([.$A$1:.$A$1048576]))-YEAR([.A794])&gt;=2;[.$B794]&lt;&gt;&quot;基本&quot;;[.$B794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疯狂爆破者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794:.O794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/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95]));YEAR(MAX([.$A$1:.$A$1048576]))-YEAR([.A795])&gt;=2;[.$B795]&lt;&gt;&quot;基本&quot;;[.$B795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疯狂的信徒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嘲讽;</text:p>
          </table:table-cell>
          <table:table-cell table:style-name="ce51" table:content-validation-name="val8" table:number-columns-repeated="4"/>
          <table:table-cell table:content-validation-name="val1" table:formula="of:=COM.MICROSOFT.CONCAT([.K795:.O795])" office:value-type="string" office:string-value="嘲讽;" calcext:value-type="string">
            <text:p>嘲讽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office:value-type="string" calcext:value-type="string">
            <text:p>克苏恩（触发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96]));YEAR(MAX([.$A$1:.$A$1048576]))-YEAR([.A796])&gt;=2;[.$B796]&lt;&gt;&quot;基本&quot;;[.$B796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腐化治疗机器人</text:p>
          </table:table-cell>
          <table:table-cell table:style-name="ce58" table:content-validation-name="val7" office:value-type="string" calcext:value-type="string">
            <text:p>机械</text:p>
          </table:table-cell>
          <table:table-cell table:style-name="ce58" table:content-validation-name="val8" office:value-type="string" calcext:value-type="string">
            <text:p>亡语;</text:p>
          </table:table-cell>
          <table:table-cell table:style-name="ce51" table:content-validation-name="val8" table:number-columns-repeated="4"/>
          <table:table-cell table:content-validation-name="val1" table:formula="of:=COM.MICROSOFT.CONCAT([.K796:.O796])" office:value-type="string" office:string-value="亡语;" calcext:value-type="string">
            <text:p>亡语;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office:value-type="string" calcext:value-type="string">
            <text:p>搭配卡组（身材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97]));YEAR(MAX([.$A$1:.$A$1048576]))-YEAR([.A797])&gt;=2;[.$B797]&lt;&gt;&quot;基本&quot;;[.$B797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格斗士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797:.O797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98]));YEAR(MAX([.$A$1:.$A$1048576]))-YEAR([.A798])&gt;=2;[.$B798]&lt;&gt;&quot;基本&quot;;[.$B798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功夫大师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风怒;</text:p>
          </table:table-cell>
          <table:table-cell table:style-name="ce58" table:content-validation-name="val8" table:number-columns-repeated="4"/>
          <table:table-cell table:content-validation-name="val1" table:formula="of:=COM.MICROSOFT.CONCAT([.K798:.O798])" office:value-type="string" office:string-value="风怒;" calcext:value-type="string">
            <text:p>风怒;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99]));YEAR(MAX([.$A$1:.$A$1048576]))-YEAR([.A799])&gt;=2;[.$B799]&lt;&gt;&quot;基本&quot;;[.$B799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古拉巴什狂暴者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799:.O799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office:value-type="string" calcext:value-type="string">
            <text:p>伤害（触发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58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00]));YEAR(MAX([.$A$1:.$A$1048576]))-YEAR([.A800])&gt;=2;[.$B800]&lt;&gt;&quot;基本&quot;;[.$B800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鬼灵骑士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800:.O800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01]));YEAR(MAX([.$A$1:.$A$1048576]))-YEAR([.A801])&gt;=2;[.$B801]&lt;&gt;&quot;基本&quot;;[.$B801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哈里森·琼斯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801:.O801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02]));YEAR(MAX([.$A$1:.$A$1048576]))-YEAR([.A802])&gt;=2;[.$B802]&lt;&gt;&quot;基本&quot;;[.$B802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赫密特·奈辛瓦里</text:p>
          </table:table-cell>
          <table:table-cell table:style-name="ce51" table:content-validation-name="val7"/>
          <table:table-cell table:style-name="ce51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802:.O802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03]));YEAR(MAX([.$A$1:.$A$1048576]))-YEAR([.A803])&gt;=2;[.$B803]&lt;&gt;&quot;基本&quot;;[.$B803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暗低语者</text:p>
          </table:table-cell>
          <table:table-cell table:style-name="ce51" table:content-validation-name="val7"/>
          <table:table-cell table:style-name="ce51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803:.O803])" office:value-type="string" office:string-value="战吼;" calcext:value-type="string">
            <text:p>战吼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搭配卡组（战吼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58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04]));YEAR(MAX([.$A$1:.$A$1048576]))-YEAR([.A804])&gt;=2;[.$B804]&lt;&gt;&quot;基本&quot;;[.$B804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翼腐蚀者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804:.O804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office:value-type="string" calcext:value-type="string">
            <text:p>龙（战吼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05]));YEAR(MAX([.$A$1:.$A$1048576]))-YEAR([.A805])&gt;=2;[.$B805]&lt;&gt;&quot;基本&quot;;[.$B805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回收机器人</text:p>
          </table:table-cell>
          <table:table-cell table:style-name="ce51" table:content-validation-name="val7" office:value-type="string" calcext:value-type="string">
            <text:p>机械</text:p>
          </table:table-cell>
          <table:table-cell table:style-name="ce51" table:content-validation-name="val8" table:number-columns-repeated="5"/>
          <table:table-cell table:content-validation-name="val1" table:formula="of:=COM.MICROSOFT.CONCAT([.K805:.O805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office:value-type="string" calcext:value-type="string">
            <text:p>机械（触发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06]));YEAR(MAX([.$A$1:.$A$1048576]))-YEAR([.A806])&gt;=2;[.$B806]&lt;&gt;&quot;基本&quot;;[.$B806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火车王里诺艾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冲锋;</text:p>
          </table:table-cell>
          <table:table-cell table:style-name="ce51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3"/>
          <table:table-cell table:content-validation-name="val1" table:formula="of:=COM.MICROSOFT.CONCAT([.K806:.O806])" office:value-type="string" office:string-value="冲锋;战吼;" calcext:value-type="string">
            <text:p>冲锋;战吼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暗影步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58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07]));YEAR(MAX([.$A$1:.$A$1048576]))-YEAR([.A807])&gt;=2;[.$B807]&lt;&gt;&quot;基本&quot;;[.$B807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集合石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807:.O807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法术（触发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08]));YEAR(MAX([.$A$1:.$A$1048576]))-YEAR([.A808])&gt;=2;[.$B808]&lt;&gt;&quot;基本&quot;;[.$B808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街头调查员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office:value-type="string" calcext:value-type="string">
            <text:p>潜行;</text:p>
          </table:table-cell>
          <table:table-cell table:style-name="ce58" table:content-validation-name="val8" table:number-columns-repeated="3"/>
          <table:table-cell table:content-validation-name="val1" table:formula="of:=COM.MICROSOFT.CONCAT([.K808:.O808])" office:value-type="string" office:string-value="战吼;潜行;" calcext:value-type="string">
            <text:p>战吼;潜行;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09]));YEAR(MAX([.$A$1:.$A$1048576]))-YEAR([.A809])&gt;=2;[.$B809]&lt;&gt;&quot;基本&quot;;[.$B809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荆棘谷猛虎</text:p>
          </table:table-cell>
          <table:table-cell table:style-name="ce58" table:content-validation-name="val7" office:value-type="string" calcext:value-type="string">
            <text:p>野兽</text:p>
          </table:table-cell>
          <table:table-cell table:style-name="ce58" table:content-validation-name="val8" office:value-type="string" calcext:value-type="string">
            <text:p>潜行;</text:p>
          </table:table-cell>
          <table:table-cell table:style-name="ce51" table:content-validation-name="val8" table:number-columns-repeated="4"/>
          <table:table-cell table:content-validation-name="val1" table:formula="of:=COM.MICROSOFT.CONCAT([.K809:.O809])" office:value-type="string" office:string-value="潜行;" calcext:value-type="string">
            <text:p>潜行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野兽相关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奖励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10]));YEAR(MAX([.$A$1:.$A$1048576]))-YEAR([.A810])&gt;=2;[.$B810]&lt;&gt;&quot;基本&quot;;[.$B810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精英牛头人酋长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table:number-columns-repeated="4"/>
          <table:table-cell table:content-validation-name="val1" table:formula="of:=COM.MICROSOFT.CONCAT([.K810:.O810])" office:value-type="string" office:string-value="战吼;" calcext:value-type="string">
            <text:p>战吼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11]));YEAR(MAX([.$A$1:.$A$1048576]))-YEAR([.A811])&gt;=2;[.$B811]&lt;&gt;&quot;基本&quot;;[.$B811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克瓦迪尔劫掠者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激励;</text:p>
          </table:table-cell>
          <table:table-cell table:style-name="ce51" table:content-validation-name="val8" table:number-columns-repeated="4"/>
          <table:table-cell table:content-validation-name="val1" table:formula="of:=COM.MICROSOFT.CONCAT([.K811:.O811])" office:value-type="string" office:string-value="激励;" calcext:value-type="string">
            <text:p>激励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58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12]));YEAR(MAX([.$A$1:.$A$1048576]))-YEAR([.A812])&gt;=2;[.$B812]&lt;&gt;&quot;基本&quot;;[.$B812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恐怖的奴隶主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812:.O812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激怒相关（触发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13]));YEAR(MAX([.$A$1:.$A$1048576]))-YEAR([.A813])&gt;=2;[.$B813]&lt;&gt;&quot;基本&quot;;[.$B813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狂奔科多兽</text:p>
          </table:table-cell>
          <table:table-cell table:style-name="ce58" table:content-validation-name="val7" office:value-type="string" calcext:value-type="string">
            <text:p>野兽</text:p>
          </table:table-cell>
          <table:table-cell table:style-name="ce58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813:.O813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14]));YEAR(MAX([.$A$1:.$A$1048576]))-YEAR([.A814])&gt;=2;[.$B814]&lt;&gt;&quot;基本&quot;;[.$B814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老式治疗机器人</text:p>
          </table:table-cell>
          <table:table-cell table:style-name="ce58" table:content-validation-name="val7" office:value-type="string" calcext:value-type="string">
            <text:p>机械</text:p>
          </table:table-cell>
          <table:table-cell table:style-name="ce51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814:.O814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侏儒变形师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15]));YEAR(MAX([.$A$1:.$A$1048576]))-YEAR([.A815])&gt;=2;[.$B815]&lt;&gt;&quot;基本&quot;;[.$B815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雷矛特种兵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table:number-columns-repeated="4"/>
          <table:table-cell table:content-validation-name="val1" table:formula="of:=COM.MICROSOFT.CONCAT([.K815:.O815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16]));YEAR(MAX([.$A$1:.$A$1048576]))-YEAR([.A816])&gt;=2;[.$B816]&lt;&gt;&quot;基本&quot;;[.$B816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榴弹投手</text:p>
          </table:table-cell>
          <table:table-cell table:style-name="ce51" table:content-validation-name="val7"/>
          <table:table-cell table:style-name="ce51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816:.O816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58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17]));YEAR(MAX([.$A$1:.$A$1048576]))-YEAR([.A817])&gt;=2;[.$B817]&lt;&gt;&quot;基本&quot;;[.$B817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洛欧塞布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table:number-columns-repeated="4"/>
          <table:table-cell table:content-validation-name="val1" table:formula="of:=COM.MICROSOFT.CONCAT([.K817:.O817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搭配卡（特殊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18]));YEAR(MAX([.$A$1:.$A$1048576]))-YEAR([.A818])&gt;=2;[.$B818]&lt;&gt;&quot;基本&quot;;[.$B818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绿皮船长</text:p>
          </table:table-cell>
          <table:table-cell table:style-name="ce51" table:content-validation-name="val7"/>
          <table:table-cell table:style-name="ce51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818:.O818])" office:value-type="string" office:string-value="战吼;" calcext:value-type="string">
            <text:p>战吼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武器（战吼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58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19]));YEAR(MAX([.$A$1:.$A$1048576]))-YEAR([.A819])&gt;=2;[.$B819]&lt;&gt;&quot;基本&quot;;[.$B819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马克扎尔王子</text:p>
          </table:table-cell>
          <table:table-cell table:style-name="ce58" table:content-validation-name="val7" office:value-type="string" calcext:value-type="string">
            <text:p>恶魔</text:p>
          </table:table-cell>
          <table:table-cell table:style-name="ce58" table:content-validation-name="val8" office:value-type="string" calcext:value-type="string">
            <text:p>传说;</text:p>
          </table:table-cell>
          <table:table-cell table:style-name="ce51" table:content-validation-name="val8" table:number-columns-repeated="4"/>
          <table:table-cell table:content-validation-name="val1" table:formula="of:=COM.MICROSOFT.CONCAT([.K819:.O819])" office:value-type="string" office:string-value="传说;" calcext:value-type="string">
            <text:p>传说;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/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20]));YEAR(MAX([.$A$1:.$A$1048576]))-YEAR([.A820])&gt;=2;[.$B820]&lt;&gt;&quot;基本&quot;;[.$B820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魅影歹徒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table:number-columns-repeated="4"/>
          <table:table-cell table:content-validation-name="val1" table:formula="of:=COM.MICROSOFT.CONCAT([.K820:.O820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增益（战吼需求 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21]));YEAR(MAX([.$A$1:.$A$1048576]))-YEAR([.A821])&gt;=2;[.$B821]&lt;&gt;&quot;基本&quot;;[.$B821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米米尔隆的头部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821:.O821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机械（特殊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22]));YEAR(MAX([.$A$1:.$A$1048576]))-YEAR([.A822])&gt;=2;[.$B822]&lt;&gt;&quot;基本&quot;;[.$B822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魔能机甲</text:p>
          </table:table-cell>
          <table:table-cell table:style-name="ce58" table:content-validation-name="val7" office:value-type="string" calcext:value-type="string">
            <text:p>机械</text:p>
          </table:table-cell>
          <table:table-cell table:style-name="ce51" table:content-validation-name="val8" table:number-columns-repeated="5"/>
          <table:table-cell table:content-validation-name="val1" table:formula="of:=COM.MICROSOFT.CONCAT([.K822:.O822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风怒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23]));YEAR(MAX([.$A$1:.$A$1048576]))-YEAR([.A823])&gt;=2;[.$B823]&lt;&gt;&quot;基本&quot;;[.$B823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末日践行者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823:.O823])">
            <text:p/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24]));YEAR(MAX([.$A$1:.$A$1048576]))-YEAR([.A824])&gt;=2;[.$B824]&lt;&gt;&quot;基本&quot;;[.$B824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穆克拉的勇士</text:p>
          </table:table-cell>
          <table:table-cell table:style-name="ce51" table:content-validation-name="val7" office:value-type="string" calcext:value-type="string">
            <text:p>野兽</text:p>
          </table:table-cell>
          <table:table-cell table:style-name="ce58" table:content-validation-name="val8" office:value-type="string" calcext:value-type="string">
            <text:p>激励;</text:p>
          </table:table-cell>
          <table:table-cell table:style-name="ce51" table:content-validation-name="val8" table:number-columns-repeated="4"/>
          <table:table-cell table:content-validation-name="val1" table:formula="of:=COM.MICROSOFT.CONCAT([.K824:.O824])" office:value-type="string" office:string-value="激励;" calcext:value-type="string">
            <text:p>激励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增益目标（激励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58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25]));YEAR(MAX([.$A$1:.$A$1048576]))-YEAR([.A825])&gt;=2;[.$B825]&lt;&gt;&quot;基本&quot;;[.$B825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纳迦海巫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825:.O825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6费及以上的卡（减费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26]));YEAR(MAX([.$A$1:.$A$1048576]))-YEAR([.A826])&gt;=2;[.$B826]&lt;&gt;&quot;基本&quot;;[.$B826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闹闹机器人</text:p>
          </table:table-cell>
          <table:table-cell table:style-name="ce58" table:content-validation-name="val7" office:value-type="string" calcext:value-type="string">
            <text:p>机械</text:p>
          </table:table-cell>
          <table:table-cell table:style-name="ce58" table:content-validation-name="val8" office:value-type="string" calcext:value-type="string">
            <text:p>嘲讽;</text:p>
          </table:table-cell>
          <table:table-cell table:style-name="ce58" table:content-validation-name="val8" office:value-type="string" calcext:value-type="string">
            <text:p>圣盾;</text:p>
          </table:table-cell>
          <table:table-cell table:style-name="ce58" table:content-validation-name="val8" table:number-columns-repeated="3"/>
          <table:table-cell table:content-validation-name="val1" table:formula="of:=COM.MICROSOFT.CONCAT([.K826:.O826])" office:value-type="string" office:string-value="嘲讽;圣盾;" calcext:value-type="string">
            <text:p>嘲讽;圣盾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58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27]));YEAR(MAX([.$A$1:.$A$1048576]))-YEAR([.A827])&gt;=2;[.$B827]&lt;&gt;&quot;基本&quot;;[.$B827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鸟禽守护者</text:p>
          </table:table-cell>
          <table:table-cell table:style-name="ce58" table:content-validation-name="val7" office:value-type="string" calcext:value-type="string">
            <text:p>野兽</text:p>
          </table:table-cell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office:value-type="string" calcext:value-type="string">
            <text:p>奥秘;</text:p>
          </table:table-cell>
          <table:table-cell table:style-name="ce58" table:content-validation-name="val8" office:value-type="string" calcext:value-type="string">
            <text:p>嘲讽;</text:p>
          </table:table-cell>
          <table:table-cell table:style-name="ce51" table:content-validation-name="val8" table:number-columns-repeated="2"/>
          <table:table-cell table:content-validation-name="val1" table:formula="of:=COM.MICROSOFT.CONCAT([.K827:.O827])" office:value-type="string" office:string-value="战吼;奥秘;嘲讽;" calcext:value-type="string">
            <text:p>战吼;奥秘;嘲讽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office:value-type="string" calcext:value-type="string">
            <text:p>奥秘（战吼需求)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28]));YEAR(MAX([.$A$1:.$A$1048576]))-YEAR([.A828])&gt;=2;[.$B828]&lt;&gt;&quot;基本&quot;;[.$B828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熟练的水手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828:.O828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office:value-type="string" calcext:value-type="string">
            <text:p>海盗相关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29]));YEAR(MAX([.$A$1:.$A$1048576]))-YEAR([.A829])&gt;=2;[.$B829]&lt;&gt;&quot;基本&quot;;[.$B829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霜狼督军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829:.O829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office:value-type="string" calcext:value-type="string">
            <text:p>搭配牌（战吼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58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30]));YEAR(MAX([.$A$1:.$A$1048576]))-YEAR([.A830])&gt;=2;[.$B830]&lt;&gt;&quot;基本&quot;;[.$B830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斯塔拉格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亡语;</text:p>
          </table:table-cell>
          <table:table-cell table:style-name="ce51" table:content-validation-name="val8" table:number-columns-repeated="4"/>
          <table:table-cell table:content-validation-name="val1" table:formula="of:=COM.MICROSOFT.CONCAT([.K830:.O830])" office:value-type="string" office:string-value="亡语;" calcext:value-type="string">
            <text:p>亡语;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搭配卡（亡语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31]));YEAR(MAX([.$A$1:.$A$1048576]))-YEAR([.A831])&gt;=2;[.$B831]&lt;&gt;&quot;基本&quot;;[.$B831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王牌猎人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831:.O831])" office:value-type="string" office:string-value="战吼;" calcext:value-type="string">
            <text:p>战吼;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32]));YEAR(MAX([.$A$1:.$A$1048576]))-YEAR([.A832])&gt;=2;[.$B832]&lt;&gt;&quot;基本&quot;;[.$B832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无面操纵者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832:.O832])" office:value-type="string" office:string-value="战吼;" calcext:value-type="string">
            <text:p>战吼;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搭配牌:高费随从,增益法术…（战吼需求）</text:p>
          </table:table-cell>
          <table:table-cell table:style-name="ce51"/>
          <table:table-cell table:number-columns-repeated="1002"/>
        </table:table-row>
        <table:table-row table:style-name="ro10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58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33]));YEAR(MAX([.$A$1:.$A$1048576]))-YEAR([.A833])&gt;=2;[.$B833]&lt;&gt;&quot;基本&quot;;[.$B833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西风灯神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833:.O833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增益（特殊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34]));YEAR(MAX([.$A$1:.$A$1048576]))-YEAR([.A834])&gt;=2;[.$B834]&lt;&gt;&quot;基本&quot;;[.$B834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邪教药剂师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table:number-columns-repeated="4"/>
          <table:table-cell table:content-validation-name="val1" table:formula="of:=COM.MICROSOFT.CONCAT([.K834:.O834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环境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35]));YEAR(MAX([.$A$1:.$A$1048576]))-YEAR([.A835])&gt;=2;[.$B835]&lt;&gt;&quot;基本&quot;;[.$B835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猩红法力浮龙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835:.O835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36]));YEAR(MAX([.$A$1:.$A$1048576]))-YEAR([.A836])&gt;=2;[.$B836]&lt;&gt;&quot;基本&quot;;[.$B836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虚灵勇士萨兰德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激励;</text:p>
          </table:table-cell>
          <table:table-cell table:style-name="ce51" table:content-validation-name="val8" table:number-columns-repeated="4"/>
          <table:table-cell table:content-validation-name="val1" table:formula="of:=COM.MICROSOFT.CONCAT([.K836:.O836])" office:value-type="string" office:string-value="激励;" calcext:value-type="string">
            <text:p>激励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37]));YEAR(MAX([.$A$1:.$A$1048576]))-YEAR([.A837])&gt;=2;[.$B837]&lt;&gt;&quot;基本&quot;;[.$B837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穴居人强盗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837:.O837])">
            <text:p/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38]));YEAR(MAX([.$A$1:.$A$1048576]))-YEAR([.A838])&gt;=2;[.$B838]&lt;&gt;&quot;基本&quot;;[.$B838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野猪骑士斯派克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office:value-type="string" calcext:value-type="string">
            <text:p>嘲讽;</text:p>
          </table:table-cell>
          <table:table-cell table:style-name="ce58" table:content-validation-name="val8" office:value-type="string" calcext:value-type="string">
            <text:p>冲锋;</text:p>
          </table:table-cell>
          <table:table-cell table:style-name="ce58" table:content-validation-name="val8" table:number-columns-repeated="2"/>
          <table:table-cell table:content-validation-name="val1" table:formula="of:=COM.MICROSOFT.CONCAT([.K838:.O838])" office:value-type="string" office:string-value="战吼;嘲讽;冲锋;" calcext:value-type="string">
            <text:p>战吼;嘲讽;冲锋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环境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39]));YEAR(MAX([.$A$1:.$A$1048576]))-YEAR([.A839])&gt;=2;[.$B839]&lt;&gt;&quot;基本&quot;;[.$B839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夜刃刺客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table:number-columns-repeated="4"/>
          <table:table-cell table:content-validation-name="val1" table:formula="of:=COM.MICROSOFT.CONCAT([.K839:.O839])" office:value-type="string" office:string-value="战吼;" calcext:value-type="string">
            <text:p>战吼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58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40]));YEAR(MAX([.$A$1:.$A$1048576]))-YEAR([.A840])&gt;=2;[.$B840]&lt;&gt;&quot;基本&quot;;[.$B840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淤泥喷射者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嘲讽;</text:p>
          </table:table-cell>
          <table:table-cell table:style-name="ce58" table:content-validation-name="val8" office:value-type="string" calcext:value-type="string">
            <text:p>亡语;</text:p>
          </table:table-cell>
          <table:table-cell table:style-name="ce58" table:content-validation-name="val8" table:number-columns-repeated="3"/>
          <table:table-cell table:content-validation-name="val1" table:formula="of:=COM.MICROSOFT.CONCAT([.K840:.O840])" office:value-type="string" office:string-value="嘲讽;亡语;" calcext:value-type="string">
            <text:p>嘲讽;亡语;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41]));YEAR(MAX([.$A$1:.$A$1048576]))-YEAR([.A841])&gt;=2;[.$B841]&lt;&gt;&quot;基本&quot;;[.$B841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玉莲帮密探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office:value-type="string" calcext:value-type="string">
            <text:p>发现;</text:p>
          </table:table-cell>
          <table:table-cell table:style-name="ce58" table:content-validation-name="val8" table:number-columns-repeated="3"/>
          <table:table-cell table:content-validation-name="val1" table:formula="of:=COM.MICROSOFT.CONCAT([.K841:.O841])" office:value-type="string" office:string-value="战吼;发现;" calcext:value-type="string">
            <text:p>战吼;发现;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42]));YEAR(MAX([.$A$1:.$A$1048576]))-YEAR([.A842])&gt;=2;[.$B842]&lt;&gt;&quot;基本&quot;;[.$B842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憎恶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嘲讽;</text:p>
          </table:table-cell>
          <table:table-cell table:style-name="ce58" table:content-validation-name="val8" office:value-type="string" calcext:value-type="string">
            <text:p>亡语;</text:p>
          </table:table-cell>
          <table:table-cell table:style-name="ce51" table:content-validation-name="val8" table:number-columns-repeated="3"/>
          <table:table-cell table:content-validation-name="val1" table:formula="of:=COM.MICROSOFT.CONCAT([.K842:.O842])" office:value-type="string" office:string-value="嘲讽;亡语;" calcext:value-type="string">
            <text:p>嘲讽;亡语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58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43]));YEAR(MAX([.$A$1:.$A$1048576]))-YEAR([.A843])&gt;=2;[.$B843]&lt;&gt;&quot;基本&quot;;[.$B843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展览馆法师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843:.O843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搭配卡组(战吼需求)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44]));YEAR(MAX([.$A$1:.$A$1048576]))-YEAR([.A844])&gt;=2;[.$B844]&lt;&gt;&quot;基本&quot;;[.$B844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沼泽爬行者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嘲讽;</text:p>
          </table:table-cell>
          <table:table-cell table:style-name="ce51" table:content-validation-name="val8" table:number-columns-repeated="4"/>
          <table:table-cell table:content-validation-name="val1" table:formula="of:=COM.MICROSOFT.CONCAT([.K844:.O844])" office:value-type="string" office:string-value="嘲讽;" calcext:value-type="string">
            <text:p>嘲讽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45]));YEAR(MAX([.$A$1:.$A$1048576]))-YEAR([.A845])&gt;=2;[.$B845]&lt;&gt;&quot;基本&quot;;[.$B845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征募官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激励;</text:p>
          </table:table-cell>
          <table:table-cell table:style-name="ce51" table:content-validation-name="val8" table:number-columns-repeated="4"/>
          <table:table-cell table:content-validation-name="val1" table:formula="of:=COM.MICROSOFT.CONCAT([.K845:.O845])" office:value-type="string" office:string-value="激励;" calcext:value-type="string">
            <text:p>激励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1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46]));YEAR(MAX([.$A$1:.$A$1048576]))-YEAR([.A846])&gt;=2;[.$B846]&lt;&gt;&quot;基本&quot;;[.$B846]&lt;&gt;&quot;经典&quot;); &quot;狂野&quot;; &quot;标准&quot;)" office:value-type="string" office:string-value="狂野" calcext:value-type="string">
            <text:p>狂野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黑暗私语</text:p>
          </table:table-cell>
          <table:table-cell table:style-name="ce51" table:content-validation-name="val7"/>
          <table:table-cell table:style-name="ce51" table:content-validation-name="val8" office:value-type="string" calcext:value-type="string">
            <text:p>抉择;</text:p>
          </table:table-cell>
          <table:table-cell table:style-name="ce51" table:content-validation-name="val8" office:value-type="string" calcext:value-type="string">
            <text:p>嘲讽;</text:p>
          </table:table-cell>
          <table:table-cell table:style-name="ce51" table:content-validation-name="val8" table:number-columns-repeated="3"/>
          <table:table-cell table:content-validation-name="val1" table:formula="of:=COM.MICROSOFT.CONCAT([.K846:.O846])" office:value-type="string" office:string-value="抉择;嘲讽;" calcext:value-type="string">
            <text:p>抉择;嘲讽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847]));YEAR(MAX([.$A$1:.$A$1048576]))-YEAR([.A847])&gt;=2;[.$B847]&lt;&gt;&quot;基本&quot;;[.$B847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暗鸦人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嘲讽;</text:p>
          </table:table-cell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table:number-columns-repeated="3"/>
          <table:table-cell table:content-validation-name="val1" table:formula="of:=COM.MICROSOFT.CONCAT([.K847:.O847])" office:value-type="string" office:string-value="嘲讽;战吼;" calcext:value-type="string">
            <text:p>嘲讽;战吼;</text:p>
          </table:table-cell>
          <table:table-cell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克苏恩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1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48]));YEAR(MAX([.$A$1:.$A$1048576]))-YEAR([.A848])&gt;=2;[.$B848]&lt;&gt;&quot;基本&quot;;[.$B848]&lt;&gt;&quot;经典&quot;); &quot;狂野&quot;; &quot;标准&quot;)" office:value-type="string" office:string-value="狂野" calcext:value-type="string">
            <text:p>狂野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回收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848:.O848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2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49]));YEAR(MAX([.$A$1:.$A$1048576]))-YEAR([.A849])&gt;=2;[.$B849]&lt;&gt;&quot;基本&quot;;[.$B849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机械野兽</text:p>
          </table:table-cell>
          <table:table-cell table:style-name="ce58" table:content-validation-name="val7" office:value-type="string" calcext:value-type="string">
            <text:p>机械</text:p>
          </table:table-cell>
          <table:table-cell table:style-name="ce58" table:content-validation-name="val8" table:number-columns-repeated="5"/>
          <table:table-cell table:content-validation-name="val1" table:formula="of:=COM.MICROSOFT.CONCAT([.K849:.O849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850]));YEAR(MAX([.$A$1:.$A$1048576]))-YEAR([.A850])&gt;=2;[.$B850]&lt;&gt;&quot;基本&quot;;[.$B850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青玉巨兽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嘲讽;</text:p>
          </table:table-cell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office:value-type="string" calcext:value-type="string">
            <text:p>青玉魔像;</text:p>
          </table:table-cell>
          <table:table-cell table:style-name="ce58" table:content-validation-name="val8" table:number-columns-repeated="2"/>
          <table:table-cell table:content-validation-name="val1" table:formula="of:=COM.MICROSOFT.CONCAT([.K850:.O850])" office:value-type="string" office:string-value="嘲讽;战吼;青玉魔像;" calcext:value-type="string">
            <text:p>嘲讽;战吼;青玉魔像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青玉魔像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51]));YEAR(MAX([.$A$1:.$A$1048576]))-YEAR([.A851])&gt;=2;[.$B851]&lt;&gt;&quot;基本&quot;;[.$B851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星火术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851:.O851])">
            <text:p/>
          </table:table-cell>
          <table:table-cell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58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852]));YEAR(MAX([.$A$1:.$A$1048576]))-YEAR([.A852])&gt;=2;[.$B852]&lt;&gt;&quot;基本&quot;;[.$B852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月光林地传送门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852:.O852])">
            <text:p/>
          </table:table-cell>
          <table:table-cell table:content-validation-name="val9"/>
          <table:table-cell table:number-columns-repeated="3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人品（召唤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58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853]));YEAR(MAX([.$A$1:.$A$1048576]))-YEAR([.A853])&gt;=2;[.$B853]&lt;&gt;&quot;基本&quot;;[.$B853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展览馆守卫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table:number-columns-repeated="4"/>
          <table:table-cell table:content-validation-name="val1" table:formula="of:=COM.MICROSOFT.CONCAT([.K853:.O853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搭配卡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854]));YEAR(MAX([.$A$1:.$A$1048576]))-YEAR([.A854])&gt;=2;[.$B854]&lt;&gt;&quot;基本&quot;;[.$B854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金教水晶侍女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奥秘;</text:p>
          </table:table-cell>
          <table:table-cell table:style-name="ce58" table:content-validation-name="val8" table:number-columns-repeated="4"/>
          <table:table-cell table:content-validation-name="val1" table:formula="of:=COM.MICROSOFT.CONCAT([.K854:.O854])" office:value-type="string" office:string-value="奥秘;" calcext:value-type="string">
            <text:p>奥秘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office:value-type="string" calcext:value-type="string">
            <text:p>奥秘（减费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855]));YEAR(MAX([.$A$1:.$A$1048576]))-YEAR([.A855])&gt;=2;[.$B855]&lt;&gt;&quot;基本&quot;;[.$B855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暴风雪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冻结;</text:p>
          </table:table-cell>
          <table:table-cell table:style-name="ce58" table:content-validation-name="val8" table:number-columns-repeated="4"/>
          <table:table-cell table:content-validation-name="val1" table:formula="of:=COM.MICROSOFT.CONCAT([.K855:.O855])" office:value-type="string" office:string-value="冻结;" calcext:value-type="string">
            <text:p>冻结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856]));YEAR(MAX([.$A$1:.$A$1048576]))-YEAR([.A856])&gt;=2;[.$B856]&lt;&gt;&quot;基本&quot;;[.$B856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考达拉幼龙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856:.O856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搭配套牌(特殊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857]));YEAR(MAX([.$A$1:.$A$1048576]))-YEAR([.A857])&gt;=2;[.$B857]&lt;&gt;&quot;基本&quot;;[.$B857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无面召唤者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table:number-columns-repeated="4"/>
          <table:table-cell table:content-validation-name="val1" table:formula="of:=COM.MICROSOFT.CONCAT([.K857:.O857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58]));YEAR(MAX([.$A$1:.$A$1048576]))-YEAR([.A858])&gt;=2;[.$B858]&lt;&gt;&quot;基本&quot;;[.$B858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天降蛛群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858:.O858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1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59]));YEAR(MAX([.$A$1:.$A$1048576]))-YEAR([.A859])&gt;=2;[.$B859]&lt;&gt;&quot;基本&quot;;[.$B859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长鬃草原狮</text:p>
          </table:table-cell>
          <table:table-cell table:style-name="ce51" table:content-validation-name="val7" office:value-type="string" calcext:value-type="string">
            <text:p>野兽</text:p>
          </table:table-cell>
          <table:table-cell table:style-name="ce51" table:content-validation-name="val8" office:value-type="string" calcext:value-type="string">
            <text:p>亡语;</text:p>
          </table:table-cell>
          <table:table-cell table:style-name="ce51" table:content-validation-name="val8" table:number-columns-repeated="4"/>
          <table:table-cell table:content-validation-name="val1" table:formula="of:=COM.MICROSOFT.CONCAT([.K859:.O859])" office:value-type="string" office:string-value="亡语;" calcext:value-type="string">
            <text:p>亡语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style-name="ce2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60]));YEAR(MAX([.$A$1:.$A$1048576]))-YEAR([.A860])&gt;=2;[.$B860]&lt;&gt;&quot;基本&quot;;[.$B860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传令官沃拉兹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table:number-columns-repeated="4"/>
          <table:table-cell table:content-validation-name="val1" table:formula="of:=COM.MICROSOFT.CONCAT([.K860:.O860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卡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861]));YEAR(MAX([.$A$1:.$A$1048576]))-YEAR([.A861])&gt;=2;[.$B861]&lt;&gt;&quot;基本&quot;;[.$B861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龙息药水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861:.O861])">
            <text:p/>
          </table:table-cell>
          <table:table-cell table:content-validation-name="val9"/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58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62]));YEAR(MAX([.$A$1:.$A$1048576]))-YEAR([.A862])&gt;=2;[.$B862]&lt;&gt;&quot;基本&quot;;[.$B862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埋葬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862:.O862])">
            <text:p/>
          </table:table-cell>
          <table:table-cell table:content-validation-name="val9"/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特殊（需求环境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牧师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63]));YEAR(MAX([.$A$1:.$A$1048576]))-YEAR([.A863])&gt;=2;[.$B863]&lt;&gt;&quot;基本&quot;;[.$B863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秘教暗影祭司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table:number-columns-repeated="4"/>
          <table:table-cell table:content-validation-name="val1" table:formula="of:=COM.MICROSOFT.CONCAT([.K863:.O863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 office:value-type="string" calcext:value-type="string">
            <text:p>算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64]));YEAR(MAX([.$A$1:.$A$1048576]))-YEAR([.A864])&gt;=2;[.$B864]&lt;&gt;&quot;基本&quot;;[.$B864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神圣之火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864:.O864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51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65]));YEAR(MAX([.$A$1:.$A$1048576]))-YEAR([.A865])&gt;=2;[.$B865]&lt;&gt;&quot;基本&quot;;[.$B865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圣殿执行者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865:.O865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style-name="ce2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style-name="ce51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66]));YEAR(MAX([.$A$1:.$A$1048576]))-YEAR([.A866])&gt;=2;[.$B866]&lt;&gt;&quot;基本&quot;;[.$B866]&lt;&gt;&quot;经典&quot;); &quot;狂野&quot;; &quot;标准&quot;)" office:value-type="string" office:string-value="狂野" calcext:value-type="string">
            <text:p>狂野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圣光炸弹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866:.O866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51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67]));YEAR(MAX([.$A$1:.$A$1048576]))-YEAR([.A867])&gt;=2;[.$B867]&lt;&gt;&quot;基本&quot;;[.$B867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加里维克斯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867:.O867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1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68]));YEAR(MAX([.$A$1:.$A$1048576]))-YEAR([.A868])&gt;=2;[.$B868]&lt;&gt;&quot;基本&quot;;[.$B868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劫持者</text:p>
          </table:table-cell>
          <table:table-cell table:style-name="ce51" table:content-validation-name="val7"/>
          <table:table-cell table:style-name="ce51" table:content-validation-name="val8" office:value-type="string" calcext:value-type="string">
            <text:p>连击;</text:p>
          </table:table-cell>
          <table:table-cell table:style-name="ce51" table:content-validation-name="val8" table:number-columns-repeated="4"/>
          <table:table-cell table:content-validation-name="val1" table:formula="of:=COM.MICROSOFT.CONCAT([.K868:.O868])" office:value-type="string" office:string-value="连击;" calcext:value-type="string">
            <text:p>连击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搭配牌(连击需求)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69]));YEAR(MAX([.$A$1:.$A$1048576]))-YEAR([.A869])&gt;=2;[.$B869]&lt;&gt;&quot;基本&quot;;[.$B869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菊花茶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869:.O869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搭配卡组(抽牌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870]));YEAR(MAX([.$A$1:.$A$1048576]))-YEAR([.A870])&gt;=2;[.$B870]&lt;&gt;&quot;基本&quot;;[.$B870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土地精海盗</text:p>
          </table:table-cell>
          <table:table-cell table:style-name="ce58" table:content-validation-name="val7" office:value-type="string" calcext:value-type="string">
            <text:p>海盗</text:p>
          </table:table-cell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table:number-columns-repeated="4"/>
          <table:table-cell table:content-validation-name="val1" table:formula="of:=COM.MICROSOFT.CONCAT([.K870:.O870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搭配卡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71]));YEAR(MAX([.$A$1:.$A$1048576]))-YEAR([.A871])&gt;=2;[.$B871]&lt;&gt;&quot;基本&quot;;[.$B871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消失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871:.O871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2" office:value-type="string" calcext:value-type="string">
            <text:p>回收目标(回收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1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72]));YEAR(MAX([.$A$1:.$A$1048576]))-YEAR([.A872])&gt;=2;[.$B872]&lt;&gt;&quot;基本&quot;;[.$B872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唤雾者伊戈瓦尔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872:.O872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51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73]));YEAR(MAX([.$A$1:.$A$1048576]))-YEAR([.A873])&gt;=2;[.$B873]&lt;&gt;&quot;基本&quot;;[.$B873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火元素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table:number-columns-repeated="4"/>
          <table:table-cell table:content-validation-name="val1" table:formula="of:=COM.MICROSOFT.CONCAT([.K873:.O873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良好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1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74]));YEAR(MAX([.$A$1:.$A$1048576]))-YEAR([.A874])&gt;=2;[.$B874]&lt;&gt;&quot;基本&quot;;[.$B874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深渊魔物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嘲讽;</text:p>
          </table:table-cell>
          <table:table-cell table:style-name="ce51" table:content-validation-name="val8" table:number-columns-repeated="4"/>
          <table:table-cell table:content-validation-name="val1" table:formula="of:=COM.MICROSOFT.CONCAT([.K874:.O874])" office:value-type="string" office:string-value="嘲讽;" calcext:value-type="string">
            <text:p>嘲讽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图腾(减费需求)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75]));YEAR(MAX([.$A$1:.$A$1048576]))-YEAR([.A875])&gt;=2;[.$B875]&lt;&gt;&quot;基本&quot;;[.$B875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复仇之怒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875:.O875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1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76]));YEAR(MAX([.$A$1:.$A$1048576]))-YEAR([.A876])&gt;=2;[.$B876]&lt;&gt;&quot;基本&quot;;[.$B876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精英对决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876:.O876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51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1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77]));YEAR(MAX([.$A$1:.$A$1048576]))-YEAR([.A877])&gt;=2;[.$B877]&lt;&gt;&quot;基本&quot;;[.$B877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神秘挑战者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1" table:content-validation-name="val8" office:value-type="string" calcext:value-type="string">
            <text:p>奥秘;</text:p>
          </table:table-cell>
          <table:table-cell table:style-name="ce51" table:content-validation-name="val8" table:number-columns-repeated="3"/>
          <table:table-cell table:content-validation-name="val1" table:formula="of:=COM.MICROSOFT.CONCAT([.K877:.O877])" office:value-type="string" office:string-value="战吼;奥秘;" calcext:value-type="string">
            <text:p>战吼;奥秘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奥秘(战吼需求)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58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78]));YEAR(MAX([.$A$1:.$A$1048576]))-YEAR([.A878])&gt;=2;[.$B878]&lt;&gt;&quot;基本&quot;;[.$B878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象牙骑士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office:value-type="string" calcext:value-type="string">
            <text:p>发现;</text:p>
          </table:table-cell>
          <table:table-cell table:style-name="ce58" table:content-validation-name="val8" table:number-columns-repeated="3"/>
          <table:table-cell table:content-validation-name="val1" table:formula="of:=COM.MICROSOFT.CONCAT([.K878:.O878])" office:value-type="string" office:string-value="战吼;发现;" calcext:value-type="string">
            <text:p>战吼;发现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人品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879]));YEAR(MAX([.$A$1:.$A$1048576]))-YEAR([.A879])&gt;=2;[.$B879]&lt;&gt;&quot;基本&quot;;[.$B879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金教恶魔商贩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879:.O879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1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80]));YEAR(MAX([.$A$1:.$A$1048576]))-YEAR([.A880])&gt;=2;[.$B880]&lt;&gt;&quot;基本&quot;;[.$B880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黑暗契约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880:.O880])">
            <text:p/>
          </table:table-cell>
          <table:table-cell table:number-columns-repeated="4" table:content-validation-name="val9" office:value-type="string" calcext:value-type="string">
            <text:p>良好</text:p>
          </table:table-cell>
          <table:table-cell table:style-name="ce51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81]));YEAR(MAX([.$A$1:.$A$1048576]))-YEAR([.A881])&gt;=2;[.$B881]&lt;&gt;&quot;基本&quot;;[.$B881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恐惧地狱火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table:number-columns-repeated="4"/>
          <table:table-cell table:content-validation-name="val1" table:formula="of:=COM.MICROSOFT.CONCAT([.K881:.O881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82]));YEAR(MAX([.$A$1:.$A$1048576]))-YEAR([.A882])&gt;=2;[.$B882]&lt;&gt;&quot;基本&quot;;[.$B882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灵魂虹吸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882:.O882])">
            <text:p/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1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83]));YEAR(MAX([.$A$1:.$A$1048576]))-YEAR([.A883])&gt;=2;[.$B883]&lt;&gt;&quot;基本&quot;;[.$B883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威尔弗雷德·菲兹班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883:.O883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搭配牌(触发需求)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884]));YEAR(MAX([.$A$1:.$A$1048576]))-YEAR([.A884])&gt;=2;[.$B884]&lt;&gt;&quot;基本&quot;;[.$B884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邪火药水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884:.O884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普通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85]));YEAR(MAX([.$A$1:.$A$1048576]))-YEAR([.A885])&gt;=2;[.$B885]&lt;&gt;&quot;基本&quot;;[.$B885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心能魔像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885:.O885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1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86]));YEAR(MAX([.$A$1:.$A$1048576]))-YEAR([.A886])&gt;=2;[.$B886]&lt;&gt;&quot;基本&quot;;[.$B886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虚空碾压者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886:.O886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51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87]));YEAR(MAX([.$A$1:.$A$1048576]))-YEAR([.A887])&gt;=2;[.$B887]&lt;&gt;&quot;基本&quot;;[.$B887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盾甲侍女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table:number-columns-repeated="4"/>
          <table:table-cell table:content-validation-name="val1" table:formula="of:=COM.MICROSOFT.CONCAT([.K887:.O887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88]));YEAR(MAX([.$A$1:.$A$1048576]))-YEAR([.A888])&gt;=2;[.$B888]&lt;&gt;&quot;基本&quot;;[.$B888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钢铁战蝎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table:number-columns-repeated="4"/>
          <table:table-cell table:content-validation-name="val1" table:formula="of:=COM.MICROSOFT.CONCAT([.K888:.O888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人品(战吼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1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89]));YEAR(MAX([.$A$1:.$A$1048576]))-YEAR([.A889])&gt;=2;[.$B889]&lt;&gt;&quot;基本&quot;;[.$B889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破海者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889:.O889])">
            <text:p/>
          </table:table-cell>
          <table:table-cell table:content-validation-name="val9"/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90]));YEAR(MAX([.$A$1:.$A$1048576]))-YEAR([.A890])&gt;=2;[.$B890]&lt;&gt;&quot;基本&quot;;[.$B890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艾露恩的女祭司</text:p>
          </table:table-cell>
          <table:table-cell table:style-name="ce51" table:content-validation-name="val7"/>
          <table:table-cell table:style-name="ce51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890:.O890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891]));YEAR(MAX([.$A$1:.$A$1048576]))-YEAR([.A891])&gt;=2;[.$B891]&lt;&gt;&quot;基本&quot;;[.$B891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艾雅·黑掌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office:value-type="string" calcext:value-type="string">
            <text:p>亡语;</text:p>
          </table:table-cell>
          <table:table-cell table:style-name="ce58" table:content-validation-name="val8" office:value-type="string" calcext:value-type="string">
            <text:p>青玉魔像;</text:p>
          </table:table-cell>
          <table:table-cell table:style-name="ce58" table:content-validation-name="val8" table:number-columns-repeated="2"/>
          <table:table-cell table:content-validation-name="val1" table:formula="of:=COM.MICROSOFT.CONCAT([.K891:.O891])" office:value-type="string" office:string-value="战吼;亡语;青玉魔像;" calcext:value-type="string">
            <text:p>战吼;亡语;青玉魔像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office:value-type="string" calcext:value-type="string">
            <text:p>青玉魔像（战吼、亡语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92]));YEAR(MAX([.$A$1:.$A$1048576]))-YEAR([.A892])&gt;=2;[.$B892]&lt;&gt;&quot;基本&quot;;[.$B892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比斯巨兽</text:p>
          </table:table-cell>
          <table:table-cell table:style-name="ce58" table:content-validation-name="val7" office:value-type="string" calcext:value-type="string">
            <text:p>野兽</text:p>
          </table:table-cell>
          <table:table-cell table:style-name="ce51" table:content-validation-name="val8" office:value-type="string" calcext:value-type="string">
            <text:p>亡语;</text:p>
          </table:table-cell>
          <table:table-cell table:style-name="ce51" table:content-validation-name="val8" table:number-columns-repeated="4"/>
          <table:table-cell table:content-validation-name="val1" table:formula="of:=COM.MICROSOFT.CONCAT([.K892:.O892])" office:value-type="string" office:string-value="亡语;" calcext:value-type="string">
            <text:p>亡语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93]));YEAR(MAX([.$A$1:.$A$1048576]))-YEAR([.A893])&gt;=2;[.$B893]&lt;&gt;&quot;基本&quot;;[.$B893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冰霜元素</text:p>
          </table:table-cell>
          <table:table-cell table:style-name="ce51" table:content-validation-name="val7"/>
          <table:table-cell table:style-name="ce51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893:.O893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环境（战吼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94]));YEAR(MAX([.$A$1:.$A$1048576]))-YEAR([.A894])&gt;=2;[.$B894]&lt;&gt;&quot;基本&quot;;[.$B894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博尔夫·碎盾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894:.O894])">
            <text:p/>
          </table:table-cell>
          <table:table-cell table:content-validation-name="val9" table:number-columns-repeated="4"/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95]));YEAR(MAX([.$A$1:.$A$1048576]))-YEAR([.A895])&gt;=2;[.$B895]&lt;&gt;&quot;基本&quot;;[.$B895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裁决者图哈特</text:p>
          </table:table-cell>
          <table:table-cell table:style-name="ce51" table:content-validation-name="val7"/>
          <table:table-cell table:style-name="ce51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895:.O895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96]));YEAR(MAX([.$A$1:.$A$1048576]))-YEAR([.A896])&gt;=2;[.$B896]&lt;&gt;&quot;基本&quot;;[.$B896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大法师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896:.O896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97]));YEAR(MAX([.$A$1:.$A$1048576]))-YEAR([.A897])&gt;=2;[.$B897]&lt;&gt;&quot;基本&quot;;[.$B897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大师级枪骑士</text:p>
          </table:table-cell>
          <table:table-cell table:style-name="ce51" table:content-validation-name="val7"/>
          <table:table-cell table:style-name="ce51" table:content-validation-name="val8" office:value-type="string" calcext:value-type="string">
            <text:p>战吼;</text:p>
          </table:table-cell>
          <table:table-cell table:style-name="ce51" table:content-validation-name="val8" office:value-type="string" calcext:value-type="string">
            <text:p>嘲讽;</text:p>
          </table:table-cell>
          <table:table-cell table:style-name="ce51" table:content-validation-name="val8" office:value-type="string" calcext:value-type="string">
            <text:p>圣盾;</text:p>
          </table:table-cell>
          <table:table-cell table:style-name="ce51" table:content-validation-name="val8" table:number-columns-repeated="2"/>
          <table:table-cell table:content-validation-name="val1" table:formula="of:=COM.MICROSOFT.CONCAT([.K897:.O897])" office:value-type="string" office:string-value="战吼;嘲讽;圣盾;" calcext:value-type="string">
            <text:p>战吼;嘲讽;圣盾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office:value-type="string" calcext:value-type="string">
            <text:p>搭配套牌（战吼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898]));YEAR(MAX([.$A$1:.$A$1048576]))-YEAR([.A898])&gt;=2;[.$B898]&lt;&gt;&quot;基本&quot;;[.$B898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迪菲亚清道夫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office:value-type="string" calcext:value-type="string">
            <text:p>沉默;</text:p>
          </table:table-cell>
          <table:table-cell table:style-name="ce58" table:content-validation-name="val8" office:value-type="string" calcext:value-type="string">
            <text:p>亡语;</text:p>
          </table:table-cell>
          <table:table-cell table:style-name="ce58" table:content-validation-name="val8" table:number-columns-repeated="2"/>
          <table:table-cell table:content-validation-name="val1" table:formula="of:=COM.MICROSOFT.CONCAT([.K898:.O898])" office:value-type="string" office:string-value="战吼;沉默;亡语;" calcext:value-type="string">
            <text:p>战吼;沉默;亡语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环境（沉默需求）</text:p>
          </table:table-cell>
          <table:table-cell table:number-columns-repeated="1003"/>
        </table:table-row>
        <table:table-row table:style-name="ro1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899]));YEAR(MAX([.$A$1:.$A$1048576]))-YEAR([.A899])&gt;=2;[.$B899]&lt;&gt;&quot;基本&quot;;[.$B899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发条强盗机器人</text:p>
          </table:table-cell>
          <table:table-cell table:style-name="ce58" table:content-validation-name="val7" office:value-type="string" calcext:value-type="string">
            <text:p>机械</text:p>
          </table:table-cell>
          <table:table-cell table:style-name="ce58" table:content-validation-name="val8" table:number-columns-repeated="5"/>
          <table:table-cell table:content-validation-name="val1" table:formula="of:=COM.MICROSOFT.CONCAT([.K899:.O899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900]));YEAR(MAX([.$A$1:.$A$1048576]))-YEAR([.A900])&gt;=2;[.$B900]&lt;&gt;&quot;基本&quot;;[.$B900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犯罪高手 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table:number-columns-repeated="4"/>
          <table:table-cell table:content-validation-name="val1" table:formula="of:=COM.MICROSOFT.CONCAT([.K900:.O900])" office:value-type="string" office:string-value="战吼;" calcext:value-type="string">
            <text:p>战吼;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01]));YEAR(MAX([.$A$1:.$A$1048576]))-YEAR([.A901])&gt;=2;[.$B901]&lt;&gt;&quot;基本&quot;;[.$B901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风怒鹰身人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901:.O901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/>
          <table:table-cell table:content-validation-name="val9" office:value-type="string" calcext:value-type="string">
            <text:p>普通</text:p>
          </table:table-cell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02]));YEAR(MAX([.$A$1:.$A$1048576]))-YEAR([.A902])&gt;=2;[.$B902]&lt;&gt;&quot;基本&quot;;[.$B902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腐化先知</text:p>
          </table:table-cell>
          <table:table-cell table:style-name="ce51" table:content-validation-name="val7"/>
          <table:table-cell table:style-name="ce51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902:.O902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奖励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03]));YEAR(MAX([.$A$1:.$A$1048576]))-YEAR([.A903])&gt;=2;[.$B903]&lt;&gt;&quot;基本&quot;;[.$B903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格尔宾·梅卡托克</text:p>
          </table:table-cell>
          <table:table-cell table:style-name="ce51" table:content-validation-name="val7"/>
          <table:table-cell table:style-name="ce51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903:.O903])" office:value-type="string" office:string-value="战吼;" calcext:value-type="string">
            <text:p>战吼;</text:p>
          </table:table-cell>
          <table:table-cell table:number-columns-repeated="3"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58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04]));YEAR(MAX([.$A$1:.$A$1048576]))-YEAR([.A904])&gt;=2;[.$B904]&lt;&gt;&quot;基本&quot;;[.$B904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沟渠潜伏者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office:value-type="string" calcext:value-type="string">
            <text:p>亡语;</text:p>
          </table:table-cell>
          <table:table-cell table:style-name="ce58" table:content-validation-name="val8" table:number-columns-repeated="3"/>
          <table:table-cell table:content-validation-name="val1" table:formula="of:=COM.MICROSOFT.CONCAT([.K904:.O904])" office:value-type="string" office:string-value="战吼;亡语;" calcext:value-type="string">
            <text:p>战吼;亡语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搭配牌（亡语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905]));YEAR(MAX([.$A$1:.$A$1048576]))-YEAR([.A905])&gt;=2;[.$B905]&lt;&gt;&quot;基本&quot;;[.$B905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郭雅夫人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table:number-columns-repeated="4"/>
          <table:table-cell table:content-validation-name="val1" table:formula="of:=COM.MICROSOFT.CONCAT([.K905:.O905])" office:value-type="string" office:string-value="战吼;" calcext:value-type="string">
            <text:p>战吼;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office:value-type="string" calcext:value-type="string">
            <text:p>人品（战吼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06]));YEAR(MAX([.$A$1:.$A$1048576]))-YEAR([.A906])&gt;=2;[.$B906]&lt;&gt;&quot;基本&quot;;[.$B906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骑士</text:p>
          </table:table-cell>
          <table:table-cell table:style-name="ce51" table:content-validation-name="val7"/>
          <table:table-cell table:style-name="ce51" table:content-validation-name="val8" office:value-type="string" calcext:value-type="string">
            <text:p>战吼;</text:p>
          </table:table-cell>
          <table:table-cell table:style-name="ce51" table:content-validation-name="val8" office:value-type="string" calcext:value-type="string">
            <text:p>嘲讽;</text:p>
          </table:table-cell>
          <table:table-cell table:style-name="ce51" table:content-validation-name="val8" table:number-columns-repeated="3"/>
          <table:table-cell table:content-validation-name="val1" table:formula="of:=COM.MICROSOFT.CONCAT([.K906:.O906])" office:value-type="string" office:string-value="战吼;嘲讽;" calcext:value-type="string">
            <text:p>战吼;嘲讽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58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07]));YEAR(MAX([.$A$1:.$A$1048576]))-YEAR([.A907])&gt;=2;[.$B907]&lt;&gt;&quot;基本&quot;;[.$B907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火山幼龙</text:p>
          </table:table-cell>
          <table:table-cell table:style-name="ce58" table:content-validation-name="val7" office:value-type="string" calcext:value-type="string">
            <text:p>龙</text:p>
          </table:table-cell>
          <table:table-cell table:style-name="ce51" table:content-validation-name="val8" table:number-columns-repeated="5"/>
          <table:table-cell table:content-validation-name="val1" table:formula="of:=COM.MICROSOFT.CONCAT([.K907:.O907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08]));YEAR(MAX([.$A$1:.$A$1048576]))-YEAR([.A908])&gt;=2;[.$B908]&lt;&gt;&quot;基本&quot;;[.$B908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霍格</text:p>
          </table:table-cell>
          <table:table-cell table:style-name="ce51" table:content-validation-name="val7"/>
          <table:table-cell table:style-name="ce51" table:content-validation-name="val8" office:value-type="string" calcext:value-type="string">
            <text:p>嘲讽;</text:p>
          </table:table-cell>
          <table:table-cell table:style-name="ce51" table:content-validation-name="val8" table:number-columns-repeated="4"/>
          <table:table-cell table:content-validation-name="val1" table:formula="of:=COM.MICROSOFT.CONCAT([.K908:.O908])" office:value-type="string" office:string-value="嘲讽;" calcext:value-type="string">
            <text:p>嘲讽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/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09]));YEAR(MAX([.$A$1:.$A$1048576]))-YEAR([.A909])&gt;=2;[.$B909]&lt;&gt;&quot;基本&quot;;[.$B909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加基森拍卖师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909:.O909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office:value-type="string" calcext:value-type="string">
            <text:p>隐藏;低费法术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10]));YEAR(MAX([.$A$1:.$A$1048576]))-YEAR([.A910])&gt;=2;[.$B910]&lt;&gt;&quot;基本&quot;;[.$B910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加兹鲁维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910:.O910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1费法术（触发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11]));YEAR(MAX([.$A$1:.$A$1048576]))-YEAR([.A911])&gt;=2;[.$B911]&lt;&gt;&quot;基本&quot;;[.$B911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竞技场主宰</text:p>
          </table:table-cell>
          <table:table-cell table:style-name="ce51" table:content-validation-name="val7"/>
          <table:table-cell table:style-name="ce51" table:content-validation-name="val8" office:value-type="string" calcext:value-type="string">
            <text:p>嘲讽;</text:p>
          </table:table-cell>
          <table:table-cell table:style-name="ce51" table:content-validation-name="val8" table:number-columns-repeated="4"/>
          <table:table-cell table:content-validation-name="val1" table:formula="of:=COM.MICROSOFT.CONCAT([.K911:.O911])" office:value-type="string" office:string-value="嘲讽;" calcext:value-type="string">
            <text:p>嘲讽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912]));YEAR(MAX([.$A$1:.$A$1048576]))-YEAR([.A912])&gt;=2;[.$B912]&lt;&gt;&quot;基本&quot;;[.$B912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竞技推广员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table:number-columns-repeated="4"/>
          <table:table-cell table:content-validation-name="val1" table:formula="of:=COM.MICROSOFT.CONCAT([.K912:.O912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13]));YEAR(MAX([.$A$1:.$A$1048576]))-YEAR([.A913])&gt;=2;[.$B913]&lt;&gt;&quot;基本&quot;;[.$B913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凯恩·血蹄</text:p>
          </table:table-cell>
          <table:table-cell table:style-name="ce51" table:content-validation-name="val7"/>
          <table:table-cell table:style-name="ce51" table:content-validation-name="val8" office:value-type="string" calcext:value-type="string">
            <text:p>亡语;</text:p>
          </table:table-cell>
          <table:table-cell table:style-name="ce51" table:content-validation-name="val8" table:number-columns-repeated="4"/>
          <table:table-cell table:content-validation-name="val1" table:formula="of:=COM.MICROSOFT.CONCAT([.K913:.O913])" office:value-type="string" office:string-value="亡语;" calcext:value-type="string">
            <text:p>亡语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14]));YEAR(MAX([.$A$1:.$A$1048576]))-YEAR([.A914])&gt;=2;[.$B914]&lt;&gt;&quot;基本&quot;;[.$B914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科多兽骑手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914:.O914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15]));YEAR(MAX([.$A$1:.$A$1048576]))-YEAR([.A915])&gt;=2;[.$B915]&lt;&gt;&quot;基本&quot;;[.$B915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骷髅骑士</text:p>
          </table:table-cell>
          <table:table-cell table:style-name="ce51" table:content-validation-name="val7"/>
          <table:table-cell table:style-name="ce51" table:content-validation-name="val8" office:value-type="string" calcext:value-type="string">
            <text:p>亡语;</text:p>
          </table:table-cell>
          <table:table-cell table:style-name="ce51" table:content-validation-name="val8" table:number-columns-repeated="4"/>
          <table:table-cell table:content-validation-name="val1" table:formula="of:=COM.MICROSOFT.CONCAT([.K915:.O915])" office:value-type="string" office:string-value="亡语;" calcext:value-type="string">
            <text:p>亡语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office:value-type="string" calcext:value-type="string">
            <text:p>搭配套牌（亡语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916]));YEAR(MAX([.$A$1:.$A$1048576]))-YEAR([.A916])&gt;=2;[.$B916]&lt;&gt;&quot;基本&quot;;[.$B916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拉希奥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嘲讽;</text:p>
          </table:table-cell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table:number-columns-repeated="3"/>
          <table:table-cell table:content-validation-name="val1" table:formula="of:=COM.MICROSOFT.CONCAT([.K916:.O916])" office:value-type="string" office:string-value="嘲讽;战吼;" calcext:value-type="string">
            <text:p>嘲讽;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58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17]));YEAR(MAX([.$A$1:.$A$1048576]))-YEAR([.A917])&gt;=2;[.$B917]&lt;&gt;&quot;基本&quot;;[.$B917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雷诺·杰克逊</text:p>
          </table:table-cell>
          <table:table-cell table:style-name="ce51" table:content-validation-name="val7"/>
          <table:table-cell table:style-name="ce51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917:.O917])" office:value-type="string" office:string-value="战吼;" calcext:value-type="string">
            <text:p>战吼;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搭配卡组（战吼需求）;后期卡组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18]));YEAR(MAX([.$A$1:.$A$1048576]))-YEAR([.A918])&gt;=2;[.$B918]&lt;&gt;&quot;基本&quot;;[.$B918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烈日行者</text:p>
          </table:table-cell>
          <table:table-cell table:style-name="ce51" table:content-validation-name="val7"/>
          <table:table-cell table:style-name="ce51" table:content-validation-name="val8" office:value-type="string" calcext:value-type="string">
            <text:p>嘲讽;</text:p>
          </table:table-cell>
          <table:table-cell table:style-name="ce51" table:content-validation-name="val8" office:value-type="string" calcext:value-type="string">
            <text:p>圣盾;</text:p>
          </table:table-cell>
          <table:table-cell table:style-name="ce51" table:content-validation-name="val8" table:number-columns-repeated="3"/>
          <table:table-cell table:content-validation-name="val1" table:formula="of:=COM.MICROSOFT.CONCAT([.K918:.O918])" office:value-type="string" office:string-value="嘲讽;圣盾;" calcext:value-type="string">
            <text:p>嘲讽;圣盾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58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19]));YEAR(MAX([.$A$1:.$A$1048576]))-YEAR([.A919])&gt;=2;[.$B919]&lt;&gt;&quot;基本&quot;;[.$B919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龙人打击者</text:p>
          </table:table-cell>
          <table:table-cell table:style-name="ce58" table:content-validation-name="val7" office:value-type="string" calcext:value-type="string">
            <text:p>龙</text:p>
          </table:table-cell>
          <table:table-cell table:style-name="ce51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919:.O919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搭配卡组（战吼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20]));YEAR(MAX([.$A$1:.$A$1048576]))-YEAR([.A920])&gt;=2;[.$B920]&lt;&gt;&quot;基本&quot;;[.$B920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鲁莽火箭兵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920:.O920])">
            <text:p/>
          </table:table-cell>
          <table:table-cell table:content-validation-name="val9" office:value-type="string" calcext:value-type="string">
            <text:p>优秀</text:p>
          </table:table-cell>
          <table:table-cell table:number-columns-repeated="3" table:content-validation-name="val9" office:value-type="string" calcext:value-type="string">
            <text:p>普通</text:p>
          </table:table-cell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58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21]));YEAR(MAX([.$A$1:.$A$1048576]))-YEAR([.A921])&gt;=2;[.$B921]&lt;&gt;&quot;基本&quot;;[.$B921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迈克斯纳</text:p>
          </table:table-cell>
          <table:table-cell table:style-name="ce58" table:content-validation-name="val7" office:value-type="string" calcext:value-type="string">
            <text:p>野兽</text:p>
          </table:table-cell>
          <table:table-cell table:style-name="ce51" table:content-validation-name="val8" table:number-columns-repeated="5"/>
          <table:table-cell table:content-validation-name="val1" table:formula="of:=COM.MICROSOFT.CONCAT([.K921:.O921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22]));YEAR(MAX([.$A$1:.$A$1048576]))-YEAR([.A922])&gt;=2;[.$B922]&lt;&gt;&quot;基本&quot;;[.$B922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梦魇之龙</text:p>
          </table:table-cell>
          <table:table-cell table:style-name="ce58" table:content-validation-name="val7" office:value-type="string" calcext:value-type="string">
            <text:p>龙</text:p>
          </table:table-cell>
          <table:table-cell table:style-name="ce51" table:content-validation-name="val8" table:number-columns-repeated="5"/>
          <table:table-cell table:content-validation-name="val1" table:formula="of:=COM.MICROSOFT.CONCAT([.K922:.O922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23]));YEAR(MAX([.$A$1:.$A$1048576]))-YEAR([.A923])&gt;=2;[.$B923]&lt;&gt;&quot;基本&quot;;[.$B923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穆戈尔的勇士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923:.O923])">
            <text:p/>
          </table:table-cell>
          <table:table-cell table:content-validation-name="val9" table:number-columns-repeated="4"/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24]));YEAR(MAX([.$A$1:.$A$1048576]))-YEAR([.A924])&gt;=2;[.$B924]&lt;&gt;&quot;基本&quot;;[.$B924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山谷之王穆克拉</text:p>
          </table:table-cell>
          <table:table-cell table:style-name="ce51" table:content-validation-name="val7" office:value-type="string" calcext:value-type="string">
            <text:p>野兽</text:p>
          </table:table-cell>
          <table:table-cell table:style-name="ce51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924:.O924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25]));YEAR(MAX([.$A$1:.$A$1048576]))-YEAR([.A925])&gt;=2;[.$B925]&lt;&gt;&quot;基本&quot;;[.$B925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上古之神先驱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925:.O925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搭配卡（持续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26]));YEAR(MAX([.$A$1:.$A$1048576]))-YEAR([.A926])&gt;=2;[.$B926]&lt;&gt;&quot;基本&quot;;[.$B926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十字军统领</text:p>
          </table:table-cell>
          <table:table-cell table:style-name="ce51" table:content-validation-name="val7"/>
          <table:table-cell table:style-name="ce51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926:.O926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27]));YEAR(MAX([.$A$1:.$A$1048576]))-YEAR([.A927])&gt;=2;[.$B927]&lt;&gt;&quot;基本&quot;;[.$B927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石拳食人魔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927:.O927])">
            <text:p/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28]));YEAR(MAX([.$A$1:.$A$1048576]))-YEAR([.A928])&gt;=2;[.$B928]&lt;&gt;&quot;基本&quot;;[.$B928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食人魔勇士穆戈尔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928:.O928])">
            <text:p/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/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58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29]));YEAR(MAX([.$A$1:.$A$1048576]))-YEAR([.A929])&gt;=2;[.$B929]&lt;&gt;&quot;基本&quot;;[.$B929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书卷之龙</text:p>
          </table:table-cell>
          <table:table-cell table:style-name="ce58" table:content-validation-name="val7" office:value-type="string" calcext:value-type="string">
            <text:p>龙</text:p>
          </table:table-cell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table:number-columns-repeated="4"/>
          <table:table-cell table:content-validation-name="val1" table:formula="of:=COM.MICROSOFT.CONCAT([.K929:.O929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office:value-type="string" calcext:value-type="string">
            <text:p>龙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30]));YEAR(MAX([.$A$1:.$A$1048576]))-YEAR([.A930])&gt;=2;[.$B930]&lt;&gt;&quot;基本&quot;;[.$B930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斯科拉姆狂热者</text:p>
          </table:table-cell>
          <table:table-cell table:style-name="ce51" table:content-validation-name="val7"/>
          <table:table-cell table:style-name="ce51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930:.O930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克苏恩（战吼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58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31]));YEAR(MAX([.$A$1:.$A$1048576]))-YEAR([.A931])&gt;=2;[.$B931]&lt;&gt;&quot;基本&quot;;[.$B931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索瑞森大帝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931:.O931])">
            <text:p/>
          </table:table-cell>
          <table:table-cell table:content-validation-name="val9"/>
          <table:table-cell table:number-columns-repeated="3" table:content-validation-name="val9" office:value-type="string" calcext:value-type="string">
            <text:p>优秀</text:p>
          </table:table-cell>
          <table:table-cell office:value-type="string" calcext:value-type="string">
            <text:p>搭配卡组（持续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32]));YEAR(MAX([.$A$1:.$A$1048576]))-YEAR([.A932])&gt;=2;[.$B932]&lt;&gt;&quot;基本&quot;;[.$B932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托什雷</text:p>
          </table:table-cell>
          <table:table-cell table:style-name="ce51" table:content-validation-name="val7"/>
          <table:table-cell table:style-name="ce51" table:content-validation-name="val8" office:value-type="string" calcext:value-type="string">
            <text:p>战吼;</text:p>
          </table:table-cell>
          <table:table-cell table:style-name="ce51" table:content-validation-name="val8" office:value-type="string" calcext:value-type="string">
            <text:p>亡语;</text:p>
          </table:table-cell>
          <table:table-cell table:style-name="ce51" table:content-validation-name="val8" office:value-type="string" calcext:value-type="string">
            <text:p>零件;</text:p>
          </table:table-cell>
          <table:table-cell table:style-name="ce51" table:content-validation-name="val8" table:number-columns-repeated="2"/>
          <table:table-cell table:content-validation-name="val1" table:formula="of:=COM.MICROSOFT.CONCAT([.K932:.O932])" office:value-type="string" office:string-value="战吼;亡语;零件;" calcext:value-type="string">
            <text:p>战吼;亡语;零件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33]));YEAR(MAX([.$A$1:.$A$1048576]))-YEAR([.A933])&gt;=2;[.$B933]&lt;&gt;&quot;基本&quot;;[.$B933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希尔瓦娜斯·风行者</text:p>
          </table:table-cell>
          <table:table-cell table:style-name="ce51" table:content-validation-name="val7"/>
          <table:table-cell table:style-name="ce51" table:content-validation-name="val8" office:value-type="string" calcext:value-type="string">
            <text:p>亡语;</text:p>
          </table:table-cell>
          <table:table-cell table:style-name="ce51" table:content-validation-name="val8" table:number-columns-repeated="4"/>
          <table:table-cell table:content-validation-name="val1" table:formula="of:=COM.MICROSOFT.CONCAT([.K933:.O933])" office:value-type="string" office:string-value="亡语;" calcext:value-type="string">
            <text:p>亡语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office:value-type="string" calcext:value-type="string">
            <text:p>绝命乱斗;转生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58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34]));YEAR(MAX([.$A$1:.$A$1048576]))-YEAR([.A934])&gt;=2;[.$B934]&lt;&gt;&quot;基本&quot;;[.$B934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摇摆的俾格米</text:p>
          </table:table-cell>
          <table:table-cell table:style-name="ce51" table:content-validation-name="val7"/>
          <table:table-cell table:style-name="ce51" table:content-validation-name="val8" office:value-type="string" calcext:value-type="string">
            <text:p>亡语;</text:p>
          </table:table-cell>
          <table:table-cell table:style-name="ce51" table:content-validation-name="val8" table:number-columns-repeated="4"/>
          <table:table-cell table:content-validation-name="val1" table:formula="of:=COM.MICROSOFT.CONCAT([.K934:.O934])" office:value-type="string" office:string-value="亡语;" calcext:value-type="string">
            <text:p>亡语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935]));YEAR(MAX([.$A$1:.$A$1048576]))-YEAR([.A935])&gt;=2;[.$B935]&lt;&gt;&quot;基本&quot;;[.$B935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野猪骑士雷瑟兰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office:value-type="string" calcext:value-type="string">
            <text:p>冲锋;</text:p>
          </table:table-cell>
          <table:table-cell table:style-name="ce58" table:content-validation-name="val8" table:number-columns-repeated="3"/>
          <table:table-cell table:content-validation-name="val1" table:formula="of:=COM.MICROSOFT.CONCAT([.K935:.O935])" office:value-type="string" office:string-value="战吼;冲锋;" calcext:value-type="string">
            <text:p>战吼;冲锋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环境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36]));YEAR(MAX([.$A$1:.$A$1048576]))-YEAR([.A936])&gt;=2;[.$B936]&lt;&gt;&quot;基本&quot;;[.$B936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伊利丹·怒风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936:.O936])">
            <text:p/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37]));YEAR(MAX([.$A$1:.$A$1048576]))-YEAR([.A937])&gt;=2;[.$B937]&lt;&gt;&quot;基本&quot;;[.$B937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银色指挥官</text:p>
          </table:table-cell>
          <table:table-cell table:style-name="ce51" table:content-validation-name="val7"/>
          <table:table-cell table:style-name="ce51" table:content-validation-name="val8" office:value-type="string" calcext:value-type="string">
            <text:p>冲锋;</text:p>
          </table:table-cell>
          <table:table-cell table:style-name="ce51" table:content-validation-name="val8" office:value-type="string" calcext:value-type="string">
            <text:p>圣盾;</text:p>
          </table:table-cell>
          <table:table-cell table:style-name="ce51" table:content-validation-name="val8" table:number-columns-repeated="3"/>
          <table:table-cell table:content-validation-name="val1" table:formula="of:=COM.MICROSOFT.CONCAT([.K937:.O937])" office:value-type="string" office:string-value="冲锋;圣盾;" calcext:value-type="string">
            <text:p>冲锋;圣盾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938]));YEAR(MAX([.$A$1:.$A$1048576]))-YEAR([.A938])&gt;=2;[.$B938]&lt;&gt;&quot;基本&quot;;[.$B938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远古之树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嘲讽;</text:p>
          </table:table-cell>
          <table:table-cell table:style-name="ce58" table:content-validation-name="val8" table:number-columns-repeated="4"/>
          <table:table-cell table:content-validation-name="val1" table:formula="of:=COM.MICROSOFT.CONCAT([.K938:.O938])" office:value-type="string" office:string-value="嘲讽;" calcext:value-type="string">
            <text:p>嘲讽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39]));YEAR(MAX([.$A$1:.$A$1048576]))-YEAR([.A939])&gt;=2;[.$B939]&lt;&gt;&quot;基本&quot;;[.$B939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杂耍吞法者</text:p>
          </table:table-cell>
          <table:table-cell table:style-name="ce51" table:content-validation-name="val7"/>
          <table:table-cell table:style-name="ce51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939:.O939])" office:value-type="string" office:string-value="战吼;" calcext:value-type="string">
            <text:p>战吼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40]));YEAR(MAX([.$A$1:.$A$1048576]))-YEAR([.A940])&gt;=2;[.$B940]&lt;&gt;&quot;基本&quot;;[.$B940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载人飞天魔像</text:p>
          </table:table-cell>
          <table:table-cell table:style-name="ce51" table:content-validation-name="val7" office:value-type="string" calcext:value-type="string">
            <text:p>机械</text:p>
          </table:table-cell>
          <table:table-cell table:style-name="ce51" table:content-validation-name="val8" office:value-type="string" calcext:value-type="string">
            <text:p>亡语;</text:p>
          </table:table-cell>
          <table:table-cell table:style-name="ce51" table:content-validation-name="val8" table:number-columns-repeated="4"/>
          <table:table-cell table:content-validation-name="val1" table:formula="of:=COM.MICROSOFT.CONCAT([.K940:.O940])" office:value-type="string" office:string-value="亡语;" calcext:value-type="string">
            <text:p>亡语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41]));YEAR(MAX([.$A$1:.$A$1048576]))-YEAR([.A941])&gt;=2;[.$B941]&lt;&gt;&quot;基本&quot;;[.$B941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蛛魔先知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941:.O941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office:value-type="string" calcext:value-type="string">
            <text:p>人品（持续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1"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42]));YEAR(MAX([.$A$1:.$A$1048576]))-YEAR([.A942])&gt;=2;[.$B942]&lt;&gt;&quot;基本&quot;;[.$B942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荒野骑士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942:.O942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 office:value-type="string" calcext:value-type="string">
            <text:p>野兽(减费需求)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43]));YEAR(MAX([.$A$1:.$A$1048576]))-YEAR([.A943])&gt;=2;[.$B943]&lt;&gt;&quot;基本&quot;;[.$B943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玛洛恩</text:p>
          </table:table-cell>
          <table:table-cell table:style-name="ce58" table:content-validation-name="val7" office:value-type="string" calcext:value-type="string">
            <text:p>野兽</text:p>
          </table:table-cell>
          <table:table-cell table:style-name="ce58" table:content-validation-name="val8" office:value-type="string" calcext:value-type="string">
            <text:p>亡语;</text:p>
          </table:table-cell>
          <table:table-cell table:style-name="ce58" table:content-validation-name="val8" table:number-columns-repeated="4"/>
          <table:table-cell table:content-validation-name="val1" table:formula="of:=COM.MICROSOFT.CONCAT([.K943:.O943])" office:value-type="string" office:string-value="亡语;" calcext:value-type="string">
            <text:p>亡语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944]));YEAR(MAX([.$A$1:.$A$1048576]))-YEAR([.A944])&gt;=2;[.$B944]&lt;&gt;&quot;基本&quot;;[.$B944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上古之神的小精灵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944:.O944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1"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45]));YEAR(MAX([.$A$1:.$A$1048576]))-YEAR([.A945])&gt;=2;[.$B945]&lt;&gt;&quot;基本&quot;;[.$B945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战争古树</text:p>
          </table:table-cell>
          <table:table-cell table:style-name="ce51" table:content-validation-name="val7"/>
          <table:table-cell table:style-name="ce51" table:content-validation-name="val8" office:value-type="string" calcext:value-type="string">
            <text:p>抉择;</text:p>
          </table:table-cell>
          <table:table-cell table:style-name="ce51" table:content-validation-name="val8" office:value-type="string" calcext:value-type="string">
            <text:p>嘲讽;</text:p>
          </table:table-cell>
          <table:table-cell table:style-name="ce51" table:content-validation-name="val8" table:number-columns-repeated="3"/>
          <table:table-cell table:content-validation-name="val1" table:formula="of:=COM.MICROSOFT.CONCAT([.K945:.O945])" office:value-type="string" office:string-value="抉择;嘲讽;" calcext:value-type="string">
            <text:p>抉择;嘲讽;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51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1"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46]));YEAR(MAX([.$A$1:.$A$1048576]))-YEAR([.A946])&gt;=2;[.$B946]&lt;&gt;&quot;基本&quot;;[.$B946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知识古树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946:.O946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947]));YEAR(MAX([.$A$1:.$A$1048576]))-YEAR([.A947])&gt;=2;[.$B947]&lt;&gt;&quot;基本&quot;;[.$B947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大法师安东尼达斯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947:.O947])">
            <text:p/>
          </table:table-cell>
          <table:table-cell table:content-validation-name="val9"/>
          <table:table-cell table:number-columns-repeated="3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法术(触发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58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948]));YEAR(MAX([.$A$1:.$A$1048576]))-YEAR([.A948])&gt;=2;[.$B948]&lt;&gt;&quot;基本&quot;;[.$B948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火焰之地传送门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948:.O948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949]));YEAR(MAX([.$A$1:.$A$1048576]))-YEAR([.A949])&gt;=2;[.$B949]&lt;&gt;&quot;基本&quot;;[.$B949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烈焰风暴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949:.O949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950]));YEAR(MAX([.$A$1:.$A$1048576]))-YEAR([.A950])&gt;=2;[.$B950]&lt;&gt;&quot;基本&quot;;[.$B950]&lt;&gt;&quot;经典&quot;); &quot;狂野&quot;; &quot;标准&quot;)" office:value-type="string" office:string-value="狂野" calcext:value-type="string">
            <text:p>狂野</text:p>
          </table:table-cell>
          <table:table-cell table:style-name="ce5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烈焰巨兽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950:.O950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2" office:value-type="string" calcext:value-type="string">
            <text:p>人品（特殊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951]));YEAR(MAX([.$A$1:.$A$1048576]))-YEAR([.A951])&gt;=2;[.$B951]&lt;&gt;&quot;基本&quot;;[.$B951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墨水大师索莉娅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table:number-columns-repeated="4"/>
          <table:table-cell table:content-validation-name="val1" table:formula="of:=COM.MICROSOFT.CONCAT([.K951:.O951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搭配卡组（减费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952]));YEAR(MAX([.$A$1:.$A$1048576]))-YEAR([.A952])&gt;=2;[.$B952]&lt;&gt;&quot;基本&quot;;[.$B952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强能奥术飞弹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952:.O952])">
            <text:p/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1"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53]));YEAR(MAX([.$A$1:.$A$1048576]))-YEAR([.A953])&gt;=2;[.$B953]&lt;&gt;&quot;基本&quot;;[.$B953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加兹瑞拉</text:p>
          </table:table-cell>
          <table:table-cell table:style-name="ce51" table:content-validation-name="val7" office:value-type="string" calcext:value-type="string">
            <text:p>野兽</text:p>
          </table:table-cell>
          <table:table-cell table:style-name="ce51" table:content-validation-name="val8" table:number-columns-repeated="5"/>
          <table:table-cell table:content-validation-name="val1" table:formula="of:=COM.MICROSOFT.CONCAT([.K953:.O953])">
            <text:p/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牌(触发需求)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1"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54]));YEAR(MAX([.$A$1:.$A$1048576]))-YEAR([.A954])&gt;=2;[.$B954]&lt;&gt;&quot;基本&quot;;[.$B954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角斗士的长弓</text:p>
          </table:table-cell>
          <table:table-cell table:style-name="ce51" table:content-validation-name="val7"/>
          <table:table-cell table:style-name="ce51" table:content-validation-name="val8" office:value-type="string" calcext:value-type="string">
            <text:p>免疫;</text:p>
          </table:table-cell>
          <table:table-cell table:style-name="ce51" table:content-validation-name="val8" table:number-columns-repeated="4"/>
          <table:table-cell table:content-validation-name="val1" table:formula="of:=COM.MICROSOFT.CONCAT([.K954:.O954])" office:value-type="string" office:string-value="免疫;" calcext:value-type="string">
            <text:p>免疫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style-name="ce2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55]));YEAR(MAX([.$A$1:.$A$1048576]))-YEAR([.A955])&gt;=2;[.$B955]&lt;&gt;&quot;基本&quot;;[.$B955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酸喉</text:p>
          </table:table-cell>
          <table:table-cell table:style-name="ce58" table:content-validation-name="val7" office:value-type="string" calcext:value-type="string">
            <text:p>野兽</text:p>
          </table:table-cell>
          <table:table-cell table:style-name="ce58" table:content-validation-name="val8" table:number-columns-repeated="5"/>
          <table:table-cell table:content-validation-name="val1" table:formula="of:=COM.MICROSOFT.CONCAT([.K955:.O955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56]));YEAR(MAX([.$A$1:.$A$1048576]))-YEAR([.A956])&gt;=2;[.$B956]&lt;&gt;&quot;基本&quot;;[.$B956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先知维伦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956:.O956])">
            <text:p/>
          </table:table-cell>
          <table:table-cell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牌（特殊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style-name="ce51"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57]));YEAR(MAX([.$A$1:.$A$1048576]))-YEAR([.A957])&gt;=2;[.$B957]&lt;&gt;&quot;基本&quot;;[.$B957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银色神官帕尔崔丝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激励;</text:p>
          </table:table-cell>
          <table:table-cell table:style-name="ce51" table:content-validation-name="val8" table:number-columns-repeated="4"/>
          <table:table-cell table:content-validation-name="val1" table:formula="of:=COM.MICROSOFT.CONCAT([.K957:.O957])" office:value-type="string" office:string-value="激励;" calcext:value-type="string">
            <text:p>激励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51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58]));YEAR(MAX([.$A$1:.$A$1048576]))-YEAR([.A958])&gt;=2;[.$B958]&lt;&gt;&quot;基本&quot;;[.$B958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疾跑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958:.O958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伺机待发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59]));YEAR(MAX([.$A$1:.$A$1048576]))-YEAR([.A959])&gt;=2;[.$B959]&lt;&gt;&quot;基本&quot;;[.$B959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耐普图隆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office:value-type="string" calcext:value-type="string">
            <text:p>过载;</text:p>
          </table:table-cell>
          <table:table-cell table:style-name="ce58" table:content-validation-name="val8" table:number-columns-repeated="3"/>
          <table:table-cell table:content-validation-name="val1" table:formula="of:=COM.MICROSOFT.CONCAT([.K959:.O959])" office:value-type="string" office:string-value="战吼;过载;" calcext:value-type="string">
            <text:p>战吼;过载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960]));YEAR(MAX([.$A$1:.$A$1048576]))-YEAR([.A960])&gt;=2;[.$B960]&lt;&gt;&quot;基本&quot;;[.$B960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青玉酋长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青玉魔像;</text:p>
          </table:table-cell>
          <table:table-cell table:style-name="ce58" table:content-validation-name="val8" office:value-type="string" calcext:value-type="string">
            <text:p>嘲讽;</text:p>
          </table:table-cell>
          <table:table-cell table:style-name="ce58" table:content-validation-name="val8" table:number-columns-repeated="3"/>
          <table:table-cell table:content-validation-name="val1" table:formula="of:=COM.MICROSOFT.CONCAT([.K960:.O960])" office:value-type="string" office:string-value="青玉魔像;嘲讽;" calcext:value-type="string">
            <text:p>青玉魔像;嘲讽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office:value-type="string" calcext:value-type="string">
            <text:p>青玉魔像（战吼、嘲讽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58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61]));YEAR(MAX([.$A$1:.$A$1048576]))-YEAR([.A961])&gt;=2;[.$B961]&lt;&gt;&quot;基本&quot;;[.$B961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鱼人恩典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961:.O961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鱼人(增益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1"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62]));YEAR(MAX([.$A$1:.$A$1048576]))-YEAR([.A962])&gt;=2;[.$B962]&lt;&gt;&quot;基本&quot;;[.$B962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纯洁者耶德瑞克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962:.O962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51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63]));YEAR(MAX([.$A$1:.$A$1048576]))-YEAR([.A963])&gt;=2;[.$B963]&lt;&gt;&quot;基本&quot;;[.$B963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列王守卫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table:number-columns-repeated="4"/>
          <table:table-cell table:content-validation-name="val1" table:formula="of:=COM.MICROSOFT.CONCAT([.K963:.O963])" office:value-type="string" office:string-value="战吼;" calcext:value-type="string">
            <text:p>战吼;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/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964]));YEAR(MAX([.$A$1:.$A$1048576]))-YEAR([.A964])&gt;=2;[.$B964]&lt;&gt;&quot;基本&quot;;[.$B964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污手街守护者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office:value-type="string" calcext:value-type="string">
            <text:p>嘲讽;</text:p>
          </table:table-cell>
          <table:table-cell table:style-name="ce58" table:content-validation-name="val8" office:value-type="string" calcext:value-type="string">
            <text:p>圣盾;</text:p>
          </table:table-cell>
          <table:table-cell table:style-name="ce58" table:content-validation-name="val8" table:number-columns-repeated="2"/>
          <table:table-cell table:content-validation-name="val1" table:formula="of:=COM.MICROSOFT.CONCAT([.K964:.O964])" office:value-type="string" office:string-value="战吼;嘲讽;圣盾;" calcext:value-type="string">
            <text:p>战吼;嘲讽;圣盾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965]));YEAR(MAX([.$A$1:.$A$1048576]))-YEAR([.A965])&gt;=2;[.$B965]&lt;&gt;&quot;基本&quot;;[.$B965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古加尔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table:number-columns-repeated="4"/>
          <table:table-cell table:content-validation-name="val1" table:formula="of:=COM.MICROSOFT.CONCAT([.K965:.O965])" office:value-type="string" office:string-value="战吼;" calcext:value-type="string">
            <text:p>战吼;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卡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1"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66]));YEAR(MAX([.$A$1:.$A$1048576]))-YEAR([.A966])&gt;=2;[.$B966]&lt;&gt;&quot;基本&quot;;[.$B966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恐怖末日守卫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966:.O966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51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967]));YEAR(MAX([.$A$1:.$A$1048576]))-YEAR([.A967])&gt;=2;[.$B967]&lt;&gt;&quot;基本&quot;;[.$B967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渊狱惩击者</text:p>
          </table:table-cell>
          <table:table-cell table:style-name="ce58" table:content-validation-name="val7" office:value-type="string" calcext:value-type="string">
            <text:p>恶魔</text:p>
          </table:table-cell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table:number-columns-repeated="4"/>
          <table:table-cell table:content-validation-name="val1" table:formula="of:=COM.MICROSOFT.CONCAT([.K967:.O967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58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1"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68]));YEAR(MAX([.$A$1:.$A$1048576]))-YEAR([.A968])&gt;=2;[.$B968]&lt;&gt;&quot;基本&quot;;[.$B968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曜石毁灭者</text:p>
          </table:table-cell>
          <table:table-cell table:style-name="ce51" table:content-validation-name="val7"/>
          <table:table-cell table:style-name="ce51" table:content-validation-name="val8" office:value-type="string" calcext:value-type="string">
            <text:p>嘲讽;</text:p>
          </table:table-cell>
          <table:table-cell table:style-name="ce51" table:content-validation-name="val8" table:number-columns-repeated="4"/>
          <table:table-cell table:content-validation-name="val1" table:formula="of:=COM.MICROSOFT.CONCAT([.K968:.O968])" office:value-type="string" office:string-value="嘲讽;" calcext:value-type="string">
            <text:p>嘲讽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69]));YEAR(MAX([.$A$1:.$A$1048576]))-YEAR([.A969])&gt;=2;[.$B969]&lt;&gt;&quot;基本&quot;;[.$B969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马尔考罗克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table:number-columns-repeated="4"/>
          <table:table-cell table:content-validation-name="val1" table:formula="of:=COM.MICROSOFT.CONCAT([.K969:.O969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70]));YEAR(MAX([.$A$1:.$A$1048576]))-YEAR([.A970])&gt;=2;[.$B970]&lt;&gt;&quot;基本&quot;;[.$B970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上古之神守卫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table:number-columns-repeated="4"/>
          <table:table-cell table:content-validation-name="val1" table:formula="of:=COM.MICROSOFT.CONCAT([.K970:.O970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搭配卡组(战吼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1"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71]));YEAR(MAX([.$A$1:.$A$1048576]))-YEAR([.A971])&gt;=2;[.$B971]&lt;&gt;&quot;基本&quot;;[.$B971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血吼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971:.O971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72]));YEAR(MAX([.$A$1:.$A$1048576]))-YEAR([.A972])&gt;=2;[.$B972]&lt;&gt;&quot;基本&quot;;[.$B972]&lt;&gt;&quot;经典&quot;); &quot;狂野&quot;; &quot;标准&quot;)" office:value-type="string" office:string-value="狂野" calcext:value-type="string">
            <text:p>狂野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重碾</text:p>
          </table:table-cell>
          <table:table-cell table:style-name="ce58" table:content-validation-name="val7"/>
          <table:table-cell table:style-name="ce51" table:content-validation-name="val8" table:number-columns-repeated="5"/>
          <table:table-cell table:content-validation-name="val1" table:formula="of:=COM.MICROSOFT.CONCAT([.K972:.O972])">
            <text:p/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office:value-type="string" calcext:value-type="string">
            <text:p>搭配卡组（消灭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73]));YEAR(MAX([.$A$1:.$A$1048576]))-YEAR([.A973])&gt;=2;[.$B973]&lt;&gt;&quot;基本&quot;;[.$B973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艾尔文灾星霍格</text:p>
          </table:table-cell>
          <table:table-cell table:style-name="ce51" table:content-validation-name="val7"/>
          <table:table-cell table:style-name="ce51" table:content-validation-name="val8" office:value-type="string" calcext:value-type="string">
            <text:p>嘲讽;</text:p>
          </table:table-cell>
          <table:table-cell table:style-name="ce51" table:content-validation-name="val8" table:number-columns-repeated="4"/>
          <table:table-cell table:content-validation-name="val1" table:formula="of:=COM.MICROSOFT.CONCAT([.K973:.O973])" office:value-type="string" office:string-value="嘲讽;" calcext:value-type="string">
            <text:p>嘲讽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office:value-type="string" calcext:value-type="string">
            <text:p>搭配卡（触发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74]));YEAR(MAX([.$A$1:.$A$1048576]))-YEAR([.A974])&gt;=2;[.$B974]&lt;&gt;&quot;基本&quot;;[.$B974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暴风城勇士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974:.O974])">
            <text:p/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office:value-type="string" calcext:value-type="string">
            <text:p><text:s text:c="2"/>搭配牌（光环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75]));YEAR(MAX([.$A$1:.$A$1048576]))-YEAR([.A975])&gt;=2;[.$B975]&lt;&gt;&quot;基本&quot;;[.$B975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冰喉</text:p>
          </table:table-cell>
          <table:table-cell table:style-name="ce51" table:content-validation-name="val7" office:value-type="string" calcext:value-type="string">
            <text:p>龙</text:p>
          </table:table-cell>
          <table:table-cell table:style-name="ce51" table:content-validation-name="val8" office:value-type="string" calcext:value-type="string">
            <text:p>嘲讽;</text:p>
          </table:table-cell>
          <table:table-cell table:style-name="ce51" table:content-validation-name="val8" office:value-type="string" calcext:value-type="string">
            <text:p>亡语;</text:p>
          </table:table-cell>
          <table:table-cell table:style-name="ce51" table:content-validation-name="val8" table:number-columns-repeated="3"/>
          <table:table-cell table:content-validation-name="val1" table:formula="of:=COM.MICROSOFT.CONCAT([.K975:.O975])" office:value-type="string" office:string-value="嘲讽;亡语;" calcext:value-type="string">
            <text:p>嘲讽;亡语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龙（亡语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76]));YEAR(MAX([.$A$1:.$A$1048576]))-YEAR([.A976])&gt;=2;[.$B976]&lt;&gt;&quot;基本&quot;;[.$B976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颤地者特罗格佐尔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976:.O976])">
            <text:p/>
          </table:table-cell>
          <table:table-cell table:content-validation-name="val9"/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77]));YEAR(MAX([.$A$1:.$A$1048576]))-YEAR([.A977])&gt;=2;[.$B977]&lt;&gt;&quot;基本&quot;;[.$B977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毒沼爬行者</text:p>
          </table:table-cell>
          <table:table-cell table:style-name="ce51" table:content-validation-name="val7"/>
          <table:table-cell table:style-name="ce51" table:content-validation-name="val8" office:value-type="string" calcext:value-type="string">
            <text:p>嘲讽;</text:p>
          </table:table-cell>
          <table:table-cell table:style-name="ce51" table:content-validation-name="val8" table:number-columns-repeated="4"/>
          <table:table-cell table:content-validation-name="val1" table:formula="of:=COM.MICROSOFT.CONCAT([.K977:.O977])" office:value-type="string" office:string-value="嘲讽;" calcext:value-type="string">
            <text:p>嘲讽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78]));YEAR(MAX([.$A$1:.$A$1048576]))-YEAR([.A978])&gt;=2;[.$B978]&lt;&gt;&quot;基本&quot;;[.$B978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俘获的冰虫</text:p>
          </table:table-cell>
          <table:table-cell table:style-name="ce58" table:content-validation-name="val7" office:value-type="string" calcext:value-type="string">
            <text:p>野兽</text:p>
          </table:table-cell>
          <table:table-cell table:style-name="ce51" table:content-validation-name="val8" table:number-columns-repeated="5"/>
          <table:table-cell table:content-validation-name="val1" table:formula="of:=COM.MICROSOFT.CONCAT([.K978:.O978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58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79]));YEAR(MAX([.$A$1:.$A$1048576]))-YEAR([.A979])&gt;=2;[.$B979]&lt;&gt;&quot;基本&quot;;[.$B979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馆长</text:p>
          </table:table-cell>
          <table:table-cell table:style-name="ce58" table:content-validation-name="val7" office:value-type="string" calcext:value-type="string">
            <text:p>机械</text:p>
          </table:table-cell>
          <table:table-cell table:style-name="ce58" table:content-validation-name="val8" office:value-type="string" calcext:value-type="string">
            <text:p>嘲讽;</text:p>
          </table:table-cell>
          <table:table-cell table:style-name="ce58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3"/>
          <table:table-cell table:content-validation-name="val1" table:formula="of:=COM.MICROSOFT.CONCAT([.K979:.O979])" office:value-type="string" office:string-value="嘲讽;战吼;" calcext:value-type="string">
            <text:p>嘲讽;战吼;</text:p>
          </table:table-cell>
          <table:table-cell table:content-validation-name="val9" office:value-type="string" calcext:value-type="string">
            <text:p>良好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80]));YEAR(MAX([.$A$1:.$A$1048576]))-YEAR([.A980])&gt;=2;[.$B980]&lt;&gt;&quot;基本&quot;;[.$B980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畸变的龙鹰</text:p>
          </table:table-cell>
          <table:table-cell table:style-name="ce51" table:content-validation-name="val7" office:value-type="string" calcext:value-type="string">
            <text:p>野兽</text:p>
          </table:table-cell>
          <table:table-cell table:style-name="ce51" table:content-validation-name="val8" table:number-columns-repeated="5"/>
          <table:table-cell table:content-validation-name="val1" table:formula="of:=COM.MICROSOFT.CONCAT([.K980:.O980])">
            <text:p/>
          </table:table-cell>
          <table:table-cell table:content-validation-name="val9"/>
          <table:table-cell table:content-validation-name="val9" office:value-type="string" calcext:value-type="string">
            <text:p>普通</text:p>
          </table:table-cell>
          <table:table-cell table:content-validation-name="val9" table:number-columns-repeated="2"/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81]));YEAR(MAX([.$A$1:.$A$1048576]))-YEAR([.A981])&gt;=2;[.$B981]&lt;&gt;&quot;基本&quot;;[.$B981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迦顿男爵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981:.O981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82]));YEAR(MAX([.$A$1:.$A$1048576]))-YEAR([.A982])&gt;=2;[.$B982]&lt;&gt;&quot;基本&quot;;[.$B982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拉文霍德刺客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982:.O982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58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83]));YEAR(MAX([.$A$1:.$A$1048576]))-YEAR([.A983])&gt;=2;[.$B983]&lt;&gt;&quot;基本&quot;;[.$B983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雷德·黑手</text:p>
          </table:table-cell>
          <table:table-cell table:style-name="ce51" table:content-validation-name="val7"/>
          <table:table-cell table:style-name="ce51" table:content-validation-name="val8" office:value-type="string" calcext:value-type="string">
            <text:p>战吼;</text:p>
          </table:table-cell>
          <table:table-cell table:style-name="ce51" table:content-validation-name="val8" office:value-type="string" calcext:value-type="string">
            <text:p>传说;</text:p>
          </table:table-cell>
          <table:table-cell table:style-name="ce51" table:content-validation-name="val8" table:number-columns-repeated="3"/>
          <table:table-cell table:content-validation-name="val1" table:formula="of:=COM.MICROSOFT.CONCAT([.K983:.O983])" office:value-type="string" office:string-value="战吼;传说;" calcext:value-type="string">
            <text:p>战吼;传说;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office:value-type="string" calcext:value-type="string">
            <text:p>龙（战吼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84]));YEAR(MAX([.$A$1:.$A$1048576]))-YEAR([.A984])&gt;=2;[.$B984]&lt;&gt;&quot;基本&quot;;[.$B984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砰砰博士</text:p>
          </table:table-cell>
          <table:table-cell table:style-name="ce51" table:content-validation-name="val7"/>
          <table:table-cell table:style-name="ce51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984:.O984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85]));YEAR(MAX([.$A$1:.$A$1048576]))-YEAR([.A985])&gt;=2;[.$B985]&lt;&gt;&quot;基本&quot;;[.$B985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熔火恶犬</text:p>
          </table:table-cell>
          <table:table-cell table:style-name="ce58" table:content-validation-name="val7" office:value-type="string" calcext:value-type="string">
            <text:p>野兽</text:p>
          </table:table-cell>
          <table:table-cell table:style-name="ce51" table:content-validation-name="val8" table:number-columns-repeated="5"/>
          <table:table-cell table:content-validation-name="val1" table:formula="of:=COM.MICROSOFT.CONCAT([.K985:.O985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986]));YEAR(MAX([.$A$1:.$A$1048576]))-YEAR([.A986])&gt;=2;[.$B986]&lt;&gt;&quot;基本&quot;;[.$B986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唐·汉古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table:number-columns-repeated="4"/>
          <table:table-cell table:content-validation-name="val1" table:formula="of:=COM.MICROSOFT.CONCAT([.K986:.O986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87]));YEAR(MAX([.$A$1:.$A$1048576]))-YEAR([.A987])&gt;=2;[.$B987]&lt;&gt;&quot;基本&quot;;[.$B987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天空上尉库拉格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987:.O987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海盗（减费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88]));YEAR(MAX([.$A$1:.$A$1048576]))-YEAR([.A988])&gt;=2;[.$B988]&lt;&gt;&quot;基本&quot;;[.$B988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维克洛尔大帝</text:p>
          </table:table-cell>
          <table:table-cell table:style-name="ce58" table:content-validation-name="val7"/>
          <table:table-cell table:style-name="ce51" table:content-validation-name="val8" office:value-type="string" calcext:value-type="string">
            <text:p>嘲讽;</text:p>
          </table:table-cell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table:number-columns-repeated="3"/>
          <table:table-cell table:content-validation-name="val1" table:formula="of:=COM.MICROSOFT.CONCAT([.K988:.O988])" office:value-type="string" office:string-value="嘲讽;战吼;" calcext:value-type="string">
            <text:p>嘲讽;战吼;</text:p>
          </table:table-cell>
          <table:table-cell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搭配卡组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89]));YEAR(MAX([.$A$1:.$A$1048576]))-YEAR([.A989])&gt;=2;[.$B989]&lt;&gt;&quot;基本&quot;;[.$B989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作战傀儡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989:.O989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content-validation-name="val1" table:formula="of:=IF(AND(NOT(ISBLANK([.A990]));YEAR(MAX([.$A$1:.$A$1048576]))-YEAR([.A990])&gt;=2;[.$B990]&lt;&gt;&quot;基本&quot;;[.$B990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埃隆巴克守护者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嘲讽;</text:p>
          </table:table-cell>
          <table:table-cell table:style-name="ce58" table:content-validation-name="val8" table:number-columns-repeated="4"/>
          <table:table-cell table:content-validation-name="val1" table:formula="of:=COM.MICROSOFT.CONCAT([.K990:.O990])" office:value-type="string" office:string-value="嘲讽;" calcext:value-type="string">
            <text:p>嘲讽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style-name="ce51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content-validation-name="val1" table:formula="of:=IF(AND(NOT(ISBLANK([.A991]));YEAR(MAX([.$A$1:.$A$1048576]))-YEAR([.A991])&gt;=2;[.$B991]&lt;&gt;&quot;基本&quot;;[.$B991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阿诺玛鲁斯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亡语;</text:p>
          </table:table-cell>
          <table:table-cell table:style-name="ce58" table:content-validation-name="val8" table:number-columns-repeated="4"/>
          <table:table-cell table:content-validation-name="val1" table:formula="of:=COM.MICROSOFT.CONCAT([.K991:.O991])" office:value-type="string" office:string-value="亡语;" calcext:value-type="string">
            <text:p>亡语;</text:p>
          </table:table-cell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content-validation-name="val1" table:formula="of:=IF(AND(NOT(ISBLANK([.A992]));YEAR(MAX([.$A$1:.$A$1048576]))-YEAR([.A992])&gt;=2;[.$B992]&lt;&gt;&quot;基本&quot;;[.$B992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罗宁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亡语;</text:p>
          </table:table-cell>
          <table:table-cell table:style-name="ce58" table:content-validation-name="val8" table:number-columns-repeated="4"/>
          <table:table-cell table:content-validation-name="val1" table:formula="of:=COM.MICROSOFT.CONCAT([.K992:.O992])" office:value-type="string" office:string-value="亡语;" calcext:value-type="string">
            <text:p>亡语;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content-validation-name="val1" table:formula="of:=IF(AND(NOT(ISBLANK([.A993]));YEAR(MAX([.$A$1:.$A$1048576]))-YEAR([.A993])&gt;=2;[.$B993]&lt;&gt;&quot;基本&quot;;[.$B993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巨型沙虫</text:p>
          </table:table-cell>
          <table:table-cell table:style-name="ce58" table:content-validation-name="val7" office:value-type="string" calcext:value-type="string">
            <text:p>野兽</text:p>
          </table:table-cell>
          <table:table-cell table:style-name="ce58" table:content-validation-name="val8" table:number-columns-repeated="5"/>
          <table:table-cell table:content-validation-name="val1" table:formula="of:=COM.MICROSOFT.CONCAT([.K993:.O993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content-validation-name="val1" table:formula="of:=IF(AND(NOT(ISBLANK([.A994]));YEAR(MAX([.$A$1:.$A$1048576]))-YEAR([.A994])&gt;=2;[.$B994]&lt;&gt;&quot;基本&quot;;[.$B994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风领主奥拉基尔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风怒;</text:p>
          </table:table-cell>
          <table:table-cell table:style-name="ce58" table:content-validation-name="val8" office:value-type="string" calcext:value-type="string">
            <text:p>冲锋;</text:p>
          </table:table-cell>
          <table:table-cell table:style-name="ce58" table:content-validation-name="val8" office:value-type="string" calcext:value-type="string">
            <text:p>圣盾;</text:p>
          </table:table-cell>
          <table:table-cell table:style-name="ce58" table:content-validation-name="val8" office:value-type="string" calcext:value-type="string">
            <text:p>嘲讽;</text:p>
          </table:table-cell>
          <table:table-cell table:style-name="ce58" table:content-validation-name="val8"/>
          <table:table-cell table:content-validation-name="val1" table:formula="of:=COM.MICROSOFT.CONCAT([.K994:.O994])" office:value-type="string" office:string-value="风怒;冲锋;圣盾;嘲讽;" calcext:value-type="string">
            <text:p>风怒;冲锋;圣盾;嘲讽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增益(风怒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1" table:number-columns-repeated="2"/>
          <table:table-cell table:style-name="ce2" office:value-type="float" office:value="8" calcext:value-type="float">
            <text:p>8</text:p>
          </table:table-cell>
          <table:table-cell table:content-validation-name="val1" table:formula="of:=IF(AND(NOT(ISBLANK([.A995]));YEAR(MAX([.$A$1:.$A$1048576]))-YEAR([.A995])&gt;=2;[.$B995]&lt;&gt;&quot;基本&quot;;[.$B995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光耀之主拉格纳罗斯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995:.O995])">
            <text:p/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style-name="ce51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1" table:number-columns-repeated="2"/>
          <table:table-cell table:style-name="ce2" office:value-type="float" office:value="8" calcext:value-type="float">
            <text:p>8</text:p>
          </table:table-cell>
          <table:table-cell table:content-validation-name="val1" table:formula="of:=IF(AND(NOT(ISBLANK([.A996]));YEAR(MAX([.$A$1:.$A$1048576]))-YEAR([.A996])&gt;=2;[.$B996]&lt;&gt;&quot;基本&quot;;[.$B996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圣疗术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996:.O996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51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content-validation-name="val1" table:formula="of:=IF(AND(NOT(ISBLANK([.A997]));YEAR(MAX([.$A$1:.$A$1048576]))-YEAR([.A997])&gt;=2;[.$B997]&lt;&gt;&quot;基本&quot;;[.$B997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提里奥·弗丁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圣盾;</text:p>
          </table:table-cell>
          <table:table-cell table:style-name="ce58" table:content-validation-name="val8" office:value-type="string" calcext:value-type="string">
            <text:p>嘲讽;</text:p>
          </table:table-cell>
          <table:table-cell table:style-name="ce58" table:content-validation-name="val8" office:value-type="string" calcext:value-type="string">
            <text:p>亡语;</text:p>
          </table:table-cell>
          <table:table-cell table:style-name="ce58" table:content-validation-name="val8" table:number-columns-repeated="2"/>
          <table:table-cell table:content-validation-name="val1" table:formula="of:=COM.MICROSOFT.CONCAT([.K997:.O997])" office:value-type="string" office:string-value="圣盾;嘲讽;亡语;" calcext:value-type="string">
            <text:p>圣盾;嘲讽;亡语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content-validation-name="val1" table:formula="of:=IF(AND(NOT(ISBLANK([.A998]));YEAR(MAX([.$A$1:.$A$1048576]))-YEAR([.A998])&gt;=2;[.$B998]&lt;&gt;&quot;基本&quot;;[.$B998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扭曲虚空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998:.O998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2" office:value-type="string" calcext:value-type="string">
            <text:p>环境(消灭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content-validation-name="val1" table:formula="of:=IF(AND(NOT(ISBLANK([.A999]));YEAR(MAX([.$A$1:.$A$1048576]))-YEAR([.A999])&gt;=2;[.$B999]&lt;&gt;&quot;基本&quot;;[.$B999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格罗玛什·地狱咆哮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激怒;</text:p>
          </table:table-cell>
          <table:table-cell table:style-name="ce58" table:content-validation-name="val8" table:number-columns-repeated="4"/>
          <table:table-cell table:content-validation-name="val1" table:formula="of:=COM.MICROSOFT.CONCAT([.K999:.O999])" office:value-type="string" office:string-value="激怒;" calcext:value-type="string">
            <text:p>激怒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office:value-type="string" calcext:value-type="string">
            <text:p>搭配牌（激怒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content-validation-name="val1" table:formula="of:=IF(AND(NOT(ISBLANK([.A1000]));YEAR(MAX([.$A$1:.$A$1048576]))-YEAR([.A1000])&gt;=2;[.$B1000]&lt;&gt;&quot;基本&quot;;[.$B1000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波戈蒙斯塔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1000:.O1000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content-validation-name="val1" table:formula="of:=IF(AND(NOT(ISBLANK([.A1001]));YEAR(MAX([.$A$1:.$A$1048576]))-YEAR([.A1001])&gt;=2;[.$B1001]&lt;&gt;&quot;基本&quot;;[.$B1001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厄运召唤者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table:number-columns-repeated="4"/>
          <table:table-cell table:content-validation-name="val1" table:formula="of:=COM.MICROSOFT.CONCAT([.K1001:.O1001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office:value-type="string" calcext:value-type="string">
            <text:p>克苏恩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8" calcext:value-type="float">
            <text:p>8</text:p>
          </table:table-cell>
          <table:table-cell table:content-validation-name="val1" table:formula="of:=IF(AND(NOT(ISBLANK([.A1002]));YEAR(MAX([.$A$1:.$A$1048576]))-YEAR([.A1002])&gt;=2;[.$B1002]&lt;&gt;&quot;基本&quot;;[.$B1002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格鲁尔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1002:.O1002])">
            <text:p/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office:value-type="string" calcext:value-type="string">
            <text:p><text:s/>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content-validation-name="val1" table:formula="of:=IF(AND(NOT(ISBLANK([.A1003]));YEAR(MAX([.$A$1:.$A$1048576]))-YEAR([.A1003])&gt;=2;[.$B1003]&lt;&gt;&quot;基本&quot;;[.$B1003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惊骇恐魔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1003:.O1003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58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content-validation-name="val1" table:formula="of:=IF(AND(NOT(ISBLANK([.A1004]));YEAR(MAX([.$A$1:.$A$1048576]))-YEAR([.A1004])&gt;=2;[.$B1004]&lt;&gt;&quot;基本&quot;;[.$B1004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克尔苏加德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1004:.O1004])">
            <text:p/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搭配牌（特殊需求）;转生;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58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content-validation-name="val1" table:formula="of:=IF(AND(NOT(ISBLANK([.A1005]));YEAR(MAX([.$A$1:.$A$1048576]))-YEAR([.A1005])&gt;=2;[.$B1005]&lt;&gt;&quot;基本&quot;;[.$B1005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克洛玛古斯</text:p>
          </table:table-cell>
          <table:table-cell table:style-name="ce58" table:content-validation-name="val7" office:value-type="string" calcext:value-type="string">
            <text:p>龙</text:p>
          </table:table-cell>
          <table:table-cell table:style-name="ce58" table:content-validation-name="val8" table:number-columns-repeated="5"/>
          <table:table-cell table:content-validation-name="val1" table:formula="of:=COM.MICROSOFT.CONCAT([.K1005:.O1005])">
            <text:p/>
          </table:table-cell>
          <table:table-cell table:content-validation-name="val9"/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抽卡（触发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58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content-validation-name="val1" table:formula="of:=IF(AND(NOT(ISBLANK([.A1006]));YEAR(MAX([.$A$1:.$A$1048576]))-YEAR([.A1006])&gt;=2;[.$B1006]&lt;&gt;&quot;基本&quot;;[.$B1006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麦迪文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table:number-columns-repeated="4"/>
          <table:table-cell table:content-validation-name="val1" table:formula="of:=COM.MICROSOFT.CONCAT([.K1006:.O1006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office:value-type="string" calcext:value-type="string">
            <text:p>法术（战吼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8" calcext:value-type="float">
            <text:p>8</text:p>
          </table:table-cell>
          <table:table-cell table:content-validation-name="val1" table:formula="of:=IF(AND(NOT(ISBLANK([.A1007]));YEAR(MAX([.$A$1:.$A$1048576]))-YEAR([.A1007])&gt;=2;[.$B1007]&lt;&gt;&quot;基本&quot;;[.$B1007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强袭坦克</text:p>
          </table:table-cell>
          <table:table-cell table:style-name="ce58" table:content-validation-name="val7" office:value-type="string" calcext:value-type="string">
            <text:p>机械</text:p>
          </table:table-cell>
          <table:table-cell table:style-name="ce58" table:content-validation-name="val8" office:value-type="string" calcext:value-type="string">
            <text:p>圣盾;</text:p>
          </table:table-cell>
          <table:table-cell table:style-name="ce51" table:content-validation-name="val8" table:number-columns-repeated="4"/>
          <table:table-cell table:content-validation-name="val1" table:formula="of:=COM.MICROSOFT.CONCAT([.K1007:.O1007])" office:value-type="string" office:string-value="圣盾;" calcext:value-type="string">
            <text:p>圣盾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51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58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8" calcext:value-type="float">
            <text:p>8</text:p>
          </table:table-cell>
          <table:table-cell table:content-validation-name="val1" table:formula="of:=IF(AND(NOT(ISBLANK([.A1008]));YEAR(MAX([.$A$1:.$A$1048576]))-YEAR([.A1008])&gt;=2;[.$B1008]&lt;&gt;&quot;基本&quot;;[.$B1008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石化魔暴龙</text:p>
          </table:table-cell>
          <table:table-cell table:style-name="ce58" table:content-validation-name="val7" office:value-type="string" calcext:value-type="string">
            <text:p>野兽</text:p>
          </table:table-cell>
          <table:table-cell table:style-name="ce51" table:content-validation-name="val8" office:value-type="string" calcext:value-type="string">
            <text:p>战吼;</text:p>
          </table:table-cell>
          <table:table-cell table:style-name="ce51" table:content-validation-name="val8" office:value-type="string" calcext:value-type="string">
            <text:p>嘲讽;</text:p>
          </table:table-cell>
          <table:table-cell table:style-name="ce51" table:content-validation-name="val8" table:number-columns-repeated="3"/>
          <table:table-cell table:content-validation-name="val1" table:formula="of:=COM.MICROSOFT.CONCAT([.K1008:.O1008])" office:value-type="string" office:string-value="战吼;嘲讽;" calcext:value-type="string">
            <text:p>战吼;嘲讽;</text:p>
          </table:table-cell>
          <table:table-cell table:content-validation-name="val9" table:number-columns-repeated="4"/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8" calcext:value-type="float">
            <text:p>8</text:p>
          </table:table-cell>
          <table:table-cell table:content-validation-name="val1" table:formula="of:=IF(AND(NOT(ISBLANK([.A1009]));YEAR(MAX([.$A$1:.$A$1048576]))-YEAR([.A1009])&gt;=2;[.$B1009]&lt;&gt;&quot;基本&quot;;[.$B1009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斯尼德的伐木机</text:p>
          </table:table-cell>
          <table:table-cell table:style-name="ce58" table:content-validation-name="val7" office:value-type="string" calcext:value-type="string">
            <text:p>机械</text:p>
          </table:table-cell>
          <table:table-cell table:style-name="ce58" table:content-validation-name="val8" office:value-type="string" calcext:value-type="string">
            <text:p>亡语;</text:p>
          </table:table-cell>
          <table:table-cell table:style-name="ce51" table:content-validation-name="val8" table:number-columns-repeated="4"/>
          <table:table-cell table:content-validation-name="val1" table:formula="of:=COM.MICROSOFT.CONCAT([.K1009:.O1009])" office:value-type="string" office:string-value="亡语;" calcext:value-type="string">
            <text:p>亡语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亡语相关:转生;…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8" calcext:value-type="float">
            <text:p>8</text:p>
          </table:table-cell>
          <table:table-cell table:content-validation-name="val1" table:formula="of:=IF(AND(NOT(ISBLANK([.A1010]));YEAR(MAX([.$A$1:.$A$1048576]))-YEAR([.A1010])&gt;=2;[.$B1010]&lt;&gt;&quot;基本&quot;;[.$B1010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死神4000型</text:p>
          </table:table-cell>
          <table:table-cell table:style-name="ce58" table:content-validation-name="val7" office:value-type="string" calcext:value-type="string">
            <text:p>机械</text:p>
          </table:table-cell>
          <table:table-cell table:style-name="ce51" table:content-validation-name="val8" table:number-columns-repeated="5"/>
          <table:table-cell table:content-validation-name="val1" table:formula="of:=COM.MICROSOFT.CONCAT([.K1010:.O1010])">
            <text:p/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51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8" calcext:value-type="float">
            <text:p>8</text:p>
          </table:table-cell>
          <table:table-cell table:content-validation-name="val1" table:formula="of:=IF(AND(NOT(ISBLANK([.A1011]));YEAR(MAX([.$A$1:.$A$1048576]))-YEAR([.A1011])&gt;=2;[.$B1011]&lt;&gt;&quot;基本&quot;;[.$B1011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炎魔之王拉格纳罗斯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1011:.O1011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25" office:value-type="string" calcext:value-type="string">
            <text:p>人品（持续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9" calcext:value-type="float">
            <text:p>9</text:p>
          </table:table-cell>
          <table:table-cell table:content-validation-name="val1" table:formula="of:=IF(AND(NOT(ISBLANK([.A1012]));YEAR(MAX([.$A$1:.$A$1048576]))-YEAR([.A1012])&gt;=2;[.$B1012]&lt;&gt;&quot;基本&quot;;[.$B1012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艾维娜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1012:.O1012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5费以上卡（减费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58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9" calcext:value-type="float">
            <text:p>9</text:p>
          </table:table-cell>
          <table:table-cell table:content-validation-name="val1" table:formula="of:=IF(AND(NOT(ISBLANK([.A1013]));YEAR(MAX([.$A$1:.$A$1048576]))-YEAR([.A1013])&gt;=2;[.$B1013]&lt;&gt;&quot;基本&quot;;[.$B1013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火山邪木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嘲讽;</text:p>
          </table:table-cell>
          <table:table-cell table:style-name="ce58" table:content-validation-name="val8" table:number-columns-repeated="4"/>
          <table:table-cell table:content-validation-name="val1" table:formula="of:=COM.MICROSOFT.CONCAT([.K1013:.O1013])" office:value-type="string" office:string-value="嘲讽;" calcext:value-type="string">
            <text:p>嘲讽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2" office:value-type="string" calcext:value-type="string">
            <text:p>剧毒之种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1" table:number-columns-repeated="2"/>
          <table:table-cell table:style-name="ce2" office:value-type="float" office:value="9" calcext:value-type="float">
            <text:p>9</text:p>
          </table:table-cell>
          <table:table-cell table:content-validation-name="val1" table:formula="of:=IF(AND(NOT(ISBLANK([.A1014]));YEAR(MAX([.$A$1:.$A$1048576]))-YEAR([.A1014])&gt;=2;[.$B1014]&lt;&gt;&quot;基本&quot;;[.$B1014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塞纳留斯</text:p>
          </table:table-cell>
          <table:table-cell table:style-name="ce51" table:content-validation-name="val7"/>
          <table:table-cell table:style-name="ce51" table:content-validation-name="val8" office:value-type="string" calcext:value-type="string">
            <text:p>抉择;</text:p>
          </table:table-cell>
          <table:table-cell table:style-name="ce58" table:content-validation-name="val8" office:value-type="string" calcext:value-type="string">
            <text:p>嘲讽;</text:p>
          </table:table-cell>
          <table:table-cell table:style-name="ce51" table:content-validation-name="val8" table:number-columns-repeated="3"/>
          <table:table-cell table:content-validation-name="val1" table:formula="of:=COM.MICROSOFT.CONCAT([.K1014:.O1014])" office:value-type="string" office:string-value="抉择;嘲讽;" calcext:value-type="string">
            <text:p>抉择;嘲讽;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51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1" table:number-columns-repeated="2"/>
          <table:table-cell table:style-name="ce2" office:value-type="float" office:value="9" calcext:value-type="float">
            <text:p>9</text:p>
          </table:table-cell>
          <table:table-cell table:content-validation-name="val1" table:formula="of:=IF(AND(NOT(ISBLANK([.A1015]));YEAR(MAX([.$A$1:.$A$1048576]))-YEAR([.A1015])&gt;=2;[.$B1015]&lt;&gt;&quot;基本&quot;;[.$B1015]&lt;&gt;&quot;经典&quot;); &quot;狂野&quot;; &quot;标准&quot;)" office:value-type="string" office:string-value="狂野" calcext:value-type="string">
            <text:p>狂野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生命之树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1015:.O1015])">
            <text:p/>
          </table:table-cell>
          <table:table-cell table:content-validation-name="val9"/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治疗目标(治疗需求)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1" table:number-columns-repeated="2"/>
          <table:table-cell table:style-name="ce2" office:value-type="float" office:value="9" calcext:value-type="float">
            <text:p>9</text:p>
          </table:table-cell>
          <table:table-cell table:content-validation-name="val1" table:formula="of:=IF(AND(NOT(ISBLANK([.A1016]));YEAR(MAX([.$A$1:.$A$1048576]))-YEAR([.A1016])&gt;=2;[.$B1016]&lt;&gt;&quot;基本&quot;;[.$B1016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暴龙王克鲁什</text:p>
          </table:table-cell>
          <table:table-cell table:style-name="ce51" table:content-validation-name="val7" office:value-type="string" calcext:value-type="string">
            <text:p>野兽</text:p>
          </table:table-cell>
          <table:table-cell table:style-name="ce51" table:content-validation-name="val8" office:value-type="string" calcext:value-type="string">
            <text:p>冲锋;</text:p>
          </table:table-cell>
          <table:table-cell table:style-name="ce51" table:content-validation-name="val8" table:number-columns-repeated="4"/>
          <table:table-cell table:content-validation-name="val1" table:formula="of:=COM.MICROSOFT.CONCAT([.K1016:.O1016])" office:value-type="string" office:string-value="冲锋;" calcext:value-type="string">
            <text:p>冲锋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style-name="ce2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content-validation-name="val1" table:formula="of:=IF(AND(NOT(ISBLANK([.A1017]));YEAR(MAX([.$A$1:.$A$1048576]))-YEAR([.A1017])&gt;=2;[.$B1017]&lt;&gt;&quot;基本&quot;;[.$B1017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兽群呼唤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1017:.O1017])">
            <text:p/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1" table:number-columns-repeated="2"/>
          <table:table-cell table:style-name="ce2" office:value-type="float" office:value="9" calcext:value-type="float">
            <text:p>9</text:p>
          </table:table-cell>
          <table:table-cell table:content-validation-name="val1" table:formula="of:=IF(AND(NOT(ISBLANK([.A1018]));YEAR(MAX([.$A$1:.$A$1048576]))-YEAR([.A1018])&gt;=2;[.$B1018]&lt;&gt;&quot;基本&quot;;[.$B1018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阿奴巴拉克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亡语;</text:p>
          </table:table-cell>
          <table:table-cell table:style-name="ce51" table:content-validation-name="val8" table:number-columns-repeated="4"/>
          <table:table-cell table:content-validation-name="val1" table:formula="of:=COM.MICROSOFT.CONCAT([.K1018:.O1018])" office:value-type="string" office:string-value="亡语;" calcext:value-type="string">
            <text:p>亡语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51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content-validation-name="val1" table:formula="of:=IF(AND(NOT(ISBLANK([.A1019]));YEAR(MAX([.$A$1:.$A$1048576]))-YEAR([.A1019])&gt;=2;[.$B1019]&lt;&gt;&quot;基本&quot;;[.$B1019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克苏恩之刃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table:number-columns-repeated="4"/>
          <table:table-cell table:content-validation-name="val1" table:formula="of:=COM.MICROSOFT.CONCAT([.K1019:.O1019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content-validation-name="val1" table:formula="of:=IF(AND(NOT(ISBLANK([.A1020]));YEAR(MAX([.$A$1:.$A$1048576]))-YEAR([.A1020])&gt;=2;[.$B1020]&lt;&gt;&quot;基本&quot;;[.$B1020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唤魔者克鲁尔</text:p>
          </table:table-cell>
          <table:table-cell table:style-name="ce58" table:content-validation-name="val7" office:value-type="string" calcext:value-type="string">
            <text:p>恶魔</text:p>
          </table:table-cell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table:number-columns-repeated="4"/>
          <table:table-cell table:content-validation-name="val1" table:formula="of:=COM.MICROSOFT.CONCAT([.K1020:.O1020])" office:value-type="string" office:string-value="战吼;" calcext:value-type="string">
            <text:p>战吼;</text:p>
          </table:table-cell>
          <table:table-cell table:content-validation-name="val9"/>
          <table:table-cell table:number-columns-repeated="3" table:content-validation-name="val9" office:value-type="string" calcext:value-type="string">
            <text:p>优秀</text:p>
          </table:table-cell>
          <table:table-cell office:value-type="string" calcext:value-type="string">
            <text:p>搭配卡组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9" calcext:value-type="float">
            <text:p>9</text:p>
          </table:table-cell>
          <table:table-cell table:content-validation-name="val1" table:formula="of:=IF(AND(NOT(ISBLANK([.A1021]));YEAR(MAX([.$A$1:.$A$1048576]))-YEAR([.A1021])&gt;=2;[.$B1021]&lt;&gt;&quot;基本&quot;;[.$B1021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加拉克苏斯大王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table:number-columns-repeated="4"/>
          <table:table-cell table:content-validation-name="val1" table:formula="of:=COM.MICROSOFT.CONCAT([.K1021:.O1021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9" calcext:value-type="float">
            <text:p>9</text:p>
          </table:table-cell>
          <table:table-cell table:content-validation-name="val1" table:formula="of:=IF(AND(NOT(ISBLANK([.A1022]));YEAR(MAX([.$A$1:.$A$1048576]))-YEAR([.A1022])&gt;=2;[.$B1022]&lt;&gt;&quot;基本&quot;;[.$B1022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玛尔加尼斯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1022:.O1022])">
            <text:p/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恶魔(光环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9" calcext:value-type="float">
            <text:p>9</text:p>
          </table:table-cell>
          <table:table-cell table:content-validation-name="val1" table:formula="of:=IF(AND(NOT(ISBLANK([.A1023]));YEAR(MAX([.$A$1:.$A$1048576]))-YEAR([.A1023])&gt;=2;[.$B1023]&lt;&gt;&quot;基本&quot;;[.$B1023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阿莱克丝塔萨</text:p>
          </table:table-cell>
          <table:table-cell table:style-name="ce58" table:content-validation-name="val7" office:value-type="string" calcext:value-type="string">
            <text:p>龙</text:p>
          </table:table-cell>
          <table:table-cell table:style-name="ce51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1023:.O1023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9" calcext:value-type="float">
            <text:p>9</text:p>
          </table:table-cell>
          <table:table-cell table:content-validation-name="val1" table:formula="of:=IF(AND(NOT(ISBLANK([.A1024]));YEAR(MAX([.$A$1:.$A$1048576]))-YEAR([.A1024])&gt;=2;[.$B1024]&lt;&gt;&quot;基本&quot;;[.$B1024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奥妮克希亚</text:p>
          </table:table-cell>
          <table:table-cell table:style-name="ce58" table:content-validation-name="val7" office:value-type="string" calcext:value-type="string">
            <text:p>龙</text:p>
          </table:table-cell>
          <table:table-cell table:style-name="ce51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1024:.O1024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9" calcext:value-type="float">
            <text:p>9</text:p>
          </table:table-cell>
          <table:table-cell table:content-validation-name="val1" table:formula="of:=IF(AND(NOT(ISBLANK([.A1025]));YEAR(MAX([.$A$1:.$A$1048576]))-YEAR([.A1025])&gt;=2;[.$B1025]&lt;&gt;&quot;基本&quot;;[.$B1025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北海海怪</text:p>
          </table:table-cell>
          <table:table-cell table:style-name="ce51" table:content-validation-name="val7"/>
          <table:table-cell table:style-name="ce51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1025:.O1025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9" calcext:value-type="float">
            <text:p>9</text:p>
          </table:table-cell>
          <table:table-cell table:content-validation-name="val1" table:formula="of:=IF(AND(NOT(ISBLANK([.A1026]));YEAR(MAX([.$A$1:.$A$1048576]))-YEAR([.A1026])&gt;=2;[.$B1026]&lt;&gt;&quot;基本&quot;;[.$B1026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冰吼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1026:.O1026])">
            <text:p/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/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58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9" calcext:value-type="float">
            <text:p>9</text:p>
          </table:table-cell>
          <table:table-cell table:content-validation-name="val1" table:formula="of:=IF(AND(NOT(ISBLANK([.A1027]));YEAR(MAX([.$A$1:.$A$1048576]))-YEAR([.A1027])&gt;=2;[.$B1027]&lt;&gt;&quot;基本&quot;;[.$B1027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管理者埃克索图斯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亡语;</text:p>
          </table:table-cell>
          <table:table-cell table:style-name="ce58" table:content-validation-name="val8" table:number-columns-repeated="4"/>
          <table:table-cell table:content-validation-name="val1" table:formula="of:=COM.MICROSOFT.CONCAT([.K1027:.O1027])" office:value-type="string" office:string-value="亡语;" calcext:value-type="string">
            <text:p>亡语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9" calcext:value-type="float">
            <text:p>9</text:p>
          </table:table-cell>
          <table:table-cell table:content-validation-name="val1" table:formula="of:=IF(AND(NOT(ISBLANK([.A1028]));YEAR(MAX([.$A$1:.$A$1048576]))-YEAR([.A1028])&gt;=2;[.$B1028]&lt;&gt;&quot;基本&quot;;[.$B1028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玛里苟斯</text:p>
          </table:table-cell>
          <table:table-cell table:style-name="ce58" table:content-validation-name="val7" office:value-type="string" calcext:value-type="string">
            <text:p>龙</text:p>
          </table:table-cell>
          <table:table-cell table:style-name="ce51" table:content-validation-name="val8" table:number-columns-repeated="5"/>
          <table:table-cell table:content-validation-name="val1" table:formula="of:=COM.MICROSOFT.CONCAT([.K1028:.O1028])">
            <text:p/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法伤（法强需求） 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58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9" calcext:value-type="float">
            <text:p>9</text:p>
          </table:table-cell>
          <table:table-cell table:content-validation-name="val1" table:formula="of:=IF(AND(NOT(ISBLANK([.A1029]));YEAR(MAX([.$A$1:.$A$1048576]))-YEAR([.A1029])&gt;=2;[.$B1029]&lt;&gt;&quot;基本&quot;;[.$B1029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奈法利安</text:p>
          </table:table-cell>
          <table:table-cell table:style-name="ce58" table:content-validation-name="val7" office:value-type="string" calcext:value-type="string">
            <text:p>龙</text:p>
          </table:table-cell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table:number-columns-repeated="4"/>
          <table:table-cell table:content-validation-name="val1" table:formula="of:=COM.MICROSOFT.CONCAT([.K1029:.O1029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office:value-type="float" office:value="9" calcext:value-type="float">
            <text:p>9</text:p>
          </table:table-cell>
          <table:table-cell table:content-validation-name="val1" table:formula="of:=IF(AND(NOT(ISBLANK([.A1030]));YEAR(MAX([.$A$1:.$A$1048576]))-YEAR([.A1030])&gt;=2;[.$B1030]&lt;&gt;&quot;基本&quot;;[.$B1030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诺格弗格市长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1030:.O1030])">
            <text:p/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51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9" calcext:value-type="float">
            <text:p>9</text:p>
          </table:table-cell>
          <table:table-cell table:content-validation-name="val1" table:formula="of:=IF(AND(NOT(ISBLANK([.A1031]));YEAR(MAX([.$A$1:.$A$1048576]))-YEAR([.A1031])&gt;=2;[.$B1031]&lt;&gt;&quot;基本&quot;;[.$B1031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诺滋多姆</text:p>
          </table:table-cell>
          <table:table-cell table:style-name="ce51" table:content-validation-name="val7" office:value-type="string" calcext:value-type="string">
            <text:p>龙</text:p>
          </table:table-cell>
          <table:table-cell table:style-name="ce51" table:content-validation-name="val8" table:number-columns-repeated="5"/>
          <table:table-cell table:content-validation-name="val1" table:formula="of:=COM.MICROSOFT.CONCAT([.K1031:.O1031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office:value-type="string" calcext:value-type="string">
            <text:p>随机类效果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9" calcext:value-type="float">
            <text:p>9</text:p>
          </table:table-cell>
          <table:table-cell table:content-validation-name="val1" table:formula="of:=IF(AND(NOT(ISBLANK([.A1032]));YEAR(MAX([.$A$1:.$A$1048576]))-YEAR([.A1032])&gt;=2;[.$B1032]&lt;&gt;&quot;基本&quot;;[.$B1032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瑟玛普拉格</text:p>
          </table:table-cell>
          <table:table-cell table:style-name="ce51" table:content-validation-name="val7" office:value-type="string" calcext:value-type="string">
            <text:p>机械</text:p>
          </table:table-cell>
          <table:table-cell table:style-name="ce51" table:content-validation-name="val8" table:number-columns-repeated="5"/>
          <table:table-cell table:content-validation-name="val1" table:formula="of:=COM.MICROSOFT.CONCAT([.K1032:.O1032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51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9" calcext:value-type="float">
            <text:p>9</text:p>
          </table:table-cell>
          <table:table-cell table:content-validation-name="val1" table:formula="of:=IF(AND(NOT(ISBLANK([.A1033]));YEAR(MAX([.$A$1:.$A$1048576]))-YEAR([.A1033])&gt;=2;[.$B1033]&lt;&gt;&quot;基本&quot;;[.$B1033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深渊滑行者索苟斯</text:p>
          </table:table-cell>
          <table:table-cell table:style-name="ce51" table:content-validation-name="val7"/>
          <table:table-cell table:style-name="ce51" table:content-validation-name="val8" office:value-type="string" calcext:value-type="string">
            <text:p>嘲讽;</text:p>
          </table:table-cell>
          <table:table-cell table:style-name="ce51" table:content-validation-name="val8" table:number-columns-repeated="4"/>
          <table:table-cell table:content-validation-name="val1" table:formula="of:=COM.MICROSOFT.CONCAT([.K1033:.O1033])" office:value-type="string" office:string-value="嘲讽;" calcext:value-type="string">
            <text:p>嘲讽;</text:p>
          </table:table-cell>
          <table:table-cell table:content-validation-name="val9"/>
          <table:table-cell table:number-columns-repeated="3" table:content-validation-name="val9" office:value-type="string" calcext:value-type="string">
            <text:p>优秀</text:p>
          </table:table-cell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58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9" calcext:value-type="float">
            <text:p>9</text:p>
          </table:table-cell>
          <table:table-cell table:content-validation-name="val1" table:formula="of:=IF(AND(NOT(ISBLANK([.A1034]));YEAR(MAX([.$A$1:.$A$1048576]))-YEAR([.A1034])&gt;=2;[.$B1034]&lt;&gt;&quot;基本&quot;;[.$B1034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虚灵大盗拉法姆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office:value-type="string" calcext:value-type="string">
            <text:p>发现;</text:p>
          </table:table-cell>
          <table:table-cell table:style-name="ce58" table:content-validation-name="val8" table:number-columns-repeated="3"/>
          <table:table-cell table:content-validation-name="val1" table:formula="of:=COM.MICROSOFT.CONCAT([.K1034:.O1034])" office:value-type="string" office:string-value="战吼;发现;" calcext:value-type="string">
            <text:p>战吼;发现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9" calcext:value-type="float">
            <text:p>9</text:p>
          </table:table-cell>
          <table:table-cell table:content-validation-name="val1" table:formula="of:=IF(AND(NOT(ISBLANK([.A1035]));YEAR(MAX([.$A$1:.$A$1048576]))-YEAR([.A1035])&gt;=2;[.$B1035]&lt;&gt;&quot;基本&quot;;[.$B1035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伊瑟拉</text:p>
          </table:table-cell>
          <table:table-cell table:style-name="ce58" table:content-validation-name="val7" office:value-type="string" calcext:value-type="string">
            <text:p>龙</text:p>
          </table:table-cell>
          <table:table-cell table:style-name="ce51" table:content-validation-name="val8" table:number-columns-repeated="5"/>
          <table:table-cell table:content-validation-name="val1" table:formula="of:=COM.MICROSOFT.CONCAT([.K1035:.O1035])">
            <text:p/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9" calcext:value-type="float">
            <text:p>9</text:p>
          </table:table-cell>
          <table:table-cell table:content-validation-name="val1" table:formula="of:=IF(AND(NOT(ISBLANK([.A1036]));YEAR(MAX([.$A$1:.$A$1048576]))-YEAR([.A1036])&gt;=2;[.$B1036]&lt;&gt;&quot;基本&quot;;[.$B1036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远古造物之血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1036:.O1036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58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content-validation-name="val1" table:formula="of:=IF(AND(NOT(ISBLANK([.A1037]));YEAR(MAX([.$A$1:.$A$1048576]))-YEAR([.A1037])&gt;=2;[.$B1037]&lt;&gt;&quot;基本&quot;;[.$B1037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遗忘之王库恩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抉择;</text:p>
          </table:table-cell>
          <table:table-cell table:style-name="ce58" table:content-validation-name="val8" table:number-columns-repeated="4"/>
          <table:table-cell table:content-validation-name="val1" table:formula="of:=COM.MICROSOFT.CONCAT([.K1037:.O1037])" office:value-type="string" office:string-value="抉择;" calcext:value-type="string">
            <text:p>抉择;</text:p>
          </table:table-cell>
          <table:table-cell table:content-validation-name="val9"/>
          <table:table-cell table:number-columns-repeated="3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content-validation-name="val1" table:formula="of:=IF(AND(NOT(ISBLANK([.A1038]));YEAR(MAX([.$A$1:.$A$1048576]))-YEAR([.A1038])&gt;=2;[.$B1038]&lt;&gt;&quot;基本&quot;;[.$B1038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炎爆术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1038:.O1038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10" calcext:value-type="float">
            <text:p>10</text:p>
          </table:table-cell>
          <table:table-cell table:content-validation-name="val1" table:formula="of:=IF(AND(NOT(ISBLANK([.A1039]));YEAR(MAX([.$A$1:.$A$1048576]))-YEAR([.A1039])&gt;=2;[.$B1039]&lt;&gt;&quot;基本&quot;;[.$B1039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精神控制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1039:.O1039])">
            <text:p/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/>
          <table:table-cell table:style-name="ce2" office:value-type="string" calcext:value-type="string">
            <text:p>环境（特殊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58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10" calcext:value-type="float">
            <text:p>10</text:p>
          </table:table-cell>
          <table:table-cell table:content-validation-name="val1" table:formula="of:=IF(AND(NOT(ISBLANK([.A1040]));YEAR(MAX([.$A$1:.$A$1048576]))-YEAR([.A1040])&gt;=2;[.$B1040]&lt;&gt;&quot;基本&quot;;[.$B1040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亡者归来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1040:.O1040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卡组(召唤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content-validation-name="val1" table:formula="of:=IF(AND(NOT(ISBLANK([.A1041]));YEAR(MAX([.$A$1:.$A$1048576]))-YEAR([.A1041])&gt;=2;[.$B1041]&lt;&gt;&quot;基本&quot;;[.$B1041]&lt;&gt;&quot;经典&quot;); &quot;狂野&quot;; &quot;标准&quot;)" office:value-type="string" office:string-value="标准" calcext:value-type="string">
            <text:p>标准</text:p>
          </table:table-cell>
          <table:table-cell table:style-name="ce58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末日降临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1041:.O1041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1" table:number-columns-repeated="2"/>
          <table:table-cell table:style-name="ce2" office:value-type="float" office:value="10" calcext:value-type="float">
            <text:p>10</text:p>
          </table:table-cell>
          <table:table-cell table:content-validation-name="val1" table:formula="of:=IF(AND(NOT(ISBLANK([.A1042]));YEAR(MAX([.$A$1:.$A$1048576]))-YEAR([.A1042])&gt;=2;[.$B1042]&lt;&gt;&quot;基本&quot;;[.$B1042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瓦里安·乌瑞恩</text:p>
          </table:table-cell>
          <table:table-cell table:style-name="ce51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1042:.O1042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office:value-type="string" calcext:value-type="string">
            <text:p>搭配套牌(战吼需求)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58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10" calcext:value-type="float">
            <text:p>10</text:p>
          </table:table-cell>
          <table:table-cell table:content-validation-name="val1" table:formula="of:=IF(AND(NOT(ISBLANK([.A1043]));YEAR(MAX([.$A$1:.$A$1048576]))-YEAR([.A1043])&gt;=2;[.$B1043]&lt;&gt;&quot;基本&quot;;[.$B1043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冰霜巨人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1043:.O1043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office:value-type="string" calcext:value-type="string">
            <text:p>搭配卡组（减费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10" calcext:value-type="float">
            <text:p>10</text:p>
          </table:table-cell>
          <table:table-cell table:content-validation-name="val1" table:formula="of:=IF(AND(NOT(ISBLANK([.A1044]));YEAR(MAX([.$A$1:.$A$1048576]))-YEAR([.A1044])&gt;=2;[.$B1044]&lt;&gt;&quot;基本&quot;;[.$B1044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恩佐斯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office:value-type="string" calcext:value-type="string">
            <text:p>亡语;</text:p>
          </table:table-cell>
          <table:table-cell table:style-name="ce58" table:content-validation-name="val8" table:number-columns-repeated="3"/>
          <table:table-cell table:content-validation-name="val1" table:formula="of:=COM.MICROSOFT.CONCAT([.K1044:.O1044])" office:value-type="string" office:string-value="战吼;亡语;" calcext:value-type="string">
            <text:p>战吼;亡语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office:value-type="string" calcext:value-type="string">
            <text:p>搭配卡组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10" calcext:value-type="float">
            <text:p>10</text:p>
          </table:table-cell>
          <table:table-cell table:content-validation-name="val1" table:formula="of:=IF(AND(NOT(ISBLANK([.A1045]));YEAR(MAX([.$A$1:.$A$1048576]))-YEAR([.A1045])&gt;=2;[.$B1045]&lt;&gt;&quot;基本&quot;;[.$B1045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海巨人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1045:.O1045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office:value-type="string" calcext:value-type="string">
            <text:p>搭配卡组（减费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10" calcext:value-type="float">
            <text:p>10</text:p>
          </table:table-cell>
          <table:table-cell table:content-validation-name="val1" table:formula="of:=IF(AND(NOT(ISBLANK([.A1046]));YEAR(MAX([.$A$1:.$A$1048576]))-YEAR([.A1046])&gt;=2;[.$B1046]&lt;&gt;&quot;基本&quot;;[.$B1046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龙领主死亡之翼</text:p>
          </table:table-cell>
          <table:table-cell table:style-name="ce58" table:content-validation-name="val7" office:value-type="string" calcext:value-type="string">
            <text:p>龙</text:p>
          </table:table-cell>
          <table:table-cell table:style-name="ce51" table:content-validation-name="val8" office:value-type="string" calcext:value-type="string">
            <text:p>亡语;</text:p>
          </table:table-cell>
          <table:table-cell table:style-name="ce51" table:content-validation-name="val8" table:number-columns-repeated="4"/>
          <table:table-cell table:content-validation-name="val1" table:formula="of:=COM.MICROSOFT.CONCAT([.K1046:.O1046])" office:value-type="string" office:string-value="亡语;" calcext:value-type="string">
            <text:p>亡语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搭配卡组（亡语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10" calcext:value-type="float">
            <text:p>10</text:p>
          </table:table-cell>
          <table:table-cell table:content-validation-name="val1" table:formula="of:=IF(AND(NOT(ISBLANK([.A1047]));YEAR(MAX([.$A$1:.$A$1048576]))-YEAR([.A1047])&gt;=2;[.$B1047]&lt;&gt;&quot;基本&quot;;[.$B1047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克苏恩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table:number-columns-repeated="4"/>
          <table:table-cell table:content-validation-name="val1" table:formula="of:=COM.MICROSOFT.CONCAT([.K1047:.O1047])" office:value-type="string" office:string-value="战吼;" calcext:value-type="string">
            <text:p>战吼;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搭配卡组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10" calcext:value-type="float">
            <text:p>10</text:p>
          </table:table-cell>
          <table:table-cell table:content-validation-name="val1" table:formula="of:=IF(AND(NOT(ISBLANK([.A1048]));YEAR(MAX([.$A$1:.$A$1048576]))-YEAR([.A1048])&gt;=2;[.$B1048]&lt;&gt;&quot;基本&quot;;[.$B1048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死亡之翼</text:p>
          </table:table-cell>
          <table:table-cell table:style-name="ce51" table:content-validation-name="val7" office:value-type="string" calcext:value-type="string">
            <text:p>龙</text:p>
          </table:table-cell>
          <table:table-cell table:style-name="ce51" table:content-validation-name="val8" office:value-type="string" calcext:value-type="string">
            <text:p>战吼;</text:p>
          </table:table-cell>
          <table:table-cell table:style-name="ce51" table:content-validation-name="val8" table:number-columns-repeated="4"/>
          <table:table-cell table:content-validation-name="val1" table:formula="of:=COM.MICROSOFT.CONCAT([.K1048:.O1048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/>
          <table:table-cell table:style-name="ce25"/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10" calcext:value-type="float">
            <text:p>10</text:p>
          </table:table-cell>
          <table:table-cell table:content-validation-name="val1" table:formula="of:=IF(AND(NOT(ISBLANK([.A1049]));YEAR(MAX([.$A$1:.$A$1048576]))-YEAR([.A1049])&gt;=2;[.$B1049]&lt;&gt;&quot;基本&quot;;[.$B1049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无面巨兽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1049:.O1049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10" calcext:value-type="float">
            <text:p>10</text:p>
          </table:table-cell>
          <table:table-cell table:content-validation-name="val1" table:formula="of:=IF(AND(NOT(ISBLANK([.A1050]));YEAR(MAX([.$A$1:.$A$1048576]))-YEAR([.A1050])&gt;=2;[.$B1050]&lt;&gt;&quot;基本&quot;;[.$B1050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亚煞极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1050:.O1050])">
            <text:p/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搭配卡组（持续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58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10" calcext:value-type="float">
            <text:p>10</text:p>
          </table:table-cell>
          <table:table-cell table:content-validation-name="val1" table:formula="of:=IF(AND(NOT(ISBLANK([.A1051]));YEAR(MAX([.$A$1:.$A$1048576]))-YEAR([.A1051])&gt;=2;[.$B1051]&lt;&gt;&quot;基本&quot;;[.$B1051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尤格-萨隆</text:p>
          </table:table-cell>
          <table:table-cell table:style-name="ce58" table:content-validation-name="val7"/>
          <table:table-cell table:style-name="ce58" table:content-validation-name="val8" office:value-type="string" calcext:value-type="string">
            <text:p>战吼;</text:p>
          </table:table-cell>
          <table:table-cell table:style-name="ce58" table:content-validation-name="val8" table:number-columns-repeated="4"/>
          <table:table-cell table:content-validation-name="val1" table:formula="of:=COM.MICROSOFT.CONCAT([.K1051:.O1051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office:value-type="string" calcext:value-type="string">
            <text:p>人品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58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12" calcext:value-type="float">
            <text:p>12</text:p>
          </table:table-cell>
          <table:table-cell table:content-validation-name="val1" table:formula="of:=IF(AND(NOT(ISBLANK([.A1052]));YEAR(MAX([.$A$1:.$A$1048576]))-YEAR([.A1052])&gt;=2;[.$B1052]&lt;&gt;&quot;基本&quot;;[.$B1052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奥术巨人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1052:.O1052])">
            <text:p/>
          </table:table-cell>
          <table:table-cell table:content-validation-name="val9"/>
          <table:table-cell table:number-columns-repeated="3" table:content-validation-name="val9" office:value-type="string" calcext:value-type="string">
            <text:p>良好</text:p>
          </table:table-cell>
          <table:table-cell office:value-type="string" calcext:value-type="string">
            <text:p>搭配卡组（减费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58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12" calcext:value-type="float">
            <text:p>12</text:p>
          </table:table-cell>
          <table:table-cell table:content-validation-name="val1" table:formula="of:=IF(AND(NOT(ISBLANK([.A1053]));YEAR(MAX([.$A$1:.$A$1048576]))-YEAR([.A1053])&gt;=2;[.$B1053]&lt;&gt;&quot;基本&quot;;[.$B1053]&lt;&gt;&quot;经典&quot;); &quot;狂野&quot;; &quot;标准&quot;)" office:value-type="string" office:string-value="狂野" calcext:value-type="string">
            <text:p>狂野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发条巨人</text:p>
          </table:table-cell>
          <table:table-cell table:style-name="ce58" table:content-validation-name="val7"/>
          <table:table-cell table:style-name="ce58" table:content-validation-name="val8" table:number-columns-repeated="5"/>
          <table:table-cell table:content-validation-name="val1" table:formula="of:=COM.MICROSOFT.CONCAT([.K1053:.O1053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office:value-type="string" calcext:value-type="string">
            <text:p>搭配卡组（减费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12" calcext:value-type="float">
            <text:p>12</text:p>
          </table:table-cell>
          <table:table-cell table:content-validation-name="val1" table:formula="of:=IF(AND(NOT(ISBLANK([.A1054]));YEAR(MAX([.$A$1:.$A$1048576]))-YEAR([.A1054])&gt;=2;[.$B1054]&lt;&gt;&quot;基本&quot;;[.$B1054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山岭巨人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1054:.O1054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搭配卡组（减费需求）</text:p>
          </table:table-cell>
          <table:table-cell table:style-name="ce51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8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1" table:number-columns-repeated="2"/>
          <table:table-cell table:style-name="ce2" office:value-type="float" office:value="20" calcext:value-type="float">
            <text:p>20</text:p>
          </table:table-cell>
          <table:table-cell table:content-validation-name="val1" table:formula="of:=IF(AND(NOT(ISBLANK([.A1055]));YEAR(MAX([.$A$1:.$A$1048576]))-YEAR([.A1055])&gt;=2;[.$B1055]&lt;&gt;&quot;基本&quot;;[.$B1055]&lt;&gt;&quot;经典&quot;); &quot;狂野&quot;; &quot;标准&quot;)" office:value-type="string" office:string-value="标准" calcext:value-type="string">
            <text:p>标准</text:p>
          </table:table-cell>
          <table:table-cell table:style-name="ce60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熔核巨人</text:p>
          </table:table-cell>
          <table:table-cell table:style-name="ce51" table:content-validation-name="val7"/>
          <table:table-cell table:style-name="ce51" table:content-validation-name="val8" table:number-columns-repeated="5"/>
          <table:table-cell table:content-validation-name="val1" table:formula="of:=COM.MICROSOFT.CONCAT([.K1055:.O1055])">
            <text:p/>
          </table:table-cell>
          <table:table-cell table:number-columns-repeated="4" table:content-validation-name="val9" office:value-type="string" calcext:value-type="string">
            <text:p>良好</text:p>
          </table:table-cell>
          <table:table-cell office:value-type="string" calcext:value-type="string">
            <text:p>搭配卡组（减费需求）,神圣愤怒;嘲讽增益</text:p>
          </table:table-cell>
          <table:table-cell table:style-name="ce51"/>
          <table:table-cell table:number-columns-repeated="1002"/>
        </table:table-row>
        <table:table-row table:style-name="ro6" table:number-rows-repeated="64480">
          <table:table-cell table:style-name="ce1" table:content-validation-name="val2"/>
          <table:table-cell table:style-name="ce58" table:content-validation-name="val3"/>
          <table:table-cell table:style-name="ce19" table:content-validation-name="val4"/>
          <table:table-cell table:number-columns-repeated="3"/>
          <table:table-cell table:content-validation-name="val1"/>
          <table:table-cell table:style-name="ce58" table:content-validation-name="val5"/>
          <table:table-cell table:style-name="ce68" table:content-validation-name="val6"/>
          <table:table-cell table:style-name="ce58" table:content-validation-name="val7"/>
          <table:table-cell table:style-name="ce58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6" table:number-rows-repeated="983040">
          <table:table-cell table:number-columns-repeated="6"/>
          <table:table-cell table:content-validation-name="val1"/>
          <table:table-cell table:number-columns-repeated="9"/>
          <table:table-cell table:content-validation-name="val9" table:number-columns-repeated="4"/>
          <table:table-cell table:number-columns-repeated="1004"/>
        </table:table-row>
        <table:table-row table:style-name="ro6">
          <table:table-cell table:number-columns-repeated="6"/>
          <table:table-cell table:content-validation-name="val1"/>
          <table:table-cell table:number-columns-repeated="9"/>
          <table:table-cell table:content-validation-name="val9" table:number-columns-repeated="4"/>
          <table:table-cell table:number-columns-repeated="1004"/>
        </table:table-row>
        <table:named-expressions>
          <table:named-range table:name="_xlnm._FilterDatabase" table:base-cell-address="$卡牌.$A$1" table:cell-range-address="$卡牌.$A$1:.$V$1055"/>
        </table:named-expressions>
        <calcext:conditional-formats>
          <calcext:conditional-format calcext:target-range-address="卡牌.C2:卡牌.C1048576">
            <calcext:condition calcext:apply-style-name="战士" calcext:value="=&quot;战士&quot;" calcext:base-cell-address="卡牌.C2"/>
            <calcext:condition calcext:apply-style-name="术士" calcext:value="=&quot;术士&quot;" calcext:base-cell-address="卡牌.C2"/>
            <calcext:condition calcext:apply-style-name="法师" calcext:value="=&quot;法师&quot;" calcext:base-cell-address="卡牌.C2"/>
            <calcext:condition calcext:apply-style-name="潜行者" calcext:value="=&quot;潜行者&quot;" calcext:base-cell-address="卡牌.C2"/>
            <calcext:condition calcext:apply-style-name="猎人" calcext:value="=&quot;猎人&quot;" calcext:base-cell-address="卡牌.C2"/>
            <calcext:condition calcext:apply-style-name="德鲁伊" calcext:value="=&quot;德鲁伊&quot;" calcext:base-cell-address="卡牌.C2"/>
            <calcext:condition calcext:apply-style-name="萨满祭司" calcext:value="=&quot;萨满祭司&quot;" calcext:base-cell-address="卡牌.C2"/>
          </calcext:conditional-format>
          <calcext:conditional-format calcext:target-range-address="卡牌.Q1:卡牌.T1048576">
            <calcext:condition calcext:apply-style-name="优秀" calcext:value="=&quot;优秀&quot;" calcext:base-cell-address="卡牌.Q1"/>
            <calcext:condition calcext:apply-style-name="良好" calcext:value="=&quot;良好&quot;" calcext:base-cell-address="卡牌.Q1"/>
            <calcext:condition calcext:apply-style-name="普通" calcext:value="=&quot;普通&quot;" calcext:base-cell-address="卡牌.Q1"/>
          </calcext:conditional-format>
          <calcext:conditional-format calcext:target-range-address="卡牌.I2:卡牌.I1048576">
            <calcext:condition calcext:apply-style-name="法术" calcext:value="formula-is(EXACT([.H2]; &quot;法术&quot;))" calcext:base-cell-address="卡牌.I2"/>
            <calcext:condition calcext:apply-style-name="武器" calcext:value="formula-is(EXACT([.H2]; &quot;武器&quot;))" calcext:base-cell-address="卡牌.I2"/>
          </calcext:conditional-format>
          <calcext:conditional-format calcext:target-range-address="卡牌.I112:卡牌.I121">
            <calcext:condition calcext:apply-style-name="法术" calcext:value="formula-is(EXACT([.H112]; &quot;法术&quot;))" calcext:base-cell-address="卡牌.I112"/>
            <calcext:condition calcext:apply-style-name="武器" calcext:value="formula-is(EXACT([.H112]; &quot;武器&quot;))" calcext:base-cell-address="卡牌.I112"/>
          </calcext:conditional-format>
        </calcext:conditional-formats>
      </table:table>
      <table:table table:name="其他" table:style-name="ta2">
        <office:forms form:automatic-focus="false" form:apply-design-mode="false"/>
        <table:table-column table:style-name="co16" table:default-cell-style-name="ce39"/>
        <table:table-column table:style-name="co17" table:number-columns-repeated="3" table:default-cell-style-name="ce44"/>
        <table:table-column table:style-name="co18" table:default-cell-style-name="ce44"/>
        <table:table-column table:style-name="co15" table:number-columns-repeated="248" table:default-cell-style-name="ce44"/>
        <table:table-column table:style-name="co15" table:number-columns-repeated="771" table:default-cell-style-name="Default"/>
        <table:table-row table:style-name="ro7">
          <table:table-cell table:style-name="ce63" office:value-type="string" calcext:value-type="string" table:number-columns-spanned="1" table:number-rows-spanned="2">
            <text:p>职业</text:p>
          </table:table-cell>
          <table:table-cell table:style-name="ce63" office:value-type="string" calcext:value-type="string" table:number-columns-spanned="3" table:number-rows-spanned="1">
            <text:p>技能评分</text:p>
          </table:table-cell>
          <table:covered-table-cell table:number-columns-repeated="2" table:style-name="ce64"/>
          <table:table-cell table:style-name="ce63" office:value-type="string" calcext:value-type="string" table:number-columns-spanned="1" table:number-rows-spanned="2">
            <text:p><text:s/>技能等效估计</text:p>
          </table:table-cell>
          <table:table-cell table:number-columns-repeated="1019"/>
        </table:table-row>
        <table:table-row table:style-name="ro7">
          <table:covered-table-cell table:style-name="ce64"/>
          <table:table-cell table:style-name="ce64" office:value-type="string" calcext:value-type="string">
            <text:p>卡差</text:p>
          </table:table-cell>
          <table:table-cell table:style-name="ce64" office:value-type="string" calcext:value-type="string">
            <text:p>场面</text:p>
          </table:table-cell>
          <table:table-cell table:style-name="ce64" office:value-type="string" calcext:value-type="string">
            <text:p>血量</text:p>
          </table:table-cell>
          <table:covered-table-cell table:style-name="ce64"/>
          <table:table-cell table:number-columns-repeated="1019"/>
        </table:table-row>
        <table:table-row table:style-name="ro8">
          <table:table-cell table:style-name="ce30" office:value-type="string" calcext:value-type="string">
            <text:p>法师</text:p>
          </table:table-cell>
          <table:table-cell table:style-name="ce42" office:value-type="float" office:value="0.33" calcext:value-type="float">
            <text:p>0.33</text:p>
          </table:table-cell>
          <table:table-cell table:style-name="ce42" office:value-type="float" office:value="0.5" calcext:value-type="float">
            <text:p>0.5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造成1点伤害</text:p>
          </table:table-cell>
          <table:table-cell table:number-columns-repeated="1019"/>
        </table:table-row>
        <table:table-row table:style-name="ro8">
          <table:table-cell table:style-name="ce31" office:value-type="string" calcext:value-type="string">
            <text:p>萨满祭司</text:p>
          </table:table-cell>
          <table:table-cell table:number-columns-repeated="3" table:style-name="ce42" office:value-type="float" office:value="0.852" calcext:value-type="float">
            <text:p>0.852</text:p>
          </table:table-cell>
          <table:table-cell office:value-type="string" calcext:value-type="string">
            <text:p>3/4几率嘲讽0/2,1/4圣骑技能</text:p>
          </table:table-cell>
          <table:table-cell table:number-columns-repeated="1019"/>
        </table:table-row>
        <table:table-row table:style-name="ro8">
          <table:table-cell table:style-name="ce32" office:value-type="string" calcext:value-type="string">
            <text:p>德鲁伊</text:p>
          </table:table-cell>
          <table:table-cell table:number-columns-repeated="2" table:style-name="ce42" office:value-type="float" office:value="0.83" calcext:value-type="float">
            <text:p>0.83</text:p>
          </table:table-cell>
          <table:table-cell table:style-name="ce43" office:value-type="float" office:value="1.33" calcext:value-type="float">
            <text:p>1.33</text:p>
          </table:table-cell>
          <table:table-cell office:value-type="string" calcext:value-type="string">
            <text:p>回1点血然后对敌方英雄造成1点伤害</text:p>
          </table:table-cell>
          <table:table-cell table:number-columns-repeated="1019"/>
        </table:table-row>
        <table:table-row table:style-name="ro8">
          <table:table-cell table:style-name="ce33" office:value-type="string" calcext:value-type="string">
            <text:p>圣骑士</text:p>
          </table:table-cell>
          <table:table-cell table:number-columns-repeated="3" table:style-name="ce42" office:value-type="float" office:value="0.41" calcext:value-type="float">
            <text:p>0.41</text:p>
          </table:table-cell>
          <table:table-cell office:value-type="string" calcext:value-type="string">
            <text:p>回1点血和造成1点伤害取中间值</text:p>
          </table:table-cell>
          <table:table-cell table:number-columns-repeated="1019"/>
        </table:table-row>
        <table:table-row table:style-name="ro8">
          <table:table-cell table:style-name="ce34" office:value-type="string" calcext:value-type="string">
            <text:p>术士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2" office:value-type="float" office:value="0.33" calcext:value-type="float">
            <text:p>0.33</text:p>
          </table:table-cell>
          <table:table-cell office:value-type="string" calcext:value-type="string">
            <text:p>对自身造成2点伤害抽1张卡</text:p>
          </table:table-cell>
          <table:table-cell table:style-name="ce64"/>
          <table:table-cell table:number-columns-repeated="1018"/>
        </table:table-row>
        <table:table-row table:style-name="ro8">
          <table:table-cell table:style-name="ce35" office:value-type="string" calcext:value-type="string">
            <text:p>猎人</text:p>
          </table:table-cell>
          <table:table-cell table:number-columns-repeated="2" table:style-name="ce42" office:value-type="float" office:value="0.66" calcext:value-type="float">
            <text:p>0.66</text:p>
          </table:table-cell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对敌方英雄造成2点伤害</text:p>
          </table:table-cell>
          <table:table-cell table:number-columns-repeated="1019"/>
        </table:table-row>
        <table:table-row table:style-name="ro8">
          <table:table-cell table:style-name="ce36" office:value-type="string" calcext:value-type="string">
            <text:p>潜行者</text:p>
          </table:table-cell>
          <table:table-cell table:number-columns-repeated="2" table:style-name="ce42" office:value-type="float" office:value="0.66" calcext:value-type="float">
            <text:p>0.66</text:p>
          </table:table-cell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对敌方英雄造成1点伤害+1/1武器</text:p>
          </table:table-cell>
          <table:table-cell table:style-name="ce64"/>
          <table:table-cell table:number-columns-repeated="1018"/>
        </table:table-row>
        <table:table-row table:style-name="ro8">
          <table:table-cell table:style-name="ce37" office:value-type="string" calcext:value-type="string">
            <text:p>战士</text:p>
          </table:table-cell>
          <table:table-cell table:number-columns-repeated="2" table:style-name="ce43" office:value-type="float" office:value="1.33" calcext:value-type="float">
            <text:p>1.33</text:p>
          </table:table-cell>
          <table:table-cell table:style-name="ce42" office:value-type="float" office:value="1" calcext:value-type="float">
            <text:p>1</text:p>
          </table:table-cell>
          <table:table-cell office:value-type="string" calcext:value-type="string">
            <text:p>恢复3点生命</text:p>
          </table:table-cell>
          <table:table-cell table:number-columns-repeated="1019"/>
        </table:table-row>
        <table:table-row table:style-name="ro8">
          <table:table-cell table:style-name="ce38" office:value-type="string" calcext:value-type="string">
            <text:p>牧师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2" office:value-type="float" office:value="0.66" calcext:value-type="float">
            <text:p>0.66</text:p>
          </table:table-cell>
          <table:table-cell office:value-type="string" calcext:value-type="string">
            <text:p>恢复2点生命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office:value-type="string" calcext:value-type="string">
            <text:p>零件</text:p>
          </table:table-cell>
          <table:table-cell table:formula="of:=AVERAGE([.B14:.B18])" office:value-type="float" office:value="0.5" calcext:value-type="float">
            <text:p>0.5</text:p>
          </table:table-cell>
          <table:table-cell table:formula="of:=AVERAGE([.C14:.C18])" office:value-type="float" office:value="0.7" calcext:value-type="float">
            <text:p>0.7</text:p>
          </table:table-cell>
          <table:table-cell table:formula="of:=AVERAGE([.D14:.D18])" office:value-type="float" office:value="0.6" calcext:value-type="float">
            <text:p>0.6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1攻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1血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冻结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隐藏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回收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7">
          <table:table-cell table:style-name="ce40" office:value-type="string" calcext:value-type="string">
            <text:p>法术</text:p>
          </table:table-cell>
          <table:table-cell table:number-columns-repeated="1023"/>
        </table:table-row>
        <table:table-row table:style-name="ro7">
          <table:table-cell table:style-name="ce41" office:value-type="string" calcext:value-type="string">
            <text:p>狂野模式卡</text:p>
          </table:table-cell>
          <table:table-cell table:number-columns-repeated="1023"/>
        </table:table-row>
        <table:table-row table:style-name="ro7">
          <table:table-cell table:style-name="普通" office:value-type="string" calcext:value-type="string">
            <text:p>弱</text:p>
          </table:table-cell>
          <table:table-cell table:number-columns-repeated="1023"/>
        </table:table-row>
        <table:table-row table:style-name="ro7">
          <table:table-cell table:style-name="ce72" office:value-type="string" calcext:value-type="string">
            <text:p>中</text:p>
          </table:table-cell>
          <table:table-cell table:number-columns-repeated="1023"/>
        </table:table-row>
        <table:table-row table:style-name="ro7">
          <table:table-cell table:style-name="ce70" office:value-type="string" calcext:value-type="string">
            <text:p>强</text:p>
          </table:table-cell>
          <table:table-cell table:number-columns-repeated="1023"/>
        </table:table-row>
        <table:table-row table:style-name="ro7" table:number-rows-repeated="104855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竞技场优先级" table:style-name="ta3">
        <table:table-column table:style-name="co15" table:number-columns-repeated="1024" table:default-cell-style-name="Default"/>
        <table:table-row table:style-name="ro6">
          <table:table-cell office:value-type="string" calcext:value-type="string">
            <text:p>潜行者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圣骑士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法师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术士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萨满祭司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德鲁伊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猎人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牧师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战士</text:p>
          </table:table-cell>
          <table:table-cell table:number-columns-repeated="1023"/>
        </table:table-row>
        <table:table-row table:style-name="ro6" table:number-rows-repeated="104856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当前标准天梯主流" table:style-name="ta4">
        <table:table-column table:style-name="co15" table:number-columns-repeated="1024" table:default-cell-style-name="Default"/>
        <table:table-row table:style-name="ro6">
          <table:table-cell office:value-type="string" calcext:value-type="string">
            <text:p>卡组名称</text:p>
          </table:table-cell>
          <table:table-cell/>
          <table:table-cell office:value-type="string" calcext:value-type="string">
            <text:p>主力卡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青玉德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宇宙法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龙牧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中速萨</text:p>
          </table:table-cell>
          <table:table-cell/>
          <table:table-cell office:value-type="string" calcext:value-type="string">
            <text:p>雷霆崖勇士</text:p>
          </table:table-cell>
          <table:table-cell office:value-type="string" calcext:value-type="string">
            <text:p>嗜血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蓝龙德</text:p>
          </table:table-cell>
          <table:table-cell/>
          <table:table-cell office:value-type="string" calcext:value-type="string">
            <text:p>玛里苟斯</text:p>
          </table:table-cell>
          <table:table-cell office:value-type="string" calcext:value-type="string">
            <text:p>奥术巨人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奇迹贼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打脸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宇宙术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炎魔之王拉格纳罗斯</text:p>
          </table:table-cell>
          <table:table-cell office:value-type="string" calcext:value-type="string">
            <text:p>加拉克苏斯大王</text:p>
          </table:table-cell>
          <table:table-cell office:value-type="string" calcext:value-type="string">
            <text:p>雷诺·杰克逊</text:p>
          </table:table-cell>
          <table:table-cell office:value-type="string" calcext:value-type="string">
            <text:p>无面蹒跚者</text:p>
          </table:table-cell>
          <table:table-cell office:value-type="string" calcext:value-type="string">
            <text:p>山岭巨人</text:p>
          </table:table-cell>
          <table:table-cell table:number-columns-repeated="1017"/>
        </table:table-row>
        <table:table-row table:style-name="ro6" table:number-rows-repeated="104856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0" table:target-range-address="卡牌.A1:卡牌.V105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微软雅黑1" svg:font-family="微软雅黑"/>
    <style:font-face style:name="Liberation Sans" svg:font-family="'Liberation Sans'" style:font-family-generic="swiss" style:font-pitch="variable"/>
    <style:font-face style:name="微软雅黑" svg:font-family="微软雅黑" style:font-adornments="标准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宋体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3P2" style:volatile="true">
      <loext:text> ￥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1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36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36">
      <number:text-content/>
      <style:map style:condition="value()&lt;=1.79769313486232E+308" style:apply-style-name="N136P0"/>
    </number:text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style:style style:name="Default" style:family="table-cell">
      <style:table-cell-properties style:rotation-align="none" style:vertical-align="middle"/>
      <style:text-properties style:font-name="微软雅黑" fo:font-family="微软雅黑" style:font-style-name="标准" style:font-family-generic="swiss" style:font-pitch="variable" fo:font-size="12pt" style:font-name-asian="微软雅黑" style:font-family-asian="微软雅黑" style:font-style-name-asian="标准" style:font-family-generic-asian="swiss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战士" style:family="table-cell" style:parent-style-name="职业">
      <style:table-cell-properties fo:background-color="#ff0000"/>
      <style:text-properties fo:color="#ffffff" fo:font-size="12pt" style:font-size-asian="12pt" style:font-size-complex="12pt"/>
    </style:style>
    <style:style style:name="术士" style:family="table-cell" style:parent-style-name="职业">
      <style:table-cell-properties fo:background-color="#7030a0"/>
    </style:style>
    <style:style style:name="圣骑士" style:family="table-cell" style:parent-style-name="职业">
      <style:table-cell-properties fo:background-color="#ff9900"/>
    </style:style>
    <style:style style:name="法师" style:family="table-cell" style:parent-style-name="职业">
      <style:table-cell-properties fo:background-color="#6699ff"/>
      <style:text-properties fo:color="#ffffff" fo:font-size="12pt" style:font-size-asian="12pt" style:font-size-complex="12pt"/>
    </style:style>
    <style:style style:name="潜行者" style:family="table-cell" style:parent-style-name="职业">
      <style:table-cell-properties fo:background-color="#333333"/>
      <style:text-properties fo:color="#ffffff" fo:font-size="12pt" style:font-size-asian="12pt" style:font-size-complex="12pt"/>
    </style:style>
    <style:style style:name="猎人" style:family="table-cell" style:parent-style-name="职业">
      <style:table-cell-properties fo:background-color="#339966"/>
      <style:text-properties fo:color="#ffffff" fo:font-size="12pt" style:font-size-asian="12pt" style:font-size-complex="12pt"/>
    </style:style>
    <style:style style:name="德鲁伊" style:family="table-cell" style:parent-style-name="职业">
      <style:table-cell-properties fo:background-color="#993300"/>
      <style:text-properties fo:color="#ffffff" fo:font-size="12pt" style:font-size-asian="12pt" style:font-size-complex="12pt"/>
    </style:style>
    <style:style style:name="偶数或者7_2b_" style:display-name="偶数或者7+" style:family="table-cell" style:parent-style-name="Default">
      <style:table-cell-properties fo:background-color="#bfbfbf"/>
    </style:style>
    <style:style style:name="狂野卡牌" style:family="table-cell" style:parent-style-name="卡牌类型">
      <style:text-properties fo:color="#993300" style:font-name="微软雅黑" fo:font-family="微软雅黑" style:font-style-name="标准" style:font-family-generic="swiss" style:font-pitch="variable" fo:font-size="12pt" style:font-name-asian="微软雅黑" style:font-family-asian="微软雅黑" style:font-style-name-asian="标准" style:font-family-generic-asian="swiss" style:font-pitch-asian="variable" style:font-size-asian="12pt" style:font-size-complex="12pt"/>
    </style:style>
    <style:style style:name="武器" style:family="table-cell" style:parent-style-name="卡牌类型">
      <style:table-cell-properties fo:background-color="#d8d8d8"/>
    </style:style>
    <style:style style:name="法术" style:family="table-cell" style:parent-style-name="卡牌类型">
      <style:table-cell-properties fo:background-color="#99ccff"/>
      <style:text-properties fo:font-size="12pt" style:font-size-asian="12pt" style:font-size-complex="12pt"/>
    </style:style>
    <style:style style:name="萨满祭司" style:family="table-cell" style:parent-style-name="职业">
      <style:table-cell-properties fo:background-color="#3f7ebe"/>
      <style:text-properties fo:font-size="12pt" style:font-size-asian="12pt" style:font-size-complex="12pt"/>
    </style:style>
    <style:style style:name="职业" style:family="table-cell" style:parent-style-name="Default">
      <style:text-properties style:font-name="微软雅黑" fo:font-family="微软雅黑" style:font-style-name="标准" style:font-family-generic="swiss" style:font-pitch="variable" fo:font-size="12pt" style:font-name-asian="微软雅黑" style:font-family-asian="微软雅黑" style:font-style-name-asian="标准" style:font-family-generic-asian="swiss" style:font-pitch-asian="variable" style:font-size-asian="12pt" style:font-size-complex="12pt"/>
    </style:style>
    <style:style style:name="卡牌类型" style:family="table-cell" style:parent-style-name="Default">
      <style:table-cell-properties loext:vertical-justify="auto"/>
      <style:paragraph-properties css3t:text-justify="auto"/>
      <style:text-properties style:font-name="微软雅黑" fo:font-family="微软雅黑" style:font-style-name="标准" style:font-family-generic="swiss" style:font-pitch="variable" fo:font-size="12pt" style:font-name-asian="微软雅黑" style:font-family-asian="微软雅黑" style:font-style-name-asian="标准" style:font-family-generic-asian="swiss" style:font-pitch-asian="variable" style:font-size-asian="12pt" style:font-size-complex="12pt"/>
    </style:style>
    <style:style style:name="评分" style:family="table-cell" style:parent-style-name="Default">
      <style:table-cell-properties style:text-align-source="fix" style:repeat-content="false" loext:vertical-justify="auto"/>
      <style:paragraph-properties fo:text-align="center" css3t:text-justify="auto"/>
    </style:style>
    <style:style style:name="优秀" style:family="table-cell" style:parent-style-name="评分">
      <style:table-cell-properties fo:background-color="#ff7f00"/>
      <style:text-properties fo:font-size="12pt" style:font-size-asian="12pt" style:font-size-complex="12pt"/>
    </style:style>
    <style:style style:name="良好" style:family="table-cell" style:parent-style-name="评分">
      <style:table-cell-properties fo:background-color="#ffff00"/>
    </style:style>
    <style:style style:name="普通" style:family="table-cell" style:parent-style-name="评分">
      <style:table-cell-properties fo:background-color="#cc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family="微软雅黑" fo:font-size="12pt" fo:font-style="normal" fo:text-shadow="none" style:text-underline-style="none" fo:font-weight="normal" style:font-name-asian="微软雅黑1" style:font-family-asian="微软雅黑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6mm" fo:margin-right="17.76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5">0000/00/00</text:date>, <text:time style:data-style-name="N2" text:time-value="18:48:52.984000000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竞技场优先级" style:display-name="PageStyle_竞技场优先级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当前标准天梯主流" style:display-name="PageStyle_当前标准天梯主流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其他" style:display-name="PageStyle_其他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卡牌" style:display-name="PageStyle_卡牌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e</meta:initial-creator>
    <meta:creation-date>2015-02-03T12:34:00</meta:creation-date>
    <dc:date>2017-03-25T18:54:09.105000000</dc:date>
    <meta:generator>LibreOffice/5.3.0.3$Windows_X86_64 LibreOffice_project/7074905676c47b82bbcfbea1aeefc84afe1c50e1</meta:generator>
    <meta:editing-duration>PT1H23M8S</meta:editing-duration>
    <meta:editing-cycles>23</meta:editing-cycles>
    <meta:document-statistic meta:table-count="4" meta:cell-count="12887" meta:object-count="1"/>
    <meta:user-defined meta:name="KSOProductBuildVer">2052-10.1.0.5973</meta:user-defined>
    <meta:user-defined meta:name="KSOReadingLayout" meta:value-type="boolean">true</meta:user-defined>
  </office:meta>
</office:document-meta>
</file>

<file path=Object 1/content.xml><?xml version="1.0" encoding="utf-8"?>
<math xmlns="http://www.w3.org/1998/Math/MathML" display="block"/>
</file>